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olvetica" svg:font-family="Coolvetica" style:font-pitch="variable"/>
    <style:font-face style:name="Coolvetica1" svg:font-family="Coolvetica" style:font-adornments="Compressed Heavy"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Grand Cru" svg:font-family="'Grand Cru'"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monospace" svg:font-family="monospace"/>
  </office:font-face-decls>
  <office:automatic-styles>
    <style:style style:name="P1" style:family="paragraph" style:parent-style-name="Footer">
      <style:text-properties officeooo:paragraph-rsid="01eb8b94"/>
    </style:style>
    <style:style style:name="P2" style:family="paragraph" style:parent-style-name="Standard">
      <style:paragraph-properties fo:text-align="justify" style:justify-single-word="false"/>
      <style:text-properties style:font-name="Times New Roman" fo:font-size="10.5pt" fo:font-style="normal" fo:font-weight="normal" officeooo:rsid="001e45b2" officeooo:paragraph-rsid="001e45b2" style:font-size-asian="9.14999961853027pt" style:font-style-asian="normal" style:font-weight-asian="normal" style:font-size-complex="10.5pt" style:font-style-complex="normal" style:font-weight-complex="normal"/>
    </style:style>
    <style:style style:name="P3" style:family="paragraph" style:parent-style-name="Standard">
      <style:paragraph-properties fo:text-align="justify" style:justify-single-word="false"/>
      <style:text-properties style:font-name="Times New Roman" fo:font-size="10.5pt" fo:font-style="normal" fo:font-weight="normal" officeooo:rsid="001ff92d" officeooo:paragraph-rsid="001ff92d" style:font-size-asian="9.14999961853027pt" style:font-style-asian="normal" style:font-weight-asian="normal" style:font-size-complex="10.5pt" style:font-style-complex="normal" style:font-weight-complex="normal"/>
    </style:style>
    <style:style style:name="P4" style:family="paragraph" style:parent-style-name="Standard">
      <style:paragraph-properties fo:text-align="justify" style:justify-single-word="false"/>
      <style:text-properties style:font-name="Times New Roman" fo:font-size="10.5pt" fo:font-style="normal" fo:font-weight="normal" officeooo:rsid="00274d7c" officeooo:paragraph-rsid="00274d7c" style:font-size-asian="9.14999961853027pt" style:font-style-asian="normal" style:font-weight-asian="normal" style:font-size-complex="10.5pt" style:font-style-complex="normal" style:font-weight-complex="normal"/>
    </style:style>
    <style:style style:name="P5" style:family="paragraph" style:parent-style-name="Standard">
      <style:paragraph-properties fo:text-align="justify" style:justify-single-word="false"/>
      <style:text-properties style:font-name="Times New Roman" fo:font-size="10.5pt" fo:font-style="normal" fo:font-weight="normal" officeooo:rsid="0046fa6c" officeooo:paragraph-rsid="0046fa6c" style:font-size-asian="9.14999961853027pt" style:font-style-asian="normal" style:font-weight-asian="normal" style:font-size-complex="10.5pt" style:font-style-complex="normal" style:font-weight-complex="normal"/>
    </style:style>
    <style:style style:name="P6" style:family="paragraph" style:parent-style-name="Standard">
      <style:paragraph-properties fo:text-align="justify" style:justify-single-word="false"/>
      <style:text-properties style:font-name="Times New Roman" fo:font-size="10.5pt" fo:font-style="normal" fo:font-weight="normal" officeooo:rsid="004ccff9" officeooo:paragraph-rsid="004ccff9" style:font-size-asian="9.14999961853027pt" style:font-style-asian="normal" style:font-weight-asian="normal" style:font-size-complex="10.5pt" style:font-style-complex="normal" style:font-weight-complex="normal"/>
    </style:style>
    <style:style style:name="P7" style:family="paragraph" style:parent-style-name="Standard">
      <style:paragraph-properties fo:text-align="justify" style:justify-single-word="false"/>
      <style:text-properties style:font-name="Times New Roman" fo:font-size="10.5pt" fo:font-style="normal" fo:font-weight="normal" officeooo:rsid="00502440" officeooo:paragraph-rsid="004e3502" style:font-size-asian="9.14999961853027pt" style:font-style-asian="normal" style:font-weight-asian="normal" style:font-size-complex="10.5pt" style:font-style-complex="normal" style:font-weight-complex="normal"/>
    </style:style>
    <style:style style:name="P8" style:family="paragraph" style:parent-style-name="Standard">
      <style:paragraph-properties fo:text-align="justify" style:justify-single-word="false"/>
      <style:text-properties style:font-name="Times New Roman" fo:font-size="10.5pt" fo:font-style="normal" fo:font-weight="normal" officeooo:rsid="005ec5e6" officeooo:paragraph-rsid="005c30c2" style:font-size-asian="9.14999961853027pt" style:font-style-asian="normal" style:font-weight-asian="normal" style:font-size-complex="10.5pt" style:font-style-complex="normal" style:font-weight-complex="normal"/>
    </style:style>
    <style:style style:name="P9" style:family="paragraph" style:parent-style-name="Standard">
      <style:paragraph-properties fo:text-align="justify" style:justify-single-word="false"/>
      <style:text-properties style:font-name="Times New Roman" fo:font-size="10.5pt" fo:font-style="normal" fo:font-weight="normal" officeooo:rsid="006fc966" officeooo:paragraph-rsid="006fc350" style:font-size-asian="9.14999961853027pt" style:font-style-asian="normal" style:font-weight-asian="normal" style:font-size-complex="10.5pt" style:font-style-complex="normal" style:font-weight-complex="normal"/>
    </style:style>
    <style:style style:name="P10" style:family="paragraph" style:parent-style-name="Standard">
      <style:paragraph-properties fo:text-align="justify" style:justify-single-word="false"/>
      <style:text-properties style:font-name="Times New Roman" fo:font-size="10.5pt" fo:font-style="normal" fo:font-weight="normal" officeooo:rsid="0071810c" officeooo:paragraph-rsid="00709a3a" style:font-size-asian="9.14999961853027pt" style:font-style-asian="normal" style:font-weight-asian="normal" style:font-size-complex="10.5pt" style:font-style-complex="normal" style:font-weight-complex="normal"/>
    </style:style>
    <style:style style:name="P11" style:family="paragraph" style:parent-style-name="Standard">
      <style:paragraph-properties fo:text-align="justify" style:justify-single-word="false"/>
      <style:text-properties style:font-name="Times New Roman" fo:font-size="10.5pt" fo:font-style="normal" fo:font-weight="normal" officeooo:rsid="00a3c915" officeooo:paragraph-rsid="00a3c915" style:font-size-asian="9.14999961853027pt" style:font-style-asian="normal" style:font-weight-asian="normal" style:font-size-complex="10.5pt" style:font-style-complex="normal" style:font-weight-complex="normal"/>
    </style:style>
    <style:style style:name="P12" style:family="paragraph" style:parent-style-name="Standard">
      <style:paragraph-properties fo:text-align="justify" style:justify-single-word="false"/>
      <style:text-properties style:font-name="Times New Roman" fo:font-size="10.5pt" fo:font-style="normal" fo:font-weight="normal" officeooo:rsid="00a9d79b" officeooo:paragraph-rsid="00a9d79b" style:font-size-asian="9.14999961853027pt" style:font-style-asian="normal" style:font-weight-asian="normal" style:font-size-complex="10.5pt" style:font-style-complex="normal" style:font-weight-complex="normal"/>
    </style:style>
    <style:style style:name="P13" style:family="paragraph" style:parent-style-name="Standard">
      <style:paragraph-properties fo:text-align="center" style:justify-single-word="false"/>
      <style:text-properties style:font-name="Times New Roman" fo:font-size="10.5pt" fo:font-style="normal" fo:font-weight="normal" officeooo:rsid="00b97b15" officeooo:paragraph-rsid="00b97b15" style:font-size-asian="9.14999961853027pt" style:font-style-asian="normal" style:font-weight-asian="normal" style:font-size-complex="10.5pt" style:font-style-complex="normal" style:font-weight-complex="normal"/>
    </style:style>
    <style:style style:name="P14" style:family="paragraph" style:parent-style-name="Standard">
      <style:paragraph-properties fo:text-align="justify" style:justify-single-word="false"/>
      <style:text-properties style:font-name="Times New Roman" fo:font-size="10.5pt" fo:font-style="normal" fo:font-weight="normal" officeooo:rsid="0090a117" officeooo:paragraph-rsid="0090a117" style:font-size-asian="9.14999961853027pt" style:font-style-asian="normal" style:font-weight-asian="normal" style:font-size-complex="10.5pt" style:font-style-complex="normal" style:font-weight-complex="normal"/>
    </style:style>
    <style:style style:name="P15" style:family="paragraph" style:parent-style-name="Standard">
      <style:paragraph-properties fo:text-align="center" style:justify-single-word="false"/>
      <style:text-properties style:font-name="Times New Roman" fo:font-size="10.5pt" fo:font-style="normal" fo:font-weight="normal" officeooo:rsid="02e71e5d" officeooo:paragraph-rsid="02e71e5d" style:font-size-asian="9.14999961853027pt" style:font-style-asian="normal" style:font-weight-asian="normal" style:font-size-complex="10.5pt" style:font-style-complex="normal" style:font-weight-complex="normal"/>
    </style:style>
    <style:style style:name="P16" style:family="paragraph" style:parent-style-name="Preformatted_20_Text">
      <style:paragraph-properties fo:text-align="justify" style:justify-single-word="false"/>
      <style:text-properties style:font-name="Times New Roman" fo:font-size="10.5pt" fo:font-style="normal" fo:font-weight="normal" officeooo:rsid="008baf01" officeooo:paragraph-rsid="008baf01" style:font-size-asian="10.5pt" style:font-style-asian="normal" style:font-weight-asian="normal" style:font-size-complex="10.5pt" style:font-style-complex="normal" style:font-weight-complex="normal"/>
    </style:style>
    <style:style style:name="P17" style:family="paragraph" style:parent-style-name="Preformatted_20_Text">
      <style:paragraph-properties fo:text-align="justify" style:justify-single-word="false"/>
      <style:text-properties style:font-name="Times New Roman" fo:font-size="10.5pt" fo:font-style="normal" fo:font-weight="normal" officeooo:rsid="008d2b0b" officeooo:paragraph-rsid="008d2b0b" style:font-size-asian="10.5pt" style:font-style-asian="normal" style:font-weight-asian="normal" style:font-size-complex="10.5pt" style:font-style-complex="normal" style:font-weight-complex="normal"/>
    </style:style>
    <style:style style:name="P18" style:family="paragraph" style:parent-style-name="Standard">
      <style:paragraph-properties fo:text-align="justify" style:justify-single-word="false"/>
      <style:text-properties style:font-name="Times New Roman" fo:font-size="10.5pt" fo:font-style="normal" style:text-underline-style="none" fo:font-weight="normal" officeooo:rsid="00b8e2fe" officeooo:paragraph-rsid="00b8e2fe" style:font-size-asian="9.14999961853027pt" style:font-style-asian="normal" style:font-weight-asian="normal" style:font-size-complex="10.5pt" style:font-style-complex="normal" style:font-weight-complex="normal"/>
    </style:style>
    <style:style style:name="P19" style:family="paragraph" style:parent-style-name="Preformatted_20_Text">
      <style:text-properties style:font-name="Times New Roman" fo:font-size="10.5pt" officeooo:rsid="00762403" officeooo:paragraph-rsid="00762403" style:font-size-asian="9.14999961853027pt" style:font-size-complex="10.5pt"/>
    </style:style>
    <style:style style:name="P20" style:family="paragraph" style:parent-style-name="Preformatted_20_Text">
      <style:paragraph-properties fo:text-align="justify" style:justify-single-word="false"/>
      <style:text-properties style:font-name="Times New Roman" fo:font-size="10.5pt" officeooo:rsid="008d2b0b" officeooo:paragraph-rsid="00940f17" style:font-size-asian="9.14999961853027pt" style:font-size-complex="10.5pt"/>
    </style:style>
    <style:style style:name="P21" style:family="paragraph" style:parent-style-name="Preformatted_20_Text">
      <style:paragraph-properties fo:text-align="center" style:justify-single-word="false"/>
      <style:text-properties style:font-name="Times New Roman" fo:font-size="10.5pt" officeooo:rsid="008d2b0b" officeooo:paragraph-rsid="00940f17" style:font-size-asian="9.14999961853027pt" style:font-size-complex="10.5pt"/>
    </style:style>
    <style:style style:name="P22" style:family="paragraph" style:parent-style-name="Standard">
      <style:paragraph-properties fo:text-align="justify" style:justify-single-word="false"/>
      <style:text-properties style:font-name="Times New Roman" fo:font-size="10.5pt" fo:font-style="italic" fo:font-weight="bold" officeooo:rsid="00709a3a" officeooo:paragraph-rsid="00709a3a" style:font-size-asian="9.14999961853027pt" style:font-style-asian="italic" style:font-weight-asian="bold" style:font-size-complex="10.5pt" style:font-style-complex="italic" style:font-weight-complex="bold"/>
    </style:style>
    <style:style style:name="P23" style:family="paragraph" style:parent-style-name="Standard">
      <style:paragraph-properties fo:text-align="justify" style:justify-single-word="false"/>
      <style:text-properties style:font-name="Times New Roman" fo:font-size="10.5pt" fo:font-style="italic" fo:font-weight="bold" officeooo:rsid="008baf01" officeooo:paragraph-rsid="008baf01" style:font-size-asian="9.14999961853027pt" style:font-style-asian="italic" style:font-weight-asian="bold" style:font-size-complex="10.5pt" style:font-style-complex="italic" style:font-weight-complex="bold"/>
    </style:style>
    <style:style style:name="P24" style:family="paragraph" style:parent-style-name="Standard">
      <style:paragraph-properties fo:text-align="center" style:justify-single-word="false"/>
      <style:text-properties style:font-name="Times New Roman" fo:font-size="10.5pt" fo:font-style="italic" fo:font-weight="bold" officeooo:rsid="0090a117" officeooo:paragraph-rsid="009a08ad" style:font-size-asian="9.14999961853027pt" style:font-style-asian="italic" style:font-weight-asian="bold" style:font-size-complex="10.5pt" style:font-style-complex="italic" style:font-weight-complex="bold"/>
    </style:style>
    <style:style style:name="P25" style:family="paragraph" style:parent-style-name="Standard">
      <style:paragraph-properties fo:text-align="center" style:justify-single-word="false"/>
      <style:text-properties style:font-name="Times New Roman" fo:font-size="15pt" fo:font-style="italic" fo:font-weight="bold" style:font-size-asian="13.1000003814697pt" style:font-style-asian="italic" style:font-weight-asian="bold" style:font-size-complex="15pt" style:font-style-complex="italic" style:font-weight-complex="bold"/>
    </style:style>
    <style:style style:name="P26" style:family="paragraph" style:parent-style-name="Standard">
      <style:paragraph-properties fo:text-align="center" style:justify-single-word="false"/>
      <style:text-properties style:font-name="Times New Roman" fo:font-size="15pt" fo:font-style="italic" fo:font-weight="bold" officeooo:rsid="001ff92d" officeooo:paragraph-rsid="001ff92d" style:font-size-asian="13.1000003814697pt" style:font-style-asian="italic" style:font-weight-asian="bold" style:font-size-complex="15pt" style:font-style-complex="italic" style:font-weight-complex="bold"/>
    </style:style>
    <style:style style:name="P27" style:family="paragraph" style:parent-style-name="Standard">
      <style:paragraph-properties fo:text-align="center" style:justify-single-word="false"/>
      <style:text-properties style:font-name="Times New Roman" fo:font-size="15pt" fo:font-style="italic" fo:font-weight="bold" officeooo:rsid="0024850b" officeooo:paragraph-rsid="0024850b" style:font-size-asian="13.1000003814697pt" style:font-style-asian="italic" style:font-weight-asian="bold" style:font-size-complex="15pt" style:font-style-complex="italic" style:font-weight-complex="bold"/>
    </style:style>
    <style:style style:name="P28" style:family="paragraph" style:parent-style-name="Standard">
      <style:paragraph-properties fo:text-align="center" style:justify-single-word="false" fo:break-before="page"/>
      <style:text-properties style:font-name="Times New Roman" fo:font-size="15pt" fo:font-style="italic" fo:font-weight="bold" officeooo:rsid="0024850b" officeooo:paragraph-rsid="0024850b" style:font-size-asian="13.1000003814697pt" style:font-style-asian="italic" style:font-weight-asian="bold" style:font-size-complex="15pt" style:font-style-complex="italic" style:font-weight-complex="bold"/>
    </style:style>
    <style:style style:name="P29" style:family="paragraph" style:parent-style-name="Standard">
      <style:paragraph-properties fo:text-align="center" style:justify-single-word="false"/>
      <style:text-properties style:font-name="Times New Roman" fo:font-size="15pt" fo:font-style="italic" fo:font-weight="bold" officeooo:rsid="00393504" officeooo:paragraph-rsid="00393504" style:font-size-asian="13.1000003814697pt" style:font-style-asian="italic" style:font-weight-asian="bold" style:font-size-complex="15pt" style:font-style-complex="italic" style:font-weight-complex="bold"/>
    </style:style>
    <style:style style:name="P30" style:family="paragraph" style:parent-style-name="Standard">
      <style:paragraph-properties fo:text-align="center" style:justify-single-word="false"/>
      <style:text-properties style:font-name="Times New Roman" fo:font-size="15pt" fo:font-style="italic" fo:font-weight="bold" officeooo:rsid="00528e9b" officeooo:paragraph-rsid="00528e9b" style:font-size-asian="13.1000003814697pt" style:font-style-asian="italic" style:font-weight-asian="bold" style:font-size-complex="15pt" style:font-style-complex="italic" style:font-weight-complex="bold"/>
    </style:style>
    <style:style style:name="P31" style:family="paragraph" style:parent-style-name="Standard">
      <style:paragraph-properties fo:text-align="center" style:justify-single-word="false"/>
      <style:text-properties style:font-name="Times New Roman" fo:font-size="15pt" fo:font-style="italic" fo:font-weight="bold" officeooo:rsid="00ab7896" officeooo:paragraph-rsid="00ab7896" style:font-size-asian="13.1000003814697pt" style:font-style-asian="italic" style:font-weight-asian="bold" style:font-size-complex="15pt" style:font-style-complex="italic" style:font-weight-complex="bold"/>
    </style:style>
    <style:style style:name="P32" style:family="paragraph" style:parent-style-name="Standard">
      <style:paragraph-properties fo:text-align="center" style:justify-single-word="false"/>
      <style:text-properties style:font-name="Times New Roman" fo:font-size="15pt" fo:font-style="italic" fo:font-weight="bold" officeooo:rsid="00da6f91" officeooo:paragraph-rsid="00da6f91" style:font-size-asian="13.1000003814697pt" style:font-style-asian="italic" style:font-weight-asian="bold" style:font-size-complex="15pt" style:font-style-complex="italic" style:font-weight-complex="bold"/>
    </style:style>
    <style:style style:name="P33" style:family="paragraph" style:parent-style-name="Preformatted_20_Text">
      <style:paragraph-properties fo:text-align="center" style:justify-single-word="false"/>
      <style:text-properties style:font-name="Times New Roman" fo:font-size="15pt" fo:font-style="italic" fo:font-weight="bold" officeooo:rsid="009bf630" officeooo:paragraph-rsid="009bf630" style:font-size-asian="13.1000003814697pt" style:font-style-asian="italic" style:font-weight-asian="bold" style:font-size-complex="15pt" style:font-style-complex="italic" style:font-weight-complex="bold"/>
    </style:style>
    <style:style style:name="P34" style:family="paragraph" style:parent-style-name="Standard">
      <style:paragraph-properties fo:text-align="center" style:justify-single-word="false"/>
      <style:text-properties style:font-name="Times New Roman" fo:font-size="15pt" fo:font-style="italic" fo:font-weight="bold" officeooo:rsid="0307233a" officeooo:paragraph-rsid="0307233a" style:font-size-asian="13.1000003814697pt" style:font-style-asian="italic" style:font-weight-asian="bold" style:font-size-complex="15pt" style:font-style-complex="italic" style:font-weight-complex="bold"/>
    </style:style>
    <style:style style:name="P35" style:family="paragraph" style:parent-style-name="Standard">
      <style:paragraph-properties fo:text-align="center" style:justify-single-word="false"/>
      <style:text-properties style:font-name="Times New Roman" fo:font-size="15pt" fo:font-style="italic" fo:font-weight="bold" officeooo:rsid="0080b282" officeooo:paragraph-rsid="0080b282" style:font-size-asian="15pt" style:font-style-asian="italic" style:font-weight-asian="bold" style:font-size-complex="15pt" style:font-style-complex="italic" style:font-weight-complex="bold"/>
    </style:style>
    <style:style style:name="P36" style:family="paragraph" style:parent-style-name="Standard">
      <style:paragraph-properties fo:text-align="center" style:justify-single-word="false"/>
      <style:text-properties style:font-name="Times New Roman" fo:font-size="15pt" fo:font-style="italic" fo:font-weight="bold" officeooo:rsid="00b97b15" officeooo:paragraph-rsid="00b97b15" style:font-size-asian="15pt" style:font-style-asian="italic" style:font-weight-asian="bold" style:font-size-complex="15pt" style:font-style-complex="italic" style:font-weight-complex="bold"/>
    </style:style>
    <style:style style:name="P37" style:family="paragraph" style:parent-style-name="Standard">
      <style:paragraph-properties fo:text-align="center" style:justify-single-word="false"/>
      <style:text-properties style:font-name="Times New Roman" fo:font-size="20pt" fo:font-style="italic" fo:font-weight="bold" officeooo:rsid="001ff92d" officeooo:paragraph-rsid="001ff92d" style:font-size-asian="17.5pt" style:font-style-asian="italic" style:font-weight-asian="bold" style:font-size-complex="20pt" style:font-style-complex="italic" style:font-weight-complex="bold"/>
    </style:style>
    <style:style style:name="P38" style:family="paragraph" style:parent-style-name="Standard">
      <style:paragraph-properties fo:text-align="center" style:justify-single-word="false"/>
      <style:text-properties style:font-name="Times New Roman" fo:font-size="20pt" fo:font-style="italic" fo:font-weight="bold" officeooo:rsid="004794e1" officeooo:paragraph-rsid="004794e1" style:font-size-asian="17.5pt" style:font-style-asian="italic" style:font-weight-asian="bold" style:font-size-complex="20pt" style:font-style-complex="italic" style:font-weight-complex="bold"/>
    </style:style>
    <style:style style:name="P39" style:family="paragraph" style:parent-style-name="Standard">
      <style:paragraph-properties fo:text-align="center" style:justify-single-word="false"/>
      <style:text-properties style:font-name="Times New Roman" fo:font-size="20pt" fo:font-style="italic" fo:font-weight="bold" officeooo:rsid="02b33a42" officeooo:paragraph-rsid="02b33a42" style:font-size-asian="17.5pt" style:font-style-asian="italic" style:font-weight-asian="bold" style:font-size-complex="20pt" style:font-style-complex="italic" style:font-weight-complex="bold"/>
    </style:style>
    <style:style style:name="P40" style:family="paragraph" style:parent-style-name="Preformatted_20_Text">
      <style:paragraph-properties fo:text-align="justify" style:justify-single-word="false"/>
      <style:text-properties style:font-name="Times New Roman" fo:font-size="11pt" officeooo:rsid="0072cd0d" officeooo:paragraph-rsid="0072cd0d" style:font-size-asian="11pt" style:font-size-complex="11pt"/>
    </style:style>
    <style:style style:name="P41" style:family="paragraph" style:parent-style-name="Preformatted_20_Text">
      <style:paragraph-properties fo:text-align="justify" style:justify-single-word="false"/>
      <style:text-properties style:font-name="Times New Roman" fo:font-size="11pt" officeooo:rsid="007393c0" officeooo:paragraph-rsid="007393c0" style:font-size-asian="11pt" style:font-size-complex="11pt"/>
    </style:style>
    <style:style style:name="P42" style:family="paragraph" style:parent-style-name="Preformatted_20_Text">
      <style:paragraph-properties fo:text-align="justify" style:justify-single-word="false"/>
      <style:text-properties style:font-name="Times New Roman" fo:font-size="11pt" officeooo:rsid="00762403" officeooo:paragraph-rsid="00762403" style:font-size-asian="11pt" style:font-size-complex="11pt"/>
    </style:style>
    <style:style style:name="P43" style:family="paragraph" style:parent-style-name="Preformatted_20_Text">
      <style:paragraph-properties fo:text-align="justify" style:justify-single-word="false"/>
      <style:text-properties style:font-name="Times New Roman" fo:font-size="11pt" officeooo:rsid="0076fd6d" officeooo:paragraph-rsid="0076fd6d" style:font-size-asian="11pt" style:font-size-complex="11pt"/>
    </style:style>
    <style:style style:name="P44" style:family="paragraph" style:parent-style-name="Preformatted_20_Text">
      <style:paragraph-properties fo:text-align="justify" style:justify-single-word="false"/>
      <style:text-properties style:font-name="Times New Roman" fo:font-size="11pt" officeooo:rsid="007b2164" officeooo:paragraph-rsid="007b2164" style:font-size-asian="11pt" style:font-size-complex="11pt"/>
    </style:style>
    <style:style style:name="P45" style:family="paragraph" style:parent-style-name="Preformatted_20_Text">
      <style:paragraph-properties fo:text-align="justify" style:justify-single-word="false"/>
      <style:text-properties style:font-name="Times New Roman" fo:font-size="11pt" officeooo:rsid="00809229" officeooo:paragraph-rsid="00809229" style:font-size-asian="11pt" style:font-size-complex="11pt"/>
    </style:style>
    <style:style style:name="P46" style:family="paragraph" style:parent-style-name="Preformatted_20_Text">
      <style:paragraph-properties fo:text-align="justify" style:justify-single-word="false"/>
      <style:text-properties style:font-name="Times New Roman" fo:font-size="11pt" officeooo:rsid="009c4c77" officeooo:paragraph-rsid="009c4c77" style:font-size-asian="11pt" style:font-size-complex="11pt"/>
    </style:style>
    <style:style style:name="P47" style:family="paragraph" style:parent-style-name="Preformatted_20_Text">
      <style:paragraph-properties fo:text-align="justify" style:justify-single-word="false"/>
      <style:text-properties style:font-name="Times New Roman" fo:font-size="11pt" officeooo:rsid="00a1a6f5" officeooo:paragraph-rsid="00a1a6f5" style:font-size-asian="11pt" style:font-size-complex="11pt"/>
    </style:style>
    <style:style style:name="P48" style:family="paragraph" style:parent-style-name="Standard">
      <style:paragraph-properties fo:text-align="justify" style:justify-single-word="false"/>
      <style:text-properties style:font-name="Times New Roman" fo:font-size="11pt" officeooo:rsid="004993a6" officeooo:paragraph-rsid="004993a6" style:font-size-asian="11pt" style:font-size-complex="11pt"/>
    </style:style>
    <style:style style:name="P49" style:family="paragraph" style:parent-style-name="Standard">
      <style:paragraph-properties fo:text-align="justify" style:justify-single-word="false"/>
      <style:text-properties style:font-name="Times New Roman" fo:font-size="11pt" officeooo:rsid="004dbbf5" officeooo:paragraph-rsid="004dbbf5" style:font-size-asian="11pt" style:font-size-complex="11pt"/>
    </style:style>
    <style:style style:name="P50" style:family="paragraph" style:parent-style-name="Standard">
      <style:paragraph-properties fo:text-align="justify" style:justify-single-word="false"/>
      <style:text-properties style:font-name="Times New Roman" fo:font-size="11pt" officeooo:rsid="004e3502" officeooo:paragraph-rsid="004e3502" style:font-size-asian="11pt" style:font-size-complex="11pt"/>
    </style:style>
    <style:style style:name="P51" style:family="paragraph" style:parent-style-name="Frame_20_contents">
      <style:paragraph-properties fo:text-align="justify" style:justify-single-word="false"/>
      <style:text-properties style:font-name="Times New Roman" fo:font-size="11pt" officeooo:rsid="0234888f" officeooo:paragraph-rsid="0234888f" style:font-size-asian="11pt" style:font-size-complex="11pt"/>
    </style:style>
    <style:style style:name="P52" style:family="paragraph" style:parent-style-name="Frame_20_contents">
      <style:paragraph-properties fo:text-align="justify" style:justify-single-word="false"/>
      <style:text-properties style:font-name="Times New Roman" fo:font-size="11pt" officeooo:rsid="0235a866" officeooo:paragraph-rsid="0235a866" style:font-size-asian="11pt" style:font-size-complex="11pt"/>
    </style:style>
    <style:style style:name="P53" style:family="paragraph" style:parent-style-name="Standard">
      <style:paragraph-properties fo:text-align="justify" style:justify-single-word="false"/>
      <style:text-properties style:font-name="Times New Roman" fo:font-size="11pt" fo:font-style="normal" fo:font-weight="normal" officeooo:rsid="001e45b2" officeooo:paragraph-rsid="001e45b2" style:font-size-asian="11pt" style:font-style-asian="normal" style:font-weight-asian="normal" style:font-size-complex="11pt" style:font-style-complex="normal" style:font-weight-complex="normal"/>
    </style:style>
    <style:style style:name="P54" style:family="paragraph" style:parent-style-name="Standard">
      <style:paragraph-properties fo:text-align="justify" style:justify-single-word="false"/>
      <style:text-properties style:font-name="Times New Roman" fo:font-size="11pt" fo:font-style="normal" fo:font-weight="normal" officeooo:rsid="001ff92d" officeooo:paragraph-rsid="001ff92d" style:font-size-asian="11pt" style:font-style-asian="normal" style:font-weight-asian="normal" style:font-size-complex="11pt" style:font-style-complex="normal" style:font-weight-complex="normal"/>
    </style:style>
    <style:style style:name="P55" style:family="paragraph" style:parent-style-name="Standard">
      <style:paragraph-properties fo:text-align="justify" style:justify-single-word="false"/>
      <style:text-properties style:font-name="Times New Roman" fo:font-size="11pt" fo:font-style="normal" fo:font-weight="normal" officeooo:rsid="00274d7c" officeooo:paragraph-rsid="00274d7c" style:font-size-asian="11pt" style:font-style-asian="normal" style:font-weight-asian="normal" style:font-size-complex="11pt" style:font-style-complex="normal" style:font-weight-complex="normal"/>
    </style:style>
    <style:style style:name="P56" style:family="paragraph" style:parent-style-name="Standard">
      <style:paragraph-properties fo:text-align="justify" style:justify-single-word="false"/>
      <style:text-properties style:font-name="Times New Roman" fo:font-size="11pt" fo:font-style="normal" fo:font-weight="normal" officeooo:rsid="00393504" officeooo:paragraph-rsid="00393504" style:font-size-asian="11pt" style:font-style-asian="normal" style:font-weight-asian="normal" style:font-size-complex="11pt" style:font-style-complex="normal" style:font-weight-complex="normal"/>
    </style:style>
    <style:style style:name="P57" style:family="paragraph" style:parent-style-name="Standard">
      <style:paragraph-properties fo:text-align="justify" style:justify-single-word="false"/>
      <style:text-properties style:font-name="Times New Roman" fo:font-size="11pt" fo:font-style="normal" fo:font-weight="normal" officeooo:rsid="00393504" officeooo:paragraph-rsid="02d42576" style:font-size-asian="11pt" style:font-style-asian="normal" style:font-weight-asian="normal" style:font-size-complex="11pt" style:font-style-complex="normal" style:font-weight-complex="normal"/>
    </style:style>
    <style:style style:name="P58" style:family="paragraph" style:parent-style-name="Standard">
      <style:paragraph-properties fo:text-align="justify" style:justify-single-word="false"/>
      <style:text-properties style:font-name="Times New Roman" fo:font-size="11pt" fo:font-style="normal" fo:font-weight="normal" officeooo:rsid="003b6009" officeooo:paragraph-rsid="003b6009" style:font-size-asian="11pt" style:font-style-asian="normal" style:font-weight-asian="normal" style:font-size-complex="11pt" style:font-style-complex="normal" style:font-weight-complex="normal"/>
    </style:style>
    <style:style style:name="P59" style:family="paragraph" style:parent-style-name="Standard">
      <style:paragraph-properties fo:text-align="justify" style:justify-single-word="false"/>
      <style:text-properties style:font-name="Times New Roman" fo:font-size="11pt" fo:font-style="normal" fo:font-weight="normal" officeooo:rsid="003cd36f" officeooo:paragraph-rsid="003cd36f" style:font-size-asian="11pt" style:font-style-asian="normal" style:font-weight-asian="normal" style:font-size-complex="11pt" style:font-style-complex="normal" style:font-weight-complex="normal"/>
    </style:style>
    <style:style style:name="P60" style:family="paragraph" style:parent-style-name="Standard">
      <style:paragraph-properties fo:text-align="justify" style:justify-single-word="false"/>
      <style:text-properties style:font-name="Times New Roman" fo:font-size="11pt" fo:font-style="normal" fo:font-weight="normal" officeooo:rsid="00417abe" officeooo:paragraph-rsid="00417abe" style:font-size-asian="11pt" style:font-style-asian="normal" style:font-weight-asian="normal" style:font-size-complex="11pt" style:font-style-complex="normal" style:font-weight-complex="normal"/>
    </style:style>
    <style:style style:name="P61" style:family="paragraph" style:parent-style-name="Standard">
      <style:paragraph-properties fo:text-align="justify" style:justify-single-word="false"/>
      <style:text-properties style:font-name="Times New Roman" fo:font-size="11pt" fo:font-style="normal" fo:font-weight="normal" officeooo:rsid="00440d5f" officeooo:paragraph-rsid="00440d5f" style:font-size-asian="11pt" style:font-style-asian="normal" style:font-weight-asian="normal" style:font-size-complex="11pt" style:font-style-complex="normal" style:font-weight-complex="normal"/>
    </style:style>
    <style:style style:name="P62" style:family="paragraph" style:parent-style-name="Standard">
      <style:paragraph-properties fo:text-align="justify" style:justify-single-word="false"/>
      <style:text-properties style:font-name="Times New Roman" fo:font-size="11pt" fo:font-style="normal" fo:font-weight="normal" officeooo:rsid="0045d65c" officeooo:paragraph-rsid="0045d65c" style:font-size-asian="11pt" style:font-style-asian="normal" style:font-weight-asian="normal" style:font-size-complex="11pt" style:font-style-complex="normal" style:font-weight-complex="normal"/>
    </style:style>
    <style:style style:name="P63" style:family="paragraph" style:parent-style-name="Standard">
      <style:paragraph-properties fo:text-align="justify" style:justify-single-word="false"/>
      <style:text-properties style:font-name="Times New Roman" fo:font-size="11pt" fo:font-style="normal" fo:font-weight="normal" officeooo:rsid="0046fa6c" officeooo:paragraph-rsid="0046fa6c" style:font-size-asian="11pt" style:font-style-asian="normal" style:font-weight-asian="normal" style:font-size-complex="11pt" style:font-style-complex="normal" style:font-weight-complex="normal"/>
    </style:style>
    <style:style style:name="P64" style:family="paragraph" style:parent-style-name="Standard">
      <style:paragraph-properties fo:text-align="justify" style:justify-single-word="false"/>
      <style:text-properties style:font-name="Times New Roman" fo:font-size="11pt" fo:font-style="normal" fo:font-weight="normal" officeooo:rsid="00ef0985" officeooo:paragraph-rsid="00ef0985" style:font-size-asian="11pt" style:font-style-asian="normal" style:font-weight-asian="normal" style:font-size-complex="11pt" style:font-style-complex="normal" style:font-weight-complex="normal"/>
    </style:style>
    <style:style style:name="P65" style:family="paragraph" style:parent-style-name="Standard">
      <style:paragraph-properties fo:text-align="justify" style:justify-single-word="false"/>
      <style:text-properties style:font-name="Times New Roman" fo:font-size="11pt" fo:font-style="normal" fo:font-weight="normal" officeooo:rsid="004794e1" officeooo:paragraph-rsid="004794e1" style:font-size-asian="11pt" style:font-style-asian="normal" style:font-weight-asian="normal" style:font-size-complex="11pt" style:font-style-complex="normal" style:font-weight-complex="normal"/>
    </style:style>
    <style:style style:name="P66" style:family="paragraph" style:parent-style-name="Standard">
      <style:paragraph-properties fo:text-align="justify" style:justify-single-word="false"/>
      <style:text-properties style:font-name="Times New Roman" fo:font-size="11pt" fo:font-style="normal" fo:font-weight="normal" officeooo:rsid="004ccff9" officeooo:paragraph-rsid="004ccff9" style:font-size-asian="11pt" style:font-style-asian="normal" style:font-weight-asian="normal" style:font-size-complex="11pt" style:font-style-complex="normal" style:font-weight-complex="normal"/>
    </style:style>
    <style:style style:name="P67" style:family="paragraph" style:parent-style-name="Standard">
      <style:paragraph-properties fo:text-align="justify" style:justify-single-word="false"/>
      <style:text-properties style:font-name="Times New Roman" fo:font-size="11pt" fo:font-style="normal" fo:font-weight="normal" officeooo:rsid="00528e9b" officeooo:paragraph-rsid="00528e9b" style:font-size-asian="11pt" style:font-style-asian="normal" style:font-weight-asian="normal" style:font-size-complex="11pt" style:font-style-complex="normal" style:font-weight-complex="normal"/>
    </style:style>
    <style:style style:name="P68" style:family="paragraph" style:parent-style-name="Standard">
      <style:paragraph-properties fo:text-align="justify" style:justify-single-word="false"/>
      <style:text-properties style:font-name="Times New Roman" fo:font-size="11pt" fo:font-style="normal" fo:font-weight="normal" officeooo:rsid="0053e0bf" officeooo:paragraph-rsid="0053e0bf" style:font-size-asian="11pt" style:font-style-asian="normal" style:font-weight-asian="normal" style:font-size-complex="11pt" style:font-style-complex="normal" style:font-weight-complex="normal"/>
    </style:style>
    <style:style style:name="P69" style:family="paragraph" style:parent-style-name="Standard">
      <style:paragraph-properties fo:text-align="justify" style:justify-single-word="false"/>
      <style:text-properties style:font-name="Times New Roman" fo:font-size="11pt" fo:font-style="normal" fo:font-weight="normal" officeooo:rsid="00595f28" officeooo:paragraph-rsid="00595f28" style:font-size-asian="11pt" style:font-style-asian="normal" style:font-weight-asian="normal" style:font-size-complex="11pt" style:font-style-complex="normal" style:font-weight-complex="normal"/>
    </style:style>
    <style:style style:name="P70" style:family="paragraph" style:parent-style-name="Standard">
      <style:paragraph-properties fo:text-align="justify" style:justify-single-word="false"/>
      <style:text-properties style:font-name="Times New Roman" fo:font-size="11pt" fo:font-style="normal" fo:font-weight="normal" officeooo:rsid="0098a4ec" officeooo:paragraph-rsid="0098a4ec" style:font-size-asian="11pt" style:font-style-asian="normal" style:font-weight-asian="normal" style:font-size-complex="11pt" style:font-style-complex="normal" style:font-weight-complex="normal"/>
    </style:style>
    <style:style style:name="P71" style:family="paragraph" style:parent-style-name="Standard">
      <style:paragraph-properties fo:text-align="justify" style:justify-single-word="false"/>
      <style:text-properties style:font-name="Times New Roman" fo:font-size="11pt" fo:font-style="normal" fo:font-weight="normal" officeooo:rsid="008efb8c" officeooo:paragraph-rsid="008efb8c" style:font-size-asian="11pt" style:font-style-asian="normal" style:font-weight-asian="normal" style:font-size-complex="11pt" style:font-style-complex="normal" style:font-weight-complex="normal"/>
    </style:style>
    <style:style style:name="P72" style:family="paragraph" style:parent-style-name="Standard">
      <style:paragraph-properties fo:text-align="justify" style:justify-single-word="false"/>
      <style:text-properties style:font-name="Times New Roman" fo:font-size="11pt" fo:font-style="normal" fo:font-weight="normal" officeooo:rsid="0080b282" officeooo:paragraph-rsid="0080b282" style:font-size-asian="11pt" style:font-style-asian="normal" style:font-weight-asian="normal" style:font-size-complex="11pt" style:font-style-complex="normal" style:font-weight-complex="normal"/>
    </style:style>
    <style:style style:name="P73" style:family="paragraph" style:parent-style-name="Standard">
      <style:paragraph-properties fo:text-align="justify" style:justify-single-word="false"/>
      <style:text-properties style:font-name="Times New Roman" fo:font-size="11pt" fo:font-style="normal" fo:font-weight="normal" officeooo:rsid="008386da" officeooo:paragraph-rsid="008386da" style:font-size-asian="11pt" style:font-style-asian="normal" style:font-weight-asian="normal" style:font-size-complex="11pt" style:font-style-complex="normal" style:font-weight-complex="normal"/>
    </style:style>
    <style:style style:name="P74" style:family="paragraph" style:parent-style-name="Standard">
      <style:paragraph-properties fo:text-align="justify" style:justify-single-word="false"/>
      <style:text-properties style:font-name="Times New Roman" fo:font-size="11pt" fo:font-style="normal" fo:font-weight="normal" officeooo:rsid="008979d5" officeooo:paragraph-rsid="008979d5" style:font-size-asian="11pt" style:font-style-asian="normal" style:font-weight-asian="normal" style:font-size-complex="11pt" style:font-style-complex="normal" style:font-weight-complex="normal"/>
    </style:style>
    <style:style style:name="P75" style:family="paragraph" style:parent-style-name="Standard">
      <style:paragraph-properties fo:text-align="justify" style:justify-single-word="false"/>
      <style:text-properties style:font-name="Times New Roman" fo:font-size="11pt" fo:font-style="normal" fo:font-weight="normal" officeooo:rsid="0066d328" officeooo:paragraph-rsid="0066d328" style:font-size-asian="11pt" style:font-style-asian="normal" style:font-weight-asian="normal" style:font-size-complex="11pt" style:font-style-complex="normal" style:font-weight-complex="normal"/>
    </style:style>
    <style:style style:name="P76" style:family="paragraph" style:parent-style-name="Standard">
      <style:paragraph-properties fo:text-align="justify" style:justify-single-word="false"/>
      <style:text-properties style:font-name="Times New Roman" fo:font-size="11pt" fo:font-style="normal" fo:font-weight="normal" officeooo:rsid="006a7665" officeooo:paragraph-rsid="006a7665" style:font-size-asian="11pt" style:font-style-asian="normal" style:font-weight-asian="normal" style:font-size-complex="11pt" style:font-style-complex="normal" style:font-weight-complex="normal"/>
    </style:style>
    <style:style style:name="P77" style:family="paragraph" style:parent-style-name="Standard">
      <style:paragraph-properties fo:text-align="justify" style:justify-single-word="false"/>
      <style:text-properties style:font-name="Times New Roman" fo:font-size="11pt" fo:font-style="normal" fo:font-weight="normal" officeooo:rsid="00a9d79b" officeooo:paragraph-rsid="00a9d79b" style:font-size-asian="11pt" style:font-style-asian="normal" style:font-weight-asian="normal" style:font-size-complex="11pt" style:font-style-complex="normal" style:font-weight-complex="normal"/>
    </style:style>
    <style:style style:name="P78" style:family="paragraph" style:parent-style-name="Standard">
      <style:paragraph-properties fo:text-align="justify" style:justify-single-word="false"/>
      <style:text-properties style:font-name="Times New Roman" fo:font-size="11pt" fo:font-style="normal" fo:font-weight="normal" officeooo:rsid="00ab7896" officeooo:paragraph-rsid="00ab7896" style:font-size-asian="11pt" style:font-style-asian="normal" style:font-weight-asian="normal" style:font-size-complex="11pt" style:font-style-complex="normal" style:font-weight-complex="normal"/>
    </style:style>
    <style:style style:name="P79" style:family="paragraph" style:parent-style-name="Standard">
      <style:paragraph-properties fo:text-align="justify" style:justify-single-word="false"/>
      <style:text-properties style:font-name="Times New Roman" fo:font-size="11pt" fo:font-style="normal" fo:font-weight="normal" officeooo:rsid="00ac3260" officeooo:paragraph-rsid="00ac3260" style:font-size-asian="11pt" style:font-style-asian="normal" style:font-weight-asian="normal" style:font-size-complex="11pt" style:font-style-complex="normal" style:font-weight-complex="normal"/>
    </style:style>
    <style:style style:name="P80" style:family="paragraph" style:parent-style-name="Standard">
      <style:paragraph-properties fo:text-align="justify" style:justify-single-word="false"/>
      <style:text-properties style:font-name="Times New Roman" fo:font-size="11pt" fo:font-style="normal" fo:font-weight="normal" officeooo:rsid="00b41471" officeooo:paragraph-rsid="00b41471" style:font-size-asian="11pt" style:font-style-asian="normal" style:font-weight-asian="normal" style:font-size-complex="11pt" style:font-style-complex="normal" style:font-weight-complex="normal"/>
    </style:style>
    <style:style style:name="P81" style:family="paragraph" style:parent-style-name="Standard">
      <style:paragraph-properties fo:text-align="justify" style:justify-single-word="false"/>
      <style:text-properties style:font-name="Times New Roman" fo:font-size="11pt" fo:font-style="normal" fo:font-weight="normal" officeooo:rsid="00b41471" officeooo:paragraph-rsid="01746a81" style:font-size-asian="11pt" style:font-style-asian="normal" style:font-weight-asian="normal" style:font-size-complex="11pt" style:font-style-complex="normal" style:font-weight-complex="normal"/>
    </style:style>
    <style:style style:name="P82" style:family="paragraph" style:parent-style-name="Standard">
      <style:paragraph-properties fo:text-align="justify" style:justify-single-word="false"/>
      <style:text-properties style:font-name="Times New Roman" fo:font-size="11pt" fo:font-style="normal" fo:font-weight="normal" officeooo:rsid="00ba98d0" officeooo:paragraph-rsid="00ba98d0" style:font-size-asian="11pt" style:font-style-asian="normal" style:font-weight-asian="normal" style:font-size-complex="11pt" style:font-style-complex="normal" style:font-weight-complex="normal"/>
    </style:style>
    <style:style style:name="P83" style:family="paragraph" style:parent-style-name="Standard">
      <style:paragraph-properties fo:text-align="justify" style:justify-single-word="false"/>
      <style:text-properties style:font-name="Times New Roman" fo:font-size="11pt" fo:font-style="normal" fo:font-weight="normal" officeooo:rsid="00c4fa0a" officeooo:paragraph-rsid="00c4fa0a" style:font-size-asian="11pt" style:font-style-asian="normal" style:font-weight-asian="normal" style:font-size-complex="11pt" style:font-style-complex="normal" style:font-weight-complex="normal"/>
    </style:style>
    <style:style style:name="P84" style:family="paragraph" style:parent-style-name="Standard">
      <style:paragraph-properties fo:text-align="justify" style:justify-single-word="false"/>
      <style:text-properties style:font-name="Times New Roman" fo:font-size="11pt" fo:font-style="normal" fo:font-weight="normal" officeooo:rsid="00dbe206" officeooo:paragraph-rsid="00dbe206" style:font-size-asian="11pt" style:font-style-asian="normal" style:font-weight-asian="normal" style:font-size-complex="11pt" style:font-style-complex="normal" style:font-weight-complex="normal"/>
    </style:style>
    <style:style style:name="P85" style:family="paragraph" style:parent-style-name="Standard">
      <style:paragraph-properties fo:text-align="justify" style:justify-single-word="false"/>
      <style:text-properties style:font-name="Times New Roman" fo:font-size="11pt" fo:font-style="normal" fo:font-weight="normal" officeooo:rsid="00e94a75" officeooo:paragraph-rsid="00e94a75" style:font-size-asian="11pt" style:font-style-asian="normal" style:font-weight-asian="normal" style:font-size-complex="11pt" style:font-style-complex="normal" style:font-weight-complex="normal"/>
    </style:style>
    <style:style style:name="P86" style:family="paragraph" style:parent-style-name="Preformatted_20_Text">
      <style:paragraph-properties fo:text-align="justify" style:justify-single-word="false"/>
      <style:text-properties style:font-name="Times New Roman" fo:font-size="11pt" fo:font-style="normal" fo:font-weight="normal" officeooo:rsid="008ed41b" officeooo:paragraph-rsid="00940f17" style:font-size-asian="11pt" style:font-style-asian="normal" style:font-weight-asian="normal" style:font-size-complex="11pt" style:font-style-complex="normal" style:font-weight-complex="normal"/>
    </style:style>
    <style:style style:name="P87" style:family="paragraph" style:parent-style-name="Standard">
      <style:paragraph-properties fo:text-align="justify" style:justify-single-word="false"/>
      <style:text-properties style:font-name="Times New Roman" fo:font-size="11pt" fo:font-style="normal" fo:font-weight="normal" officeooo:rsid="0090a117" officeooo:paragraph-rsid="0090a117" style:font-size-asian="11pt" style:font-style-asian="normal" style:font-weight-asian="normal" style:font-size-complex="11pt" style:font-style-complex="normal" style:font-weight-complex="normal"/>
    </style:style>
    <style:style style:name="P88" style:family="paragraph" style:parent-style-name="Preformatted_20_Text">
      <style:paragraph-properties fo:text-align="justify" style:justify-single-word="false"/>
      <style:text-properties style:font-name="Times New Roman" fo:font-size="11pt" fo:font-style="normal" fo:font-weight="normal" officeooo:rsid="008d2b0b" officeooo:paragraph-rsid="00940f17" style:font-size-asian="11pt" style:font-style-asian="normal" style:font-weight-asian="normal" style:font-size-complex="11pt" style:font-style-complex="normal" style:font-weight-complex="normal"/>
    </style:style>
    <style:style style:name="P89" style:family="paragraph" style:parent-style-name="Standard">
      <style:paragraph-properties fo:text-align="justify" style:justify-single-word="false"/>
      <style:text-properties style:font-name="Times New Roman" fo:font-size="11pt" fo:font-style="normal" fo:font-weight="normal" officeooo:rsid="02e71e5d" officeooo:paragraph-rsid="02e71e5d" style:font-size-asian="9.60000038146973pt" style:font-style-asian="normal" style:font-weight-asian="normal" style:font-size-complex="11pt" style:font-style-complex="normal" style:font-weight-complex="normal"/>
    </style:style>
    <style:style style:name="P90" style:family="paragraph" style:parent-style-name="Standard">
      <style:paragraph-properties fo:text-align="justify" style:justify-single-word="false"/>
      <style:text-properties style:font-name="Times New Roman" fo:font-size="11pt" fo:font-style="normal" fo:font-weight="normal" officeooo:rsid="0307233a" officeooo:paragraph-rsid="0307233a" style:font-size-asian="9.60000038146973pt" style:font-style-asian="normal" style:font-weight-asian="normal" style:font-size-complex="11pt" style:font-style-complex="normal" style:font-weight-complex="normal"/>
    </style:style>
    <style:style style:name="P91" style:family="paragraph" style:parent-style-name="Standard">
      <style:paragraph-properties fo:text-align="justify" style:justify-single-word="false"/>
      <style:text-properties style:font-name="Times New Roman" fo:font-size="11pt" fo:font-style="normal" fo:font-weight="bold" officeooo:rsid="00417abe" officeooo:paragraph-rsid="00417abe" style:font-size-asian="11pt" style:font-style-asian="normal" style:font-weight-asian="bold" style:font-size-complex="11pt" style:font-style-complex="normal" style:font-weight-complex="bold"/>
    </style:style>
    <style:style style:name="P92" style:family="paragraph" style:parent-style-name="Standard">
      <style:paragraph-properties fo:text-align="justify" style:justify-single-word="false"/>
      <style:text-properties style:font-name="Times New Roman" fo:font-size="11pt" fo:font-style="normal" fo:font-weight="bold" officeooo:rsid="0045d65c" officeooo:paragraph-rsid="0045d65c" style:font-size-asian="11pt" style:font-style-asian="normal" style:font-weight-asian="bold" style:font-size-complex="11pt" style:font-style-complex="normal" style:font-weight-complex="bold"/>
    </style:style>
    <style:style style:name="P93" style:family="paragraph" style:parent-style-name="Standard">
      <style:paragraph-properties fo:text-align="justify" style:justify-single-word="false"/>
      <style:text-properties style:font-name="Times New Roman" fo:font-size="11pt" fo:font-style="normal" fo:font-weight="bold" officeooo:rsid="00ef0985" officeooo:paragraph-rsid="00ef0985" style:font-size-asian="11pt" style:font-style-asian="normal" style:font-weight-asian="bold" style:font-size-complex="11pt" style:font-style-complex="normal" style:font-weight-complex="bold"/>
    </style:style>
    <style:style style:name="P94" style:family="paragraph" style:parent-style-name="Standard">
      <style:paragraph-properties fo:text-align="center" style:justify-single-word="false"/>
      <style:text-properties style:font-name="Times New Roman" fo:font-size="11pt" fo:font-style="normal" fo:font-weight="bold" officeooo:rsid="00c37b0b" officeooo:paragraph-rsid="00c37b0b" style:font-size-asian="11pt" style:font-style-asian="normal" style:font-weight-asian="bold" style:font-size-complex="11pt" style:font-style-complex="normal" style:font-weight-complex="bold"/>
    </style:style>
    <style:style style:name="P95" style:family="paragraph" style:parent-style-name="Standard">
      <style:paragraph-properties fo:text-align="justify" style:justify-single-word="false"/>
      <style:text-properties style:font-name="Times New Roman" fo:font-size="11pt" fo:font-style="normal" style:text-underline-style="none" fo:font-weight="normal" officeooo:rsid="00b74bb9" officeooo:paragraph-rsid="00b74bb9" style:font-size-asian="11pt" style:font-style-asian="normal" style:font-weight-asian="normal" style:font-size-complex="11pt" style:font-style-complex="normal" style:font-weight-complex="normal"/>
    </style:style>
    <style:style style:name="P96" style:family="paragraph" style:parent-style-name="Standard">
      <style:paragraph-properties fo:text-align="justify" style:justify-single-word="false"/>
      <style:text-properties style:font-name="Times New Roman" fo:font-size="11pt" fo:font-style="normal" style:text-underline-style="none" fo:font-weight="normal" officeooo:rsid="00b8e2fe" officeooo:paragraph-rsid="00b8e2fe" style:font-size-asian="11pt" style:font-style-asian="normal" style:font-weight-asian="normal" style:font-size-complex="11pt" style:font-style-complex="normal" style:font-weight-complex="normal"/>
    </style:style>
    <style:style style:name="P97" style:family="paragraph" style:parent-style-name="Preformatted_20_Text">
      <style:paragraph-properties fo:text-align="justify" style:justify-single-word="false"/>
      <style:text-properties style:font-name="Times New Roman" fo:font-size="11pt" fo:font-style="normal" officeooo:rsid="0075509f" officeooo:paragraph-rsid="0075509f" style:font-size-asian="11pt" style:font-style-asian="normal" style:font-size-complex="11pt" style:font-style-complex="normal"/>
    </style:style>
    <style:style style:name="P98" style:family="paragraph" style:parent-style-name="Standard">
      <style:paragraph-properties fo:margin-left="0cm" fo:margin-right="0cm" fo:text-align="justify" style:justify-single-word="false" fo:text-indent="0cm" style:auto-text-indent="false"/>
      <style:text-properties style:font-name="Times New Roman" fo:font-size="11pt" fo:font-style="italic" fo:font-weight="bold" officeooo:rsid="00528e9b" officeooo:paragraph-rsid="00528e9b" style:font-size-asian="11pt" style:font-style-asian="italic" style:font-weight-asian="bold" style:font-size-complex="11pt" style:font-style-complex="italic" style:font-weight-complex="bold"/>
    </style:style>
    <style:style style:name="P99" style:family="paragraph" style:parent-style-name="Standard">
      <style:paragraph-properties fo:margin-left="0cm" fo:margin-right="0cm" fo:text-align="justify" style:justify-single-word="false" fo:text-indent="0cm" style:auto-text-indent="false"/>
      <style:text-properties style:font-name="Times New Roman" fo:font-size="11pt" fo:font-style="italic" fo:font-weight="bold" officeooo:rsid="0052ea2b" officeooo:paragraph-rsid="0052ea2b" style:font-size-asian="11pt" style:font-style-asian="italic" style:font-weight-asian="bold" style:font-size-complex="11pt" style:font-style-complex="italic" style:font-weight-complex="bold"/>
    </style:style>
    <style:style style:name="P100" style:family="paragraph" style:parent-style-name="Standard">
      <style:paragraph-properties fo:text-align="justify" style:justify-single-word="false"/>
      <style:text-properties style:font-name="Times New Roman" fo:font-size="11pt" fo:font-style="italic" fo:font-weight="bold" officeooo:rsid="0090a117" officeooo:paragraph-rsid="009a08ad" style:font-size-asian="11pt" style:font-style-asian="italic" style:font-weight-asian="bold" style:font-size-complex="11pt" style:font-style-complex="italic" style:font-weight-complex="bold"/>
    </style:style>
    <style:style style:name="P101" style:family="paragraph" style:parent-style-name="Standard">
      <style:paragraph-properties fo:text-align="justify" style:justify-single-word="false"/>
      <style:text-properties style:font-name="Times New Roman" fo:font-size="11pt" fo:font-style="italic" fo:font-weight="bold" officeooo:rsid="005c30c2" officeooo:paragraph-rsid="00639ee6" style:font-size-asian="11pt" style:font-style-asian="italic" style:font-weight-asian="bold" style:font-size-complex="11pt" style:font-style-complex="italic" style:font-weight-complex="bold"/>
    </style:style>
    <style:style style:name="P102" style:family="paragraph" style:parent-style-name="Standard">
      <style:paragraph-properties fo:text-align="center" style:justify-single-word="false"/>
      <style:text-properties style:font-name="Times New Roman" fo:font-size="11pt" fo:font-style="italic" fo:font-weight="bold" officeooo:rsid="02b33a42" officeooo:paragraph-rsid="02b33a42" style:font-size-asian="11pt" style:font-style-asian="italic" style:font-weight-asian="bold" style:font-size-complex="11pt" style:font-style-complex="italic" style:font-weight-complex="bold"/>
    </style:style>
    <style:style style:name="P103" style:family="paragraph" style:parent-style-name="Standard">
      <style:paragraph-properties fo:text-align="center" style:justify-single-word="false"/>
      <style:text-properties style:font-name="Times New Roman" fo:font-size="11pt" fo:font-style="italic" fo:font-weight="bold" officeooo:rsid="02e71e5d" officeooo:paragraph-rsid="02e71e5d" style:font-size-asian="9.60000038146973pt" style:font-style-asian="italic" style:font-weight-asian="bold" style:font-size-complex="11pt" style:font-style-complex="italic" style:font-weight-complex="bold"/>
    </style:style>
    <style:style style:name="P104" style:family="paragraph" style:parent-style-name="Standard">
      <style:paragraph-properties fo:text-align="justify" style:justify-single-word="false"/>
      <style:text-properties style:font-name="Times New Roman" fo:font-size="11pt" fo:font-style="italic" fo:font-weight="normal" officeooo:rsid="008efb8c" officeooo:paragraph-rsid="008efb8c" style:font-size-asian="11pt" style:font-style-asian="italic" style:font-weight-asian="normal" style:font-size-complex="11pt" style:font-style-complex="italic" style:font-weight-complex="normal"/>
    </style:style>
    <style:style style:name="P105" style:family="paragraph" style:parent-style-name="Standard">
      <style:paragraph-properties fo:text-align="justify" style:justify-single-word="false"/>
      <style:text-properties style:font-name="Times New Roman" fo:font-size="11pt" fo:font-style="italic" style:text-underline-style="none" fo:font-weight="bold" officeooo:rsid="00b8e2fe" officeooo:paragraph-rsid="00b8e2fe" style:font-size-asian="11pt" style:font-style-asian="italic" style:font-weight-asian="bold" style:font-size-complex="11pt" style:font-style-complex="italic" style:font-weight-complex="bold"/>
    </style:style>
    <style:style style:name="P106" style:family="paragraph" style:parent-style-name="Standard">
      <style:paragraph-properties fo:text-align="justify" style:justify-single-word="false"/>
      <style:text-properties style:font-name="Times New Roman" fo:font-size="11pt" fo:font-style="italic" style:text-underline-style="none" fo:font-weight="bold" officeooo:rsid="03394a2d" officeooo:paragraph-rsid="03394a2d" style:font-size-asian="11pt" style:font-style-asian="italic" style:font-weight-asian="bold" style:font-size-complex="11pt" style:font-style-complex="italic" style:font-weight-complex="bold"/>
    </style:style>
    <style:style style:name="P107" style:family="paragraph" style:parent-style-name="Frame_20_contents">
      <style:paragraph-properties fo:text-align="justify" style:justify-single-word="false"/>
      <style:text-properties style:font-name="Times New Roman" fo:font-size="11pt" officeooo:rsid="0235a866" officeooo:paragraph-rsid="0235a866" style:font-size-asian="9.60000038146973pt" style:font-size-complex="11pt"/>
    </style:style>
    <style:style style:name="P108" style:family="paragraph" style:parent-style-name="Frame_20_contents">
      <style:paragraph-properties fo:text-align="justify" style:justify-single-word="false"/>
      <style:text-properties style:font-name="Times New Roman" fo:font-size="9pt" officeooo:rsid="0235a866" officeooo:paragraph-rsid="0234888f" style:font-size-asian="7.84999990463257pt" style:font-size-complex="9pt"/>
    </style:style>
    <style:style style:name="P109" style:family="paragraph" style:parent-style-name="Standard">
      <style:paragraph-properties fo:text-align="start" style:justify-single-word="false"/>
      <style:text-properties style:font-name="Times New Roman" fo:font-size="9pt" fo:font-style="normal" fo:font-weight="normal" officeooo:rsid="02dfb73f" officeooo:paragraph-rsid="02dfb73f" style:font-size-asian="9pt" style:font-style-asian="normal" style:font-weight-asian="normal" style:font-size-complex="9pt" style:font-style-complex="normal" style:font-weight-complex="normal"/>
    </style:style>
    <style:style style:name="P110" style:family="paragraph" style:parent-style-name="Standard">
      <style:paragraph-properties fo:text-align="start" style:justify-single-word="false"/>
      <style:text-properties style:font-name="Times New Roman" fo:font-size="9pt" fo:font-style="normal" fo:font-weight="normal" officeooo:rsid="02e0002b" officeooo:paragraph-rsid="02e0002b" style:font-size-asian="9pt" style:font-style-asian="normal" style:font-weight-asian="normal" style:font-size-complex="9pt" style:font-style-complex="normal" style:font-weight-complex="normal"/>
    </style:style>
    <style:style style:name="P111" style:family="paragraph" style:parent-style-name="Standard">
      <style:paragraph-properties fo:text-align="start" style:justify-single-word="false"/>
      <style:text-properties style:font-name="Times New Roman" fo:font-size="9pt" fo:font-style="normal" fo:font-weight="normal" officeooo:rsid="02e220d1" officeooo:paragraph-rsid="02e220d1" style:font-size-asian="9pt" style:font-style-asian="normal" style:font-weight-asian="normal" style:font-size-complex="9pt" style:font-style-complex="normal" style:font-weight-complex="normal"/>
    </style:style>
    <style:style style:name="P112" style:family="paragraph" style:parent-style-name="Frame_20_contents">
      <style:paragraph-properties fo:text-align="justify" style:justify-single-word="false"/>
      <style:text-properties style:font-name="Times New Roman" officeooo:rsid="027b6c80" officeooo:paragraph-rsid="027b6c80"/>
    </style:style>
    <style:style style:name="P113" style:family="paragraph" style:parent-style-name="Preformatted_20_Text">
      <style:paragraph-properties fo:text-align="justify" style:justify-single-word="false"/>
      <style:text-properties style:font-name="Times New Roman" fo:font-size="13pt" fo:font-style="normal" fo:font-weight="normal" officeooo:rsid="008d2b0b" officeooo:paragraph-rsid="008d2b0b" style:font-size-asian="11.3500003814697pt" style:font-style-asian="normal" style:font-weight-asian="normal" style:font-size-complex="13pt" style:font-style-complex="normal" style:font-weight-complex="normal"/>
    </style:style>
    <style:style style:name="P114" style:family="paragraph" style:parent-style-name="Standard">
      <style:paragraph-properties fo:text-align="center" style:justify-single-word="false"/>
      <style:text-properties style:font-name="Times New Roman" fo:font-size="32pt" fo:font-style="italic" fo:font-weight="bold" officeooo:rsid="02b33a42" officeooo:paragraph-rsid="02b33a42" style:font-size-asian="32pt" style:font-style-asian="italic" style:font-weight-asian="bold" style:font-size-complex="32pt" style:font-style-complex="italic" style:font-weight-complex="bold"/>
    </style:style>
    <style:style style:name="P115" style:family="paragraph" style:parent-style-name="Standard">
      <style:paragraph-properties fo:text-align="center" style:justify-single-word="false" fo:break-before="page"/>
      <style:text-properties style:font-name="Times New Roman" fo:font-size="60pt" fo:font-style="italic" fo:font-weight="bold" officeooo:rsid="02b33a42" officeooo:paragraph-rsid="02b33a42" style:font-size-asian="60pt" style:font-style-asian="italic" style:font-weight-asian="bold" style:font-size-complex="60pt" style:font-style-complex="italic" style:font-weight-complex="bold"/>
    </style:style>
    <style:style style:name="P116" style:family="paragraph" style:parent-style-name="Standard">
      <style:paragraph-properties fo:text-align="justify" style:justify-single-word="false"/>
      <style:text-properties style:font-name="Grand Cru"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117" style:family="paragraph" style:parent-style-name="Standard">
      <style:paragraph-properties fo:text-align="justify" style:justify-single-word="false"/>
      <style:text-properties style:font-name="Grand Cru" fo:font-size="9pt" fo:font-style="normal" fo:font-weight="normal" officeooo:rsid="00a82150" officeooo:paragraph-rsid="00a82150" style:font-size-asian="7.84999990463257pt" style:font-style-asian="normal" style:font-weight-asian="normal" style:font-size-complex="9pt" style:font-style-complex="normal" style:font-weight-complex="normal"/>
    </style:style>
    <style:style style:name="P118" style:family="paragraph" style:parent-style-name="Standard">
      <style:paragraph-properties fo:text-align="justify" style:justify-single-word="false"/>
      <style:text-properties style:font-name="Grand Cru" fo:font-size="9pt" fo:font-style="normal" fo:font-weight="normal" officeooo:rsid="00a82150" officeooo:paragraph-rsid="00a3c915" style:font-size-asian="7.84999990463257pt" style:font-style-asian="normal" style:font-weight-asian="normal" style:font-size-complex="9pt" style:font-style-complex="normal" style:font-weight-complex="normal"/>
    </style:style>
    <style:style style:name="P119" style:family="paragraph" style:parent-style-name="Preformatted_20_Text">
      <style:paragraph-properties fo:text-align="justify" style:justify-single-word="false"/>
      <style:text-properties style:font-name="Grand Cru" fo:font-size="9pt" fo:font-style="normal" fo:font-weight="normal" officeooo:rsid="008d2b0b" officeooo:paragraph-rsid="008d2b0b" style:font-size-asian="7.84999990463257pt" style:font-style-asian="normal" style:font-weight-asian="normal" style:font-size-complex="9pt" style:font-style-complex="normal" style:font-weight-complex="normal"/>
    </style:style>
    <style:style style:name="P120" style:family="paragraph" style:parent-style-name="Preformatted_20_Text">
      <style:paragraph-properties fo:text-align="justify" style:justify-single-word="false"/>
      <style:text-properties style:font-name="Grand Cru" fo:font-size="9pt" officeooo:rsid="0072cd0d" officeooo:paragraph-rsid="0072cd0d" style:font-size-asian="7.84999990463257pt" style:font-size-complex="9pt"/>
    </style:style>
    <style:style style:name="P121" style:family="paragraph" style:parent-style-name="Preformatted_20_Text">
      <style:paragraph-properties fo:text-align="justify" style:justify-single-word="false"/>
      <style:text-properties style:font-name="Grand Cru" fo:font-size="9pt" officeooo:rsid="007393c0" officeooo:paragraph-rsid="007393c0" style:font-size-asian="7.84999990463257pt" style:font-size-complex="9pt"/>
    </style:style>
    <style:style style:name="P122"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232ef7" officeooo:paragraph-rsid="01232ef7" fo:background-color="transparent" style:font-size-asian="7.84999990463257pt" style:font-style-asian="normal" style:font-weight-asian="normal" style:font-size-complex="9pt" style:font-style-complex="normal" style:font-weight-complex="normal"/>
    </style:style>
    <style:style style:name="P123" style:family="paragraph" style:parent-style-name="Standard">
      <style:paragraph-properties fo:text-align="justify" style:justify-single-word="false"/>
      <style:text-properties fo:color="#000000" loext:opacity="100%" style:font-name="Times New Roman" fo:font-size="10.5pt" fo:font-style="normal" fo:font-weight="normal" officeooo:rsid="00d8c038" officeooo:paragraph-rsid="00d8c038" fo:background-color="transparent" style:font-size-asian="9.14999961853027pt" style:font-style-asian="normal" style:font-weight-asian="normal" style:font-size-complex="10.5pt" style:font-style-complex="normal" style:font-weight-complex="normal"/>
    </style:style>
    <style:style style:name="P124" style:family="paragraph" style:parent-style-name="Standard">
      <style:paragraph-properties fo:text-align="justify" style:justify-single-word="false"/>
      <style:text-properties fo:color="#000000" loext:opacity="100%" style:font-name="Times New Roman" fo:font-size="10.5pt" fo:font-style="normal" fo:font-weight="normal" officeooo:rsid="00dfe878" officeooo:paragraph-rsid="00dfe878" fo:background-color="transparent" style:font-size-asian="9.14999961853027pt" style:font-style-asian="normal" style:font-weight-asian="normal" style:font-size-complex="10.5pt" style:font-style-complex="normal" style:font-weight-complex="normal"/>
    </style:style>
    <style:style style:name="P125"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4840c9" officeooo:paragraph-rsid="014840c9" fo:background-color="transparent" style:font-size-asian="9.14999961853027pt" style:font-style-asian="normal" style:font-weight-asian="normal" style:font-size-complex="10.5pt" style:font-style-complex="normal" style:font-weight-complex="normal"/>
    </style:style>
    <style:style style:name="P126" style:family="paragraph" style:parent-style-name="Standard">
      <style:paragraph-properties fo:text-align="justify" style:justify-single-word="false"/>
      <style:text-properties fo:color="#000000" loext:opacity="100%" style:font-name="Times New Roman" fo:font-size="10.5pt" fo:font-style="italic" fo:font-weight="bold" officeooo:rsid="00d504c8" officeooo:paragraph-rsid="00d504c8" fo:background-color="transparent" style:font-size-asian="9.14999961853027pt" style:font-style-asian="italic" style:font-weight-asian="bold" style:font-size-complex="10.5pt" style:font-style-complex="italic" style:font-weight-complex="bold"/>
    </style:style>
    <style:style style:name="P127" style:family="paragraph" style:parent-style-name="Standard">
      <style:paragraph-properties fo:text-align="center" style:justify-single-word="false"/>
      <style:text-properties fo:color="#000000" loext:opacity="100%" style:font-name="Times New Roman" fo:font-size="15pt" fo:font-style="italic" fo:font-weight="bold" officeooo:rsid="00e764d7" officeooo:paragraph-rsid="00e764d7" fo:background-color="transparent" style:font-size-asian="13.1000003814697pt" style:font-style-asian="italic" style:font-weight-asian="bold" style:font-size-complex="15pt" style:font-style-complex="italic" style:font-weight-complex="bold"/>
    </style:style>
    <style:style style:name="P128"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195c15" officeooo:paragraph-rsid="01195c15" fo:background-color="transparent" style:font-size-asian="13.1000003814697pt" style:font-style-asian="italic" style:font-weight-asian="bold" style:font-size-complex="15pt" style:font-style-complex="italic" style:font-weight-complex="bold"/>
    </style:style>
    <style:style style:name="P129"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ff968" officeooo:paragraph-rsid="013ff968" fo:background-color="transparent" style:font-size-asian="13.1000003814697pt" style:font-style-asian="italic" style:font-weight-asian="bold" style:font-size-complex="15pt" style:font-style-complex="italic" style:font-weight-complex="bold"/>
    </style:style>
    <style:style style:name="P130"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e84e2" officeooo:paragraph-rsid="013e84e2" fo:background-color="transparent" style:font-size-asian="13.1000003814697pt" style:font-style-asian="italic" style:font-weight-asian="bold" style:font-size-complex="15pt" style:font-style-complex="italic" style:font-weight-complex="bold"/>
    </style:style>
    <style:style style:name="P131"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4c3529" officeooo:paragraph-rsid="014c3529" fo:background-color="transparent" style:font-size-asian="13.1000003814697pt" style:font-style-asian="italic" style:font-weight-asian="bold" style:font-size-complex="15pt" style:font-style-complex="italic" style:font-weight-complex="bold"/>
    </style:style>
    <style:style style:name="P132" style:family="paragraph" style:parent-style-name="Standard">
      <style:paragraph-properties style:line-height-at-least="0.503cm" fo:text-align="justify" style:justify-single-word="false"/>
      <style:text-properties fo:color="#000000" loext:opacity="100%" style:font-name="Times New Roman" fo:font-size="15pt" fo:font-style="italic" fo:font-weight="bold" officeooo:rsid="014c3529" officeooo:paragraph-rsid="014840c9" fo:background-color="transparent" style:font-size-asian="13.1000003814697pt" style:font-style-asian="italic" style:font-weight-asian="bold" style:font-size-complex="15pt" style:font-style-complex="italic" style:font-weight-complex="bold"/>
    </style:style>
    <style:style style:name="P133"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59a286" officeooo:paragraph-rsid="0159a286" fo:background-color="transparent" style:font-size-asian="13.1000003814697pt" style:font-style-asian="italic" style:font-weight-asian="bold" style:font-size-complex="15pt" style:font-style-complex="italic" style:font-weight-complex="bold"/>
    </style:style>
    <style:style style:name="P134" style:family="paragraph" style:parent-style-name="Standard">
      <style:paragraph-properties style:line-height-at-least="0.503cm" fo:text-align="justify" style:justify-single-word="false"/>
      <style:text-properties fo:color="#000000" loext:opacity="100%" style:font-name="Times New Roman" fo:font-size="15pt" fo:font-style="italic" fo:font-weight="bold" officeooo:rsid="013352b6" officeooo:paragraph-rsid="01937fdd" fo:background-color="transparent" style:font-size-asian="13.1000003814697pt" style:font-style-asian="italic" style:font-weight-asian="bold" style:font-size-complex="15pt" style:font-style-complex="italic" style:font-weight-complex="bold"/>
    </style:style>
    <style:style style:name="P135"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beae46" officeooo:paragraph-rsid="01beae46" fo:background-color="transparent" style:font-size-asian="13.1000003814697pt" style:font-style-asian="italic" style:font-weight-asian="bold" style:font-size-complex="15pt" style:font-style-complex="italic" style:font-weight-complex="bold"/>
    </style:style>
    <style:style style:name="P136"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c253f1" officeooo:paragraph-rsid="01c253f1" fo:background-color="transparent" style:font-size-asian="13.1000003814697pt" style:font-style-asian="italic" style:font-weight-asian="bold" style:font-size-complex="15pt" style:font-style-complex="italic" style:font-weight-complex="bold"/>
    </style:style>
    <style:style style:name="P137"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f3b311" officeooo:paragraph-rsid="01f3b311" fo:background-color="transparent" style:font-size-asian="13.1000003814697pt" style:font-style-asian="italic" style:font-weight-asian="bold" style:font-size-complex="15pt" style:font-style-complex="italic" style:font-weight-complex="bold"/>
    </style:style>
    <style:style style:name="P138"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0743a2" officeooo:paragraph-rsid="020743a2" fo:background-color="transparent" style:font-size-asian="13.1000003814697pt" style:font-style-asian="italic" style:font-weight-asian="bold" style:font-size-complex="15pt" style:font-style-complex="italic" style:font-weight-complex="bold"/>
    </style:style>
    <style:style style:name="P139"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3769c4" officeooo:paragraph-rsid="023769c4" fo:background-color="transparent" style:font-size-asian="13.1000003814697pt" style:font-style-asian="italic" style:font-weight-asian="bold" style:font-size-complex="15pt" style:font-style-complex="italic" style:font-weight-complex="bold"/>
    </style:style>
    <style:style style:name="P140"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46d596" officeooo:paragraph-rsid="0246d596" fo:background-color="transparent" style:font-size-asian="13.1000003814697pt" style:font-style-asian="italic" style:font-weight-asian="bold" style:font-size-complex="15pt" style:font-style-complex="italic" style:font-weight-complex="bold"/>
    </style:style>
    <style:style style:name="P141"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9c6255" officeooo:paragraph-rsid="029c6255" fo:background-color="transparent" style:font-size-asian="13.1000003814697pt" style:font-style-asian="italic" style:font-weight-asian="bold" style:font-size-complex="15pt" style:font-style-complex="italic" style:font-weight-complex="bold"/>
    </style:style>
    <style:style style:name="P142"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f91fbf" officeooo:paragraph-rsid="02f91fbf" fo:background-color="transparent" style:font-size-asian="13.1000003814697pt" style:font-style-asian="italic" style:font-weight-asian="bold" style:font-size-complex="15pt" style:font-style-complex="italic" style:font-weight-complex="bold"/>
    </style:style>
    <style:style style:name="P143" style:family="paragraph" style:parent-style-name="Standard">
      <style:paragraph-properties fo:text-align="center" style:justify-single-word="false"/>
      <style:text-properties fo:color="#000000" loext:opacity="100%" style:font-name="Times New Roman" fo:font-size="15pt" fo:font-style="italic" fo:font-weight="bold" officeooo:rsid="00d8c038" officeooo:paragraph-rsid="00da6f91" fo:background-color="transparent" style:font-size-asian="13.1000003814697pt" style:font-style-asian="italic" style:font-weight-asian="bold" style:font-size-complex="15pt" style:font-style-complex="italic" style:font-weight-complex="bold"/>
    </style:style>
    <style:style style:name="P144"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32208a7" officeooo:paragraph-rsid="032208a7" fo:background-color="transparent" style:font-size-asian="13.1000003814697pt" style:font-style-asian="italic" style:font-weight-asian="bold" style:font-size-complex="15pt" style:font-style-complex="italic" style:font-weight-complex="bold"/>
    </style:style>
    <style:style style:name="P145"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e31131" officeooo:paragraph-rsid="01e31131" fo:background-color="transparent" style:font-size-asian="15pt" style:font-style-asian="italic" style:font-weight-asian="bold" style:font-size-complex="15pt" style:font-style-complex="italic" style:font-weight-complex="bold"/>
    </style:style>
    <style:style style:name="P146"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ec6cfb" officeooo:paragraph-rsid="01ec6cfb" fo:background-color="transparent" style:font-size-asian="15pt" style:font-style-asian="italic" style:font-weight-asian="bold" style:font-size-complex="15pt" style:font-style-complex="italic" style:font-weight-complex="bold"/>
    </style:style>
    <style:style style:name="P147"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042e05" officeooo:paragraph-rsid="02042e05" fo:background-color="transparent" style:font-size-asian="15pt" style:font-style-asian="italic" style:font-weight-asian="bold" style:font-size-complex="15pt" style:font-style-complex="italic" style:font-weight-complex="bold"/>
    </style:style>
    <style:style style:name="P148" style:family="paragraph" style:parent-style-name="Standard">
      <style:paragraph-properties style:line-height-at-least="0.503cm" fo:text-align="justify" style:justify-single-word="false"/>
      <style:text-properties fo:color="#000000" loext:opacity="100%" style:font-name="Times New Roman" fo:font-size="15pt" fo:font-style="italic" fo:font-weight="bold" officeooo:rsid="0206f854" officeooo:paragraph-rsid="01de65c5" fo:background-color="transparent" style:font-size-asian="15pt" style:font-style-asian="italic" style:font-weight-asian="bold" style:font-size-complex="15pt" style:font-style-complex="italic" style:font-weight-complex="bold"/>
    </style:style>
    <style:style style:name="P149" style:family="paragraph" style:parent-style-name="Standard">
      <style:paragraph-properties fo:text-align="justify" style:justify-single-word="false"/>
      <style:text-properties fo:color="#000000" loext:opacity="100%" style:font-name="Times New Roman" fo:font-size="11pt" fo:font-style="normal" fo:font-weight="normal" officeooo:rsid="00c8e9e8" officeooo:paragraph-rsid="00c8e9e8" style:font-size-asian="11pt" style:font-style-asian="normal" style:font-weight-asian="normal" style:font-size-complex="11pt" style:font-style-complex="normal" style:font-weight-complex="normal"/>
    </style:style>
    <style:style style:name="P150" style:family="paragraph" style:parent-style-name="Standard">
      <style:paragraph-properties fo:text-align="justify" style:justify-single-word="false"/>
      <style:text-properties fo:color="#000000" loext:opacity="100%" style:font-name="Times New Roman" fo:font-size="11pt" fo:font-style="normal" fo:font-weight="normal" officeooo:rsid="00caa9e3" officeooo:paragraph-rsid="00caa9e3" fo:background-color="transparent" style:font-size-asian="11pt" style:font-style-asian="normal" style:font-weight-asian="normal" style:font-size-complex="11pt" style:font-style-complex="normal" style:font-weight-complex="normal"/>
    </style:style>
    <style:style style:name="P151" style:family="paragraph" style:parent-style-name="Standard">
      <style:paragraph-properties fo:text-align="justify" style:justify-single-word="false"/>
      <style:text-properties fo:color="#000000" loext:opacity="100%" style:font-name="Times New Roman" fo:font-size="11pt" fo:font-style="normal" fo:font-weight="normal" officeooo:rsid="00d504c8" officeooo:paragraph-rsid="00d504c8" fo:background-color="transparent" style:font-size-asian="11pt" style:font-style-asian="normal" style:font-weight-asian="normal" style:font-size-complex="11pt" style:font-style-complex="normal" style:font-weight-complex="normal"/>
    </style:style>
    <style:style style:name="P152" style:family="paragraph" style:parent-style-name="Standard">
      <style:paragraph-properties fo:text-align="justify" style:justify-single-word="false"/>
      <style:text-properties fo:color="#000000" loext:opacity="100%" style:font-name="Times New Roman" fo:font-size="11pt" fo:font-style="normal" fo:font-weight="normal" officeooo:rsid="00dfe878" officeooo:paragraph-rsid="00dfe878" fo:background-color="transparent" style:font-size-asian="11pt" style:font-style-asian="normal" style:font-weight-asian="normal" style:font-size-complex="11pt" style:font-style-complex="normal" style:font-weight-complex="normal"/>
    </style:style>
    <style:style style:name="P153" style:family="paragraph" style:parent-style-name="Standard">
      <style:paragraph-properties fo:text-align="justify" style:justify-single-word="false"/>
      <style:text-properties fo:color="#000000" loext:opacity="100%" style:font-name="Times New Roman" fo:font-size="11pt" fo:font-style="normal" fo:font-weight="normal" officeooo:rsid="00e4836b" officeooo:paragraph-rsid="00e4836b" fo:background-color="transparent" style:font-size-asian="11pt" style:font-style-asian="normal" style:font-weight-asian="normal" style:font-size-complex="11pt" style:font-style-complex="normal" style:font-weight-complex="normal"/>
    </style:style>
    <style:style style:name="P15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390de" officeooo:paragraph-rsid="011390de" fo:background-color="transparent" style:font-size-asian="11pt" style:font-style-asian="normal" style:font-weight-asian="normal" style:font-size-complex="11pt" style:font-style-complex="normal" style:font-weight-complex="normal"/>
    </style:style>
    <style:style style:name="P15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7809c" officeooo:paragraph-rsid="0117809c" fo:background-color="transparent" style:font-size-asian="11pt" style:font-style-asian="normal" style:font-weight-asian="normal" style:font-size-complex="11pt" style:font-style-complex="normal" style:font-weight-complex="normal"/>
    </style:style>
    <style:style style:name="P15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944d5" officeooo:paragraph-rsid="011944d5" fo:background-color="transparent" style:font-size-asian="11pt" style:font-style-asian="normal" style:font-weight-asian="normal" style:font-size-complex="11pt" style:font-style-complex="normal" style:font-weight-complex="normal"/>
    </style:style>
    <style:style style:name="P15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95c15" officeooo:paragraph-rsid="01195c15" fo:background-color="transparent" style:font-size-asian="11pt" style:font-style-asian="normal" style:font-weight-asian="normal" style:font-size-complex="11pt" style:font-style-complex="normal" style:font-weight-complex="normal"/>
    </style:style>
    <style:style style:name="P15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1f6a0" officeooo:paragraph-rsid="012e207d" fo:background-color="transparent" style:font-size-asian="11pt" style:font-style-asian="normal" style:font-weight-asian="normal" style:font-size-complex="11pt" style:font-style-complex="normal" style:font-weight-complex="normal"/>
    </style:style>
    <style:style style:name="P15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ff968" officeooo:paragraph-rsid="013ff968" fo:background-color="transparent" style:font-size-asian="11pt" style:font-style-asian="normal" style:font-weight-asian="normal" style:font-size-complex="11pt" style:font-style-complex="normal" style:font-weight-complex="normal"/>
    </style:style>
    <style:style style:name="P16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de40e" officeooo:paragraph-rsid="013d3b5e" fo:background-color="transparent" style:font-size-asian="11pt" style:font-style-asian="normal" style:font-weight-asian="normal" style:font-size-complex="11pt" style:font-style-complex="normal" style:font-weight-complex="normal"/>
    </style:style>
    <style:style style:name="P16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4ec84" officeooo:paragraph-rsid="0144ec84" fo:background-color="transparent" style:font-size-asian="11pt" style:font-style-asian="normal" style:font-weight-asian="normal" style:font-size-complex="11pt" style:font-style-complex="normal" style:font-weight-complex="normal"/>
    </style:style>
    <style:style style:name="P16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cb1c1" officeooo:paragraph-rsid="014cb1c1" fo:background-color="transparent" style:font-size-asian="11pt" style:font-style-asian="normal" style:font-weight-asian="normal" style:font-size-complex="11pt" style:font-style-complex="normal" style:font-weight-complex="normal"/>
    </style:style>
    <style:style style:name="P16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7b9ae" officeooo:paragraph-rsid="0157b9ae" fo:background-color="transparent" style:font-size-asian="11pt" style:font-style-asian="normal" style:font-weight-asian="normal" style:font-size-complex="11pt" style:font-style-complex="normal" style:font-weight-complex="normal"/>
    </style:style>
    <style:style style:name="P16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ccb62" officeooo:paragraph-rsid="015ccb62" fo:background-color="transparent" style:font-size-asian="11pt" style:font-style-asian="normal" style:font-weight-asian="normal" style:font-size-complex="11pt" style:font-style-complex="normal" style:font-weight-complex="normal"/>
    </style:style>
    <style:style style:name="P16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25d56" officeooo:paragraph-rsid="01937fdd" fo:background-color="transparent" style:font-size-asian="11pt" style:font-style-asian="normal" style:font-weight-asian="normal" style:font-size-complex="11pt" style:font-style-complex="normal" style:font-weight-complex="normal"/>
    </style:style>
    <style:style style:name="P166" style:family="paragraph" style:parent-style-name="Standard">
      <style:paragraph-properties style:line-height-at-least="0.503cm" fo:text-align="center" style:justify-single-word="false"/>
      <style:text-properties fo:color="#000000" loext:opacity="100%" style:font-name="Times New Roman" fo:font-size="11pt" fo:font-style="normal" fo:font-weight="normal" officeooo:rsid="01425d56" officeooo:paragraph-rsid="01937fdd" fo:background-color="transparent" style:font-size-asian="11pt" style:font-style-asian="normal" style:font-weight-asian="normal" style:font-size-complex="11pt" style:font-style-complex="normal" style:font-weight-complex="normal"/>
    </style:style>
    <style:style style:name="P16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b1689" officeooo:paragraph-rsid="01e9dae7" fo:background-color="transparent" style:font-size-asian="11pt" style:font-style-asian="normal" style:font-weight-asian="normal" style:font-size-complex="11pt" style:font-style-complex="normal" style:font-weight-complex="normal"/>
    </style:style>
    <style:style style:name="P16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0fd16d" officeooo:paragraph-rsid="010fd16d" fo:background-color="transparent" style:font-size-asian="11pt" style:font-style-asian="normal" style:font-weight-asian="normal" style:font-size-complex="11pt" style:font-style-complex="normal" style:font-weight-complex="normal"/>
    </style:style>
    <style:style style:name="P16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7c629" officeooo:paragraph-rsid="02954ee8" fo:background-color="transparent" style:font-size-asian="11pt" style:font-style-asian="normal" style:font-weight-asian="normal" style:font-size-complex="11pt" style:font-style-complex="normal" style:font-weight-complex="normal"/>
    </style:style>
    <style:style style:name="P17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9c6255" officeooo:paragraph-rsid="029c6255" fo:background-color="transparent" style:font-size-asian="11pt" style:font-style-asian="normal" style:font-weight-asian="normal" style:font-size-complex="11pt" style:font-style-complex="normal" style:font-weight-complex="normal"/>
    </style:style>
    <style:style style:name="P17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a4d813" officeooo:paragraph-rsid="02a4d813" fo:background-color="transparent" style:font-size-asian="11pt" style:font-style-asian="normal" style:font-weight-asian="normal" style:font-size-complex="11pt" style:font-style-complex="normal" style:font-weight-complex="normal"/>
    </style:style>
    <style:style style:name="P17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6a80bd" officeooo:paragraph-rsid="016a80bd" fo:background-color="transparent" style:font-size-asian="11pt" style:font-style-asian="normal" style:font-weight-asian="normal" style:font-size-complex="11pt" style:font-style-complex="normal" style:font-weight-complex="normal"/>
    </style:style>
    <style:style style:name="P17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fba325" officeooo:paragraph-rsid="02fba325" fo:background-color="transparent" style:font-size-asian="11pt" style:font-style-asian="normal" style:font-weight-asian="normal" style:font-size-complex="11pt" style:font-style-complex="normal" style:font-weight-complex="normal"/>
    </style:style>
    <style:style style:name="P17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3136630" officeooo:paragraph-rsid="03136630" fo:background-color="transparent" style:font-size-asian="11pt" style:font-style-asian="normal" style:font-weight-asian="normal" style:font-size-complex="11pt" style:font-style-complex="normal" style:font-weight-complex="normal"/>
    </style:style>
    <style:style style:name="P17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fcda3" officeooo:paragraph-rsid="015fcda3" fo:background-color="transparent" style:font-size-asian="11pt" style:font-style-asian="normal" style:font-weight-asian="normal" style:font-size-complex="11pt" style:font-style-complex="normal" style:font-weight-complex="normal"/>
    </style:style>
    <style:style style:name="P17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82c9b" officeooo:paragraph-rsid="01a82c9b" fo:background-color="transparent" style:font-size-asian="9.60000038146973pt" style:font-style-asian="normal" style:font-weight-asian="normal" style:font-size-complex="11pt" style:font-style-complex="normal" style:font-weight-complex="normal"/>
    </style:style>
    <style:style style:name="P17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89d92" officeooo:paragraph-rsid="01a89d92" fo:background-color="transparent" style:font-size-asian="9.60000038146973pt" style:font-style-asian="normal" style:font-weight-asian="normal" style:font-size-complex="11pt" style:font-style-complex="normal" style:font-weight-complex="normal"/>
    </style:style>
    <style:style style:name="P17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a145f" officeooo:paragraph-rsid="01aa145f" fo:background-color="transparent" style:font-size-asian="9.60000038146973pt" style:font-style-asian="normal" style:font-weight-asian="normal" style:font-size-complex="11pt" style:font-style-complex="normal" style:font-weight-complex="normal"/>
    </style:style>
    <style:style style:name="P17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b6cc3" officeooo:paragraph-rsid="01ab6cc3" fo:background-color="transparent" style:font-size-asian="9.60000038146973pt" style:font-style-asian="normal" style:font-weight-asian="normal" style:font-size-complex="11pt" style:font-style-complex="normal" style:font-weight-complex="normal"/>
    </style:style>
    <style:style style:name="P18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e4724" officeooo:paragraph-rsid="01ae4724" fo:background-color="transparent" style:font-size-asian="9.60000038146973pt" style:font-style-asian="normal" style:font-weight-asian="normal" style:font-size-complex="11pt" style:font-style-complex="normal" style:font-weight-complex="normal"/>
    </style:style>
    <style:style style:name="P18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1d68c" officeooo:paragraph-rsid="01a1d68c" fo:background-color="transparent" style:font-size-asian="9.60000038146973pt" style:font-style-asian="normal" style:font-weight-asian="normal" style:font-size-complex="11pt" style:font-style-complex="normal" style:font-weight-complex="normal"/>
    </style:style>
    <style:style style:name="P18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019dd" officeooo:paragraph-rsid="01c019dd" fo:background-color="transparent" style:font-size-asian="9.60000038146973pt" style:font-style-asian="normal" style:font-weight-asian="normal" style:font-size-complex="11pt" style:font-style-complex="normal" style:font-weight-complex="normal"/>
    </style:style>
    <style:style style:name="P18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b97307" officeooo:paragraph-rsid="01b97307" fo:background-color="transparent" style:font-size-asian="9.60000038146973pt" style:font-style-asian="normal" style:font-weight-asian="normal" style:font-size-complex="11pt" style:font-style-complex="normal" style:font-weight-complex="normal"/>
    </style:style>
    <style:style style:name="P18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503f3" officeooo:paragraph-rsid="01c503f3" fo:background-color="transparent" style:font-size-asian="9.60000038146973pt" style:font-style-asian="normal" style:font-weight-asian="normal" style:font-size-complex="11pt" style:font-style-complex="normal" style:font-weight-complex="normal"/>
    </style:style>
    <style:style style:name="P18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569dd" officeooo:paragraph-rsid="01c569dd" fo:background-color="transparent" style:font-size-asian="9.60000038146973pt" style:font-style-asian="normal" style:font-weight-asian="normal" style:font-size-complex="11pt" style:font-style-complex="normal" style:font-weight-complex="normal"/>
    </style:style>
    <style:style style:name="P18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569dd" officeooo:paragraph-rsid="01c503f3" fo:background-color="transparent" style:font-size-asian="9.60000038146973pt" style:font-style-asian="normal" style:font-weight-asian="normal" style:font-size-complex="11pt" style:font-style-complex="normal" style:font-weight-complex="normal"/>
    </style:style>
    <style:style style:name="P18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87d28" officeooo:paragraph-rsid="01c87d28" fo:background-color="transparent" style:font-size-asian="9.60000038146973pt" style:font-style-asian="normal" style:font-weight-asian="normal" style:font-size-complex="11pt" style:font-style-complex="normal" style:font-weight-complex="normal"/>
    </style:style>
    <style:style style:name="P18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e65c5" officeooo:paragraph-rsid="01de65c5" fo:background-color="transparent" style:font-size-asian="9.60000038146973pt" style:font-style-asian="normal" style:font-weight-asian="normal" style:font-size-complex="11pt" style:font-style-complex="normal" style:font-weight-complex="normal"/>
    </style:style>
    <style:style style:name="P18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6e94c" officeooo:paragraph-rsid="01e31131" fo:background-color="transparent" style:font-size-asian="9.60000038146973pt" style:font-style-asian="normal" style:font-weight-asian="normal" style:font-size-complex="11pt" style:font-style-complex="normal" style:font-weight-complex="normal"/>
    </style:style>
    <style:style style:name="P19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c6cfb" officeooo:paragraph-rsid="01ec6cfb" fo:background-color="transparent" style:font-size-asian="9.60000038146973pt" style:font-style-asian="normal" style:font-weight-asian="normal" style:font-size-complex="11pt" style:font-style-complex="normal" style:font-weight-complex="normal"/>
    </style:style>
    <style:style style:name="P19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ff210" officeooo:paragraph-rsid="01eff210" fo:background-color="transparent" style:font-size-asian="9.60000038146973pt" style:font-style-asian="normal" style:font-weight-asian="normal" style:font-size-complex="11pt" style:font-style-complex="normal" style:font-weight-complex="normal"/>
    </style:style>
    <style:style style:name="P19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48b42" officeooo:paragraph-rsid="01f48b42" fo:background-color="transparent" style:font-size-asian="9.60000038146973pt" style:font-style-asian="normal" style:font-weight-asian="normal" style:font-size-complex="11pt" style:font-style-complex="normal" style:font-weight-complex="normal"/>
    </style:style>
    <style:style style:name="P19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01496e" officeooo:paragraph-rsid="0201496e" fo:background-color="transparent" style:font-size-asian="9.60000038146973pt" style:font-style-asian="normal" style:font-weight-asian="normal" style:font-size-complex="11pt" style:font-style-complex="normal" style:font-weight-complex="normal"/>
    </style:style>
    <style:style style:name="P19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042e05" officeooo:paragraph-rsid="02042e05" fo:background-color="transparent" style:font-size-asian="9.60000038146973pt" style:font-style-asian="normal" style:font-weight-asian="normal" style:font-size-complex="11pt" style:font-style-complex="normal" style:font-weight-complex="normal"/>
    </style:style>
    <style:style style:name="P19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a792c" officeooo:paragraph-rsid="01fa792c" fo:background-color="transparent" style:font-size-asian="9.60000038146973pt" style:font-style-asian="normal" style:font-weight-asian="normal" style:font-size-complex="11pt" style:font-style-complex="normal" style:font-weight-complex="normal"/>
    </style:style>
    <style:style style:name="P19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c5c9d" officeooo:paragraph-rsid="01fc5c9d" fo:background-color="transparent" style:font-size-asian="9.60000038146973pt" style:font-style-asian="normal" style:font-weight-asian="normal" style:font-size-complex="11pt" style:font-style-complex="normal" style:font-weight-complex="normal"/>
    </style:style>
    <style:style style:name="P19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d5553" officeooo:paragraph-rsid="01fd5553" fo:background-color="transparent" style:font-size-asian="9.60000038146973pt" style:font-style-asian="normal" style:font-weight-asian="normal" style:font-size-complex="11pt" style:font-style-complex="normal" style:font-weight-complex="normal"/>
    </style:style>
    <style:style style:name="P19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ad27e" officeooo:paragraph-rsid="01fa792c" fo:background-color="transparent" style:font-size-asian="9.60000038146973pt" style:font-style-asian="normal" style:font-weight-asian="normal" style:font-size-complex="11pt" style:font-style-complex="normal" style:font-weight-complex="normal"/>
    </style:style>
    <style:style style:name="P19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0743a2" officeooo:paragraph-rsid="020743a2" fo:background-color="transparent" style:font-size-asian="9.60000038146973pt" style:font-style-asian="normal" style:font-weight-asian="normal" style:font-size-complex="11pt" style:font-style-complex="normal" style:font-weight-complex="normal"/>
    </style:style>
    <style:style style:name="P20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0bb985" officeooo:paragraph-rsid="020bb985" fo:background-color="transparent" style:font-size-asian="9.60000038146973pt" style:font-style-asian="normal" style:font-weight-asian="normal" style:font-size-complex="11pt" style:font-style-complex="normal" style:font-weight-complex="normal"/>
    </style:style>
    <style:style style:name="P20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117b39" officeooo:paragraph-rsid="02117b39" fo:background-color="transparent" style:font-size-asian="9.60000038146973pt" style:font-style-asian="normal" style:font-weight-asian="normal" style:font-size-complex="11pt" style:font-style-complex="normal" style:font-weight-complex="normal"/>
    </style:style>
    <style:style style:name="P20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1def69" officeooo:paragraph-rsid="021def69" fo:background-color="transparent" style:font-size-asian="9.60000038146973pt" style:font-style-asian="normal" style:font-weight-asian="normal" style:font-size-complex="11pt" style:font-style-complex="normal" style:font-weight-complex="normal"/>
    </style:style>
    <style:style style:name="P20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2437e1" officeooo:paragraph-rsid="0221a730" fo:background-color="transparent" style:font-size-asian="9.60000038146973pt" style:font-style-asian="normal" style:font-weight-asian="normal" style:font-size-complex="11pt" style:font-style-complex="normal" style:font-weight-complex="normal"/>
    </style:style>
    <style:style style:name="P20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fe9b0" officeooo:paragraph-rsid="01ffe9b0" fo:background-color="transparent" style:font-size-asian="9.60000038146973pt" style:font-style-asian="normal" style:font-weight-asian="normal" style:font-size-complex="11pt" style:font-style-complex="normal" style:font-weight-complex="normal"/>
    </style:style>
    <style:style style:name="P20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1b07b2" officeooo:paragraph-rsid="021b07b2" fo:background-color="transparent" style:font-size-asian="9.60000038146973pt" style:font-style-asian="normal" style:font-weight-asian="normal" style:font-size-complex="11pt" style:font-style-complex="normal" style:font-weight-complex="normal"/>
    </style:style>
    <style:style style:name="P20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34888f" officeooo:paragraph-rsid="0234888f" fo:background-color="transparent" style:font-size-asian="9.60000038146973pt" style:font-style-asian="normal" style:font-weight-asian="normal" style:font-size-complex="11pt" style:font-style-complex="normal" style:font-weight-complex="normal"/>
    </style:style>
    <style:style style:name="P20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393915" officeooo:paragraph-rsid="02393915" fo:background-color="transparent" style:font-size-asian="9.60000038146973pt" style:font-style-asian="normal" style:font-weight-asian="normal" style:font-size-complex="11pt" style:font-style-complex="normal" style:font-weight-complex="normal"/>
    </style:style>
    <style:style style:name="P20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3bf3f2" officeooo:paragraph-rsid="023bf3f2" fo:background-color="transparent" style:font-size-asian="9.60000038146973pt" style:font-style-asian="normal" style:font-weight-asian="normal" style:font-size-complex="11pt" style:font-style-complex="normal" style:font-weight-complex="normal"/>
    </style:style>
    <style:style style:name="P20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440152" officeooo:paragraph-rsid="02440152" fo:background-color="transparent" style:font-size-asian="9.60000038146973pt" style:font-style-asian="normal" style:font-weight-asian="normal" style:font-size-complex="11pt" style:font-style-complex="normal" style:font-weight-complex="normal"/>
    </style:style>
    <style:style style:name="P21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47a435" officeooo:paragraph-rsid="0247a435" fo:background-color="transparent" style:font-size-asian="9.60000038146973pt" style:font-style-asian="normal" style:font-weight-asian="normal" style:font-size-complex="11pt" style:font-style-complex="normal" style:font-weight-complex="normal"/>
    </style:style>
    <style:style style:name="P21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9c6255" officeooo:paragraph-rsid="029c6255" fo:background-color="transparent" style:font-size-asian="9.60000038146973pt" style:font-style-asian="normal" style:font-weight-asian="normal" style:font-size-complex="11pt" style:font-style-complex="normal" style:font-weight-complex="normal"/>
    </style:style>
    <style:style style:name="P21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9fc6a6" officeooo:paragraph-rsid="029fc6a6" fo:background-color="transparent" style:font-size-asian="9.60000038146973pt" style:font-style-asian="normal" style:font-weight-asian="normal" style:font-size-complex="11pt" style:font-style-complex="normal" style:font-weight-complex="normal"/>
    </style:style>
    <style:style style:name="P21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c0bf0f" officeooo:paragraph-rsid="02c0bf0f" fo:background-color="transparent" style:font-size-asian="9.60000038146973pt" style:font-style-asian="normal" style:font-weight-asian="normal" style:font-size-complex="11pt" style:font-style-complex="normal" style:font-weight-complex="normal"/>
    </style:style>
    <style:style style:name="P21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f91fbf" officeooo:paragraph-rsid="02fa1a7e" fo:background-color="transparent" style:font-size-asian="9.60000038146973pt" style:font-style-asian="normal" style:font-weight-asian="normal" style:font-size-complex="11pt" style:font-style-complex="normal" style:font-weight-complex="normal"/>
    </style:style>
    <style:style style:name="P21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fd1bf3" officeooo:paragraph-rsid="02fd1bf3" fo:background-color="transparent" style:font-size-asian="9.60000038146973pt" style:font-style-asian="normal" style:font-weight-asian="normal" style:font-size-complex="11pt" style:font-style-complex="normal" style:font-weight-complex="normal"/>
    </style:style>
    <style:style style:name="P21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fa1a7e" officeooo:paragraph-rsid="02fa1a7e" fo:background-color="transparent" style:font-size-asian="9.60000038146973pt" style:font-style-asian="normal" style:font-weight-asian="normal" style:font-size-complex="11pt" style:font-style-complex="normal" style:font-weight-complex="normal"/>
    </style:style>
    <style:style style:name="P21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fba325" officeooo:paragraph-rsid="02fba325" fo:background-color="transparent" style:font-size-asian="9.60000038146973pt" style:font-style-asian="normal" style:font-weight-asian="normal" style:font-size-complex="11pt" style:font-style-complex="normal" style:font-weight-complex="normal"/>
    </style:style>
    <style:style style:name="P21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30153e9" officeooo:paragraph-rsid="030153e9" fo:background-color="transparent" style:font-size-asian="9.60000038146973pt" style:font-style-asian="normal" style:font-weight-asian="normal" style:font-size-complex="11pt" style:font-style-complex="normal" style:font-weight-complex="normal"/>
    </style:style>
    <style:style style:name="P219" style:family="paragraph" style:parent-style-name="Preformatted_20_Text">
      <style:paragraph-properties style:line-height-at-least="0.503cm" fo:text-align="justify" style:justify-single-word="false"/>
      <style:text-properties fo:color="#000000" loext:opacity="100%" style:font-name="Times New Roman" fo:font-size="11pt" fo:font-style="normal" fo:font-weight="normal" officeooo:rsid="024b11ea" officeooo:paragraph-rsid="024dd5cf" fo:background-color="transparent" style:font-size-asian="9.60000038146973pt" style:font-style-asian="normal" style:font-weight-asian="normal" style:font-size-complex="11pt" style:font-style-complex="normal" style:font-weight-complex="normal"/>
    </style:style>
    <style:style style:name="P22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3253e7c" officeooo:paragraph-rsid="03253e7c" fo:background-color="transparent" style:font-size-asian="9.60000038146973pt" style:font-style-asian="normal" style:font-weight-asian="normal" style:font-size-complex="11pt" style:font-style-complex="normal" style:font-weight-complex="normal"/>
    </style:style>
    <style:style style:name="P22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964cc" officeooo:paragraph-rsid="01e964cc" fo:background-color="transparent" style:font-size-asian="9.60000038146973pt" style:font-style-asian="normal" style:font-weight-asian="normal" style:font-size-complex="11pt" style:font-style-complex="normal" style:font-weight-complex="normal"/>
    </style:style>
    <style:style style:name="P22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964cc" officeooo:paragraph-rsid="01e6e94c" fo:background-color="transparent" style:font-size-asian="9.60000038146973pt" style:font-style-asian="normal" style:font-weight-asian="normal" style:font-size-complex="11pt" style:font-style-complex="normal" style:font-weight-complex="normal"/>
    </style:style>
    <style:style style:name="P22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3297234" officeooo:paragraph-rsid="03297234" fo:background-color="transparent" style:font-size-asian="9.60000038146973pt" style:font-style-asian="normal" style:font-weight-asian="normal" style:font-size-complex="11pt" style:font-style-complex="normal" style:font-weight-complex="normal"/>
    </style:style>
    <style:style style:name="P22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32bb19b" officeooo:paragraph-rsid="032bb19b" fo:background-color="transparent" style:font-size-asian="9.60000038146973pt" style:font-style-asian="normal" style:font-weight-asian="normal" style:font-size-complex="11pt" style:font-style-complex="normal" style:font-weight-complex="normal"/>
    </style:style>
    <style:style style:name="P22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2bf27" officeooo:paragraph-rsid="01d2bf27" style:font-size-asian="9.60000038146973pt" style:font-style-asian="normal" style:font-weight-asian="normal" style:font-size-complex="11pt" style:font-style-complex="normal" style:font-weight-complex="normal"/>
    </style:style>
    <style:style style:name="P22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77cd2" officeooo:paragraph-rsid="01d77cd2" style:font-size-asian="9.60000038146973pt" style:font-style-asian="normal" style:font-weight-asian="normal" style:font-size-complex="11pt" style:font-style-complex="normal" style:font-weight-complex="normal"/>
    </style:style>
    <style:style style:name="P22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c7436" officeooo:paragraph-rsid="01dc7436" style:font-size-asian="9.60000038146973pt" style:font-style-asian="normal" style:font-weight-asian="normal" style:font-size-complex="11pt" style:font-style-complex="normal" style:font-weight-complex="normal"/>
    </style:style>
    <style:style style:name="P22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e65c5" officeooo:paragraph-rsid="01de65c5" style:font-size-asian="9.60000038146973pt" style:font-style-asian="normal" style:font-weight-asian="normal" style:font-size-complex="11pt" style:font-style-complex="normal" style:font-weight-complex="normal"/>
    </style:style>
    <style:style style:name="P22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31131" officeooo:paragraph-rsid="01e31131" style:font-size-asian="9.60000038146973pt" style:font-style-asian="normal" style:font-weight-asian="normal" style:font-size-complex="11pt" style:font-style-complex="normal" style:font-weight-complex="normal"/>
    </style:style>
    <style:style style:name="P230" style:family="paragraph" style:parent-style-name="Standard">
      <style:paragraph-properties fo:text-align="justify" style:justify-single-word="false"/>
      <style:text-properties fo:color="#000000" loext:opacity="100%" style:font-name="Times New Roman" fo:font-size="11pt" fo:font-style="normal" fo:font-weight="normal" officeooo:rsid="02ea8298" officeooo:paragraph-rsid="02ea8298" style:font-size-asian="9.60000038146973pt" style:font-style-asian="normal" style:font-weight-asian="normal" style:font-size-complex="11pt" style:font-style-complex="normal" style:font-weight-complex="normal"/>
    </style:style>
    <style:style style:name="P231" style:family="paragraph" style:parent-style-name="Standard">
      <style:paragraph-properties fo:text-align="justify" style:justify-single-word="false"/>
      <style:text-properties fo:color="#000000" loext:opacity="100%" style:font-name="Times New Roman" fo:font-size="11pt" fo:font-style="normal" fo:font-weight="normal" officeooo:rsid="02ebfe91" officeooo:paragraph-rsid="02ebfe91" style:font-size-asian="9.60000038146973pt" style:font-style-asian="normal" style:font-weight-asian="normal" style:font-size-complex="11pt" style:font-style-complex="normal" style:font-weight-complex="normal"/>
    </style:style>
    <style:style style:name="P232" style:family="paragraph" style:parent-style-name="Standard">
      <style:paragraph-properties fo:text-align="justify" style:justify-single-word="false"/>
      <style:text-properties fo:color="#000000" loext:opacity="100%" style:font-name="Times New Roman" fo:font-size="11pt" fo:font-style="normal" fo:font-weight="normal" officeooo:rsid="02ededcb" officeooo:paragraph-rsid="02ededcb" style:font-size-asian="9.60000038146973pt" style:font-style-asian="normal" style:font-weight-asian="normal" style:font-size-complex="11pt" style:font-style-complex="normal" style:font-weight-complex="normal"/>
    </style:style>
    <style:style style:name="P233" style:family="paragraph" style:parent-style-name="Standard">
      <style:paragraph-properties fo:text-align="justify" style:justify-single-word="false"/>
      <style:text-properties fo:color="#000000" loext:opacity="100%" style:font-name="Times New Roman" fo:font-size="11pt" fo:font-style="normal" fo:font-weight="normal" officeooo:rsid="030a023e" officeooo:paragraph-rsid="030a023e" style:font-size-asian="9.60000038146973pt" style:font-style-asian="normal" style:font-weight-asian="normal" style:font-size-complex="11pt" style:font-style-complex="normal" style:font-weight-complex="normal"/>
    </style:style>
    <style:style style:name="P234" style:family="paragraph" style:parent-style-name="Standard">
      <style:paragraph-properties fo:text-align="justify" style:justify-single-word="false"/>
      <style:text-properties fo:color="#000000" loext:opacity="100%" style:font-name="Times New Roman" fo:font-size="11pt" fo:font-style="normal" fo:font-weight="normal" officeooo:rsid="030ab166" officeooo:paragraph-rsid="030ab166" style:font-size-asian="9.60000038146973pt" style:font-style-asian="normal" style:font-weight-asian="normal" style:font-size-complex="11pt" style:font-style-complex="normal" style:font-weight-complex="normal"/>
    </style:style>
    <style:style style:name="P235" style:family="paragraph" style:parent-style-name="Standard">
      <style:paragraph-properties fo:text-align="justify" style:justify-single-word="false"/>
      <style:text-properties fo:color="#000000" loext:opacity="100%" style:font-name="Times New Roman" fo:font-size="11pt" fo:font-style="italic" fo:font-weight="bold" officeooo:rsid="00ccc1da" officeooo:paragraph-rsid="00ccc1da" fo:background-color="transparent" style:font-size-asian="11pt" style:font-style-asian="italic" style:font-weight-asian="bold" style:font-size-complex="11pt" style:font-style-complex="italic" style:font-weight-complex="bold"/>
    </style:style>
    <style:style style:name="P236" style:family="paragraph" style:parent-style-name="Standard">
      <style:paragraph-properties fo:text-align="justify" style:justify-single-word="false"/>
      <style:text-properties fo:color="#000000" loext:opacity="100%" style:font-name="Times New Roman" fo:font-size="11pt" fo:font-style="italic" fo:font-weight="bold" officeooo:rsid="00cf02e1" officeooo:paragraph-rsid="00cf02e1" fo:background-color="transparent" style:font-size-asian="11pt" style:font-style-asian="italic" style:font-weight-asian="bold" style:font-size-complex="11pt" style:font-style-complex="italic" style:font-weight-complex="bold"/>
    </style:style>
    <style:style style:name="P237" style:family="paragraph" style:parent-style-name="Standard">
      <style:paragraph-properties style:line-height-at-least="0.503cm" fo:text-align="justify" style:justify-single-word="false"/>
      <style:text-properties fo:color="#000000" loext:opacity="100%" style:font-name="Times New Roman" fo:font-size="11pt" fo:font-style="italic" fo:font-weight="normal" officeooo:rsid="01b97307" officeooo:paragraph-rsid="01b97307" fo:background-color="transparent" style:font-size-asian="9.60000038146973pt" style:font-style-asian="italic" style:font-weight-asian="normal" style:font-size-complex="11pt" style:font-style-complex="italic" style:font-weight-complex="normal"/>
    </style:style>
    <style:style style:name="P238" style:family="paragraph" style:parent-style-name="Standard">
      <style:paragraph-properties style:line-height-at-least="0.503cm" fo:text-align="justify" style:justify-single-word="false"/>
      <style:text-properties fo:color="#000000" loext:opacity="100%" style:font-name="Times New Roman" fo:font-size="11pt" fo:font-weight="normal" officeooo:rsid="00eabe5c" officeooo:paragraph-rsid="010fd16d" fo:background-color="transparent" style:font-size-asian="11pt" style:font-size-complex="11pt"/>
    </style:style>
    <style:style style:name="P239"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286c0f" officeooo:paragraph-rsid="01286c0f" fo:background-color="transparent" style:font-size-asian="11pt" style:font-size-complex="11pt"/>
    </style:style>
    <style:style style:name="P240"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3d3b5e" officeooo:paragraph-rsid="013d3b5e" fo:background-color="transparent" style:font-size-asian="11pt" style:font-size-complex="11pt"/>
    </style:style>
    <style:style style:name="P241"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4840c9" officeooo:paragraph-rsid="014840c9" fo:background-color="transparent" style:font-size-asian="11pt" style:font-size-complex="11pt"/>
    </style:style>
    <style:style style:name="P242"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2e207d" officeooo:paragraph-rsid="012e207d" fo:background-color="transparent" style:font-size-asian="11pt" style:font-size-complex="11pt"/>
    </style:style>
    <style:style style:name="P243" style:family="paragraph" style:parent-style-name="Standard">
      <style:paragraph-properties style:line-height-at-least="0.503cm"/>
      <style:text-properties fo:color="#000000" loext:opacity="100%" style:font-name="Times New Roman" fo:font-size="11pt" fo:font-weight="normal" officeooo:rsid="015563b7" officeooo:paragraph-rsid="02984161" fo:background-color="transparent" style:font-size-asian="9.60000038146973pt" style:font-size-complex="11pt"/>
    </style:style>
    <style:style style:name="P244" style:family="paragraph" style:parent-style-name="Standard">
      <style:paragraph-properties style:line-height-at-least="0.503cm" fo:text-align="justify" style:justify-single-word="false"/>
      <style:text-properties fo:color="#000000" loext:opacity="100%" style:font-name="Times New Roman" fo:font-size="11pt" officeooo:rsid="01c87d28" officeooo:paragraph-rsid="01c87d28" style:font-size-asian="9.60000038146973pt" style:font-size-complex="11pt"/>
    </style:style>
    <style:style style:name="P245"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0fd16d" officeooo:paragraph-rsid="011390de" fo:background-color="transparent" style:font-size-asian="20pt" style:font-style-asian="italic" style:font-weight-asian="bold" style:font-size-complex="20pt" style:font-style-complex="italic" style:font-weight-complex="bold"/>
    </style:style>
    <style:style style:name="P246"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a1511c" officeooo:paragraph-rsid="01a1511c" fo:background-color="transparent" style:font-size-asian="17.5pt" style:font-style-asian="italic" style:font-weight-asian="bold" style:font-size-complex="20pt" style:font-style-complex="italic" style:font-weight-complex="bold"/>
    </style:style>
    <style:style style:name="P247"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eb8b94" officeooo:paragraph-rsid="01eb8b94" fo:background-color="transparent" style:font-size-asian="17.5pt" style:font-style-asian="italic" style:font-weight-asian="bold" style:font-size-complex="20pt" style:font-style-complex="italic" style:font-weight-complex="bold"/>
    </style:style>
    <style:style style:name="P248" style:family="paragraph" style:parent-style-name="Standard">
      <style:paragraph-properties style:line-height-at-least="0.503cm" fo:text-align="justify" style:justify-single-word="false"/>
      <style:text-properties fo:color="#000000" loext:opacity="100%" style:font-name="Times New Roman" fo:font-size="9pt" fo:font-style="normal" fo:font-weight="normal" officeooo:rsid="01a73d73" officeooo:paragraph-rsid="01a73d73" fo:background-color="transparent" style:font-size-asian="7.84999990463257pt" style:font-style-asian="normal" style:font-weight-asian="normal" style:font-size-complex="9pt" style:font-style-complex="normal" style:font-weight-complex="normal"/>
    </style:style>
    <style:style style:name="P249" style:family="paragraph" style:parent-style-name="Standard">
      <style:paragraph-properties style:line-height-at-least="0.503cm" fo:text-align="justify" style:justify-single-word="false"/>
      <style:text-properties fo:color="#000000" loext:opacity="100%" style:font-name="Times New Roman" fo:font-size="9pt" fo:font-style="normal" fo:font-weight="normal" officeooo:rsid="01a73d73" officeooo:paragraph-rsid="01ab6cc3" fo:background-color="transparent" style:font-size-asian="7.84999990463257pt" style:font-style-asian="normal" style:font-weight-asian="normal" style:font-size-complex="9pt" style:font-style-complex="normal" style:font-weight-complex="normal"/>
    </style:style>
    <style:style style:name="P250" style:family="paragraph" style:parent-style-name="Standard">
      <style:paragraph-properties style:line-height-at-least="0.503cm" fo:text-align="justify" style:justify-single-word="false"/>
      <style:text-properties fo:color="#000000" loext:opacity="100%" style:font-name="Times New Roman" fo:font-size="9pt" fo:font-style="normal" fo:font-weight="normal" officeooo:rsid="01ffe9b0" officeooo:paragraph-rsid="01ffe9b0" fo:background-color="transparent" style:font-size-asian="7.84999990463257pt" style:font-style-asian="normal" style:font-weight-asian="normal" style:font-size-complex="9pt" style:font-style-complex="normal" style:font-weight-complex="normal"/>
    </style:style>
    <style:style style:name="P251" style:family="paragraph" style:parent-style-name="Standard">
      <style:paragraph-properties style:line-height-at-least="0.503cm" fo:text-align="justify" style:justify-single-word="false"/>
      <style:text-properties fo:color="#000000" loext:opacity="100%" style:font-name="Times New Roman" fo:font-size="9pt" fo:font-style="italic" fo:font-weight="normal" officeooo:rsid="01b97307" officeooo:paragraph-rsid="01b97307" fo:background-color="transparent" style:font-size-asian="7.84999990463257pt" style:font-style-asian="italic" style:font-weight-asian="normal" style:font-size-complex="9pt" style:font-style-complex="italic" style:font-weight-complex="normal"/>
    </style:style>
    <style:style style:name="P252" style:family="paragraph" style:parent-style-name="Preformatted_20_Text">
      <style:paragraph-properties style:line-height-at-least="0.503cm" fo:text-align="justify" style:justify-single-word="false"/>
      <style:text-properties fo:color="#000000" loext:opacity="100%" style:font-name="Times New Roman" fo:font-size="13pt" fo:font-style="italic" fo:font-weight="bold" officeooo:rsid="02528a05" officeooo:paragraph-rsid="02528a05" fo:background-color="transparent" style:font-size-asian="11.3500003814697pt" style:font-style-asian="italic" style:font-weight-asian="bold" style:font-size-complex="13pt" style:font-style-complex="italic" style:font-weight-complex="bold"/>
    </style:style>
    <style:style style:name="P253" style:family="paragraph" style:parent-style-name="Preformatted_20_Text">
      <style:paragraph-properties style:line-height-at-least="0.503cm" fo:text-align="start" style:justify-single-word="false"/>
      <style:text-properties fo:color="#000000" loext:opacity="100%" style:font-name="Times New Roman" fo:font-size="13pt" fo:font-style="italic" fo:font-weight="bold" officeooo:rsid="025935ca" officeooo:paragraph-rsid="025935ca" fo:background-color="transparent" style:font-size-asian="11.3500003814697pt" style:font-style-asian="italic" style:font-weight-asian="bold" style:font-size-complex="13pt" style:font-style-complex="italic" style:font-weight-complex="bold"/>
    </style:style>
    <style:style style:name="P254" style:family="paragraph" style:parent-style-name="Standard">
      <style:paragraph-properties style:line-height-at-least="0.503cm" fo:text-align="justify" style:justify-single-word="false"/>
      <style:text-properties fo:color="#000000" loext:opacity="100%" style:font-name="Times New Roman" fo:font-size="13pt" fo:font-style="italic" fo:font-weight="bold" officeooo:rsid="024923ee" officeooo:paragraph-rsid="024923ee" fo:background-color="transparent" style:font-size-asian="13pt" style:font-style-asian="italic" style:font-weight-asian="bold" style:font-size-complex="13pt" style:font-style-complex="italic" style:font-weight-complex="bold"/>
    </style:style>
    <style:style style:name="P255" style:family="paragraph" style:parent-style-name="Preformatted_20_Text">
      <style:paragraph-properties style:line-height-at-least="0.503cm" fo:text-align="start" style:justify-single-word="false"/>
      <style:text-properties fo:color="#000000" loext:opacity="100%" style:font-name="Times New Roman" fo:font-size="13pt" fo:font-style="italic" fo:font-weight="bold" officeooo:rsid="030d23a7" officeooo:paragraph-rsid="030d23a7" fo:background-color="transparent" style:font-size-asian="13pt" style:font-style-asian="italic" style:font-weight-asian="bold" style:font-size-complex="13pt" style:font-style-complex="italic" style:font-weight-complex="bold"/>
    </style:style>
    <style:style style:name="P256" style:family="paragraph" style:parent-style-name="Preformatted_20_Text">
      <style:paragraph-properties style:line-height-at-least="0.503cm" fo:text-align="start" style:justify-single-word="false"/>
      <style:text-properties fo:color="#000000" loext:opacity="100%" style:font-name="Times New Roman" fo:font-size="13pt" fo:font-style="italic" fo:font-weight="bold" officeooo:rsid="026dc20f" officeooo:paragraph-rsid="026dc20f" style:font-size-asian="11.3500003814697pt" style:font-style-asian="italic" style:font-weight-asian="bold" style:font-size-complex="13pt" style:font-style-complex="italic" style:font-weight-complex="bold"/>
    </style:style>
    <style:style style:name="P257" style:family="paragraph" style:parent-style-name="Standard">
      <style:paragraph-properties style:line-height-at-least="0.503cm" fo:text-align="justify" style:justify-single-word="false"/>
      <style:text-properties fo:color="#000000" loext:opacity="100%" style:font-name="Times New Roman" fo:font-size="13pt" fo:font-style="normal" fo:font-weight="normal" officeooo:rsid="024a93c4" officeooo:paragraph-rsid="024a93c4" fo:background-color="transparent" style:font-size-asian="13pt" style:font-style-asian="normal" style:font-weight-asian="normal" style:font-size-complex="13pt" style:font-style-complex="normal" style:font-weight-complex="normal"/>
    </style:style>
    <style:style style:name="P258" style:family="paragraph" style:parent-style-name="Standard">
      <style:paragraph-properties fo:text-align="justify" style:justify-single-word="false"/>
      <style:text-properties fo:color="#000000" loext:opacity="100%" style:font-name="Coolvetica" fo:font-size="9pt" fo:font-style="normal" fo:font-weight="normal" officeooo:rsid="00c82faa" officeooo:paragraph-rsid="00c82faa" style:font-size-asian="7.84999990463257pt" style:font-style-asian="normal" style:font-weight-asian="normal" style:font-size-complex="9pt" style:font-style-complex="normal" style:font-weight-complex="normal"/>
    </style:style>
    <style:style style:name="P259" style:family="paragraph" style:parent-style-name="Standard">
      <style:paragraph-properties fo:text-align="justify" style:justify-single-word="false"/>
      <style:text-properties fo:color="#000000" loext:opacity="100%" style:font-name="Coolvetica" fo:font-size="9pt" fo:font-style="normal" fo:font-weight="normal" officeooo:rsid="00c8e9e8" officeooo:paragraph-rsid="00c8e9e8" style:font-size-asian="7.84999990463257pt" style:font-style-asian="normal" style:font-weight-asian="normal" style:font-size-complex="9pt" style:font-style-complex="normal" style:font-weight-complex="normal"/>
    </style:style>
    <style:style style:name="P26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2bf27" officeooo:paragraph-rsid="01d2bf27" style:font-size-asian="7.84999990463257pt" style:font-style-asian="normal" style:font-weight-asian="normal" style:font-size-complex="9pt" style:font-style-complex="normal" style:font-weight-complex="normal"/>
    </style:style>
    <style:style style:name="P26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77cd2" officeooo:paragraph-rsid="01d77cd2" style:font-size-asian="7.84999990463257pt" style:font-style-asian="normal" style:font-weight-asian="normal" style:font-size-complex="9pt" style:font-style-complex="normal" style:font-weight-complex="normal"/>
    </style:style>
    <style:style style:name="P26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c7436" officeooo:paragraph-rsid="01dc7436" style:font-size-asian="7.84999990463257pt" style:font-style-asian="normal" style:font-weight-asian="normal" style:font-size-complex="9pt" style:font-style-complex="normal" style:font-weight-complex="normal"/>
    </style:style>
    <style:style style:name="P26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e964cc" officeooo:paragraph-rsid="01e964cc" style:font-size-asian="7.84999990463257pt" style:font-style-asian="normal" style:font-weight-asian="normal" style:font-size-complex="9pt" style:font-style-complex="normal" style:font-weight-complex="normal"/>
    </style:style>
    <style:style style:name="P264" style:family="paragraph" style:parent-style-name="Standard">
      <style:paragraph-properties fo:text-align="justify" style:justify-single-word="false"/>
      <style:text-properties fo:color="#000000" loext:opacity="100%" style:font-name="Coolvetica" fo:font-size="9pt" fo:font-style="normal" fo:font-weight="normal" officeooo:rsid="02ea8298" officeooo:paragraph-rsid="02ea8298" style:font-size-asian="7.84999990463257pt" style:font-style-asian="normal" style:font-weight-asian="normal" style:font-size-complex="9pt" style:font-style-complex="normal" style:font-weight-complex="normal"/>
    </style:style>
    <style:style style:name="P265" style:family="paragraph" style:parent-style-name="Standard">
      <style:paragraph-properties fo:text-align="justify" style:justify-single-word="false"/>
      <style:text-properties fo:color="#000000" loext:opacity="100%" style:font-name="Coolvetica" fo:font-size="9pt" fo:font-style="normal" fo:font-weight="normal" officeooo:rsid="02ebfe91" officeooo:paragraph-rsid="02ebfe91" style:font-size-asian="7.84999990463257pt" style:font-style-asian="normal" style:font-weight-asian="normal" style:font-size-complex="9pt" style:font-style-complex="normal" style:font-weight-complex="normal"/>
    </style:style>
    <style:style style:name="P266" style:family="paragraph" style:parent-style-name="Standard">
      <style:paragraph-properties fo:text-align="justify" style:justify-single-word="false"/>
      <style:text-properties fo:color="#000000" loext:opacity="100%" style:font-name="Coolvetica" fo:font-size="9pt" fo:font-style="normal" fo:font-weight="normal" officeooo:rsid="02ededcb" officeooo:paragraph-rsid="02ededcb" style:font-size-asian="7.84999990463257pt" style:font-style-asian="normal" style:font-weight-asian="normal" style:font-size-complex="9pt" style:font-style-complex="normal" style:font-weight-complex="normal"/>
    </style:style>
    <style:style style:name="P267" style:family="paragraph" style:parent-style-name="Standard">
      <style:paragraph-properties fo:text-align="justify" style:justify-single-word="false"/>
      <style:text-properties fo:color="#000000" loext:opacity="100%" style:font-name="Coolvetica" fo:font-size="9pt" fo:font-style="normal" fo:font-weight="normal" officeooo:rsid="030a023e" officeooo:paragraph-rsid="030a023e" style:font-size-asian="7.84999990463257pt" style:font-style-asian="normal" style:font-weight-asian="normal" style:font-size-complex="9pt" style:font-style-complex="normal" style:font-weight-complex="normal"/>
    </style:style>
    <style:style style:name="P268" style:family="paragraph" style:parent-style-name="Standard">
      <style:paragraph-properties fo:text-align="justify" style:justify-single-word="false"/>
      <style:text-properties fo:color="#000000" loext:opacity="100%" style:font-name="Coolvetica" fo:font-size="9pt" fo:font-style="normal" fo:font-weight="normal" officeooo:rsid="030a023e" officeooo:paragraph-rsid="030ab166" style:font-size-asian="7.84999990463257pt" style:font-style-asian="normal" style:font-weight-asian="normal" style:font-size-complex="9pt" style:font-style-complex="normal" style:font-weight-complex="normal"/>
    </style:style>
    <style:style style:name="P269" style:family="paragraph" style:parent-style-name="Standard">
      <style:paragraph-properties fo:text-align="justify" style:justify-single-word="false"/>
      <style:text-properties fo:color="#000000" loext:opacity="100%" style:font-name="Coolvetica" fo:font-size="9pt" fo:font-style="normal" fo:font-weight="normal" officeooo:rsid="00cd9e43" officeooo:paragraph-rsid="00ccc1da" fo:background-color="transparent" style:font-size-asian="7.84999990463257pt" style:font-style-asian="normal" style:font-weight-asian="normal" style:font-size-complex="9pt" style:font-style-complex="normal" style:font-weight-complex="normal"/>
    </style:style>
    <style:style style:name="P270" style:family="paragraph" style:parent-style-name="Standard">
      <style:paragraph-properties fo:text-align="justify" style:justify-single-word="false"/>
      <style:text-properties fo:color="#000000" loext:opacity="100%" style:font-name="Coolvetica" fo:font-size="9pt" fo:font-style="normal" fo:font-weight="normal" officeooo:rsid="00cf02e1" officeooo:paragraph-rsid="00cf02e1" fo:background-color="transparent" style:font-size-asian="7.84999990463257pt" style:font-style-asian="normal" style:font-weight-asian="normal" style:font-size-complex="9pt" style:font-style-complex="normal" style:font-weight-complex="normal"/>
    </style:style>
    <style:style style:name="P271" style:family="paragraph" style:parent-style-name="Standard">
      <style:paragraph-properties fo:text-align="justify" style:justify-single-word="false"/>
      <style:text-properties fo:color="#000000" loext:opacity="100%" style:font-name="Coolvetica" fo:font-size="9pt" fo:font-style="normal" fo:font-weight="normal" officeooo:rsid="00cfa581" officeooo:paragraph-rsid="00cfa581" fo:background-color="transparent" style:font-size-asian="7.84999990463257pt" style:font-style-asian="normal" style:font-weight-asian="normal" style:font-size-complex="9pt" style:font-style-complex="normal" style:font-weight-complex="normal"/>
    </style:style>
    <style:style style:name="P272" style:family="paragraph" style:parent-style-name="Standard">
      <style:paragraph-properties fo:text-align="justify" style:justify-single-word="false"/>
      <style:text-properties fo:color="#000000" loext:opacity="100%" style:font-name="Coolvetica" fo:font-size="9pt" fo:font-style="normal" fo:font-weight="normal" officeooo:rsid="00dea6aa" officeooo:paragraph-rsid="00dea6aa" fo:background-color="transparent" style:font-size-asian="7.84999990463257pt" style:font-style-asian="normal" style:font-weight-asian="normal" style:font-size-complex="9pt" style:font-style-complex="normal" style:font-weight-complex="normal"/>
    </style:style>
    <style:style style:name="P273" style:family="paragraph" style:parent-style-name="Standard">
      <style:paragraph-properties fo:text-align="justify" style:justify-single-word="false"/>
      <style:text-properties fo:color="#000000" loext:opacity="100%" style:font-name="Coolvetica" fo:font-size="9pt" fo:font-style="normal" fo:font-weight="normal" officeooo:rsid="00dea6aa" officeooo:paragraph-rsid="00dbe206" fo:background-color="transparent" style:font-size-asian="7.84999990463257pt" style:font-style-asian="normal" style:font-weight-asian="normal" style:font-size-complex="9pt" style:font-style-complex="normal" style:font-weight-complex="normal"/>
    </style:style>
    <style:style style:name="P274" style:family="paragraph" style:parent-style-name="Standard">
      <style:paragraph-properties fo:text-align="justify" style:justify-single-word="false"/>
      <style:text-properties fo:color="#000000" loext:opacity="100%" style:font-name="Coolvetica" fo:font-size="9pt" fo:font-style="normal" fo:font-weight="normal" officeooo:rsid="00e163a3" officeooo:paragraph-rsid="00e163a3" fo:background-color="transparent" style:font-size-asian="7.84999990463257pt" style:font-style-asian="normal" style:font-weight-asian="normal" style:font-size-complex="9pt" style:font-style-complex="normal" style:font-weight-complex="normal"/>
    </style:style>
    <style:style style:name="P275" style:family="paragraph" style:parent-style-name="Standard">
      <style:paragraph-properties fo:text-align="justify" style:justify-single-word="false"/>
      <style:text-properties fo:color="#000000" loext:opacity="100%" style:font-name="Coolvetica" fo:font-size="9pt" fo:font-style="normal" fo:font-weight="normal" officeooo:rsid="00e62e30" officeooo:paragraph-rsid="00e62e30" fo:background-color="transparent" style:font-size-asian="7.84999990463257pt" style:font-style-asian="normal" style:font-weight-asian="normal" style:font-size-complex="9pt" style:font-style-complex="normal" style:font-weight-complex="normal"/>
    </style:style>
    <style:style style:name="P27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195c15" officeooo:paragraph-rsid="01195c15" fo:background-color="transparent" style:font-size-asian="7.84999990463257pt" style:font-style-asian="normal" style:font-weight-asian="normal" style:font-size-complex="9pt" style:font-style-complex="normal" style:font-weight-complex="normal"/>
    </style:style>
    <style:style style:name="P27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ff968" officeooo:paragraph-rsid="013ff968" fo:background-color="transparent" style:font-size-asian="7.84999990463257pt" style:font-style-asian="normal" style:font-weight-asian="normal" style:font-size-complex="9pt" style:font-style-complex="normal" style:font-weight-complex="normal"/>
    </style:style>
    <style:style style:name="P27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44ec84" officeooo:paragraph-rsid="0144ec84" fo:background-color="transparent" style:font-size-asian="7.84999990463257pt" style:font-style-asian="normal" style:font-weight-asian="normal" style:font-size-complex="9pt" style:font-style-complex="normal" style:font-weight-complex="normal"/>
    </style:style>
    <style:style style:name="P27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2de91e" officeooo:paragraph-rsid="01286c0f" fo:background-color="transparent" style:font-size-asian="7.84999990463257pt" style:font-style-asian="normal" style:font-weight-asian="normal" style:font-size-complex="9pt" style:font-style-complex="normal" style:font-weight-complex="normal"/>
    </style:style>
    <style:style style:name="P28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5fcda3" officeooo:paragraph-rsid="015fcda3" fo:background-color="transparent" style:font-size-asian="7.84999990463257pt" style:font-style-asian="normal" style:font-weight-asian="normal" style:font-size-complex="9pt" style:font-style-complex="normal" style:font-weight-complex="normal"/>
    </style:style>
    <style:style style:name="P28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a145f" officeooo:paragraph-rsid="01aa145f" fo:background-color="transparent" style:font-size-asian="7.84999990463257pt" style:font-style-asian="normal" style:font-weight-asian="normal" style:font-size-complex="9pt" style:font-style-complex="normal" style:font-weight-complex="normal"/>
    </style:style>
    <style:style style:name="P28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b6cc3" officeooo:paragraph-rsid="01ab6cc3" fo:background-color="transparent" style:font-size-asian="7.84999990463257pt" style:font-style-asian="normal" style:font-weight-asian="normal" style:font-size-complex="9pt" style:font-style-complex="normal" style:font-weight-complex="normal"/>
    </style:style>
    <style:style style:name="P28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e4724" officeooo:paragraph-rsid="01ae4724" fo:background-color="transparent" style:font-size-asian="7.84999990463257pt" style:font-style-asian="normal" style:font-weight-asian="normal" style:font-size-complex="9pt" style:font-style-complex="normal" style:font-weight-complex="normal"/>
    </style:style>
    <style:style style:name="P28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73d73" officeooo:paragraph-rsid="01a73d73" fo:background-color="transparent" style:font-size-asian="7.84999990463257pt" style:font-style-asian="normal" style:font-weight-asian="normal" style:font-size-complex="9pt" style:font-style-complex="normal" style:font-weight-complex="normal"/>
    </style:style>
    <style:style style:name="P28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b5643c" officeooo:paragraph-rsid="01b5643c" fo:background-color="transparent" style:font-size-asian="7.84999990463257pt" style:font-style-asian="normal" style:font-weight-asian="normal" style:font-size-complex="9pt" style:font-style-complex="normal" style:font-weight-complex="normal"/>
    </style:style>
    <style:style style:name="P28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b70967" officeooo:paragraph-rsid="01b70967" fo:background-color="transparent" style:font-size-asian="7.84999990463257pt" style:font-style-asian="normal" style:font-weight-asian="normal" style:font-size-complex="9pt" style:font-style-complex="normal" style:font-weight-complex="normal"/>
    </style:style>
    <style:style style:name="P28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c019dd" officeooo:paragraph-rsid="01c019dd" fo:background-color="transparent" style:font-size-asian="7.84999990463257pt" style:font-style-asian="normal" style:font-weight-asian="normal" style:font-size-complex="9pt" style:font-style-complex="normal" style:font-weight-complex="normal"/>
    </style:style>
    <style:style style:name="P28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66421" officeooo:paragraph-rsid="01d2bf27" fo:background-color="transparent" style:font-size-asian="7.84999990463257pt" style:font-style-asian="normal" style:font-weight-asian="normal" style:font-size-complex="9pt" style:font-style-complex="normal" style:font-weight-complex="normal"/>
    </style:style>
    <style:style style:name="P28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a8ef0" officeooo:paragraph-rsid="01d77cd2" fo:background-color="transparent" style:font-size-asian="7.84999990463257pt" style:font-style-asian="normal" style:font-weight-asian="normal" style:font-size-complex="9pt" style:font-style-complex="normal" style:font-weight-complex="normal"/>
    </style:style>
    <style:style style:name="P29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e65c5" officeooo:paragraph-rsid="01dc7436" fo:background-color="transparent" style:font-size-asian="7.84999990463257pt" style:font-style-asian="normal" style:font-weight-asian="normal" style:font-size-complex="9pt" style:font-style-complex="normal" style:font-weight-complex="normal"/>
    </style:style>
    <style:style style:name="P29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e964cc" officeooo:paragraph-rsid="01e964cc" fo:background-color="transparent" style:font-size-asian="7.84999990463257pt" style:font-style-asian="normal" style:font-weight-asian="normal" style:font-size-complex="9pt" style:font-style-complex="normal" style:font-weight-complex="normal"/>
    </style:style>
    <style:style style:name="P29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ec6cfb" officeooo:paragraph-rsid="01ec6cfb" fo:background-color="transparent" style:font-size-asian="7.84999990463257pt" style:font-style-asian="normal" style:font-weight-asian="normal" style:font-size-complex="9pt" style:font-style-complex="normal" style:font-weight-complex="normal"/>
    </style:style>
    <style:style style:name="P29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48b42" officeooo:paragraph-rsid="01f48b42" fo:background-color="transparent" style:font-size-asian="7.84999990463257pt" style:font-style-asian="normal" style:font-weight-asian="normal" style:font-size-complex="9pt" style:font-style-complex="normal" style:font-weight-complex="normal"/>
    </style:style>
    <style:style style:name="P29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fe9b0" officeooo:paragraph-rsid="01ffe9b0" fo:background-color="transparent" style:font-size-asian="7.84999990463257pt" style:font-style-asian="normal" style:font-weight-asian="normal" style:font-size-complex="9pt" style:font-style-complex="normal" style:font-weight-complex="normal"/>
    </style:style>
    <style:style style:name="P29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81929" officeooo:paragraph-rsid="01f48b42" fo:background-color="transparent" style:font-size-asian="7.84999990463257pt" style:font-style-asian="normal" style:font-weight-asian="normal" style:font-size-complex="9pt" style:font-style-complex="normal" style:font-weight-complex="normal"/>
    </style:style>
    <style:style style:name="P29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d5553" officeooo:paragraph-rsid="01fc5c9d" fo:background-color="transparent" style:font-size-asian="7.84999990463257pt" style:font-style-asian="normal" style:font-weight-asian="normal" style:font-size-complex="9pt" style:font-style-complex="normal" style:font-weight-complex="normal"/>
    </style:style>
    <style:style style:name="P29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0743a2" officeooo:paragraph-rsid="020743a2" fo:background-color="transparent" style:font-size-asian="7.84999990463257pt" style:font-style-asian="normal" style:font-weight-asian="normal" style:font-size-complex="9pt" style:font-style-complex="normal" style:font-weight-complex="normal"/>
    </style:style>
    <style:style style:name="P29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0bb985" officeooo:paragraph-rsid="020743a2" fo:background-color="transparent" style:font-size-asian="7.84999990463257pt" style:font-style-asian="normal" style:font-weight-asian="normal" style:font-size-complex="9pt" style:font-style-complex="normal" style:font-weight-complex="normal"/>
    </style:style>
    <style:style style:name="P29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0bb985" officeooo:paragraph-rsid="020bb985" fo:background-color="transparent" style:font-size-asian="7.84999990463257pt" style:font-style-asian="normal" style:font-weight-asian="normal" style:font-size-complex="9pt" style:font-style-complex="normal" style:font-weight-complex="normal"/>
    </style:style>
    <style:style style:name="P30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1a2882" officeooo:paragraph-rsid="021a2882" fo:background-color="transparent" style:font-size-asian="7.84999990463257pt" style:font-style-asian="normal" style:font-weight-asian="normal" style:font-size-complex="9pt" style:font-style-complex="normal" style:font-weight-complex="normal"/>
    </style:style>
    <style:style style:name="P30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1b1bf5" officeooo:paragraph-rsid="021b1bf5" fo:background-color="transparent" style:font-size-asian="7.84999990463257pt" style:font-style-asian="normal" style:font-weight-asian="normal" style:font-size-complex="9pt" style:font-style-complex="normal" style:font-weight-complex="normal"/>
    </style:style>
    <style:style style:name="P30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2437e1" officeooo:paragraph-rsid="0221a730" fo:background-color="transparent" style:font-size-asian="7.84999990463257pt" style:font-style-asian="normal" style:font-weight-asian="normal" style:font-size-complex="9pt" style:font-style-complex="normal" style:font-weight-complex="normal"/>
    </style:style>
    <style:style style:name="P30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042e05" officeooo:paragraph-rsid="02042e05" fo:background-color="transparent" style:font-size-asian="7.84999990463257pt" style:font-style-asian="normal" style:font-weight-asian="normal" style:font-size-complex="9pt" style:font-style-complex="normal" style:font-weight-complex="normal"/>
    </style:style>
    <style:style style:name="P30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39eb95" officeooo:paragraph-rsid="0239eb95" fo:background-color="transparent" style:font-size-asian="7.84999990463257pt" style:font-style-asian="normal" style:font-weight-asian="normal" style:font-size-complex="9pt" style:font-style-complex="normal" style:font-weight-complex="normal"/>
    </style:style>
    <style:style style:name="P305"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b11ea" officeooo:paragraph-rsid="024f4453" fo:background-color="transparent" style:font-size-asian="7.84999990463257pt" style:font-style-asian="normal" style:font-weight-asian="normal" style:font-size-complex="9pt" style:font-style-complex="normal" style:font-weight-complex="normal"/>
    </style:style>
    <style:style style:name="P306"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db95c" officeooo:paragraph-rsid="024f4453" fo:background-color="transparent" style:font-size-asian="7.84999990463257pt" style:font-style-asian="normal" style:font-weight-asian="normal" style:font-size-complex="9pt" style:font-style-complex="normal" style:font-weight-complex="normal"/>
    </style:style>
    <style:style style:name="P307"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528a05" officeooo:paragraph-rsid="0253bc0a" fo:background-color="transparent" style:font-size-asian="7.84999990463257pt" style:font-style-asian="normal" style:font-weight-asian="normal" style:font-size-complex="9pt" style:font-style-complex="normal" style:font-weight-complex="normal"/>
    </style:style>
    <style:style style:name="P30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3bf3f2" officeooo:paragraph-rsid="023bf3f2" fo:background-color="transparent" style:font-size-asian="7.84999990463257pt" style:font-style-asian="normal" style:font-weight-asian="normal" style:font-size-complex="9pt" style:font-style-complex="normal" style:font-weight-complex="normal"/>
    </style:style>
    <style:style style:name="P30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3bf3f2" officeooo:paragraph-rsid="0243b4bd" fo:background-color="transparent" style:font-size-asian="7.84999990463257pt" style:font-style-asian="normal" style:font-weight-asian="normal" style:font-size-complex="9pt" style:font-style-complex="normal" style:font-weight-complex="normal"/>
    </style:style>
    <style:style style:name="P31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9c6255" officeooo:paragraph-rsid="029c6255" fo:background-color="transparent" style:font-size-asian="7.84999990463257pt" style:font-style-asian="normal" style:font-weight-asian="normal" style:font-size-complex="9pt" style:font-style-complex="normal" style:font-weight-complex="normal"/>
    </style:style>
    <style:style style:name="P31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9fc6a6" officeooo:paragraph-rsid="029fc6a6" fo:background-color="transparent" style:font-size-asian="7.84999990463257pt" style:font-style-asian="normal" style:font-weight-asian="normal" style:font-size-complex="9pt" style:font-style-complex="normal" style:font-weight-complex="normal"/>
    </style:style>
    <style:style style:name="P31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6a80bd" officeooo:paragraph-rsid="016a80bd" fo:background-color="transparent" style:font-size-asian="7.84999990463257pt" style:font-style-asian="normal" style:font-weight-asian="normal" style:font-size-complex="9pt" style:font-style-complex="normal" style:font-weight-complex="normal"/>
    </style:style>
    <style:style style:name="P31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c5c9d" officeooo:paragraph-rsid="01fc5c9d" fo:background-color="transparent" style:font-size-asian="7.84999990463257pt" style:font-style-asian="normal" style:font-weight-asian="normal" style:font-size-complex="9pt" style:font-style-complex="normal" style:font-weight-complex="normal"/>
    </style:style>
    <style:style style:name="P31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c7124" officeooo:paragraph-rsid="01fc7124" fo:background-color="transparent" style:font-size-asian="7.84999990463257pt" style:font-style-asian="normal" style:font-weight-asian="normal" style:font-size-complex="9pt" style:font-style-complex="normal" style:font-weight-complex="normal"/>
    </style:style>
    <style:style style:name="P31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db323e" officeooo:paragraph-rsid="02db323e" fo:background-color="transparent" style:font-size-asian="7.84999990463257pt" style:font-style-asian="normal" style:font-weight-asian="normal" style:font-size-complex="9pt" style:font-style-complex="normal" style:font-weight-complex="normal"/>
    </style:style>
    <style:style style:name="P316" style:family="paragraph" style:parent-style-name="Preformatted_20_Text">
      <style:paragraph-properties style:line-height-at-least="0.503cm" fo:text-align="start" style:justify-single-word="false"/>
      <style:text-properties fo:color="#000000" loext:opacity="100%" style:font-name="Coolvetica" fo:font-size="9pt" fo:font-style="normal" fo:font-weight="normal" officeooo:rsid="030d23a7" officeooo:paragraph-rsid="030d23a7" fo:background-color="transparent" style:font-size-asian="7.84999990463257pt" style:font-style-asian="normal" style:font-weight-asian="normal" style:font-size-complex="9pt" style:font-style-complex="normal" style:font-weight-complex="normal"/>
    </style:style>
    <style:style style:name="P31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f91fbf" officeooo:paragraph-rsid="02fa1a7e" fo:background-color="transparent" style:font-size-asian="7.84999990463257pt" style:font-style-asian="normal" style:font-weight-asian="normal" style:font-size-complex="9pt" style:font-style-complex="normal" style:font-weight-complex="normal"/>
    </style:style>
    <style:style style:name="P31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fba325" officeooo:paragraph-rsid="02fba325" fo:background-color="transparent" style:font-size-asian="7.84999990463257pt" style:font-style-asian="normal" style:font-weight-asian="normal" style:font-size-complex="9pt" style:font-style-complex="normal" style:font-weight-complex="normal"/>
    </style:style>
    <style:style style:name="P31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fd1bf3" officeooo:paragraph-rsid="02fd1bf3" fo:background-color="transparent" style:font-size-asian="7.84999990463257pt" style:font-style-asian="normal" style:font-weight-asian="normal" style:font-size-complex="9pt" style:font-style-complex="normal" style:font-weight-complex="normal"/>
    </style:style>
    <style:style style:name="P320" style:family="paragraph" style:parent-style-name="Preformatted_20_Text">
      <style:paragraph-properties style:line-height-at-least="0.503cm" fo:text-align="start" style:justify-single-word="false"/>
      <style:text-properties fo:color="#000000" loext:opacity="100%" style:font-name="Coolvetica" fo:font-size="9pt" fo:font-style="normal" fo:font-weight="normal" officeooo:rsid="030e5093" officeooo:paragraph-rsid="030d23a7" fo:background-color="transparent" style:font-size-asian="7.84999990463257pt" style:font-style-asian="normal" style:font-weight-asian="normal" style:font-size-complex="9pt" style:font-style-complex="normal" style:font-weight-complex="normal"/>
    </style:style>
    <style:style style:name="P321" style:family="paragraph" style:parent-style-name="Preformatted_20_Text">
      <style:paragraph-properties style:line-height-at-least="0.503cm" fo:text-align="start" style:justify-single-word="false"/>
      <style:text-properties fo:color="#000000" loext:opacity="100%" style:font-name="Coolvetica" fo:font-size="9pt" fo:font-style="normal" fo:font-weight="normal" officeooo:rsid="030e5c56" officeooo:paragraph-rsid="030d23a7" fo:background-color="transparent" style:font-size-asian="7.84999990463257pt" style:font-style-asian="normal" style:font-weight-asian="normal" style:font-size-complex="9pt" style:font-style-complex="normal" style:font-weight-complex="normal"/>
    </style:style>
    <style:style style:name="P322" style:family="paragraph" style:parent-style-name="Preformatted_20_Text">
      <style:paragraph-properties style:line-height-at-least="0.503cm" fo:text-align="start" style:justify-single-word="false"/>
      <style:text-properties fo:color="#000000" loext:opacity="100%" style:font-name="Coolvetica" fo:font-size="9pt" fo:font-style="normal" fo:font-weight="normal" officeooo:rsid="030e5c56" officeooo:paragraph-rsid="030e5c56" fo:background-color="transparent" style:font-size-asian="7.84999990463257pt" style:font-style-asian="normal" style:font-weight-asian="normal" style:font-size-complex="9pt" style:font-style-complex="normal" style:font-weight-complex="normal"/>
    </style:style>
    <style:style style:name="P32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31158bb" officeooo:paragraph-rsid="012e207d" fo:background-color="transparent" style:font-size-asian="7.84999990463257pt" style:font-style-asian="normal" style:font-weight-asian="normal" style:font-size-complex="9pt" style:font-style-complex="normal" style:font-weight-complex="normal"/>
    </style:style>
    <style:style style:name="P32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3253e7c" officeooo:paragraph-rsid="03253e7c" fo:background-color="transparent" style:font-size-asian="7.84999990463257pt" style:font-style-asian="normal" style:font-weight-asian="normal" style:font-size-complex="9pt" style:font-style-complex="normal" style:font-weight-complex="normal"/>
    </style:style>
    <style:style style:name="P325" style:family="paragraph" style:parent-style-name="Standard">
      <style:paragraph-properties fo:text-align="justify" style:justify-single-word="false"/>
      <style:text-properties fo:color="#000000" loext:opacity="100%" style:font-name="Coolvetica" fo:font-size="9pt" fo:font-style="normal" fo:font-weight="normal" officeooo:rsid="00e4836b" officeooo:paragraph-rsid="00e4836b" fo:background-color="transparent" style:font-size-asian="9pt" style:font-style-asian="normal" style:font-weight-asian="normal" style:font-size-complex="9pt" style:font-style-complex="normal" style:font-weight-complex="normal"/>
    </style:style>
    <style:style style:name="P32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2de91e" officeooo:paragraph-rsid="01286c0f" fo:background-color="transparent" style:font-size-asian="9pt" style:font-style-asian="normal" style:font-weight-asian="normal" style:font-size-complex="9pt" style:font-style-complex="normal" style:font-weight-complex="normal"/>
    </style:style>
    <style:style style:name="P32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ff968" officeooo:paragraph-rsid="013ff968" fo:background-color="transparent" style:font-size-asian="9pt" style:font-style-asian="normal" style:font-weight-asian="normal" style:font-size-complex="9pt" style:font-style-complex="normal" style:font-weight-complex="normal"/>
    </style:style>
    <style:style style:name="P32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7c629" officeooo:paragraph-rsid="0137c629" fo:background-color="transparent" style:font-size-asian="9pt" style:font-style-asian="normal" style:font-weight-asian="normal" style:font-size-complex="9pt" style:font-style-complex="normal" style:font-weight-complex="normal"/>
    </style:style>
    <style:style style:name="P32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7c629" officeooo:paragraph-rsid="02954ee8" fo:background-color="transparent" style:font-size-asian="9pt" style:font-style-asian="normal" style:font-weight-asian="normal" style:font-size-complex="9pt" style:font-style-complex="normal" style:font-weight-complex="normal"/>
    </style:style>
    <style:style style:name="P33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44ec84" officeooo:paragraph-rsid="0144ec84" fo:background-color="transparent" style:font-size-asian="9pt" style:font-style-asian="normal" style:font-weight-asian="normal" style:font-size-complex="9pt" style:font-style-complex="normal" style:font-weight-complex="normal"/>
    </style:style>
    <style:style style:name="P33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5fcda3" officeooo:paragraph-rsid="015fcda3" fo:background-color="transparent" style:font-size-asian="9pt" style:font-style-asian="normal" style:font-weight-asian="normal" style:font-size-complex="9pt" style:font-style-complex="normal" style:font-weight-complex="normal"/>
    </style:style>
    <style:style style:name="P332"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d4433" officeooo:paragraph-rsid="024d4433" fo:background-color="transparent" style:font-size-asian="9pt" style:font-style-asian="normal" style:font-weight-asian="normal" style:font-size-complex="9pt" style:font-style-complex="normal" style:font-weight-complex="normal"/>
    </style:style>
    <style:style style:name="P333"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b11ea" officeooo:paragraph-rsid="024b11ea" fo:background-color="transparent" style:font-size-asian="9pt" style:font-style-asian="normal" style:font-weight-asian="normal" style:font-size-complex="9pt" style:font-style-complex="normal" style:font-weight-complex="normal"/>
    </style:style>
    <style:style style:name="P334"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b11ea" officeooo:paragraph-rsid="024eea15" fo:background-color="transparent" style:font-size-asian="9pt" style:font-style-asian="normal" style:font-weight-asian="normal" style:font-size-complex="9pt" style:font-style-complex="normal" style:font-weight-complex="normal"/>
    </style:style>
    <style:style style:name="P33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4923ee" officeooo:paragraph-rsid="024923ee" fo:background-color="transparent" style:font-size-asian="9pt" style:font-style-asian="normal" style:font-weight-asian="normal" style:font-size-complex="9pt" style:font-style-complex="normal" style:font-weight-complex="normal"/>
    </style:style>
    <style:style style:name="P336" style:family="paragraph" style:parent-style-name="Standard">
      <style:paragraph-properties fo:text-align="justify" style:justify-single-word="false"/>
      <style:text-properties fo:color="#000000" loext:opacity="100%" style:font-name="Coolvetica" fo:font-size="9pt" fo:font-style="italic" fo:font-weight="bold" officeooo:rsid="00cdfed5" officeooo:paragraph-rsid="00cdfed5" fo:background-color="transparent" style:font-size-asian="7.84999990463257pt" style:font-style-asian="italic" style:font-weight-asian="bold" style:font-size-complex="9pt" style:font-style-complex="italic" style:font-weight-complex="bold"/>
    </style:style>
    <style:style style:name="P337" style:family="paragraph" style:parent-style-name="Standard">
      <style:paragraph-properties fo:text-align="justify" style:justify-single-word="false"/>
      <style:text-properties fo:color="#000000" loext:opacity="100%" style:font-name="Coolvetica" fo:font-size="9pt" fo:font-style="italic" fo:font-weight="bold" officeooo:rsid="00cf02e1" officeooo:paragraph-rsid="00cf02e1" fo:background-color="transparent" style:font-size-asian="7.84999990463257pt" style:font-style-asian="italic" style:font-weight-asian="bold" style:font-size-complex="9pt" style:font-style-complex="italic" style:font-weight-complex="bold"/>
    </style:style>
    <style:style style:name="P338" style:family="paragraph" style:parent-style-name="Standard">
      <style:paragraph-properties fo:text-align="justify" style:justify-single-word="false"/>
      <style:text-properties fo:color="#000000" loext:opacity="100%" style:font-name="Coolvetica" fo:font-size="9pt" fo:font-style="italic" fo:font-weight="bold" officeooo:rsid="00cfa581" officeooo:paragraph-rsid="00cfa581" fo:background-color="transparent" style:font-size-asian="7.84999990463257pt" style:font-style-asian="italic" style:font-weight-asian="bold" style:font-size-complex="9pt" style:font-style-complex="italic" style:font-weight-complex="bold"/>
    </style:style>
    <style:style style:name="P339" style:family="paragraph" style:parent-style-name="Standard">
      <style:paragraph-properties style:line-height-at-least="0.503cm" fo:text-align="justify" style:justify-single-word="false"/>
      <style:text-properties fo:color="#000000" loext:opacity="100%" style:font-name="Coolvetica" fo:font-size="9pt" fo:font-style="italic" fo:font-weight="bold" officeooo:rsid="021a2882" officeooo:paragraph-rsid="021a2882" fo:background-color="transparent" style:font-size-asian="7.84999990463257pt" style:font-style-asian="italic" style:font-weight-asian="bold" style:font-size-complex="9pt" style:font-style-complex="italic" style:font-weight-complex="bold"/>
    </style:style>
    <style:style style:name="P340" style:family="paragraph" style:parent-style-name="Standard">
      <style:paragraph-properties style:line-height-at-least="0.503cm" fo:text-align="justify" style:justify-single-word="false"/>
      <style:text-properties fo:color="#000000" loext:opacity="100%" style:font-name="Coolvetica" fo:font-size="9pt" fo:font-style="italic" fo:font-weight="bold" officeooo:rsid="021b1bf5" officeooo:paragraph-rsid="021b1bf5" fo:background-color="transparent" style:font-size-asian="7.84999990463257pt" style:font-style-asian="italic" style:font-weight-asian="bold" style:font-size-complex="9pt" style:font-style-complex="italic" style:font-weight-complex="bold"/>
    </style:style>
    <style:style style:name="P341" style:family="paragraph" style:parent-style-name="Standard">
      <style:paragraph-properties style:line-height-at-least="0.503cm"/>
      <style:text-properties fo:color="#000000" loext:opacity="100%" style:font-name="Coolvetica" fo:font-size="9pt" fo:background-color="transparent" style:font-size-asian="9pt" style:font-size-complex="9pt"/>
    </style:style>
    <style:style style:name="P342" style:family="paragraph" style:parent-style-name="Standard">
      <style:paragraph-properties style:line-height-at-least="0.503cm"/>
      <style:text-properties fo:color="#000000" loext:opacity="100%" style:font-name="Coolvetica" fo:font-size="9pt" fo:font-weight="normal" fo:background-color="transparent" style:font-size-asian="9pt" style:font-size-complex="9pt"/>
    </style:style>
    <style:style style:name="P343" style:family="paragraph" style:parent-style-name="Standard">
      <style:paragraph-properties style:line-height-at-least="0.503cm"/>
      <style:text-properties fo:color="#000000" loext:opacity="100%" style:font-name="Coolvetica" fo:font-size="9pt" fo:font-weight="normal" officeooo:paragraph-rsid="00ff0d16" fo:background-color="transparent" style:font-size-asian="9pt" style:font-size-complex="9pt"/>
    </style:style>
    <style:style style:name="P344" style:family="paragraph" style:parent-style-name="Standard">
      <style:paragraph-properties style:line-height-at-least="0.503cm" fo:text-align="justify" style:justify-single-word="false"/>
      <style:text-properties fo:color="#000000" loext:opacity="100%" style:font-name="Coolvetica" fo:font-size="9pt" fo:font-weight="normal" officeooo:paragraph-rsid="01232ef7" fo:background-color="transparent" style:font-size-asian="9pt" style:font-size-complex="9pt"/>
    </style:style>
    <style:style style:name="P345" style:family="paragraph" style:parent-style-name="Standard">
      <style:paragraph-properties style:line-height-at-least="0.503cm"/>
      <style:text-properties fo:color="#000000" loext:opacity="100%" style:font-name="Coolvetica" fo:font-size="9pt" fo:font-weight="normal" officeooo:paragraph-rsid="014b71e2" fo:background-color="transparent" style:font-size-asian="9pt" style:font-size-complex="9pt"/>
    </style:style>
    <style:style style:name="P346" style:family="paragraph" style:parent-style-name="Standard">
      <style:paragraph-properties style:line-height-at-least="0.503cm"/>
      <style:text-properties fo:color="#000000" loext:opacity="100%" style:font-name="Coolvetica" fo:font-size="9pt" fo:font-weight="normal" officeooo:paragraph-rsid="015f0dc4" fo:background-color="transparent" style:font-size-asian="9pt" style:font-size-complex="9pt"/>
    </style:style>
    <style:style style:name="P347" style:family="paragraph" style:parent-style-name="Standard">
      <style:paragraph-properties style:line-height-at-least="0.503cm"/>
      <style:text-properties fo:color="#000000" loext:opacity="100%" style:font-name="Coolvetica" fo:font-size="9pt" fo:font-weight="normal" officeooo:paragraph-rsid="029719f5" fo:background-color="transparent" style:font-size-asian="9pt" style:font-size-complex="9pt"/>
    </style:style>
    <style:style style:name="P348" style:family="paragraph" style:parent-style-name="Standard">
      <style:paragraph-properties style:line-height-at-least="0.503cm"/>
      <style:text-properties fo:color="#000000" loext:opacity="100%" style:font-name="Coolvetica" fo:font-size="9pt" fo:font-weight="normal" officeooo:rsid="012c16df" officeooo:paragraph-rsid="012c16df" fo:background-color="transparent" style:font-size-asian="9pt" style:font-size-complex="9pt"/>
    </style:style>
    <style:style style:name="P349" style:family="paragraph" style:parent-style-name="Standard">
      <style:paragraph-properties style:line-height-at-least="0.503cm" fo:text-align="justify" style:justify-single-word="false"/>
      <style:text-properties fo:color="#000000" loext:opacity="100%" style:font-name="Coolvetica" fo:font-size="9pt" fo:font-weight="normal" officeooo:rsid="012e207d" officeooo:paragraph-rsid="012e207d" fo:background-color="transparent" style:font-size-asian="7.84999990463257pt" style:font-size-complex="9pt"/>
    </style:style>
    <style:style style:name="P350" style:family="paragraph" style:parent-style-name="Preformatted_20_Text">
      <style:paragraph-properties fo:margin-top="0cm" fo:margin-bottom="0.499cm" style:contextual-spacing="false"/>
      <style:text-properties fo:color="#000000" loext:opacity="100%" style:font-name="Coolvetica" fo:font-size="9pt" style:font-size-asian="9pt" style:font-size-complex="9pt"/>
    </style:style>
    <style:style style:name="P351" style:family="paragraph" style:parent-style-name="Standard">
      <style:paragraph-properties style:line-height-at-least="0.503cm" fo:text-align="justify" style:justify-single-word="false"/>
      <style:text-properties fo:color="#000000" loext:opacity="100%" style:font-name="Coolvetica" fo:font-size="10.5pt" fo:font-style="normal" fo:font-weight="normal" officeooo:rsid="012de91e" officeooo:paragraph-rsid="01286c0f" fo:background-color="transparent" style:font-size-asian="9.14999961853027pt" style:font-style-asian="normal" style:font-weight-asian="normal" style:font-size-complex="10.5pt" style:font-style-complex="normal" style:font-weight-complex="normal"/>
    </style:style>
    <style:style style:name="P352" style:family="paragraph" style:parent-style-name="Standard">
      <style:paragraph-properties style:line-height-at-least="0.503cm" fo:text-align="justify" style:justify-single-word="false"/>
      <style:text-properties fo:color="#000000" loext:opacity="100%" style:font-name="Coolvetica1" fo:font-size="9pt" fo:font-style="normal" fo:font-weight="normal" officeooo:rsid="01c569dd" officeooo:paragraph-rsid="01c569dd" fo:background-color="transparent" style:font-size-asian="7.84999990463257pt" style:font-style-asian="normal" style:font-weight-asian="normal" style:font-size-complex="9pt" style:font-style-complex="normal" style:font-weight-complex="normal"/>
    </style:style>
    <style:style style:name="P353" style:family="paragraph" style:parent-style-name="Preformatted_20_Text">
      <style:paragraph-properties style:line-height-at-least="0.503cm" fo:text-align="justify" style:justify-single-word="false"/>
      <style:text-properties fo:color="#000000" loext:opacity="100%" officeooo:paragraph-rsid="0253bc0a"/>
    </style:style>
    <style:style style:name="P354" style:family="paragraph" style:parent-style-name="Standard">
      <style:paragraph-properties style:line-height-at-least="0.503cm" fo:text-align="center" style:justify-single-word="false"/>
      <style:text-properties fo:font-size="20pt" fo:font-style="italic" fo:font-weight="bold" officeooo:rsid="011390de" officeooo:paragraph-rsid="011390de" style:font-size-asian="20pt" style:font-style-asian="italic" style:font-weight-asian="bold" style:font-size-complex="20pt" style:font-style-complex="italic" style:font-weight-complex="bold"/>
    </style:style>
    <style:style style:name="P355" style:family="paragraph" style:parent-style-name="Preformatted_20_Text">
      <style:paragraph-properties fo:text-align="justify" style:justify-single-word="false"/>
      <style:text-properties fo:font-size="11pt" officeooo:paragraph-rsid="0075509f" style:font-size-asian="11pt" style:font-size-complex="11pt"/>
    </style:style>
    <style:style style:name="P356" style:family="paragraph" style:parent-style-name="Standard">
      <style:paragraph-properties style:line-height-at-least="0.503cm" fo:text-align="justify" style:justify-single-word="false"/>
      <style:text-properties fo:font-size="11pt" fo:font-style="normal" fo:font-weight="normal" officeooo:rsid="0221a730" officeooo:paragraph-rsid="0221a730" style:font-size-asian="9.60000038146973pt" style:font-style-asian="normal" style:font-weight-asian="normal" style:font-size-complex="11pt" style:font-style-complex="normal" style:font-weight-complex="normal"/>
    </style:style>
    <style:style style:name="P357" style:family="paragraph" style:parent-style-name="Standard">
      <style:paragraph-properties fo:text-align="justify" style:justify-single-word="false"/>
      <style:text-properties style:font-name="Coolvetica" fo:font-size="11pt" fo:font-style="normal" fo:font-weight="normal" officeooo:rsid="004794e1" officeooo:paragraph-rsid="004794e1" style:font-size-asian="11pt" style:font-style-asian="normal" style:font-weight-asian="normal" style:font-size-complex="11pt" style:font-style-complex="normal" style:font-weight-complex="normal"/>
    </style:style>
    <style:style style:name="P358" style:family="paragraph" style:parent-style-name="Standard">
      <style:paragraph-properties fo:text-align="justify" style:justify-single-word="false"/>
      <style:text-properties style:font-name="Coolvetica" fo:font-size="11pt" fo:font-style="normal" fo:font-weight="normal" officeooo:rsid="0090a117" officeooo:paragraph-rsid="0090a117" style:font-size-asian="11pt" style:font-style-asian="normal" style:font-weight-asian="normal" style:font-size-complex="11pt" style:font-style-complex="normal" style:font-weight-complex="normal"/>
    </style:style>
    <style:style style:name="P359" style:family="paragraph" style:parent-style-name="Standard">
      <style:paragraph-properties fo:text-align="justify" style:justify-single-word="false"/>
      <style:text-properties style:font-name="Coolvetica" fo:font-size="9pt" fo:font-style="normal" fo:font-weight="normal" officeooo:rsid="004993a6" officeooo:paragraph-rsid="004993a6" style:font-size-asian="9pt" style:font-style-asian="normal" style:font-weight-asian="normal" style:font-size-complex="9pt" style:font-style-complex="normal" style:font-weight-complex="normal"/>
    </style:style>
    <style:style style:name="P360" style:family="paragraph" style:parent-style-name="Standard">
      <style:paragraph-properties fo:text-align="justify" style:justify-single-word="false"/>
      <style:text-properties style:font-name="Coolvetica" fo:font-size="9pt" fo:font-style="normal" fo:font-weight="normal" officeooo:rsid="0090a117" officeooo:paragraph-rsid="0090a117" style:font-size-asian="9pt" style:font-style-asian="normal" style:font-weight-asian="normal" style:font-size-complex="9pt" style:font-style-complex="normal" style:font-weight-complex="normal"/>
    </style:style>
    <style:style style:name="P361" style:family="paragraph" style:parent-style-name="Standard">
      <style:paragraph-properties fo:text-align="justify" style:justify-single-word="false"/>
      <style:text-properties style:font-name="Coolvetica" fo:font-size="9pt" fo:font-style="normal" fo:font-weight="normal" officeooo:rsid="004ba80c" officeooo:paragraph-rsid="004993a6" style:font-size-asian="7.84999990463257pt" style:font-style-asian="normal" style:font-weight-asian="normal" style:font-size-complex="9pt" style:font-style-complex="normal" style:font-weight-complex="normal"/>
    </style:style>
    <style:style style:name="P362" style:family="paragraph" style:parent-style-name="Standard">
      <style:paragraph-properties fo:text-align="justify" style:justify-single-word="false"/>
      <style:text-properties style:font-name="Coolvetica"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363" style:family="paragraph" style:parent-style-name="Standard">
      <style:paragraph-properties fo:text-align="justify" style:justify-single-word="false"/>
      <style:text-properties style:font-name="Coolvetica" fo:font-size="9pt" fo:font-style="normal" fo:font-weight="normal" officeooo:rsid="004dbbf5" officeooo:paragraph-rsid="004dbbf5" style:font-size-asian="7.84999990463257pt" style:font-style-asian="normal" style:font-weight-asian="normal" style:font-size-complex="9pt" style:font-style-complex="normal" style:font-weight-complex="normal"/>
    </style:style>
    <style:style style:name="P364" style:family="paragraph" style:parent-style-name="Standard">
      <style:paragraph-properties fo:text-align="justify" style:justify-single-word="false"/>
      <style:text-properties style:font-name="Coolvetica" fo:font-size="9pt" fo:font-style="normal" fo:font-weight="normal" officeooo:rsid="004e3502" officeooo:paragraph-rsid="004e3502" style:font-size-asian="7.84999990463257pt" style:font-style-asian="normal" style:font-weight-asian="normal" style:font-size-complex="9pt" style:font-style-complex="normal" style:font-weight-complex="normal"/>
    </style:style>
    <style:style style:name="P365" style:family="paragraph" style:parent-style-name="Standard">
      <style:paragraph-properties fo:margin-left="0cm" fo:margin-right="0cm" fo:text-align="justify" style:justify-single-word="false" fo:text-indent="0cm" style:auto-text-indent="false"/>
      <style:text-properties style:font-name="Coolvetica" fo:font-size="9pt" fo:font-style="normal" fo:font-weight="normal" officeooo:rsid="0053e0bf" officeooo:paragraph-rsid="0053e0bf" style:font-size-asian="7.84999990463257pt" style:font-style-asian="normal" style:font-weight-asian="normal" style:font-size-complex="9pt" style:font-style-complex="normal" style:font-weight-complex="normal"/>
    </style:style>
    <style:style style:name="P366" style:family="paragraph" style:parent-style-name="Standard">
      <style:paragraph-properties fo:text-align="justify" style:justify-single-word="false"/>
      <style:text-properties style:font-name="Coolvetica"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367" style:family="paragraph" style:parent-style-name="Standard">
      <style:paragraph-properties fo:text-align="justify" style:justify-single-word="false"/>
      <style:text-properties style:font-name="Coolvetica" fo:font-size="9pt" fo:font-style="normal" fo:font-weight="normal" officeooo:rsid="008efb8c" officeooo:paragraph-rsid="008efb8c" style:font-size-asian="7.84999990463257pt" style:font-style-asian="normal" style:font-weight-asian="normal" style:font-size-complex="9pt" style:font-style-complex="normal" style:font-weight-complex="normal"/>
    </style:style>
    <style:style style:name="P368" style:family="paragraph" style:parent-style-name="Standard">
      <style:paragraph-properties fo:text-align="justify" style:justify-single-word="false"/>
      <style:text-properties style:font-name="Coolvetica" fo:font-size="9pt" fo:font-style="normal" fo:font-weight="normal" officeooo:rsid="008efb8c" officeooo:paragraph-rsid="0090a117" style:font-size-asian="7.84999990463257pt" style:font-style-asian="normal" style:font-weight-asian="normal" style:font-size-complex="9pt" style:font-style-complex="normal" style:font-weight-complex="normal"/>
    </style:style>
    <style:style style:name="P369" style:family="paragraph" style:parent-style-name="Preformatted_20_Text">
      <style:paragraph-properties fo:text-align="justify" style:justify-single-word="false"/>
      <style:text-properties style:font-name="Coolvetica"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370" style:family="paragraph" style:parent-style-name="Standard">
      <style:paragraph-properties fo:text-align="justify" style:justify-single-word="false"/>
      <style:text-properties style:font-name="Coolvetica" fo:font-size="9pt" fo:font-style="normal" fo:font-weight="normal" officeooo:rsid="0080b282" officeooo:paragraph-rsid="0080b282" style:font-size-asian="7.84999990463257pt" style:font-style-asian="normal" style:font-weight-asian="normal" style:font-size-complex="9pt" style:font-style-complex="normal" style:font-weight-complex="normal"/>
    </style:style>
    <style:style style:name="P371" style:family="paragraph" style:parent-style-name="Standard">
      <style:paragraph-properties fo:text-align="justify" style:justify-single-word="false"/>
      <style:text-properties style:font-name="Coolvetica" fo:font-size="9pt" fo:font-style="normal" fo:font-weight="normal" officeooo:rsid="00828ee8" officeooo:paragraph-rsid="00828ee8" style:font-size-asian="7.84999990463257pt" style:font-style-asian="normal" style:font-weight-asian="normal" style:font-size-complex="9pt" style:font-style-complex="normal" style:font-weight-complex="normal"/>
    </style:style>
    <style:style style:name="P372" style:family="paragraph" style:parent-style-name="Standard">
      <style:paragraph-properties fo:text-align="justify" style:justify-single-word="false"/>
      <style:text-properties style:font-name="Coolvetica" fo:font-size="9pt" fo:font-style="normal" fo:font-weight="normal" officeooo:rsid="008490c3" officeooo:paragraph-rsid="008490c3" style:font-size-asian="7.84999990463257pt" style:font-style-asian="normal" style:font-weight-asian="normal" style:font-size-complex="9pt" style:font-style-complex="normal" style:font-weight-complex="normal"/>
    </style:style>
    <style:style style:name="P373" style:family="paragraph" style:parent-style-name="Standard">
      <style:paragraph-properties fo:text-align="justify" style:justify-single-word="false"/>
      <style:text-properties style:font-name="Coolvetica" fo:font-size="9pt" fo:font-style="normal" fo:font-weight="normal" officeooo:rsid="0088384e" officeooo:paragraph-rsid="0088384e" style:font-size-asian="7.84999990463257pt" style:font-style-asian="normal" style:font-weight-asian="normal" style:font-size-complex="9pt" style:font-style-complex="normal" style:font-weight-complex="normal"/>
    </style:style>
    <style:style style:name="P374" style:family="paragraph" style:parent-style-name="Standard">
      <style:paragraph-properties fo:text-align="justify" style:justify-single-word="false"/>
      <style:text-properties style:font-name="Coolvetica" fo:font-size="9pt" fo:font-style="normal" fo:font-weight="normal" officeooo:rsid="008979d5" officeooo:paragraph-rsid="008979d5" style:font-size-asian="7.84999990463257pt" style:font-style-asian="normal" style:font-weight-asian="normal" style:font-size-complex="9pt" style:font-style-complex="normal" style:font-weight-complex="normal"/>
    </style:style>
    <style:style style:name="P375" style:family="paragraph" style:parent-style-name="Preformatted_20_Text">
      <style:paragraph-properties fo:text-align="justify" style:justify-single-word="false"/>
      <style:text-properties style:font-name="Coolvetica" fo:font-size="9pt" fo:font-style="normal" fo:font-weight="normal" officeooo:rsid="008d2b0b" officeooo:paragraph-rsid="01847635" style:font-size-asian="7.84999990463257pt" style:font-style-asian="normal" style:font-weight-asian="normal" style:font-size-complex="9pt" style:font-style-complex="normal" style:font-weight-complex="normal"/>
    </style:style>
    <style:style style:name="P376" style:family="paragraph" style:parent-style-name="Standard">
      <style:paragraph-properties fo:text-align="justify" style:justify-single-word="false"/>
      <style:text-properties style:font-name="Coolvetica" fo:font-size="9pt" fo:font-style="normal" fo:font-weight="normal" officeooo:rsid="0066d328" officeooo:paragraph-rsid="0066d328" style:font-size-asian="7.84999990463257pt" style:font-style-asian="normal" style:font-weight-asian="normal" style:font-size-complex="9pt" style:font-style-complex="normal" style:font-weight-complex="normal"/>
    </style:style>
    <style:style style:name="P377" style:family="paragraph" style:parent-style-name="Standard">
      <style:paragraph-properties fo:text-align="justify" style:justify-single-word="false"/>
      <style:text-properties style:font-name="Coolvetica" fo:font-size="9pt" fo:font-style="normal" fo:font-weight="normal" officeooo:rsid="00673765" officeooo:paragraph-rsid="00673765" style:font-size-asian="7.84999990463257pt" style:font-style-asian="normal" style:font-weight-asian="normal" style:font-size-complex="9pt" style:font-style-complex="normal" style:font-weight-complex="normal"/>
    </style:style>
    <style:style style:name="P378" style:family="paragraph" style:parent-style-name="Standard">
      <style:paragraph-properties fo:text-align="justify" style:justify-single-word="false"/>
      <style:text-properties style:font-name="Coolvetica" fo:font-size="9pt" fo:font-style="normal" fo:font-weight="normal" officeooo:rsid="006cbd8a" officeooo:paragraph-rsid="006cbd8a" style:font-size-asian="7.84999990463257pt" style:font-style-asian="normal" style:font-weight-asian="normal" style:font-size-complex="9pt" style:font-style-complex="normal" style:font-weight-complex="normal"/>
    </style:style>
    <style:style style:name="P379" style:family="paragraph" style:parent-style-name="Standard">
      <style:paragraph-properties fo:text-align="justify" style:justify-single-word="false"/>
      <style:text-properties style:font-name="Coolvetica" fo:font-size="9pt" fo:font-style="normal" fo:font-weight="normal" officeooo:rsid="0068fdc9" officeooo:paragraph-rsid="0068fdc9" style:font-size-asian="7.84999990463257pt" style:font-style-asian="normal" style:font-weight-asian="normal" style:font-size-complex="9pt" style:font-style-complex="normal" style:font-weight-complex="normal"/>
    </style:style>
    <style:style style:name="P380" style:family="paragraph" style:parent-style-name="Standard">
      <style:paragraph-properties fo:text-align="justify" style:justify-single-word="false"/>
      <style:text-properties style:font-name="Coolvetica" fo:font-size="9pt" fo:font-style="normal" fo:font-weight="normal" officeooo:rsid="0068fdc9" officeooo:paragraph-rsid="006be253" style:font-size-asian="7.84999990463257pt" style:font-style-asian="normal" style:font-weight-asian="normal" style:font-size-complex="9pt" style:font-style-complex="normal" style:font-weight-complex="normal"/>
    </style:style>
    <style:style style:name="P381" style:family="paragraph" style:parent-style-name="Standard">
      <style:paragraph-properties fo:text-align="justify" style:justify-single-word="false"/>
      <style:text-properties style:font-name="Coolvetica" fo:font-size="9pt" fo:font-style="normal" fo:font-weight="normal" officeooo:rsid="0068fdc9" officeooo:paragraph-rsid="028490b9" style:font-size-asian="7.84999990463257pt" style:font-style-asian="normal" style:font-weight-asian="normal" style:font-size-complex="9pt" style:font-style-complex="normal" style:font-weight-complex="normal"/>
    </style:style>
    <style:style style:name="P382" style:family="paragraph" style:parent-style-name="Preformatted_20_Text">
      <style:paragraph-properties fo:text-align="justify" style:justify-single-word="false"/>
      <style:text-properties style:font-name="Coolvetica" fo:font-size="9pt" fo:font-style="normal" fo:font-weight="normal" officeooo:rsid="0078d6d1" officeooo:paragraph-rsid="0079a295" style:font-size-asian="7.84999990463257pt" style:font-style-asian="normal" style:font-weight-asian="normal" style:font-size-complex="9pt" style:font-style-complex="normal" style:font-weight-complex="normal"/>
    </style:style>
    <style:style style:name="P383" style:family="paragraph" style:parent-style-name="Preformatted_20_Text">
      <style:paragraph-properties fo:text-align="justify" style:justify-single-word="false"/>
      <style:text-properties style:font-name="Coolvetica" fo:font-size="9pt" fo:font-style="normal" fo:font-weight="normal" officeooo:rsid="00a1a6f5" officeooo:paragraph-rsid="00a1a6f5" style:font-size-asian="7.84999990463257pt" style:font-style-asian="normal" style:font-weight-asian="normal" style:font-size-complex="9pt" style:font-style-complex="normal" style:font-weight-complex="normal"/>
    </style:style>
    <style:style style:name="P384" style:family="paragraph" style:parent-style-name="Standard">
      <style:paragraph-properties fo:text-align="justify" style:justify-single-word="false"/>
      <style:text-properties style:font-name="Coolvetica" fo:font-size="9pt" fo:font-style="normal" fo:font-weight="normal" officeooo:rsid="00a82150" officeooo:paragraph-rsid="00a82150" style:font-size-asian="7.84999990463257pt" style:font-style-asian="normal" style:font-weight-asian="normal" style:font-size-complex="9pt" style:font-style-complex="normal" style:font-weight-complex="normal"/>
    </style:style>
    <style:style style:name="P385" style:family="paragraph" style:parent-style-name="Standard">
      <style:paragraph-properties fo:text-align="justify" style:justify-single-word="false"/>
      <style:text-properties style:font-name="Coolvetica" fo:font-size="9pt" fo:font-style="normal" fo:font-weight="normal" officeooo:rsid="00ab7896" officeooo:paragraph-rsid="00ab7896" style:font-size-asian="7.84999990463257pt" style:font-style-asian="normal" style:font-weight-asian="normal" style:font-size-complex="9pt" style:font-style-complex="normal" style:font-weight-complex="normal"/>
    </style:style>
    <style:style style:name="P386" style:family="paragraph" style:parent-style-name="Standard">
      <style:paragraph-properties fo:text-align="justify" style:justify-single-word="false"/>
      <style:text-properties style:font-name="Coolvetica" fo:font-size="9pt" fo:font-style="normal" fo:font-weight="normal" officeooo:rsid="00aba047" officeooo:paragraph-rsid="00aba047" style:font-size-asian="7.84999990463257pt" style:font-style-asian="normal" style:font-weight-asian="normal" style:font-size-complex="9pt" style:font-style-complex="normal" style:font-weight-complex="normal"/>
    </style:style>
    <style:style style:name="P387" style:family="paragraph" style:parent-style-name="Standard">
      <style:paragraph-properties fo:text-align="justify" style:justify-single-word="false"/>
      <style:text-properties style:font-name="Coolvetica" fo:font-size="9pt" fo:font-style="normal" fo:font-weight="normal" officeooo:rsid="00aba047" officeooo:paragraph-rsid="02d88ef4" style:font-size-asian="7.84999990463257pt" style:font-style-asian="normal" style:font-weight-asian="normal" style:font-size-complex="9pt" style:font-style-complex="normal" style:font-weight-complex="normal"/>
    </style:style>
    <style:style style:name="P388" style:family="paragraph" style:parent-style-name="Standard">
      <style:paragraph-properties fo:text-align="justify" style:justify-single-word="false"/>
      <style:text-properties style:font-name="Coolvetica" fo:font-size="9pt" fo:font-style="normal" fo:font-weight="normal" officeooo:rsid="00abc762" officeooo:paragraph-rsid="00abc762" style:font-size-asian="7.84999990463257pt" style:font-style-asian="normal" style:font-weight-asian="normal" style:font-size-complex="9pt" style:font-style-complex="normal" style:font-weight-complex="normal"/>
    </style:style>
    <style:style style:name="P389" style:family="paragraph" style:parent-style-name="Standard">
      <style:paragraph-properties fo:text-align="justify" style:justify-single-word="false"/>
      <style:text-properties style:font-name="Coolvetica" fo:font-size="9pt" fo:font-style="normal" fo:font-weight="normal" officeooo:rsid="00f3ef94" officeooo:paragraph-rsid="00f3ef94" style:font-size-asian="7.84999990463257pt" style:font-style-asian="normal" style:font-weight-asian="normal" style:font-size-complex="9pt" style:font-style-complex="normal" style:font-weight-complex="normal"/>
    </style:style>
    <style:style style:name="P390" style:family="paragraph" style:parent-style-name="Preformatted_20_Text">
      <style:paragraph-properties fo:text-align="justify" style:justify-single-word="false"/>
      <style:text-properties style:font-name="Coolvetica" fo:font-size="9pt" fo:font-style="normal" fo:font-weight="normal" officeooo:rsid="00a3c915" officeooo:paragraph-rsid="00a3c915" style:font-size-asian="7.84999990463257pt" style:font-style-asian="normal" style:font-weight-asian="normal" style:font-size-complex="9pt" style:font-style-complex="normal" style:font-weight-complex="normal"/>
    </style:style>
    <style:style style:name="P391" style:family="paragraph" style:parent-style-name="Standard">
      <style:paragraph-properties fo:text-align="justify" style:justify-single-word="false"/>
      <style:text-properties style:font-name="Coolvetica" fo:font-size="9pt" fo:font-style="normal" fo:font-weight="normal" officeooo:rsid="00ad0679" officeooo:paragraph-rsid="00ad0679" style:font-size-asian="7.84999990463257pt" style:font-style-asian="normal" style:font-weight-asian="normal" style:font-size-complex="9pt" style:font-style-complex="normal" style:font-weight-complex="normal"/>
    </style:style>
    <style:style style:name="P392" style:family="paragraph" style:parent-style-name="Standard">
      <style:paragraph-properties fo:text-align="justify" style:justify-single-word="false"/>
      <style:text-properties style:font-name="Coolvetica" fo:font-size="9pt" fo:font-style="normal" fo:font-weight="normal" officeooo:rsid="00ad0679" officeooo:paragraph-rsid="00ac3260" style:font-size-asian="7.84999990463257pt" style:font-style-asian="normal" style:font-weight-asian="normal" style:font-size-complex="9pt" style:font-style-complex="normal" style:font-weight-complex="normal"/>
    </style:style>
    <style:style style:name="P393" style:family="paragraph" style:parent-style-name="Standard">
      <style:paragraph-properties fo:text-align="justify" style:justify-single-word="false"/>
      <style:text-properties style:font-name="Coolvetica" fo:font-size="9pt" fo:font-style="normal" fo:font-weight="normal" officeooo:rsid="00aebe18" officeooo:paragraph-rsid="00aebe18" style:font-size-asian="7.84999990463257pt" style:font-style-asian="normal" style:font-weight-asian="normal" style:font-size-complex="9pt" style:font-style-complex="normal" style:font-weight-complex="normal"/>
    </style:style>
    <style:style style:name="P394" style:family="paragraph" style:parent-style-name="Standard">
      <style:paragraph-properties fo:text-align="justify" style:justify-single-word="false"/>
      <style:text-properties style:font-name="Coolvetica" fo:font-size="9pt" fo:font-style="normal" fo:font-weight="normal" officeooo:rsid="00b1c1cc" officeooo:paragraph-rsid="01746a81" style:font-size-asian="7.84999990463257pt" style:font-style-asian="normal" style:font-weight-asian="normal" style:font-size-complex="9pt" style:font-style-complex="normal" style:font-weight-complex="normal"/>
    </style:style>
    <style:style style:name="P395" style:family="paragraph" style:parent-style-name="Standard">
      <style:paragraph-properties fo:text-align="justify" style:justify-single-word="false"/>
      <style:text-properties style:font-name="Coolvetica" fo:font-size="9pt" fo:font-style="normal" fo:font-weight="normal" officeooo:rsid="00ba98d0" officeooo:paragraph-rsid="00ba98d0" style:font-size-asian="7.84999990463257pt" style:font-style-asian="normal" style:font-weight-asian="normal" style:font-size-complex="9pt" style:font-style-complex="normal" style:font-weight-complex="normal"/>
    </style:style>
    <style:style style:name="P396" style:family="paragraph" style:parent-style-name="Standard">
      <style:paragraph-properties fo:text-align="justify" style:justify-single-word="false"/>
      <style:text-properties style:font-name="Coolvetica" fo:font-size="9pt" fo:font-style="normal" fo:font-weight="normal" officeooo:rsid="00bea63e" officeooo:paragraph-rsid="00bea63e" style:font-size-asian="7.84999990463257pt" style:font-style-asian="normal" style:font-weight-asian="normal" style:font-size-complex="9pt" style:font-style-complex="normal" style:font-weight-complex="normal"/>
    </style:style>
    <style:style style:name="P397" style:family="paragraph" style:parent-style-name="Standard">
      <style:paragraph-properties fo:text-align="justify" style:justify-single-word="false"/>
      <style:text-properties style:font-name="Coolvetica" fo:font-size="9pt" fo:font-style="normal" fo:font-weight="normal" officeooo:rsid="00bfbbc0" officeooo:paragraph-rsid="00bfbbc0" style:font-size-asian="7.84999990463257pt" style:font-style-asian="normal" style:font-weight-asian="normal" style:font-size-complex="9pt" style:font-style-complex="normal" style:font-weight-complex="normal"/>
    </style:style>
    <style:style style:name="P398" style:family="paragraph" style:parent-style-name="Standard">
      <style:paragraph-properties fo:text-align="justify" style:justify-single-word="false"/>
      <style:text-properties style:font-name="Coolvetica" fo:font-size="9pt" fo:font-style="normal" fo:font-weight="normal" officeooo:rsid="00c586e9" officeooo:paragraph-rsid="00c586e9" style:font-size-asian="7.84999990463257pt" style:font-style-asian="normal" style:font-weight-asian="normal" style:font-size-complex="9pt" style:font-style-complex="normal" style:font-weight-complex="normal"/>
    </style:style>
    <style:style style:name="P399" style:family="paragraph" style:parent-style-name="Standard">
      <style:paragraph-properties fo:text-align="justify" style:justify-single-word="false"/>
      <style:text-properties style:font-name="Coolvetica" fo:font-size="9pt" fo:font-style="normal" fo:font-weight="normal" officeooo:rsid="00c56e22" officeooo:paragraph-rsid="00c56e22" style:font-size-asian="7.84999990463257pt" style:font-style-asian="normal" style:font-weight-asian="normal" style:font-size-complex="9pt" style:font-style-complex="normal" style:font-weight-complex="normal"/>
    </style:style>
    <style:style style:name="P400" style:family="paragraph" style:parent-style-name="Standard">
      <style:paragraph-properties fo:text-align="justify" style:justify-single-word="false"/>
      <style:text-properties style:font-name="Coolvetica"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401" style:family="paragraph" style:parent-style-name="Standard">
      <style:paragraph-properties fo:text-align="justify" style:justify-single-word="false"/>
      <style:text-properties style:font-name="Coolvetica" fo:font-size="9pt" fo:font-style="normal" fo:font-weight="normal" officeooo:rsid="00dfe878" officeooo:paragraph-rsid="00dfe878" style:font-size-asian="7.84999990463257pt" style:font-style-asian="normal" style:font-weight-asian="normal" style:font-size-complex="9pt" style:font-style-complex="normal" style:font-weight-complex="normal"/>
    </style:style>
    <style:style style:name="P402" style:family="paragraph" style:parent-style-name="Standard">
      <style:paragraph-properties fo:text-align="justify" style:justify-single-word="false"/>
      <style:text-properties style:font-name="Coolvetica" fo:font-size="9pt" fo:font-style="normal" fo:font-weight="normal" officeooo:rsid="00e34ea0" officeooo:paragraph-rsid="00e34ea0" style:font-size-asian="7.84999990463257pt" style:font-style-asian="normal" style:font-weight-asian="normal" style:font-size-complex="9pt" style:font-style-complex="normal" style:font-weight-complex="normal"/>
    </style:style>
    <style:style style:name="P403" style:family="paragraph" style:parent-style-name="Standard">
      <style:paragraph-properties fo:text-align="justify" style:justify-single-word="false"/>
      <style:text-properties style:font-name="Coolvetica" fo:font-size="9pt" fo:font-style="normal" fo:font-weight="normal" officeooo:rsid="00e62e30" officeooo:paragraph-rsid="00e62e30" style:font-size-asian="7.84999990463257pt" style:font-style-asian="normal" style:font-weight-asian="normal" style:font-size-complex="9pt" style:font-style-complex="normal" style:font-weight-complex="normal"/>
    </style:style>
    <style:style style:name="P404" style:family="paragraph" style:parent-style-name="Standard">
      <style:paragraph-properties style:line-height-at-least="0.503cm" fo:text-align="justify" style:justify-single-word="false"/>
      <style:text-properties style:font-name="Coolvetica" fo:font-size="9pt" fo:font-style="normal" fo:font-weight="normal" officeooo:rsid="022437e1" officeooo:paragraph-rsid="022437e1" style:font-size-asian="7.84999990463257pt" style:font-style-asian="normal" style:font-weight-asian="normal" style:font-size-complex="9pt" style:font-style-complex="normal" style:font-weight-complex="normal"/>
    </style:style>
    <style:style style:name="P405" style:family="paragraph" style:parent-style-name="Standard">
      <style:paragraph-properties fo:text-align="justify" style:justify-single-word="false"/>
      <style:text-properties style:font-name="Coolvetica" fo:font-size="9pt" fo:font-style="normal" fo:font-weight="normal" officeooo:rsid="02e71e5d" officeooo:paragraph-rsid="02e71e5d" style:font-size-asian="7.84999990463257pt" style:font-style-asian="normal" style:font-weight-asian="normal" style:font-size-complex="9pt" style:font-style-complex="normal" style:font-weight-complex="normal"/>
    </style:style>
    <style:style style:name="P406" style:family="paragraph" style:parent-style-name="Standard">
      <style:paragraph-properties fo:text-align="justify" style:justify-single-word="false"/>
      <style:text-properties style:font-name="Coolvetica" fo:font-size="9pt" fo:font-style="normal" fo:font-weight="normal" officeooo:rsid="02ea8298" officeooo:paragraph-rsid="02ea8298" style:font-size-asian="7.84999990463257pt" style:font-style-asian="normal" style:font-weight-asian="normal" style:font-size-complex="9pt" style:font-style-complex="normal" style:font-weight-complex="normal"/>
    </style:style>
    <style:style style:name="P407" style:family="paragraph" style:parent-style-name="Standard">
      <style:paragraph-properties fo:text-align="justify" style:justify-single-word="false"/>
      <style:text-properties style:font-name="Coolvetica" fo:font-size="9pt" fo:font-style="normal" fo:font-weight="normal" officeooo:rsid="0307233a" officeooo:paragraph-rsid="0307233a" style:font-size-asian="7.84999990463257pt" style:font-style-asian="normal" style:font-weight-asian="normal" style:font-size-complex="9pt" style:font-style-complex="normal" style:font-weight-complex="normal"/>
    </style:style>
    <style:style style:name="P408" style:family="paragraph" style:parent-style-name="Standard">
      <style:paragraph-properties fo:text-align="justify" style:justify-single-word="false"/>
      <style:text-properties style:font-name="Coolvetica" fo:font-size="9pt" fo:font-style="normal" fo:font-weight="normal" officeooo:rsid="03099980" officeooo:paragraph-rsid="03099980" style:font-size-asian="7.84999990463257pt" style:font-style-asian="normal" style:font-weight-asian="normal" style:font-size-complex="9pt" style:font-style-complex="normal" style:font-weight-complex="normal"/>
    </style:style>
    <style:style style:name="P409" style:family="paragraph" style:parent-style-name="Standard">
      <style:paragraph-properties fo:text-align="justify" style:justify-single-word="false"/>
      <style:text-properties style:font-name="Coolvetica" fo:font-size="9pt" fo:font-style="normal" fo:font-weight="normal" officeooo:rsid="033fbb66" officeooo:paragraph-rsid="033fbb66" style:font-size-asian="7.84999990463257pt" style:font-style-asian="normal" style:font-weight-asian="normal" style:font-size-complex="9pt" style:font-style-complex="normal" style:font-weight-complex="normal"/>
    </style:style>
    <style:style style:name="P410" style:family="paragraph" style:parent-style-name="Standard">
      <style:paragraph-properties fo:text-align="justify" style:justify-single-word="false"/>
      <style:text-properties style:font-name="Coolvetica" fo:font-size="9pt" officeooo:paragraph-rsid="0032b84f" style:font-size-asian="7.84999990463257pt" style:font-size-complex="9pt"/>
    </style:style>
    <style:style style:name="P411" style:family="paragraph" style:parent-style-name="Preformatted_20_Text">
      <style:paragraph-properties fo:text-align="justify" style:justify-single-word="false"/>
      <style:text-properties style:font-name="Coolvetica" fo:font-size="9pt" officeooo:rsid="007b2164" officeooo:paragraph-rsid="007b2164" style:font-size-asian="7.84999990463257pt" style:font-size-complex="9pt"/>
    </style:style>
    <style:style style:name="P412" style:family="paragraph" style:parent-style-name="Preformatted_20_Text">
      <style:paragraph-properties fo:text-align="justify" style:justify-single-word="false"/>
      <style:text-properties style:font-name="Coolvetica" fo:font-size="9pt" officeooo:rsid="007f0672" officeooo:paragraph-rsid="007f0672" style:font-size-asian="7.84999990463257pt" style:font-size-complex="9pt"/>
    </style:style>
    <style:style style:name="P413" style:family="paragraph" style:parent-style-name="Preformatted_20_Text">
      <style:paragraph-properties fo:text-align="justify" style:justify-single-word="false"/>
      <style:text-properties style:font-name="Coolvetica" fo:font-size="9pt" officeooo:rsid="009c4c77" officeooo:paragraph-rsid="009c4c77" style:font-size-asian="7.84999990463257pt" style:font-size-complex="9pt"/>
    </style:style>
    <style:style style:name="P414" style:family="paragraph" style:parent-style-name="Preformatted_20_Text">
      <style:paragraph-properties fo:text-align="justify" style:justify-single-word="false"/>
      <style:text-properties style:font-name="Coolvetica" fo:font-size="9pt" officeooo:rsid="009e5be1" officeooo:paragraph-rsid="009e5be1" style:font-size-asian="7.84999990463257pt" style:font-size-complex="9pt"/>
    </style:style>
    <style:style style:name="P415" style:family="paragraph" style:parent-style-name="Preformatted_20_Text">
      <style:paragraph-properties fo:text-align="justify" style:justify-single-word="false"/>
      <style:text-properties style:font-name="Coolvetica" fo:font-size="9pt" officeooo:rsid="00a2eb9e" officeooo:paragraph-rsid="00a2eb9e" style:font-size-asian="7.84999990463257pt" style:font-size-complex="9pt"/>
    </style:style>
    <style:style style:name="P416" style:family="paragraph" style:parent-style-name="Preformatted_20_Text">
      <style:paragraph-properties fo:text-align="justify" style:justify-single-word="false"/>
      <style:text-properties style:font-name="Coolvetica" fo:font-size="9pt" officeooo:rsid="00a2eb9e" officeooo:paragraph-rsid="00a3c915" style:font-size-asian="7.84999990463257pt" style:font-size-complex="9pt"/>
    </style:style>
    <style:style style:name="P417" style:family="paragraph" style:parent-style-name="Frame_20_contents">
      <style:paragraph-properties fo:text-align="justify" style:justify-single-word="false"/>
      <style:text-properties style:font-name="Coolvetica" fo:font-size="9pt" officeooo:rsid="0235a866" officeooo:paragraph-rsid="0235a866" style:font-size-asian="7.84999990463257pt" style:font-size-complex="9pt"/>
    </style:style>
    <style:style style:name="P418" style:family="paragraph" style:parent-style-name="Standard">
      <style:paragraph-properties fo:text-align="justify" style:justify-single-word="false"/>
      <style:text-properties style:font-name="Coolvetica" fo:font-size="9pt" fo:font-style="italic" fo:font-weight="normal" officeooo:rsid="008efb8c" officeooo:paragraph-rsid="0090a117" style:font-size-asian="7.84999990463257pt" style:font-style-asian="italic" style:font-weight-asian="normal" style:font-size-complex="9pt" style:font-style-complex="italic" style:font-weight-complex="normal"/>
    </style:style>
    <style:style style:name="P419" style:family="paragraph" style:parent-style-name="Preformatted_20_Text">
      <style:text-properties style:font-name="Coolvetica" fo:font-size="9pt" officeooo:rsid="007b2164" officeooo:paragraph-rsid="007b2164" style:font-size-asian="9pt" style:font-size-complex="9pt"/>
    </style:style>
    <style:style style:name="P420" style:family="paragraph" style:parent-style-name="Preformatted_20_Text">
      <style:text-properties style:font-name="Coolvetica" fo:font-size="9pt" style:font-size-asian="9pt" style:font-size-complex="9pt"/>
    </style:style>
    <style:style style:name="P421" style:family="paragraph" style:parent-style-name="Preformatted_20_Text">
      <style:paragraph-properties fo:text-align="justify" style:justify-single-word="false"/>
      <style:text-properties style:font-name="Coolvetica" fo:font-size="9pt" officeooo:rsid="007f0672" officeooo:paragraph-rsid="007f0672" style:font-name-asian="Liberation Mono" style:font-size-asian="7.84999990463257pt" style:font-name-complex="Liberation Mono" style:font-size-complex="9pt"/>
    </style:style>
    <style:style style:name="P422" style:family="paragraph" style:parent-style-name="Preformatted_20_Text">
      <style:paragraph-properties fo:text-align="justify" style:justify-single-word="false"/>
      <style:text-properties style:font-name="Coolvetica" fo:font-size="9pt" officeooo:rsid="009e5be1" officeooo:paragraph-rsid="009e5be1" style:font-name-asian="Liberation Mono" style:font-size-asian="7.84999990463257pt" style:font-name-complex="Liberation Mono" style:font-size-complex="9pt"/>
    </style:style>
    <style:style style:name="P423" style:family="paragraph" style:parent-style-name="Preformatted_20_Text">
      <style:paragraph-properties fo:text-align="justify" style:justify-single-word="false"/>
      <style:text-properties style:font-name="Coolvetica" fo:font-size="9pt" officeooo:rsid="00f32e9f" officeooo:paragraph-rsid="00f32e9f" style:font-name-asian="Liberation Mono" style:font-size-asian="7.84999990463257pt" style:font-name-complex="Liberation Mono" style:font-size-complex="9pt"/>
    </style:style>
    <style:style style:name="P424" style:family="paragraph" style:parent-style-name="Preformatted_20_Text">
      <style:paragraph-properties fo:text-align="justify" style:justify-single-word="false"/>
      <style:text-properties style:font-name="Coolvetica" fo:font-size="9pt" officeooo:rsid="011b6c4c" officeooo:paragraph-rsid="011b6c4c" style:font-name-asian="Liberation Mono" style:font-size-asian="7.84999990463257pt" style:font-name-complex="Liberation Mono" style:font-size-complex="9pt"/>
    </style:style>
    <style:style style:name="P425" style:family="paragraph" style:parent-style-name="Standard">
      <style:paragraph-properties fo:text-align="justify" style:justify-single-word="false"/>
      <style:text-properties style:font-name="Coolvetica" fo:font-size="10.5pt" fo:font-style="normal" fo:font-weight="normal" officeooo:rsid="0090a117" officeooo:paragraph-rsid="008efb8c" style:font-size-asian="9.14999961853027pt" style:font-style-asian="normal" style:font-weight-asian="normal" style:font-size-complex="10.5pt" style:font-style-complex="normal" style:font-weight-complex="normal"/>
    </style:style>
    <style:style style:name="P426" style:family="paragraph" style:parent-style-name="Preformatted_20_Text">
      <style:paragraph-properties fo:text-align="justify" style:justify-single-word="false"/>
      <style:text-properties style:font-name="Coolvetica" officeooo:paragraph-rsid="008baf01"/>
    </style:style>
    <style:style style:name="P427" style:family="paragraph" style:parent-style-name="Preformatted_20_Text">
      <style:paragraph-properties fo:text-align="justify" style:justify-single-word="false"/>
      <style:text-properties style:font-name="Coolvetica" officeooo:paragraph-rsid="008d2b0b"/>
    </style:style>
    <style:style style:name="P428" style:family="paragraph" style:parent-style-name="Preformatted_20_Text">
      <style:paragraph-properties fo:text-align="justify" style:justify-single-word="false"/>
      <style:text-properties style:font-name="Coolvetica" officeooo:paragraph-rsid="00709a3a"/>
    </style:style>
    <style:style style:name="P429" style:family="paragraph" style:parent-style-name="Preformatted_20_Text">
      <style:paragraph-properties fo:text-align="justify" style:justify-single-word="false"/>
      <style:text-properties style:font-name="Coolvetica" officeooo:paragraph-rsid="0072cd0d"/>
    </style:style>
    <style:style style:name="P430" style:family="paragraph" style:parent-style-name="Preformatted_20_Text">
      <style:paragraph-properties fo:text-align="justify" style:justify-single-word="false"/>
      <style:text-properties style:font-name="Coolvetica" officeooo:paragraph-rsid="007393c0"/>
    </style:style>
    <style:style style:name="P431" style:family="paragraph" style:parent-style-name="Preformatted_20_Text">
      <style:paragraph-properties fo:text-align="justify" style:justify-single-word="false"/>
      <style:text-properties style:font-name="Coolvetica" officeooo:rsid="008d2b0b" officeooo:paragraph-rsid="008d2b0b"/>
    </style:style>
    <style:style style:name="P432" style:family="paragraph" style:parent-style-name="Preformatted_20_Text">
      <style:paragraph-properties fo:text-align="justify" style:justify-single-word="false"/>
      <style:text-properties style:font-name="Coolvetica" officeooo:rsid="007393c0" officeooo:paragraph-rsid="007393c0"/>
    </style:style>
    <style:style style:name="P433" style:family="paragraph" style:parent-style-name="Preformatted_20_Text">
      <style:text-properties style:font-name="Coolvetica"/>
    </style:style>
    <style:style style:name="P434" style:family="paragraph" style:parent-style-name="Preformatted_20_Text">
      <style:text-properties style:font-name="Coolvetica" officeooo:rsid="00762403" officeooo:paragraph-rsid="00762403"/>
    </style:style>
    <style:style style:name="P435" style:family="paragraph" style:parent-style-name="Standard">
      <style:paragraph-properties style:line-height-at-least="0.503cm"/>
      <style:text-properties style:font-name="Coolvetica"/>
    </style:style>
    <style:style style:name="P436" style:family="paragraph" style:parent-style-name="Standard">
      <style:paragraph-properties style:line-height-at-least="0.503cm" fo:text-align="start" style:justify-single-word="false"/>
      <style:text-properties style:font-name="Coolvetica" officeooo:paragraph-rsid="01e9dae7"/>
    </style:style>
    <style:style style:name="P437" style:family="paragraph" style:parent-style-name="Standard">
      <style:paragraph-properties style:line-height-at-least="0.503cm"/>
      <style:text-properties style:font-name="Coolvetica" officeooo:paragraph-rsid="02984161"/>
    </style:style>
    <style:style style:name="P438" style:family="paragraph" style:parent-style-name="Standard">
      <style:paragraph-properties style:line-height-at-least="0.503cm" fo:text-align="justify" style:justify-single-word="false"/>
      <style:text-properties fo:color="#800080" loext:opacity="100%" style:font-name="Coolvetica" fo:font-size="9pt" fo:font-style="normal" fo:font-weight="normal" officeooo:rsid="01d2bf27" officeooo:paragraph-rsid="01d2bf27" style:font-size-asian="7.84999990463257pt" style:font-style-asian="normal" style:font-weight-asian="normal" style:font-size-complex="9pt" style:font-style-complex="normal" style:font-weight-complex="normal"/>
    </style:style>
    <style:style style:name="P439" style:family="paragraph" style:parent-style-name="Standard">
      <style:paragraph-properties fo:text-align="justify" style:justify-single-word="false"/>
      <style:text-properties fo:color="#800080" loext:opacity="100%" style:font-name="Coolvetica"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440" style:family="paragraph" style:parent-style-name="Standard">
      <style:paragraph-properties fo:text-align="justify" style:justify-single-word="false"/>
      <style:text-properties fo:color="#800080" loext:opacity="100%" style:font-name="Coolvetica"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441" style:family="paragraph" style:parent-style-name="Standard">
      <style:paragraph-properties fo:text-align="justify" style:justify-single-word="false"/>
      <style:text-properties fo:color="#d4d4d4" loext:opacity="100%" style:font-name="Coolvetica" fo:font-size="9pt" fo:font-weight="normal" officeooo:paragraph-rsid="00528e9b" fo:background-color="#1e1e1e" style:font-size-asian="9pt" style:font-size-complex="9pt"/>
    </style:style>
    <style:style style:name="P442" style:family="paragraph" style:parent-style-name="Standard">
      <style:paragraph-properties style:line-height-at-least="0.503cm" fo:text-align="start" style:justify-single-word="false"/>
      <style:text-properties fo:color="#ff0000" loext:opacity="100%" style:font-name="Coolvetica" fo:font-size="9pt" fo:font-style="normal" fo:font-weight="normal" officeooo:rsid="01e9dae7" officeooo:paragraph-rsid="01e9dae7" fo:background-color="transparent" style:font-size-asian="7.84999990463257pt" style:font-style-asian="normal" style:font-weight-asian="normal" style:font-size-complex="9pt" style:font-style-complex="normal" style:font-weight-complex="normal"/>
    </style:style>
    <style:style style:name="P443" style:family="paragraph" style:parent-style-name="Standard">
      <style:paragraph-properties style:line-height-at-least="0.503cm" fo:text-align="justify" style:justify-single-word="false"/>
      <style:text-properties fo:color="#ff0000" loext:opacity="100%" style:font-name="Coolvetica" fo:font-size="9pt" fo:font-style="normal" fo:font-weight="normal" officeooo:rsid="021b1bf5" officeooo:paragraph-rsid="021b1bf5" fo:background-color="transparent" style:font-size-asian="7.84999990463257pt" style:font-style-asian="normal" style:font-weight-asian="normal" style:font-size-complex="9pt" style:font-style-complex="normal" style:font-weight-complex="normal"/>
    </style:style>
    <style:style style:name="P444" style:family="paragraph" style:parent-style-name="Standard">
      <style:paragraph-properties fo:text-align="justify" style:justify-single-word="false"/>
      <style:text-properties fo:color="#ff0000" loext:opacity="100%" style:font-name="Coolvetica" fo:font-size="9pt" fo:font-style="normal" fo:font-weight="normal" officeooo:rsid="02ea8298" officeooo:paragraph-rsid="02ea8298" style:font-size-asian="7.84999990463257pt" style:font-style-asian="normal" style:font-weight-asian="normal" style:font-size-complex="9pt" style:font-style-complex="normal" style:font-weight-complex="normal"/>
    </style:style>
    <style:style style:name="P445" style:family="paragraph" style:parent-style-name="Standard">
      <style:paragraph-properties style:line-height-at-least="0.503cm"/>
      <style:text-properties fo:color="#ff0000" loext:opacity="100%" style:font-name="Coolvetica" fo:font-size="9pt" fo:font-weight="normal" fo:background-color="transparent" style:font-size-asian="9pt" style:font-size-complex="9pt"/>
    </style:style>
    <style:style style:name="P446" style:family="paragraph" style:parent-style-name="Standard">
      <style:paragraph-properties style:line-height-at-least="0.503cm"/>
      <style:text-properties fo:color="#2a6099" loext:opacity="100%" style:font-name="Coolvetica" fo:font-size="7pt" fo:font-weight="normal" officeooo:paragraph-rsid="00ff0d16" fo:background-color="transparent" style:font-size-asian="7pt" style:font-size-complex="7pt"/>
    </style:style>
    <style:style style:name="P447" style:family="paragraph" style:parent-style-name="Standard">
      <style:paragraph-properties style:line-height-at-least="0.503cm"/>
      <style:text-properties fo:color="#2a6099" loext:opacity="100%" style:font-name="Coolvetica" fo:font-size="7pt" fo:font-weight="normal" fo:background-color="transparent" style:font-size-asian="7pt" style:font-size-complex="7pt"/>
    </style:style>
    <style:style style:name="P448"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5bd604" officeooo:paragraph-rsid="025bd604" fo:background-color="transparent" style:font-size-asian="7.84999990463257pt" style:font-style-asian="normal" style:font-weight-asian="normal" style:font-size-complex="9pt" style:font-style-complex="normal" style:font-weight-complex="normal"/>
    </style:style>
    <style:style style:name="P449" style:family="paragraph" style:parent-style-name="Standard">
      <style:paragraph-properties style:line-height-at-least="0.503cm" fo:text-align="justify" style:justify-single-word="false"/>
      <style:text-properties fo:color="#2a6099" loext:opacity="100%" style:font-name="Coolvetica" fo:font-size="9pt" fo:font-style="normal" fo:font-weight="normal" officeooo:rsid="0243b4bd" officeooo:paragraph-rsid="0243b4bd" fo:background-color="transparent" style:font-size-asian="7.84999990463257pt" style:font-style-asian="normal" style:font-weight-asian="normal" style:font-size-complex="9pt" style:font-style-complex="normal" style:font-weight-complex="normal"/>
    </style:style>
    <style:style style:name="P450" style:family="paragraph" style:parent-style-name="Standard">
      <style:paragraph-properties style:line-height-at-least="0.503cm" fo:text-align="justify" style:justify-single-word="false"/>
      <style:text-properties fo:color="#2a6099" loext:opacity="100%" style:font-name="Coolvetica" fo:font-size="9pt" fo:font-style="normal" fo:font-weight="normal" officeooo:rsid="02d942c8" officeooo:paragraph-rsid="01fc7124" fo:background-color="transparent" style:font-size-asian="7.84999990463257pt" style:font-style-asian="normal" style:font-weight-asian="normal" style:font-size-complex="9pt" style:font-style-complex="normal" style:font-weight-complex="normal"/>
    </style:style>
    <style:style style:name="P451"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59ff28" officeooo:paragraph-rsid="030d23a7" fo:background-color="transparent" style:font-size-asian="7.84999990463257pt" style:font-style-asian="normal" style:font-weight-asian="normal" style:font-size-complex="9pt" style:font-style-complex="normal" style:font-weight-complex="normal"/>
    </style:style>
    <style:style style:name="P452"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6f7922" officeooo:paragraph-rsid="026f7922" fo:background-color="transparent" style:font-size-asian="7.84999990463257pt" style:font-style-asian="normal" style:font-weight-asian="normal" style:font-size-complex="9pt" style:font-style-complex="normal" style:font-weight-complex="normal"/>
    </style:style>
    <style:style style:name="P453"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55c18c" officeooo:paragraph-rsid="032f6260" fo:background-color="transparent" style:font-size-asian="7.84999990463257pt" style:font-style-asian="normal" style:font-weight-asian="normal" style:font-size-complex="9pt" style:font-style-complex="normal" style:font-weight-complex="normal"/>
    </style:style>
    <style:style style:name="P454"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658ea7" officeooo:paragraph-rsid="032f6260" fo:background-color="transparent" style:font-size-asian="7.84999990463257pt" style:font-style-asian="normal" style:font-weight-asian="normal" style:font-size-complex="9pt" style:font-style-complex="normal" style:font-weight-complex="normal"/>
    </style:style>
    <style:style style:name="P455" style:family="paragraph" style:parent-style-name="Standard">
      <style:paragraph-properties fo:text-align="justify" style:justify-single-word="false"/>
      <style:text-properties fo:color="#2a6099" loext:opacity="100%" style:font-name="Coolvetica" fo:font-size="9pt" fo:font-style="normal" fo:font-weight="normal" officeooo:rsid="03099980" officeooo:paragraph-rsid="03099980" style:font-size-asian="7.84999990463257pt" style:font-style-asian="normal" style:font-weight-asian="normal" style:font-size-complex="9pt" style:font-style-complex="normal" style:font-weight-complex="normal"/>
    </style:style>
    <style:style style:name="P456" style:family="paragraph" style:parent-style-name="Standard">
      <style:paragraph-properties fo:text-align="justify" style:justify-single-word="false"/>
      <style:text-properties fo:color="#2a6099" loext:opacity="100%" style:font-name="Coolvetica" fo:font-size="9pt" fo:font-style="normal" fo:font-weight="normal" officeooo:rsid="03099980" officeooo:paragraph-rsid="030ab166" style:font-size-asian="7.84999990463257pt" style:font-style-asian="normal" style:font-weight-asian="normal" style:font-size-complex="9pt" style:font-style-complex="normal" style:font-weight-complex="normal"/>
    </style:style>
    <style:style style:name="P457" style:family="paragraph" style:parent-style-name="Standard">
      <style:paragraph-properties fo:text-align="justify" style:justify-single-word="false"/>
      <style:text-properties fo:color="#2a6099" loext:opacity="100%" style:font-name="Coolvetica" fo:font-size="9pt" fo:font-style="normal" fo:font-weight="normal" officeooo:rsid="02ededcb" officeooo:paragraph-rsid="02ededcb" style:font-size-asian="7.84999990463257pt" style:font-style-asian="normal" style:font-weight-asian="normal" style:font-size-complex="9pt" style:font-style-complex="normal" style:font-weight-complex="normal"/>
    </style:style>
    <style:style style:name="P458" style:family="paragraph" style:parent-style-name="Standard">
      <style:paragraph-properties style:line-height-at-least="0.503cm" fo:text-align="justify" style:justify-single-word="false"/>
      <style:text-properties fo:color="#2a6099" loext:opacity="100%" style:font-name="Times New Roman" fo:font-size="13pt" fo:font-style="normal" fo:font-weight="normal" officeooo:rsid="02a3a911" officeooo:paragraph-rsid="029fc6a6" fo:background-color="transparent" style:font-size-asian="11.3500003814697pt" style:font-style-asian="normal" style:font-weight-asian="normal" style:font-size-complex="13pt" style:font-style-complex="normal" style:font-weight-complex="normal"/>
    </style:style>
    <style:style style:name="P459" style:family="paragraph" style:parent-style-name="Preformatted_20_Text">
      <style:paragraph-properties style:line-height-at-least="0.503cm" fo:text-align="start" style:justify-single-word="false"/>
      <style:text-properties fo:color="#2a6099" loext:opacity="100%" style:font-name="Times New Roman" fo:font-size="11pt" fo:font-style="normal" fo:font-weight="normal" officeooo:rsid="026b5a55" officeooo:paragraph-rsid="02685290" fo:background-color="transparent" style:font-size-asian="9.60000038146973pt" style:font-style-asian="normal" style:font-weight-asian="normal" style:font-size-complex="11pt" style:font-style-complex="normal" style:font-weight-complex="normal"/>
    </style:style>
    <style:style style:name="P460" style:family="paragraph" style:parent-style-name="Standard">
      <style:paragraph-properties style:line-height-at-least="0.503cm" fo:text-align="start" style:justify-single-word="false"/>
      <style:text-properties style:font-name="Coolvetica1" officeooo:paragraph-rsid="01c569dd"/>
    </style:style>
    <style:style style:name="P461" style:family="paragraph" style:parent-style-name="Standard">
      <style:paragraph-properties style:line-height-at-least="0.503cm" fo:text-align="justify" style:justify-single-word="false"/>
      <style:text-properties officeooo:paragraph-rsid="01e9dae7"/>
    </style:style>
    <style:style style:name="P462" style:family="paragraph" style:parent-style-name="Preformatted_20_Text">
      <style:paragraph-properties style:line-height-at-least="0.503cm" fo:text-align="justify" style:justify-single-word="false"/>
      <style:text-properties officeooo:paragraph-rsid="024d4433"/>
    </style:style>
    <style:style style:name="P463" style:family="paragraph" style:parent-style-name="Preformatted_20_Text">
      <style:paragraph-properties style:line-height-at-least="0.503cm" fo:text-align="justify" style:justify-single-word="false"/>
      <style:text-properties officeooo:paragraph-rsid="024a93c4"/>
    </style:style>
    <style:style style:name="P464" style:family="paragraph" style:parent-style-name="Preformatted_20_Text">
      <style:paragraph-properties style:line-height-at-least="0.503cm" fo:text-align="justify" style:justify-single-word="false"/>
      <style:text-properties officeooo:paragraph-rsid="024d9ecb"/>
    </style:style>
    <style:style style:name="P465" style:family="paragraph" style:parent-style-name="Preformatted_20_Text">
      <style:paragraph-properties style:line-height-at-least="0.503cm" fo:text-align="justify" style:justify-single-word="false"/>
      <style:text-properties officeooo:paragraph-rsid="024db95c"/>
    </style:style>
    <style:style style:name="P466" style:family="paragraph" style:parent-style-name="Preformatted_20_Text">
      <style:paragraph-properties style:line-height-at-least="0.503cm" fo:text-align="justify" style:justify-single-word="false"/>
      <style:text-properties officeooo:paragraph-rsid="024f4453"/>
    </style:style>
    <style:style style:name="P467" style:family="paragraph" style:parent-style-name="Preformatted_20_Text">
      <style:paragraph-properties style:line-height-at-least="0.503cm" fo:text-align="justify" style:justify-single-word="false"/>
      <style:text-properties officeooo:paragraph-rsid="024dd5cf"/>
    </style:style>
    <style:style style:name="P468" style:family="paragraph" style:parent-style-name="Preformatted_20_Text">
      <style:paragraph-properties style:line-height-at-least="0.503cm" fo:text-align="justify" style:justify-single-word="false"/>
      <style:text-properties officeooo:paragraph-rsid="0253bc0a"/>
    </style:style>
    <style:style style:name="P469" style:family="paragraph" style:parent-style-name="Preformatted_20_Text">
      <style:paragraph-properties style:line-height-at-least="0.503cm" fo:text-align="start" style:justify-single-word="false"/>
      <style:text-properties officeooo:paragraph-rsid="024d4433"/>
    </style:style>
    <style:style style:name="P470" style:family="paragraph" style:parent-style-name="Preformatted_20_Text">
      <style:paragraph-properties style:line-height-at-least="0.503cm" fo:text-align="start" style:justify-single-word="false"/>
      <style:text-properties officeooo:paragraph-rsid="0253bc0a"/>
    </style:style>
    <style:style style:name="P471" style:family="paragraph" style:parent-style-name="Preformatted_20_Text">
      <style:paragraph-properties style:line-height-at-least="0.503cm" fo:text-align="start" style:justify-single-word="false"/>
      <style:text-properties officeooo:paragraph-rsid="025935ca"/>
    </style:style>
    <style:style style:name="P472" style:family="paragraph" style:parent-style-name="Preformatted_20_Text">
      <style:paragraph-properties style:line-height-at-least="0.503cm" fo:text-align="start" style:justify-single-word="false"/>
      <style:text-properties officeooo:paragraph-rsid="025aa882"/>
    </style:style>
    <style:style style:name="P473" style:family="paragraph" style:parent-style-name="Preformatted_20_Text">
      <style:paragraph-properties style:line-height-at-least="0.503cm" fo:text-align="start" style:justify-single-word="false"/>
      <style:text-properties officeooo:paragraph-rsid="025bd604"/>
    </style:style>
    <style:style style:name="P474" style:family="paragraph" style:parent-style-name="Preformatted_20_Text">
      <style:paragraph-properties style:line-height-at-least="0.503cm" fo:text-align="start" style:justify-single-word="false"/>
      <style:text-properties officeooo:paragraph-rsid="02685290"/>
    </style:style>
    <style:style style:name="P475" style:family="paragraph" style:parent-style-name="Preformatted_20_Text">
      <style:paragraph-properties style:line-height-at-least="0.503cm" fo:text-align="start" style:justify-single-word="false"/>
      <style:text-properties officeooo:paragraph-rsid="026dc20f"/>
    </style:style>
    <style:style style:name="P476" style:family="paragraph" style:parent-style-name="Preformatted_20_Text">
      <style:paragraph-properties style:line-height-at-least="0.503cm" fo:text-align="start" style:justify-single-word="false"/>
      <style:text-properties officeooo:paragraph-rsid="030d23a7"/>
    </style:style>
    <style:style style:name="P477" style:family="paragraph" style:parent-style-name="Preformatted_20_Text">
      <style:paragraph-properties style:line-height-at-least="0.503cm" fo:text-align="start" style:justify-single-word="false"/>
      <style:text-properties officeooo:paragraph-rsid="032f6260"/>
    </style:style>
    <style:style style:name="P478" style:family="paragraph" style:parent-style-name="Standard">
      <style:paragraph-properties style:line-height-at-least="0.503cm" fo:text-align="center" style:justify-single-word="false"/>
      <style:text-properties fo:font-size="15pt" fo:font-style="italic" fo:font-weight="bold" officeooo:rsid="0221a730" officeooo:paragraph-rsid="0221a730" style:font-size-asian="13.1000003814697pt" style:font-style-asian="italic" style:font-weight-asian="bold" style:font-size-complex="15pt" style:font-style-complex="italic" style:font-weight-complex="bold"/>
    </style:style>
    <style:style style:name="P479" style:family="paragraph" style:parent-style-name="Preformatted_20_Text">
      <style:paragraph-properties style:line-height-at-least="0.503cm" fo:text-align="start" style:justify-single-word="false"/>
      <style:text-properties officeooo:rsid="026f7922" officeooo:paragraph-rsid="026f7922"/>
    </style:style>
    <style:style style:name="P480" style:family="paragraph" style:parent-style-name="Standard">
      <style:paragraph-properties fo:text-align="justify" style:justify-single-word="false"/>
      <style:text-properties fo:color="#00a933" loext:opacity="100%" style:font-name="Coolvetica"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481" style:family="paragraph" style:parent-style-name="Standard">
      <style:paragraph-properties fo:text-align="justify" style:justify-single-word="false"/>
      <style:text-properties fo:color="#00a933" loext:opacity="100%" style:font-name="Coolvetica" fo:font-size="9pt" fo:font-style="normal" fo:font-weight="normal" officeooo:rsid="004ccff9" officeooo:paragraph-rsid="004ccff9" style:font-size-asian="7.84999990463257pt" style:font-style-asian="normal" style:font-weight-asian="normal" style:font-size-complex="9pt" style:font-style-complex="normal" style:font-weight-complex="normal"/>
    </style:style>
    <style:style style:name="P482" style:family="paragraph" style:parent-style-name="Standard">
      <style:paragraph-properties fo:text-align="justify" style:justify-single-word="false"/>
      <style:text-properties fo:color="#00a933" loext:opacity="100%" style:font-name="Coolvetica" fo:font-size="9pt" officeooo:rsid="004bf0c6" officeooo:paragraph-rsid="004bf0c6" style:font-size-asian="7.84999990463257pt" style:font-size-complex="9pt"/>
    </style:style>
    <style:style style:name="P483" style:family="paragraph" style:parent-style-name="Index_20_1">
      <style:paragraph-properties>
        <style:tab-stops>
          <style:tab-stop style:position="17cm" style:type="right" style:leader-style="dotted" style:leader-text="."/>
        </style:tab-stops>
      </style:paragraph-properties>
    </style:style>
    <style:style style:name="P484" style:family="paragraph" style:parent-style-name="Index_20_2">
      <style:paragraph-properties>
        <style:tab-stops>
          <style:tab-stop style:position="16.501cm" style:type="right" style:leader-style="dotted" style:leader-text="."/>
        </style:tab-stops>
      </style:paragraph-properties>
    </style:style>
    <style:style style:name="P485" style:family="paragraph" style:parent-style-name="Index_20_3">
      <style:paragraph-properties>
        <style:tab-stops>
          <style:tab-stop style:position="16.002cm" style:type="right" style:leader-style="dotted" style:leader-text="."/>
        </style:tab-stops>
      </style:paragraph-properties>
    </style:style>
    <style:style style:name="P486" style:family="paragraph" style:parent-style-name="Index_20_Separator">
      <style:paragraph-properties>
        <style:tab-stops/>
      </style:paragraph-properties>
    </style:style>
    <style:style style:name="P487" style:family="paragraph" style:parent-style-name="Standard" style:list-style-name="L1">
      <style:paragraph-properties fo:text-align="justify" style:justify-single-word="false"/>
      <style:text-properties style:font-name="Times New Roman" fo:font-size="11pt" fo:font-style="normal" fo:font-weight="normal" officeooo:rsid="001ff92d" officeooo:paragraph-rsid="001ff92d" style:font-size-asian="11pt" style:font-style-asian="normal" style:font-weight-asian="normal" style:font-size-complex="11pt" style:font-style-complex="normal" style:font-weight-complex="normal"/>
    </style:style>
    <style:style style:name="P488" style:family="paragraph" style:parent-style-name="Standard" style:list-style-name="L8">
      <style:paragraph-properties fo:text-align="justify" style:justify-single-word="false"/>
      <style:text-properties style:font-name="Times New Roman" fo:font-size="11pt" fo:font-style="normal" fo:font-weight="normal" officeooo:rsid="003b6009" officeooo:paragraph-rsid="003b6009" style:font-size-asian="11pt" style:font-style-asian="normal" style:font-weight-asian="normal" style:font-size-complex="11pt" style:font-style-complex="normal" style:font-weight-complex="normal"/>
    </style:style>
    <style:style style:name="P489" style:family="paragraph" style:parent-style-name="Standard" style:list-style-name="L9">
      <style:paragraph-properties fo:text-align="justify" style:justify-single-word="false"/>
      <style:text-properties style:font-name="Times New Roman" fo:font-size="11pt" fo:font-style="normal" fo:font-weight="normal" officeooo:rsid="003cd36f" officeooo:paragraph-rsid="003cd36f" style:font-size-asian="11pt" style:font-style-asian="normal" style:font-weight-asian="normal" style:font-size-complex="11pt" style:font-style-complex="normal" style:font-weight-complex="normal"/>
    </style:style>
    <style:style style:name="P490" style:family="paragraph" style:parent-style-name="Standard" style:list-style-name="L9">
      <style:paragraph-properties fo:text-align="justify" style:justify-single-word="false"/>
      <style:text-properties style:font-name="Times New Roman" fo:font-size="11pt" fo:font-style="normal" fo:font-weight="normal" officeooo:rsid="003e0eb2" officeooo:paragraph-rsid="003e0eb2" style:font-size-asian="11pt" style:font-style-asian="normal" style:font-weight-asian="normal" style:font-size-complex="11pt" style:font-style-complex="normal" style:font-weight-complex="normal"/>
    </style:style>
    <style:style style:name="P491" style:family="paragraph" style:parent-style-name="Standard" style:list-style-name="L9">
      <style:paragraph-properties fo:text-align="justify" style:justify-single-word="false"/>
      <style:text-properties style:font-name="Times New Roman" fo:font-size="11pt" fo:font-style="normal" fo:font-weight="normal" officeooo:rsid="003e0eb2" officeooo:paragraph-rsid="02d42576" style:font-size-asian="11pt" style:font-style-asian="normal" style:font-weight-asian="normal" style:font-size-complex="11pt" style:font-style-complex="normal" style:font-weight-complex="normal"/>
    </style:style>
    <style:style style:name="P492" style:family="paragraph" style:parent-style-name="Standard" style:list-style-name="L9">
      <style:paragraph-properties fo:text-align="justify" style:justify-single-word="false"/>
      <style:text-properties style:font-name="Times New Roman" fo:font-size="11pt" fo:font-style="normal" fo:font-weight="normal" officeooo:rsid="003e5419" officeooo:paragraph-rsid="003e5419" style:font-size-asian="11pt" style:font-style-asian="normal" style:font-weight-asian="normal" style:font-size-complex="11pt" style:font-style-complex="normal" style:font-weight-complex="normal"/>
    </style:style>
    <style:style style:name="P493" style:family="paragraph" style:parent-style-name="Standard" style:list-style-name="L10">
      <style:paragraph-properties fo:text-align="justify" style:justify-single-word="false"/>
      <style:text-properties style:font-name="Times New Roman" fo:font-size="11pt" fo:font-style="normal" fo:font-weight="normal" officeooo:rsid="00417abe" officeooo:paragraph-rsid="00440d5f" style:font-size-asian="11pt" style:font-style-asian="normal" style:font-weight-asian="normal" style:font-size-complex="11pt" style:font-style-complex="normal" style:font-weight-complex="normal"/>
    </style:style>
    <style:style style:name="P494" style:family="paragraph" style:parent-style-name="Standard" style:list-style-name="L10">
      <style:paragraph-properties fo:text-align="justify" style:justify-single-word="false"/>
      <style:text-properties style:font-name="Times New Roman" fo:font-size="11pt" fo:font-style="normal" fo:font-weight="normal" officeooo:rsid="00440d5f" officeooo:paragraph-rsid="00440d5f" style:font-size-asian="11pt" style:font-style-asian="normal" style:font-weight-asian="normal" style:font-size-complex="11pt" style:font-style-complex="normal" style:font-weight-complex="normal"/>
    </style:style>
    <style:style style:name="P495" style:family="paragraph" style:parent-style-name="Standard" style:list-style-name="L11">
      <style:paragraph-properties fo:text-align="justify" style:justify-single-word="false"/>
      <style:text-properties style:font-name="Times New Roman" fo:font-size="11pt" fo:font-style="normal" fo:font-weight="normal" officeooo:rsid="0046fa6c" officeooo:paragraph-rsid="0046fa6c" style:font-size-asian="11pt" style:font-style-asian="normal" style:font-weight-asian="normal" style:font-size-complex="11pt" style:font-style-complex="normal" style:font-weight-complex="normal"/>
    </style:style>
    <style:style style:name="P496" style:family="paragraph" style:parent-style-name="Standard" style:list-style-name="L13">
      <style:paragraph-properties fo:text-align="justify" style:justify-single-word="false"/>
      <style:text-properties style:font-name="Times New Roman" fo:font-size="11pt" fo:font-style="normal" fo:font-weight="normal" officeooo:rsid="004ccff9" officeooo:paragraph-rsid="004ccff9" style:font-size-asian="11pt" style:font-style-asian="normal" style:font-weight-asian="normal" style:font-size-complex="11pt" style:font-style-complex="normal" style:font-weight-complex="normal"/>
    </style:style>
    <style:style style:name="P497" style:family="paragraph" style:parent-style-name="Standard" style:list-style-name="L14">
      <style:paragraph-properties fo:text-align="justify" style:justify-single-word="false"/>
      <style:text-properties style:font-name="Times New Roman" fo:font-size="11pt" fo:font-style="normal" fo:font-weight="normal" officeooo:rsid="0055d898" officeooo:paragraph-rsid="0055d898" style:font-size-asian="11pt" style:font-style-asian="normal" style:font-weight-asian="normal" style:font-size-complex="11pt" style:font-style-complex="normal" style:font-weight-complex="normal"/>
    </style:style>
    <style:style style:name="P498" style:family="paragraph" style:parent-style-name="Standard" style:list-style-name="L14">
      <style:paragraph-properties fo:text-align="justify" style:justify-single-word="false"/>
      <style:text-properties style:font-name="Times New Roman" fo:font-size="11pt" fo:font-style="normal" fo:font-weight="normal" officeooo:rsid="0055eded" officeooo:paragraph-rsid="0055eded" style:font-size-asian="11pt" style:font-style-asian="normal" style:font-weight-asian="normal" style:font-size-complex="11pt" style:font-style-complex="normal" style:font-weight-complex="normal"/>
    </style:style>
    <style:style style:name="P499" style:family="paragraph" style:parent-style-name="Standard" style:list-style-name="L14">
      <style:paragraph-properties fo:text-align="justify" style:justify-single-word="false"/>
      <style:text-properties style:font-name="Times New Roman" fo:font-size="11pt" fo:font-style="normal" fo:font-weight="normal" officeooo:rsid="00566f10" officeooo:paragraph-rsid="00566f10" style:font-size-asian="11pt" style:font-style-asian="normal" style:font-weight-asian="normal" style:font-size-complex="11pt" style:font-style-complex="normal" style:font-weight-complex="normal"/>
    </style:style>
    <style:style style:name="P500" style:family="paragraph" style:parent-style-name="Standard" style:list-style-name="L14">
      <style:paragraph-properties fo:text-align="justify" style:justify-single-word="false"/>
      <style:text-properties style:font-name="Times New Roman" fo:font-size="11pt" fo:font-style="normal" fo:font-weight="normal" officeooo:rsid="00580ce0" officeooo:paragraph-rsid="00580ce0" style:font-size-asian="11pt" style:font-style-asian="normal" style:font-weight-asian="normal" style:font-size-complex="11pt" style:font-style-complex="normal" style:font-weight-complex="normal"/>
    </style:style>
    <style:style style:name="P501" style:family="paragraph" style:parent-style-name="Standard" style:list-style-name="L15">
      <style:paragraph-properties fo:text-align="justify" style:justify-single-word="false"/>
      <style:text-properties style:font-name="Times New Roman" fo:font-size="11pt" fo:font-style="normal" fo:font-weight="normal" officeooo:rsid="00580ce0" officeooo:paragraph-rsid="00580ce0" style:font-size-asian="11pt" style:font-style-asian="normal" style:font-weight-asian="normal" style:font-size-complex="11pt" style:font-style-complex="normal" style:font-weight-complex="normal"/>
    </style:style>
    <style:style style:name="P502" style:family="paragraph" style:parent-style-name="Standard" style:list-style-name="L22">
      <style:paragraph-properties fo:text-align="justify" style:justify-single-word="false"/>
      <style:text-properties style:font-name="Times New Roman" fo:font-size="11pt" fo:font-style="normal" fo:font-weight="normal" officeooo:rsid="00dfe878" officeooo:paragraph-rsid="00dfe878" style:font-size-asian="11pt" style:font-style-asian="normal" style:font-weight-asian="normal" style:font-size-complex="11pt" style:font-style-complex="normal" style:font-weight-complex="normal"/>
    </style:style>
    <style:style style:name="P503" style:family="paragraph" style:parent-style-name="Standard" style:list-style-name="L22">
      <style:paragraph-properties fo:text-align="justify" style:justify-single-word="false"/>
      <style:text-properties style:font-name="Times New Roman" fo:font-size="11pt" fo:font-style="normal" fo:font-weight="normal" officeooo:rsid="00e163a3" officeooo:paragraph-rsid="00e163a3" style:font-size-asian="11pt" style:font-style-asian="normal" style:font-weight-asian="normal" style:font-size-complex="11pt" style:font-style-complex="normal" style:font-weight-complex="normal"/>
    </style:style>
    <style:style style:name="P504" style:family="paragraph" style:parent-style-name="Standard" style:list-style-name="L22">
      <style:paragraph-properties fo:text-align="justify" style:justify-single-word="false"/>
      <style:text-properties style:font-name="Times New Roman" fo:font-size="11pt" fo:font-style="normal" fo:font-weight="normal" officeooo:rsid="00e163a3" officeooo:paragraph-rsid="00e4836b" style:font-size-asian="11pt" style:font-style-asian="normal" style:font-weight-asian="normal" style:font-size-complex="11pt" style:font-style-complex="normal" style:font-weight-complex="normal"/>
    </style:style>
    <style:style style:name="P505" style:family="paragraph" style:parent-style-name="Standard" style:list-style-name="L22">
      <style:paragraph-properties fo:text-align="justify" style:justify-single-word="false"/>
      <style:text-properties style:font-name="Times New Roman" fo:font-size="11pt" fo:font-style="normal" fo:font-weight="normal" officeooo:rsid="00e4836b" officeooo:paragraph-rsid="00e4836b" style:font-size-asian="11pt" style:font-style-asian="normal" style:font-weight-asian="normal" style:font-size-complex="11pt" style:font-style-complex="normal" style:font-weight-complex="normal"/>
    </style:style>
    <style:style style:name="P506" style:family="paragraph" style:parent-style-name="Standard" style:list-style-name="L13">
      <style:paragraph-properties fo:text-align="justify" style:justify-single-word="false"/>
      <style:text-properties style:font-name="Times New Roman" fo:font-size="11pt" officeooo:rsid="004ccff9" officeooo:paragraph-rsid="004ccff9" style:font-size-asian="11pt" style:font-size-complex="11pt"/>
    </style:style>
    <style:style style:name="P507" style:family="paragraph" style:parent-style-name="Standard" style:list-style-name="L14">
      <style:paragraph-properties fo:text-align="justify" style:justify-single-word="false"/>
      <style:text-properties style:font-name="Times New Roman" fo:font-size="11pt" fo:font-style="italic" fo:font-weight="normal" officeooo:rsid="00566f10" officeooo:paragraph-rsid="00566f10" style:font-size-asian="11pt" style:font-style-asian="italic" style:font-weight-asian="normal" style:font-size-complex="11pt" style:font-style-complex="italic" style:font-weight-complex="normal"/>
    </style:style>
    <style:style style:name="P508" style:family="paragraph" style:parent-style-name="Standard" style:list-style-name="L14">
      <style:paragraph-properties fo:text-align="justify" style:justify-single-word="false"/>
      <style:text-properties style:font-name="Times New Roman" fo:font-size="11pt" fo:font-style="italic" fo:font-weight="normal" officeooo:rsid="00580ce0" officeooo:paragraph-rsid="00580ce0" style:font-size-asian="11pt" style:font-style-asian="italic" style:font-weight-asian="normal" style:font-size-complex="11pt" style:font-style-complex="italic" style:font-weight-complex="normal"/>
    </style:style>
    <style:style style:name="P509" style:family="paragraph" style:parent-style-name="Standard" style:list-style-name="L15">
      <style:paragraph-properties fo:text-align="justify" style:justify-single-word="false"/>
      <style:text-properties style:font-name="Times New Roman" fo:font-size="11pt" fo:font-style="italic" fo:font-weight="normal" officeooo:rsid="00595f28" officeooo:paragraph-rsid="00595f28" style:font-size-asian="11pt" style:font-style-asian="italic" style:font-weight-asian="normal" style:font-size-complex="11pt" style:font-style-complex="italic" style:font-weight-complex="normal"/>
    </style:style>
    <style:style style:name="P510" style:family="paragraph" style:parent-style-name="Standard" style:list-style-name="L16">
      <style:paragraph-properties fo:text-align="justify" style:justify-single-word="false"/>
      <style:text-properties style:font-name="Times New Roman" fo:font-size="11pt" fo:font-style="italic" fo:font-weight="bold" officeooo:rsid="008386da" officeooo:paragraph-rsid="008386da" style:font-size-asian="11pt" style:font-style-asian="italic" style:font-weight-asian="bold" style:font-size-complex="11pt" style:font-style-complex="italic" style:font-weight-complex="bold"/>
    </style:style>
    <style:style style:name="P511" style:family="paragraph" style:parent-style-name="Standard" style:list-style-name="L16">
      <style:paragraph-properties fo:text-align="justify" style:justify-single-word="false"/>
      <style:text-properties style:font-name="Times New Roman" fo:font-size="11pt" fo:font-style="italic" fo:font-weight="bold" officeooo:rsid="008490c3" officeooo:paragraph-rsid="008490c3" style:font-size-asian="11pt" style:font-style-asian="italic" style:font-weight-asian="bold" style:font-size-complex="11pt" style:font-style-complex="italic" style:font-weight-complex="bold"/>
    </style:style>
    <style:style style:name="P512" style:family="paragraph" style:parent-style-name="Standard" style:list-style-name="L16">
      <style:paragraph-properties fo:text-align="justify" style:justify-single-word="false"/>
      <style:text-properties style:font-name="Times New Roman" fo:font-size="11pt" fo:font-style="italic" fo:font-weight="bold" officeooo:rsid="0088384e" officeooo:paragraph-rsid="0088384e" style:font-size-asian="11pt" style:font-style-asian="italic" style:font-weight-asian="bold" style:font-size-complex="11pt" style:font-style-complex="italic" style:font-weight-complex="bold"/>
    </style:style>
    <style:style style:name="P513" style:family="paragraph" style:parent-style-name="Standard" style:list-style-name="L16">
      <style:paragraph-properties fo:text-align="justify" style:justify-single-word="false"/>
      <style:text-properties style:font-name="Times New Roman" fo:font-size="11pt" fo:font-style="italic" fo:font-weight="bold" officeooo:rsid="008979d5" officeooo:paragraph-rsid="008979d5" style:font-size-asian="11pt" style:font-style-asian="italic" style:font-weight-asian="bold" style:font-size-complex="11pt" style:font-style-complex="italic" style:font-weight-complex="bold"/>
    </style:style>
    <style:style style:name="P514" style:family="paragraph" style:parent-style-name="Standard" style:list-style-name="L17">
      <style:paragraph-properties fo:text-align="justify" style:justify-single-word="false"/>
      <style:text-properties style:font-name="Times New Roman" fo:font-size="11pt" fo:font-style="italic" fo:font-weight="bold" officeooo:rsid="006be253" officeooo:paragraph-rsid="006be253" style:font-size-asian="11pt" style:font-style-asian="italic" style:font-weight-asian="bold" style:font-size-complex="11pt" style:font-style-complex="italic" style:font-weight-complex="bold"/>
    </style:style>
    <style:style style:name="P515" style:family="paragraph" style:parent-style-name="Standard" style:list-style-name="L17">
      <style:paragraph-properties fo:text-align="justify" style:justify-single-word="false"/>
      <style:text-properties style:font-name="Times New Roman" fo:font-size="11pt" fo:font-style="italic" fo:font-weight="bold" officeooo:rsid="006cfa82" officeooo:paragraph-rsid="006cfa82" style:font-size-asian="11pt" style:font-style-asian="italic" style:font-weight-asian="bold" style:font-size-complex="11pt" style:font-style-complex="italic" style:font-weight-complex="bold"/>
    </style:style>
    <style:style style:name="P516" style:family="paragraph" style:parent-style-name="Standard" style:list-style-name="L17">
      <style:paragraph-properties fo:text-align="justify" style:justify-single-word="false"/>
      <style:text-properties style:font-name="Times New Roman" fo:font-size="11pt" fo:font-style="italic" fo:font-weight="bold" officeooo:rsid="006fc350" officeooo:paragraph-rsid="006fc350" style:font-size-asian="11pt" style:font-style-asian="italic" style:font-weight-asian="bold" style:font-size-complex="11pt" style:font-style-complex="italic" style:font-weight-complex="bold"/>
    </style:style>
    <style:style style:name="P517" style:family="paragraph" style:parent-style-name="Standard" style:list-style-name="L18">
      <style:paragraph-properties fo:text-align="justify" style:justify-single-word="false"/>
      <style:text-properties style:font-name="Times New Roman" fo:font-size="11pt" fo:font-style="italic" fo:font-weight="bold" officeooo:rsid="00b72153" officeooo:paragraph-rsid="00b72153" style:font-size-asian="11pt" style:font-style-asian="italic" style:font-weight-asian="bold" style:font-size-complex="11pt" style:font-style-complex="italic" style:font-weight-complex="bold"/>
    </style:style>
    <style:style style:name="P518" style:family="paragraph" style:parent-style-name="Standard" style:list-style-name="L18">
      <style:paragraph-properties fo:text-align="justify" style:justify-single-word="false"/>
      <style:text-properties style:font-name="Times New Roman" fo:font-size="11pt" fo:font-style="italic" style:text-underline-style="none" fo:font-weight="bold" officeooo:rsid="00b72153" officeooo:paragraph-rsid="00b72153" style:font-size-asian="11pt" style:font-style-asian="italic" style:font-weight-asian="bold" style:font-size-complex="11pt" style:font-style-complex="italic" style:font-weight-complex="bold"/>
    </style:style>
    <style:style style:name="P519" style:family="paragraph" style:parent-style-name="Standard" style:list-style-name="L18">
      <style:paragraph-properties fo:text-align="justify" style:justify-single-word="false"/>
      <style:text-properties style:font-name="Times New Roman" fo:font-size="11pt" fo:font-style="italic" style:text-underline-style="none" fo:font-weight="bold" officeooo:rsid="00b74bb9" officeooo:paragraph-rsid="00b74bb9" style:font-size-asian="11pt" style:font-style-asian="italic" style:font-weight-asian="bold" style:font-size-complex="11pt" style:font-style-complex="italic" style:font-weight-complex="bold"/>
    </style:style>
    <style:style style:name="P520" style:family="paragraph" style:parent-style-name="Standard" style:list-style-name="L21">
      <style:paragraph-properties fo:text-align="justify" style:justify-single-word="false"/>
      <style:text-properties style:font-name="Times New Roman" fo:font-size="11pt" fo:font-weight="bold" officeooo:paragraph-rsid="00d8c038" style:font-size-asian="11pt" style:font-size-complex="11pt"/>
    </style:style>
    <style:style style:name="P521" style:family="paragraph" style:parent-style-name="Standard" style:list-style-name="L2">
      <style:paragraph-properties fo:text-align="start" style:justify-single-word="false"/>
      <style:text-properties style:font-name="Times New Roman" fo:font-size="9pt" fo:font-style="normal" fo:font-weight="normal" officeooo:rsid="02dfb73f" officeooo:paragraph-rsid="02dfb73f" style:font-size-asian="9pt" style:font-style-asian="normal" style:font-weight-asian="normal" style:font-size-complex="9pt" style:font-style-complex="normal" style:font-weight-complex="normal"/>
    </style:style>
    <style:style style:name="P522" style:family="paragraph" style:parent-style-name="Standard" style:list-style-name="L3">
      <style:paragraph-properties fo:text-align="start" style:justify-single-word="false"/>
      <style:text-properties style:font-name="Times New Roman" fo:font-size="9pt" fo:font-style="normal" fo:font-weight="normal" officeooo:rsid="02dfb73f" officeooo:paragraph-rsid="02dfb73f" style:font-size-asian="9pt" style:font-style-asian="normal" style:font-weight-asian="normal" style:font-size-complex="9pt" style:font-style-complex="normal" style:font-weight-complex="normal"/>
    </style:style>
    <style:style style:name="P523" style:family="paragraph" style:parent-style-name="Standard" style:list-style-name="L4">
      <style:paragraph-properties fo:text-align="start" style:justify-single-word="false"/>
      <style:text-properties style:font-name="Times New Roman" fo:font-size="9pt" fo:font-style="normal" fo:font-weight="normal" officeooo:rsid="02dfb73f" officeooo:paragraph-rsid="02dfb73f" style:font-size-asian="9pt" style:font-style-asian="normal" style:font-weight-asian="normal" style:font-size-complex="9pt" style:font-style-complex="normal" style:font-weight-complex="normal"/>
    </style:style>
    <style:style style:name="P524" style:family="paragraph" style:parent-style-name="Standard" style:list-style-name="L4">
      <style:paragraph-properties fo:text-align="start" style:justify-single-word="false"/>
      <style:text-properties style:font-name="Times New Roman" fo:font-size="9pt" fo:font-style="normal" fo:font-weight="normal" officeooo:rsid="030d1a26" officeooo:paragraph-rsid="030d1a26" style:font-size-asian="9pt" style:font-style-asian="normal" style:font-weight-asian="normal" style:font-size-complex="9pt" style:font-style-complex="normal" style:font-weight-complex="normal"/>
    </style:style>
    <style:style style:name="P525" style:family="paragraph" style:parent-style-name="Standard" style:list-style-name="L4">
      <style:paragraph-properties fo:text-align="start" style:justify-single-word="false"/>
      <style:text-properties style:font-name="Times New Roman" fo:font-size="9pt" fo:font-style="normal" fo:font-weight="normal" officeooo:rsid="02f7f12b" officeooo:paragraph-rsid="02f7f12b" style:font-size-asian="9pt" style:font-style-asian="normal" style:font-weight-asian="normal" style:font-size-complex="9pt" style:font-style-complex="normal" style:font-weight-complex="normal"/>
    </style:style>
    <style:style style:name="P526" style:family="paragraph" style:parent-style-name="Standard" style:list-style-name="L5">
      <style:paragraph-properties fo:text-align="start" style:justify-single-word="false"/>
      <style:text-properties style:font-name="Times New Roman" fo:font-size="9pt" fo:font-style="normal" fo:font-weight="normal" officeooo:rsid="02e0002b" officeooo:paragraph-rsid="02e0002b" style:font-size-asian="9pt" style:font-style-asian="normal" style:font-weight-asian="normal" style:font-size-complex="9pt" style:font-style-complex="normal" style:font-weight-complex="normal"/>
    </style:style>
    <style:style style:name="P527" style:family="paragraph" style:parent-style-name="Standard" style:list-style-name="L6">
      <style:paragraph-properties fo:text-align="start" style:justify-single-word="false"/>
      <style:text-properties style:font-name="Times New Roman" fo:font-size="9pt" fo:font-style="normal" fo:font-weight="normal" officeooo:rsid="02e0002b" officeooo:paragraph-rsid="02e0002b" style:font-size-asian="9pt" style:font-style-asian="normal" style:font-weight-asian="normal" style:font-size-complex="9pt" style:font-style-complex="normal" style:font-weight-complex="normal"/>
    </style:style>
    <style:style style:name="P528" style:family="paragraph" style:parent-style-name="Standard" style:list-style-name="L6">
      <style:paragraph-properties fo:text-align="start" style:justify-single-word="false"/>
      <style:text-properties style:font-name="Times New Roman" fo:font-size="9pt" fo:font-style="normal" fo:font-weight="normal" officeooo:rsid="0337999a" officeooo:paragraph-rsid="0337999a" style:font-size-asian="9pt" style:font-style-asian="normal" style:font-weight-asian="normal" style:font-size-complex="9pt" style:font-style-complex="normal" style:font-weight-complex="normal"/>
    </style:style>
    <style:style style:name="P529" style:family="paragraph" style:parent-style-name="Standard" style:list-style-name="L7">
      <style:paragraph-properties fo:text-align="start" style:justify-single-word="false"/>
      <style:text-properties style:font-name="Times New Roman" fo:font-size="9pt" fo:font-style="normal" fo:font-weight="normal" officeooo:rsid="02e220d1" officeooo:paragraph-rsid="02e220d1" style:font-size-asian="9pt" style:font-style-asian="normal" style:font-weight-asian="normal" style:font-size-complex="9pt" style:font-style-complex="normal" style:font-weight-complex="normal"/>
    </style:style>
    <style:style style:name="P530" style:family="paragraph" style:parent-style-name="Standard" style:list-style-name="L12">
      <style:paragraph-properties fo:text-align="justify" style:justify-single-word="false"/>
      <style:text-properties officeooo:paragraph-rsid="00f0d9f5"/>
    </style:style>
    <style:style style:name="P531" style:family="paragraph" style:parent-style-name="Standard">
      <style:paragraph-properties fo:text-align="justify" style:justify-single-word="false"/>
      <style:text-properties fo:color="#000000" loext:opacity="100%" style:font-name="Coolvetica" fo:font-size="9pt" fo:font-style="normal" fo:font-weight="normal" officeooo:rsid="033fbb66" officeooo:paragraph-rsid="033fbb66" style:font-size-asian="7.84999990463257pt" style:font-style-asian="normal" style:font-weight-asian="normal" style:font-size-complex="9pt" style:font-style-complex="normal" style:font-weight-complex="normal"/>
    </style:style>
    <style:style style:name="P53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3253e7c" officeooo:paragraph-rsid="03253e7c" fo:background-color="transparent" style:font-size-asian="7.84999990463257pt" style:font-style-asian="normal" style:font-weight-asian="normal" style:font-size-complex="9pt" style:font-style-complex="normal" style:font-weight-complex="normal"/>
    </style:style>
    <style:style style:name="P533" style:family="paragraph" style:parent-style-name="Standard" style:list-style-name="L19">
      <style:paragraph-properties fo:text-align="justify" style:justify-single-word="false"/>
      <style:text-properties fo:color="#000000" loext:opacity="100%" style:font-name="Times New Roman" fo:font-size="11pt" fo:font-style="normal" fo:font-weight="normal" officeooo:rsid="02efbe4b" officeooo:paragraph-rsid="02efbe4b" style:font-size-asian="9.60000038146973pt" style:font-style-asian="normal" style:font-weight-asian="normal" style:font-size-complex="11pt" style:font-style-complex="normal" style:font-weight-complex="normal"/>
    </style:style>
    <style:style style:name="P534" style:family="paragraph" style:parent-style-name="Standard" style:list-style-name="L19">
      <style:paragraph-properties fo:text-align="justify" style:justify-single-word="false"/>
      <style:text-properties fo:color="#000000" loext:opacity="100%" style:font-name="Times New Roman" fo:font-size="11pt" fo:font-style="normal" fo:font-weight="normal" officeooo:rsid="02f29a6c" officeooo:paragraph-rsid="02f29a6c" style:font-size-asian="9.60000038146973pt" style:font-style-asian="normal" style:font-weight-asian="normal" style:font-size-complex="11pt" style:font-style-complex="normal" style:font-weight-complex="normal"/>
    </style:style>
    <style:style style:name="P535" style:family="paragraph" style:parent-style-name="Standard" style:list-style-name="L29">
      <style:paragraph-properties style:line-height-at-least="0.503cm" fo:text-align="justify" style:justify-single-word="false"/>
      <style:text-properties fo:color="#000000" loext:opacity="100%" style:font-name="Times New Roman" fo:font-size="11pt" fo:font-style="normal" fo:font-weight="normal" officeooo:rsid="01e6e94c" officeooo:paragraph-rsid="01e6e94c" style:font-size-asian="9.60000038146973pt" style:font-style-asian="normal" style:font-weight-asian="normal" style:font-size-complex="11pt" style:font-style-complex="normal" style:font-weight-complex="normal"/>
    </style:style>
    <style:style style:name="P536" style:family="paragraph" style:parent-style-name="Standard" style:list-style-name="L24">
      <style:paragraph-properties style:line-height-at-least="0.503cm" fo:text-align="justify" style:justify-single-word="false"/>
      <style:text-properties fo:color="#000000" loext:opacity="100%" style:font-name="Times New Roman" fo:font-size="11pt" fo:font-style="normal" fo:font-weight="normal" officeooo:rsid="0117809c" officeooo:paragraph-rsid="0117809c" fo:background-color="transparent" style:font-size-asian="11pt" style:font-style-asian="normal" style:font-weight-asian="normal" style:font-size-complex="11pt" style:font-style-complex="normal" style:font-weight-complex="normal"/>
    </style:style>
    <style:style style:name="P537" style:family="paragraph" style:parent-style-name="Standard" style:list-style-name="L25">
      <style:paragraph-properties style:line-height-at-least="0.503cm" fo:text-align="justify" style:justify-single-word="false"/>
      <style:text-properties fo:color="#000000" loext:opacity="100%" style:font-name="Times New Roman" fo:font-size="11pt" fo:font-style="normal" fo:font-weight="normal" officeooo:rsid="01a89d92" officeooo:paragraph-rsid="01a89d92" fo:background-color="transparent" style:font-size-asian="9.60000038146973pt" style:font-style-asian="normal" style:font-weight-asian="normal" style:font-size-complex="11pt" style:font-style-complex="normal" style:font-weight-complex="normal"/>
    </style:style>
    <style:style style:name="P538" style:family="paragraph" style:parent-style-name="Standard" style:list-style-name="L26">
      <style:paragraph-properties style:line-height-at-least="0.503cm" fo:text-align="justify" style:justify-single-word="false"/>
      <style:text-properties fo:color="#000000" loext:opacity="100%" style:font-name="Times New Roman" fo:font-size="11pt" fo:font-style="normal" fo:font-weight="normal" officeooo:rsid="01c503f3" officeooo:paragraph-rsid="01c503f3" fo:background-color="transparent" style:font-size-asian="9.60000038146973pt" style:font-style-asian="normal" style:font-weight-asian="normal" style:font-size-complex="11pt" style:font-style-complex="normal" style:font-weight-complex="normal"/>
    </style:style>
    <style:style style:name="P539" style:family="paragraph" style:parent-style-name="Standard" style:list-style-name="L27">
      <style:paragraph-properties style:line-height-at-least="0.503cm" fo:text-align="justify" style:justify-single-word="false"/>
      <style:text-properties fo:color="#000000" loext:opacity="100%" style:font-name="Times New Roman" fo:font-size="11pt" fo:font-style="normal" fo:font-weight="normal" officeooo:rsid="02fb36d6" officeooo:paragraph-rsid="02fb36d6" fo:background-color="transparent" style:font-size-asian="9.60000038146973pt" style:font-style-asian="normal" style:font-weight-asian="normal" style:font-size-complex="11pt" style:font-style-complex="normal" style:font-weight-complex="normal"/>
    </style:style>
    <style:style style:name="P540" style:family="paragraph" style:parent-style-name="Standard" style:list-style-name="L27">
      <style:paragraph-properties style:line-height-at-least="0.503cm" fo:text-align="justify" style:justify-single-word="false"/>
      <style:text-properties fo:color="#000000" loext:opacity="100%" style:font-name="Times New Roman" fo:font-size="11pt" fo:font-style="normal" fo:font-weight="normal" officeooo:rsid="02fba325" officeooo:paragraph-rsid="02fba325" fo:background-color="transparent" style:font-size-asian="9.60000038146973pt" style:font-style-asian="normal" style:font-weight-asian="normal" style:font-size-complex="11pt" style:font-style-complex="normal" style:font-weight-complex="normal"/>
    </style:style>
    <style:style style:name="P541" style:family="paragraph" style:parent-style-name="Standard" style:list-style-name="L28">
      <style:paragraph-properties style:line-height-at-least="0.503cm" fo:text-align="justify" style:justify-single-word="false"/>
      <style:text-properties fo:color="#000000" loext:opacity="100%" style:font-name="Times New Roman" fo:font-size="11pt" fo:font-style="normal" fo:font-weight="normal" officeooo:rsid="032bb19b" officeooo:paragraph-rsid="032bb19b" fo:background-color="transparent" style:font-size-asian="9.60000038146973pt" style:font-style-asian="normal" style:font-weight-asian="normal" style:font-size-complex="11pt" style:font-style-complex="normal" style:font-weight-complex="normal"/>
    </style:style>
    <style:style style:name="P542" style:family="paragraph" style:parent-style-name="Standard" style:list-style-name="L30">
      <style:paragraph-properties style:line-height-at-least="0.503cm" fo:text-align="justify" style:justify-single-word="false"/>
      <style:text-properties fo:color="#000000" loext:opacity="100%" style:font-name="Times New Roman" fo:font-size="11pt" fo:font-style="normal" fo:font-weight="normal" officeooo:rsid="01fad27e" officeooo:paragraph-rsid="01fad27e" fo:background-color="transparent" style:font-size-asian="9.60000038146973pt" style:font-style-asian="normal" style:font-weight-asian="normal" style:font-size-complex="11pt" style:font-style-complex="normal" style:font-weight-complex="normal"/>
    </style:style>
    <style:style style:name="P543" style:family="paragraph" style:parent-style-name="Standard" style:list-style-name="L30">
      <style:paragraph-properties style:line-height-at-least="0.503cm" fo:text-align="justify" style:justify-single-word="false"/>
      <style:text-properties fo:color="#000000" loext:opacity="100%" style:font-name="Times New Roman" fo:font-size="11pt" fo:font-style="normal" fo:font-weight="normal" officeooo:rsid="01fad27e" officeooo:paragraph-rsid="02c32318" fo:background-color="transparent" style:font-size-asian="9.60000038146973pt" style:font-style-asian="normal" style:font-weight-asian="normal" style:font-size-complex="11pt" style:font-style-complex="normal" style:font-weight-complex="normal"/>
    </style:style>
    <style:style style:name="P544" style:family="paragraph" style:parent-style-name="Standard" style:list-style-name="L30">
      <style:paragraph-properties style:line-height-at-least="0.503cm" fo:text-align="justify" style:justify-single-word="false"/>
      <style:text-properties fo:color="#000000" loext:opacity="100%" style:font-name="Times New Roman" fo:font-size="11pt" fo:font-style="normal" fo:font-weight="normal" officeooo:rsid="01fc5c9d" officeooo:paragraph-rsid="01fc5c9d" fo:background-color="transparent" style:font-size-asian="9.60000038146973pt" style:font-style-asian="normal" style:font-weight-asian="normal" style:font-size-complex="11pt" style:font-style-complex="normal" style:font-weight-complex="normal"/>
    </style:style>
    <style:style style:name="P545" style:family="paragraph" style:parent-style-name="Standard" style:list-style-name="L30">
      <style:paragraph-properties style:line-height-at-least="0.503cm" fo:text-align="justify" style:justify-single-word="false"/>
      <style:text-properties fo:color="#000000" loext:opacity="100%" style:font-name="Times New Roman" fo:font-size="11pt" fo:font-style="normal" fo:font-weight="normal" officeooo:rsid="01fc5c9d" officeooo:paragraph-rsid="01fad27e" fo:background-color="transparent" style:font-size-asian="9.60000038146973pt" style:font-style-asian="normal" style:font-weight-asian="normal" style:font-size-complex="11pt" style:font-style-complex="normal" style:font-weight-complex="normal"/>
    </style:style>
    <style:style style:name="P54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33a53da" officeooo:paragraph-rsid="033a53da" fo:background-color="transparent" style:font-size-asian="9.60000038146973pt" style:font-style-asian="normal" style:font-weight-asian="normal" style:font-size-complex="11pt" style:font-style-complex="normal" style:font-weight-complex="normal"/>
    </style:style>
    <style:style style:name="P547" style:family="paragraph" style:parent-style-name="Standard" style:list-style-name="L20">
      <style:paragraph-properties fo:text-align="justify" style:justify-single-word="false"/>
      <style:text-properties fo:color="#000000" loext:opacity="100%" style:font-name="Times New Roman" fo:font-size="11pt" fo:font-style="italic" fo:font-weight="bold" officeooo:rsid="00c8e9e8" officeooo:paragraph-rsid="00c8e9e8" style:font-size-asian="11pt" style:font-style-asian="italic" style:font-weight-asian="bold" style:font-size-complex="11pt" style:font-style-complex="italic" style:font-weight-complex="bold"/>
    </style:style>
    <style:style style:name="P548" style:family="paragraph" style:parent-style-name="Standard" style:list-style-name="L20">
      <style:paragraph-properties fo:text-align="justify" style:justify-single-word="false"/>
      <style:text-properties fo:color="#000000" loext:opacity="100%" style:font-name="Times New Roman" fo:font-size="11pt" fo:font-style="italic" fo:font-weight="bold" officeooo:rsid="00c8e9e8" officeooo:paragraph-rsid="00c8e9e8" fo:background-color="transparent" style:font-size-asian="11pt" style:font-style-asian="italic" style:font-weight-asian="bold" style:font-size-complex="11pt" style:font-style-complex="italic" style:font-weight-complex="bold"/>
    </style:style>
    <style:style style:name="P549" style:family="paragraph" style:parent-style-name="Standard" style:list-style-name="L20">
      <style:paragraph-properties fo:text-align="justify" style:justify-single-word="false"/>
      <style:text-properties fo:color="#000000" loext:opacity="100%" style:font-name="Times New Roman" fo:font-size="11pt" fo:font-style="italic" fo:font-weight="bold" officeooo:rsid="00caa9e3" officeooo:paragraph-rsid="00caa9e3" fo:background-color="transparent" style:font-size-asian="11pt" style:font-style-asian="italic" style:font-weight-asian="bold" style:font-size-complex="11pt" style:font-style-complex="italic" style:font-weight-complex="bold"/>
    </style:style>
    <style:style style:name="P550" style:family="paragraph" style:parent-style-name="Standard" style:list-style-name="L21">
      <style:paragraph-properties fo:text-align="justify" style:justify-single-word="false"/>
      <style:text-properties fo:color="#000000" loext:opacity="100%" style:font-name="Times New Roman" fo:font-size="11pt" fo:font-style="italic" fo:font-weight="bold" officeooo:rsid="00d6f9f9" officeooo:paragraph-rsid="00d6f9f9" fo:background-color="transparent" style:font-size-asian="11pt" style:font-style-asian="italic" style:font-weight-asian="bold" style:font-size-complex="11pt" style:font-style-complex="italic" style:font-weight-complex="bold"/>
    </style:style>
    <style:style style:name="P551" style:family="paragraph" style:parent-style-name="Standard" style:list-style-name="L21">
      <style:paragraph-properties fo:text-align="justify" style:justify-single-word="false"/>
      <style:text-properties fo:color="#000000" loext:opacity="100%" style:font-name="Times New Roman" fo:font-size="11pt" fo:font-style="italic" fo:font-weight="bold" officeooo:rsid="00d8c038" officeooo:paragraph-rsid="00d8c038" fo:background-color="transparent" style:font-size-asian="11pt" style:font-style-asian="italic" style:font-weight-asian="bold" style:font-size-complex="11pt" style:font-style-complex="italic" style:font-weight-complex="bold"/>
    </style:style>
    <style:style style:name="P552"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32208a7" officeooo:paragraph-rsid="032208a7" fo:background-color="transparent" style:font-size-asian="13.1000003814697pt" style:font-style-asian="italic" style:font-weight-asian="bold" style:font-size-complex="15pt" style:font-style-complex="italic" style:font-weight-complex="bold"/>
    </style:style>
    <style:style style:name="P55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33a53da" officeooo:paragraph-rsid="033a53da" fo:background-color="transparent" style:font-size-asian="7.84999990463257pt" style:font-style-asian="normal" style:font-weight-asian="normal" style:font-size-complex="9pt" style:font-style-complex="normal" style:font-weight-complex="normal"/>
    </style:style>
    <style:style style:name="P55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34d89f4" officeooo:paragraph-rsid="034eedbf" fo:background-color="transparent" style:font-size-asian="9.60000038146973pt" style:font-style-asian="normal" style:font-weight-asian="normal" style:font-size-complex="11pt" style:font-style-complex="normal" style:font-weight-complex="normal"/>
    </style:style>
    <style:style style:name="P555" style:family="paragraph" style:parent-style-name="Standard">
      <style:paragraph-properties style:line-height-at-least="0.503cm" fo:text-align="center" style:justify-single-word="false"/>
      <style:text-properties fo:color="#000000" loext:opacity="100%" style:font-name="Times New Roman" fo:font-size="11pt" fo:font-style="normal" fo:font-weight="normal" officeooo:rsid="034d89f4" officeooo:paragraph-rsid="034eedbf" fo:background-color="transparent" style:font-size-asian="9.60000038146973pt" style:font-style-asian="normal" style:font-weight-asian="normal" style:font-size-complex="11pt" style:font-style-complex="normal" style:font-weight-complex="normal"/>
    </style:style>
    <style:style style:name="P556" style:family="paragraph" style:parent-style-name="Standard" style:list-style-name="L23">
      <style:paragraph-properties style:line-height-at-least="0.503cm" fo:text-align="justify" style:justify-single-word="false"/>
      <style:text-properties fo:font-size="11pt" officeooo:paragraph-rsid="010fd16d" style:font-size-asian="11pt" style:font-size-complex="11pt"/>
    </style:style>
    <style:style style:name="T1" style:family="text">
      <style:text-properties officeooo:rsid="001e45b2"/>
    </style:style>
    <style:style style:name="T2" style:family="text">
      <style:text-properties officeooo:rsid="001f01ce"/>
    </style:style>
    <style:style style:name="T3" style:family="text">
      <style:text-properties officeooo:rsid="001fe6f7"/>
    </style:style>
    <style:style style:name="T4" style:family="text">
      <style:text-properties officeooo:rsid="0021c4f8"/>
    </style:style>
    <style:style style:name="T5" style:family="text">
      <style:text-properties officeooo:rsid="00226411"/>
    </style:style>
    <style:style style:name="T6" style:family="text">
      <style:text-properties officeooo:rsid="00271855"/>
    </style:style>
    <style:style style:name="T7" style:family="text">
      <style:text-properties officeooo:rsid="00292ef8"/>
    </style:style>
    <style:style style:name="T8" style:family="text">
      <style:text-properties officeooo:rsid="002bac11"/>
    </style:style>
    <style:style style:name="T9" style:family="text">
      <style:text-properties officeooo:rsid="002bd2fb"/>
    </style:style>
    <style:style style:name="T10" style:family="text">
      <style:text-properties officeooo:rsid="002c76ca"/>
    </style:style>
    <style:style style:name="T11" style:family="text">
      <style:text-properties officeooo:rsid="002e6741"/>
    </style:style>
    <style:style style:name="T12" style:family="text">
      <style:text-properties officeooo:rsid="00300e28"/>
    </style:style>
    <style:style style:name="T13" style:family="text">
      <style:text-properties fo:font-style="italic" style:font-style-asian="italic" style:font-style-complex="italic"/>
    </style:style>
    <style:style style:name="T14" style:family="text">
      <style:text-properties fo:font-style="italic" officeooo:rsid="00300e28" style:font-style-asian="italic" style:font-style-complex="italic"/>
    </style:style>
    <style:style style:name="T15" style:family="text">
      <style:text-properties fo:font-style="italic" officeooo:rsid="0042f5ab" style:font-style-asian="italic" style:font-style-complex="italic"/>
    </style:style>
    <style:style style:name="T16" style:family="text">
      <style:text-properties fo:font-style="italic" officeooo:rsid="004993a6" style:font-style-asian="italic" style:font-style-complex="italic"/>
    </style:style>
    <style:style style:name="T17" style:family="text">
      <style:text-properties fo:font-style="italic" officeooo:rsid="007f0672" style:font-style-asian="italic" style:font-style-complex="italic"/>
    </style:style>
    <style:style style:name="T18" style:family="text">
      <style:text-properties fo:font-style="italic" officeooo:rsid="00ef0985" style:font-style-asian="italic" style:font-style-complex="italic"/>
    </style:style>
    <style:style style:name="T19" style:family="text">
      <style:text-properties fo:font-style="italic" officeooo:rsid="00f32e9f" style:font-style-asian="italic" style:font-style-complex="italic"/>
    </style:style>
    <style:style style:name="T20" style:family="text">
      <style:text-properties fo:font-style="italic" officeooo:rsid="0138c9e4" style:font-style-asian="italic" style:font-style-complex="italic"/>
    </style:style>
    <style:style style:name="T21" style:family="text">
      <style:text-properties fo:font-style="italic" officeooo:rsid="01a54e25" style:font-style-asian="italic" style:font-style-complex="italic"/>
    </style:style>
    <style:style style:name="T22" style:family="text">
      <style:text-properties fo:font-style="italic" officeooo:rsid="01ae99c4" style:font-style-asian="italic" style:font-style-complex="italic"/>
    </style:style>
    <style:style style:name="T23" style:family="text">
      <style:text-properties fo:font-style="italic" officeooo:rsid="01af1a4b" style:font-style-asian="italic" style:font-style-complex="italic"/>
    </style:style>
    <style:style style:name="T24" style:family="text">
      <style:text-properties fo:font-style="italic" officeooo:rsid="01b10d94" style:font-style-asian="italic" style:font-style-complex="italic"/>
    </style:style>
    <style:style style:name="T25" style:family="text">
      <style:text-properties fo:font-style="italic" officeooo:rsid="01f695e3" style:font-style-asian="italic" style:font-style-complex="italic"/>
    </style:style>
    <style:style style:name="T26" style:family="text">
      <style:text-properties fo:font-style="italic" officeooo:rsid="01fad27e" style:font-style-asian="italic" style:font-style-complex="italic"/>
    </style:style>
    <style:style style:name="T27" style:family="text">
      <style:text-properties fo:font-style="italic" officeooo:rsid="01fc6869" style:font-style-asian="italic" style:font-style-complex="italic"/>
    </style:style>
    <style:style style:name="T28" style:family="text">
      <style:text-properties fo:font-style="italic" officeooo:rsid="020498d7" style:font-style-asian="italic" style:font-style-complex="italic"/>
    </style:style>
    <style:style style:name="T29" style:family="text">
      <style:text-properties fo:font-style="italic" officeooo:rsid="0208ae43" style:font-style-asian="italic" style:font-style-complex="italic"/>
    </style:style>
    <style:style style:name="T30" style:family="text">
      <style:text-properties fo:font-style="italic" officeooo:rsid="020a64a2" style:font-style-asian="italic" style:font-style-complex="italic"/>
    </style:style>
    <style:style style:name="T31" style:family="text">
      <style:text-properties fo:font-style="italic" officeooo:rsid="020f613e" style:font-style-asian="italic" style:font-style-complex="italic"/>
    </style:style>
    <style:style style:name="T32" style:family="text">
      <style:text-properties fo:font-style="italic" officeooo:rsid="021b1bf5" style:font-style-asian="italic" style:font-style-complex="italic"/>
    </style:style>
    <style:style style:name="T33" style:family="text">
      <style:text-properties fo:font-style="italic" officeooo:rsid="023df822" style:font-style-asian="italic" style:font-style-complex="italic"/>
    </style:style>
    <style:style style:name="T34" style:family="text">
      <style:text-properties fo:font-style="italic" officeooo:rsid="02997789" style:font-style-asian="italic" style:font-style-complex="italic"/>
    </style:style>
    <style:style style:name="T35" style:family="text">
      <style:text-properties fo:font-style="italic" officeooo:rsid="02b6c065" style:font-style-asian="italic" style:font-style-complex="italic"/>
    </style:style>
    <style:style style:name="T36" style:family="text">
      <style:text-properties fo:font-style="italic" officeooo:rsid="02c1c291" style:font-style-asian="italic" style:font-style-complex="italic"/>
    </style:style>
    <style:style style:name="T37" style:family="text">
      <style:text-properties fo:font-style="italic" officeooo:rsid="02c32318" style:font-style-asian="italic" style:font-style-complex="italic"/>
    </style:style>
    <style:style style:name="T38" style:family="text">
      <style:text-properties fo:font-style="italic" officeooo:rsid="02d42576" style:font-style-asian="italic" style:font-style-complex="italic"/>
    </style:style>
    <style:style style:name="T39" style:family="text">
      <style:text-properties fo:font-style="italic" officeooo:rsid="02d804c3" style:font-style-asian="italic" style:font-style-complex="italic"/>
    </style:style>
    <style:style style:name="T40" style:family="text">
      <style:text-properties fo:font-style="italic" officeooo:rsid="02dc7f39" style:font-style-asian="italic" style:font-style-complex="italic"/>
    </style:style>
    <style:style style:name="T41" style:family="text">
      <style:text-properties fo:font-style="italic" officeooo:rsid="02fb36d6" style:font-style-asian="italic" style:font-style-complex="italic"/>
    </style:style>
    <style:style style:name="T42" style:family="text">
      <style:text-properties fo:font-style="italic" officeooo:rsid="03085e24" style:font-style-asian="italic" style:font-style-complex="italic"/>
    </style:style>
    <style:style style:name="T43" style:family="text">
      <style:text-properties fo:font-style="italic" officeooo:rsid="03099980" style:font-style-asian="italic" style:font-style-complex="italic"/>
    </style:style>
    <style:style style:name="T44" style:family="text">
      <style:text-properties fo:font-style="italic" officeooo:rsid="0318abfe" style:font-style-asian="italic" style:font-style-complex="italic"/>
    </style:style>
    <style:style style:name="T45" style:family="text">
      <style:text-properties fo:font-style="italic" officeooo:rsid="0326347c" style:font-style-asian="italic" style:font-style-complex="italic"/>
    </style:style>
    <style:style style:name="T46" style:family="text">
      <style:text-properties fo:font-style="italic" officeooo:rsid="032abac3" style:font-style-asian="italic" style:font-style-complex="italic"/>
    </style:style>
    <style:style style:name="T47" style:family="text">
      <style:text-properties fo:font-style="italic" officeooo:rsid="032dae3a" style:font-style-asian="italic" style:font-style-complex="italic"/>
    </style:style>
    <style:style style:name="T48" style:family="text">
      <style:text-properties fo:font-style="italic" officeooo:rsid="0332e8fc" style:font-style-asian="italic" style:font-style-complex="italic"/>
    </style:style>
    <style:style style:name="T49" style:family="text">
      <style:text-properties fo:font-style="italic" officeooo:rsid="034d89f4" style:font-style-asian="italic" style:font-style-complex="italic"/>
    </style:style>
    <style:style style:name="T50" style:family="text">
      <style:text-properties fo:font-style="italic" style:font-style-asian="italic" style:font-weight-asian="normal" style:font-style-complex="italic" style:font-weight-complex="normal"/>
    </style:style>
    <style:style style:name="T51" style:family="text">
      <style:text-properties fo:font-style="italic" officeooo:rsid="00eccaa2" style:font-style-asian="italic" style:font-weight-asian="normal" style:font-style-complex="italic" style:font-weight-complex="normal"/>
    </style:style>
    <style:style style:name="T52" style:family="text">
      <style:text-properties fo:font-style="italic" officeooo:rsid="00ff0d16" style:font-style-asian="italic" style:font-weight-asian="normal" style:font-style-complex="italic" style:font-weight-complex="normal"/>
    </style:style>
    <style:style style:name="T53" style:family="text">
      <style:text-properties fo:font-style="italic" officeooo:rsid="0105917d" style:font-style-asian="italic" style:font-weight-asian="normal" style:font-style-complex="italic" style:font-weight-complex="normal"/>
    </style:style>
    <style:style style:name="T54" style:family="text">
      <style:text-properties fo:font-style="italic" officeooo:rsid="0105aa54" style:font-style-asian="italic" style:font-weight-asian="normal" style:font-style-complex="italic" style:font-weight-complex="normal"/>
    </style:style>
    <style:style style:name="T55" style:family="text">
      <style:text-properties fo:font-style="italic" officeooo:rsid="010719a8" style:font-style-asian="italic" style:font-weight-asian="normal" style:font-style-complex="italic" style:font-weight-complex="normal"/>
    </style:style>
    <style:style style:name="T56" style:family="text">
      <style:text-properties fo:font-style="italic" officeooo:rsid="0109bb3b" style:font-style-asian="italic" style:font-weight-asian="normal" style:font-style-complex="italic" style:font-weight-complex="normal"/>
    </style:style>
    <style:style style:name="T57" style:family="text">
      <style:text-properties fo:font-style="italic" officeooo:rsid="010bc914" style:font-style-asian="italic" style:font-weight-asian="normal" style:font-style-complex="italic" style:font-weight-complex="normal"/>
    </style:style>
    <style:style style:name="T58" style:family="text">
      <style:text-properties fo:font-style="italic" officeooo:rsid="02bf6bcc" style:font-style-asian="italic" style:font-weight-asian="normal" style:font-style-complex="italic" style:font-weight-complex="normal"/>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tyle="italic" fo:font-weight="normal" officeooo:rsid="004e3502" style:font-style-asian="italic" style:font-weight-asian="normal" style:font-style-complex="italic" style:font-weight-complex="normal"/>
    </style:style>
    <style:style style:name="T61" style:family="text">
      <style:text-properties fo:font-style="italic" fo:font-weight="normal" fo:background-color="transparent" loext:char-shading-value="0" style:font-style-asian="italic" style:font-weight-asian="normal" style:font-style-complex="italic" style:font-weight-complex="normal"/>
    </style:style>
    <style:style style:name="T62" style:family="text">
      <style:text-properties fo:font-style="italic" fo:font-weight="bold" style:font-style-asian="italic" style:font-weight-asian="bold" style:font-style-complex="italic" style:font-weight-complex="bold"/>
    </style:style>
    <style:style style:name="T63" style:family="text">
      <style:text-properties fo:font-style="italic" fo:font-weight="bold" officeooo:rsid="0078d6d1" style:font-style-asian="italic" style:font-weight-asian="bold" style:font-style-complex="italic" style:font-weight-complex="bold"/>
    </style:style>
    <style:style style:name="T64" style:family="text">
      <style:text-properties fo:font-style="italic" fo:font-weight="bold" officeooo:rsid="00ec984f" style:font-style-asian="italic" style:font-weight-asian="bold" style:font-style-complex="italic" style:font-weight-complex="bold"/>
    </style:style>
    <style:style style:name="T65" style:family="text">
      <style:text-properties fo:font-style="italic" fo:font-weight="bold" officeooo:rsid="00eccaa2" style:font-style-asian="italic" style:font-weight-asian="bold" style:font-style-complex="italic" style:font-weight-complex="bold"/>
    </style:style>
    <style:style style:name="T66" style:family="text">
      <style:text-properties fo:font-style="italic" fo:font-weight="bold" officeooo:rsid="00f32e9f" style:font-style-asian="italic" style:font-weight-asian="bold" style:font-style-complex="italic" style:font-weight-complex="bold"/>
    </style:style>
    <style:style style:name="T67" style:family="text">
      <style:text-properties fo:font-style="italic" fo:font-weight="bold" officeooo:rsid="010719a8" style:font-style-asian="italic" style:font-weight-asian="bold" style:font-style-complex="italic" style:font-weight-complex="bold"/>
    </style:style>
    <style:style style:name="T68" style:family="text">
      <style:text-properties fo:font-style="italic" fo:font-weight="bold" officeooo:rsid="0109bb3b" style:font-style-asian="italic" style:font-weight-asian="bold" style:font-style-complex="italic" style:font-weight-complex="bold"/>
    </style:style>
    <style:style style:name="T69" style:family="text">
      <style:text-properties fo:font-style="italic" fo:font-weight="bold" officeooo:rsid="010bc914" style:font-style-asian="italic" style:font-weight-asian="bold" style:font-style-complex="italic" style:font-weight-complex="bold"/>
    </style:style>
    <style:style style:name="T70" style:family="text">
      <style:text-properties fo:font-style="italic" fo:font-weight="bold" officeooo:rsid="012c16df" style:font-style-asian="italic" style:font-weight-asian="bold" style:font-style-complex="italic" style:font-weight-complex="bold"/>
    </style:style>
    <style:style style:name="T71" style:family="text">
      <style:text-properties fo:font-style="italic" fo:font-weight="bold" officeooo:rsid="012c807a" style:font-style-asian="italic" style:font-weight-asian="bold" style:font-style-complex="italic" style:font-weight-complex="bold"/>
    </style:style>
    <style:style style:name="T72" style:family="text">
      <style:text-properties fo:font-style="italic" fo:font-weight="bold" officeooo:rsid="012d3980" style:font-style-asian="italic" style:font-weight-asian="bold" style:font-style-complex="italic" style:font-weight-complex="bold"/>
    </style:style>
    <style:style style:name="T73" style:family="text">
      <style:text-properties fo:font-style="italic" fo:font-weight="bold" officeooo:rsid="012f3376" style:font-style-asian="italic" style:font-weight-asian="bold" style:font-style-complex="italic" style:font-weight-complex="bold"/>
    </style:style>
    <style:style style:name="T74" style:family="text">
      <style:text-properties fo:font-style="italic" fo:font-weight="bold" officeooo:rsid="014f966c" style:font-style-asian="italic" style:font-weight-asian="bold" style:font-style-complex="italic" style:font-weight-complex="bold"/>
    </style:style>
    <style:style style:name="T75" style:family="text">
      <style:text-properties fo:font-style="italic" fo:font-weight="bold" officeooo:rsid="015e8fe0" style:font-style-asian="italic" style:font-weight-asian="bold" style:font-style-complex="italic" style:font-weight-complex="bold"/>
    </style:style>
    <style:style style:name="T76" style:family="text">
      <style:text-properties fo:font-style="italic" fo:font-weight="bold" officeooo:rsid="01614fee" style:font-style-asian="italic" style:font-weight-asian="bold" style:font-style-complex="italic" style:font-weight-complex="bold"/>
    </style:style>
    <style:style style:name="T77" style:family="text">
      <style:text-properties fo:font-style="italic" fo:font-weight="bold" officeooo:rsid="0165e06d" style:font-style-asian="italic" style:font-weight-asian="bold" style:font-style-complex="italic" style:font-weight-complex="bold"/>
    </style:style>
    <style:style style:name="T78" style:family="text">
      <style:text-properties fo:font-style="italic" fo:font-weight="bold" officeooo:rsid="0167869a" style:font-style-asian="italic" style:font-weight-asian="bold" style:font-style-complex="italic" style:font-weight-complex="bold"/>
    </style:style>
    <style:style style:name="T79" style:family="text">
      <style:text-properties fo:font-style="italic" fo:font-weight="bold" officeooo:rsid="016e5140" style:font-style-asian="italic" style:font-weight-asian="bold" style:font-style-complex="italic" style:font-weight-complex="bold"/>
    </style:style>
    <style:style style:name="T80" style:family="text">
      <style:text-properties fo:font-style="italic" fo:font-weight="bold" officeooo:rsid="01f189fe" style:font-style-asian="italic" style:font-weight-asian="bold" style:font-style-complex="italic" style:font-weight-complex="bold"/>
    </style:style>
    <style:style style:name="T81" style:family="text">
      <style:text-properties fo:font-style="italic" fo:font-weight="bold" officeooo:rsid="021a2882" style:font-style-asian="italic" style:font-weight-asian="bold" style:font-style-complex="italic" style:font-weight-complex="bold"/>
    </style:style>
    <style:style style:name="T82" style:family="text">
      <style:text-properties fo:font-style="italic" fo:font-weight="bold" officeooo:rsid="021b1bf5" style:font-style-asian="italic" style:font-weight-asian="bold" style:font-style-complex="italic" style:font-weight-complex="bold"/>
    </style:style>
    <style:style style:name="T83" style:family="text">
      <style:text-properties fo:font-style="italic" fo:font-weight="bold" officeooo:rsid="023d3278" style:font-style-asian="italic" style:font-weight-asian="bold" style:font-style-complex="italic" style:font-weight-complex="bold"/>
    </style:style>
    <style:style style:name="T84" style:family="text">
      <style:text-properties fo:font-style="italic" fo:font-weight="bold" officeooo:rsid="023df822" style:font-style-asian="italic" style:font-weight-asian="bold" style:font-style-complex="italic" style:font-weight-complex="bold"/>
    </style:style>
    <style:style style:name="T85" style:family="text">
      <style:text-properties fo:font-style="italic" fo:font-weight="bold" officeooo:rsid="0240dff3" style:font-style-asian="italic" style:font-weight-asian="bold" style:font-style-complex="italic" style:font-weight-complex="bold"/>
    </style:style>
    <style:style style:name="T86" style:family="text">
      <style:text-properties fo:font-style="italic" fo:font-weight="bold" officeooo:rsid="0131f6a0" style:font-style-asian="italic" style:font-weight-asian="bold" style:font-style-complex="italic" style:font-weight-complex="bold"/>
    </style:style>
    <style:style style:name="T87" style:family="text">
      <style:text-properties fo:font-style="italic" fo:font-weight="bold" officeooo:rsid="02bf6bcc" style:font-style-asian="italic" style:font-weight-asian="bold" style:font-style-complex="italic" style:font-weight-complex="bold"/>
    </style:style>
    <style:style style:name="T88" style:family="text">
      <style:text-properties fo:font-style="italic" fo:font-weight="bold" officeooo:rsid="02c0bf0f" style:font-style-asian="italic" style:font-weight-asian="bold" style:font-style-complex="italic" style:font-weight-complex="bold"/>
    </style:style>
    <style:style style:name="T89" style:family="text">
      <style:text-properties fo:font-style="italic" fo:font-weight="bold" officeooo:rsid="02c32318" style:font-style-asian="italic" style:font-weight-asian="bold" style:font-style-complex="italic" style:font-weight-complex="bold"/>
    </style:style>
    <style:style style:name="T90" style:family="text">
      <style:text-properties fo:font-style="italic" fo:font-weight="bold" officeooo:rsid="02c51975" style:font-style-asian="italic" style:font-weight-asian="bold" style:font-style-complex="italic" style:font-weight-complex="bold"/>
    </style:style>
    <style:style style:name="T91" style:family="text">
      <style:text-properties fo:font-style="italic" fo:font-weight="bold" officeooo:rsid="02c60dba" style:font-style-asian="italic" style:font-weight-asian="bold" style:font-style-complex="italic" style:font-weight-complex="bold"/>
    </style:style>
    <style:style style:name="T92" style:family="text">
      <style:text-properties fo:font-style="italic" fo:font-weight="bold" officeooo:rsid="02d804c3" style:font-style-asian="italic" style:font-weight-asian="bold" style:font-style-complex="italic" style:font-weight-complex="bold"/>
    </style:style>
    <style:style style:name="T93" style:family="text">
      <style:text-properties fo:font-style="italic" fo:font-weight="bold" officeooo:rsid="03024024" style:font-style-asian="italic" style:font-weight-asian="bold" style:font-style-complex="italic" style:font-weight-complex="bold"/>
    </style:style>
    <style:style style:name="T94" style:family="text">
      <style:text-properties fo:font-style="italic" fo:font-weight="bold" officeooo:rsid="03085e24" style:font-style-asian="italic" style:font-weight-asian="bold" style:font-style-complex="italic" style:font-weight-complex="bold"/>
    </style:style>
    <style:style style:name="T95" style:family="text">
      <style:text-properties fo:font-style="italic" fo:font-weight="bold" officeooo:rsid="031158bb" style:font-style-asian="italic" style:font-weight-asian="bold" style:font-style-complex="italic" style:font-weight-complex="bold"/>
    </style:style>
    <style:style style:name="T96" style:family="text">
      <style:text-properties fo:font-style="italic" fo:font-weight="bold" officeooo:rsid="010719a8" style:font-style-asian="italic" style:font-weight-asian="normal" style:font-style-complex="italic" style:font-weight-complex="normal"/>
    </style:style>
    <style:style style:name="T97" style:family="text">
      <style:text-properties fo:font-style="italic" fo:font-weight="bold" officeooo:rsid="013de40e" fo:background-color="#ffff00" loext:char-shading-value="0" style:font-style-asian="italic" style:font-weight-asian="bold" style:font-style-complex="italic" style:font-weight-complex="bold"/>
    </style:style>
    <style:style style:name="T98" style:family="text">
      <style:text-properties fo:font-style="italic" fo:font-weight="bold" officeooo:rsid="0321c088" fo:background-color="#ffff00" loext:char-shading-value="0" style:font-style-asian="italic" style:font-weight-asian="bold" style:font-style-complex="italic" style:font-weight-complex="bold"/>
    </style:style>
    <style:style style:name="T99" style:family="text">
      <style:text-properties fo:font-style="italic" fo:font-weight="bold" fo:background-color="transparent" loext:char-shading-value="0" style:font-style-asian="italic" style:font-weight-asian="bold" style:font-style-complex="italic" style:font-weight-complex="bold"/>
    </style:style>
    <style:style style:name="T100" style:family="text">
      <style:text-properties fo:font-style="italic" fo:font-weight="bold" officeooo:rsid="01e44632" fo:background-color="transparent" loext:char-shading-value="0" style:font-style-asian="italic" style:font-weight-asian="bold" style:font-style-complex="italic" style:font-weight-complex="bold"/>
    </style:style>
    <style:style style:name="T101" style:family="text">
      <style:text-properties fo:font-style="italic" fo:font-weight="bold" style:font-size-asian="11pt" style:font-style-asian="italic" style:font-weight-asian="bold" style:font-style-complex="italic" style:font-weight-complex="bold"/>
    </style:style>
    <style:style style:name="T102" style:family="text">
      <style:text-properties fo:font-style="italic" officeooo:rsid="012c16df" fo:background-color="#ffff00" loext:char-shading-value="0" style:font-style-asian="italic" style:font-weight-asian="normal" style:font-style-complex="italic" style:font-weight-complex="normal"/>
    </style:style>
    <style:style style:name="T103" style:family="text">
      <style:text-properties fo:font-style="italic" officeooo:rsid="0321c088" fo:background-color="#ffff00" loext:char-shading-value="0" style:font-style-asian="italic" style:font-weight-asian="normal" style:font-style-complex="italic" style:font-weight-complex="normal"/>
    </style:style>
    <style:style style:name="T104" style:family="text">
      <style:text-properties fo:font-style="italic" fo:background-color="#ffff00" loext:char-shading-value="0" style:font-style-asian="italic" style:font-style-complex="italic"/>
    </style:style>
    <style:style style:name="T105" style:family="text">
      <style:text-properties fo:font-style="italic" officeooo:rsid="01f695e3" fo:background-color="#ffff00" loext:char-shading-value="0" style:font-style-asian="italic" style:font-style-complex="italic"/>
    </style:style>
    <style:style style:name="T106" style:family="text">
      <style:text-properties fo:font-style="italic" officeooo:rsid="03004c80" fo:background-color="#ffff00" loext:char-shading-value="0" style:font-style-asian="italic" style:font-style-complex="italic"/>
    </style:style>
    <style:style style:name="T107" style:family="text">
      <style:text-properties fo:font-style="italic" fo:background-color="transparent" loext:char-shading-value="0" style:font-style-asian="italic" style:font-style-complex="italic"/>
    </style:style>
    <style:style style:name="T108" style:family="text">
      <style:text-properties fo:font-style="italic" officeooo:rsid="01d471fe" fo:background-color="transparent" loext:char-shading-value="0" style:font-style-asian="italic" style:font-style-complex="italic"/>
    </style:style>
    <style:style style:name="T109" style:family="text">
      <style:text-properties fo:font-style="italic" officeooo:rsid="01d8bbd6" fo:background-color="transparent" loext:char-shading-value="0" style:font-style-asian="italic" style:font-style-complex="italic"/>
    </style:style>
    <style:style style:name="T110" style:family="text">
      <style:text-properties fo:font-style="italic" officeooo:rsid="01e44632" fo:background-color="transparent" loext:char-shading-value="0" style:font-style-asian="italic" style:font-style-complex="italic"/>
    </style:style>
    <style:style style:name="T111" style:family="text">
      <style:text-properties fo:font-style="italic" officeooo:rsid="01e56169" fo:background-color="transparent" loext:char-shading-value="0" style:font-style-asian="italic" style:font-style-complex="italic"/>
    </style:style>
    <style:style style:name="T112" style:family="text">
      <style:text-properties fo:font-style="italic" officeooo:rsid="02d8e831" fo:background-color="transparent" loext:char-shading-value="0" style:font-style-asian="italic" style:font-style-complex="italic"/>
    </style:style>
    <style:style style:name="T113" style:family="text">
      <style:text-properties fo:font-style="italic" officeooo:rsid="010a122c" fo:background-color="#d4ea6b" loext:char-shading-value="0" style:font-style-asian="italic" style:font-weight-asian="normal" style:font-style-complex="italic" style:font-weight-complex="normal"/>
    </style:style>
    <style:style style:name="T114" style:family="text">
      <style:text-properties fo:font-style="italic" style:font-size-asian="11pt" style:font-style-asian="italic" style:font-style-complex="italic"/>
    </style:style>
    <style:style style:name="T115" style:family="text">
      <style:text-properties fo:font-style="italic" officeooo:rsid="02fba325" style:font-size-asian="11pt" style:font-style-asian="italic" style:font-style-complex="italic"/>
    </style:style>
    <style:style style:name="T116" style:family="text">
      <style:text-properties fo:font-style="italic" officeooo:rsid="030406d7" style:font-size-asian="11pt" style:font-style-asian="italic" style:font-style-complex="italic"/>
    </style:style>
    <style:style style:name="T117" style:family="text">
      <style:text-properties officeooo:rsid="0031933a"/>
    </style:style>
    <style:style style:name="T118" style:family="text">
      <style:text-properties officeooo:rsid="00328709"/>
    </style:style>
    <style:style style:name="T119" style:family="text">
      <style:text-properties officeooo:rsid="00356f85"/>
    </style:style>
    <style:style style:name="T120" style:family="text">
      <style:text-properties officeooo:rsid="00393504"/>
    </style:style>
    <style:style style:name="T121" style:family="text">
      <style:text-properties officeooo:rsid="003ad0c7"/>
    </style:style>
    <style:style style:name="T122" style:family="text">
      <style:text-properties officeooo:rsid="003b6009"/>
    </style:style>
    <style:style style:name="T123" style:family="text">
      <style:text-properties fo:font-weight="bold" style:font-weight-asian="bold" style:font-weight-complex="bold"/>
    </style:style>
    <style:style style:name="T124" style:family="text">
      <style:text-properties fo:font-weight="bold" officeooo:rsid="003b6009" style:font-weight-asian="bold" style:font-weight-complex="bold"/>
    </style:style>
    <style:style style:name="T125" style:family="text">
      <style:text-properties fo:font-weight="bold" officeooo:rsid="01ee1ffe" style:font-weight-asian="bold" style:font-weight-complex="bold"/>
    </style:style>
    <style:style style:name="T126" style:family="text">
      <style:text-properties fo:font-weight="bold" officeooo:rsid="01fc7124" style:font-weight-asian="bold" style:font-weight-complex="bold"/>
    </style:style>
    <style:style style:name="T127" style:family="text">
      <style:text-properties fo:font-weight="bold" officeooo:rsid="02c32318" style:font-weight-asian="bold" style:font-weight-complex="bold"/>
    </style:style>
    <style:style style:name="T128" style:family="text">
      <style:text-properties fo:font-weight="bold" officeooo:rsid="031da80f" style:font-weight-asian="bold" style:font-weight-complex="bold"/>
    </style:style>
    <style:style style:name="T129" style:family="text">
      <style:text-properties fo:font-weight="bold" officeooo:rsid="031e312a" style:font-weight-asian="bold" style:font-weight-complex="bold"/>
    </style:style>
    <style:style style:name="T130" style:family="text">
      <style:text-properties fo:font-weight="bold" officeooo:rsid="031f8b15" style:font-weight-asian="bold" style:font-weight-complex="bold"/>
    </style:style>
    <style:style style:name="T131" style:family="text">
      <style:text-properties fo:font-weight="bold" officeooo:rsid="0337da57" style:font-weight-asian="bold" style:font-weight-complex="bold"/>
    </style:style>
    <style:style style:name="T132" style:family="text">
      <style:text-properties fo:font-weight="bold" fo:background-color="transparent" loext:char-shading-value="0" style:font-weight-asian="bold" style:font-weight-complex="bold"/>
    </style:style>
    <style:style style:name="T133" style:family="text">
      <style:text-properties fo:font-weight="bold" officeooo:rsid="01d8bbd6" fo:background-color="transparent" loext:char-shading-value="0" style:font-weight-asian="bold" style:font-weight-complex="bold"/>
    </style:style>
    <style:style style:name="T134" style:family="text">
      <style:text-properties fo:font-weight="normal" style:font-weight-asian="normal" style:font-weight-complex="normal"/>
    </style:style>
    <style:style style:name="T135" style:family="text">
      <style:text-properties fo:font-style="normal" style:font-style-asian="normal" style:font-style-complex="normal"/>
    </style:style>
    <style:style style:name="T136" style:family="text">
      <style:text-properties fo:font-style="normal" officeooo:rsid="00580ce0" style:font-style-asian="normal" style:font-style-complex="normal"/>
    </style:style>
    <style:style style:name="T137" style:family="text">
      <style:text-properties fo:font-style="normal" officeooo:rsid="00566f10" style:font-style-asian="normal" style:font-style-complex="normal"/>
    </style:style>
    <style:style style:name="T138" style:family="text">
      <style:text-properties fo:font-style="normal" officeooo:rsid="00595f28" style:font-style-asian="normal" style:font-style-complex="normal"/>
    </style:style>
    <style:style style:name="T139" style:family="text">
      <style:text-properties fo:font-style="normal" officeooo:rsid="0078d6d1" style:font-style-asian="normal" style:font-style-complex="normal"/>
    </style:style>
    <style:style style:name="T140" style:family="text">
      <style:text-properties fo:font-style="normal" officeooo:rsid="0090a117" style:font-style-asian="normal" style:font-style-complex="normal"/>
    </style:style>
    <style:style style:name="T141" style:family="text">
      <style:text-properties fo:font-style="normal" officeooo:rsid="0090f077" style:font-style-asian="normal" style:font-style-complex="normal"/>
    </style:style>
    <style:style style:name="T142" style:family="text">
      <style:text-properties fo:font-style="normal" officeooo:rsid="00926129" style:font-style-asian="normal" style:font-style-complex="normal"/>
    </style:style>
    <style:style style:name="T143" style:family="text">
      <style:text-properties fo:font-style="normal" officeooo:rsid="00caa9e3" style:font-style-asian="normal" style:font-style-complex="normal"/>
    </style:style>
    <style:style style:name="T144" style:family="text">
      <style:text-properties fo:font-style="normal" officeooo:rsid="00f32e9f" style:font-style-asian="normal" style:font-style-complex="normal"/>
    </style:style>
    <style:style style:name="T145" style:family="text">
      <style:text-properties fo:font-style="normal" officeooo:rsid="0280bee8" style:font-style-asian="normal" style:font-style-complex="normal"/>
    </style:style>
    <style:style style:name="T146" style:family="text">
      <style:text-properties fo:font-style="normal" officeooo:rsid="02b6c065" style:font-style-asian="normal" style:font-style-complex="normal"/>
    </style:style>
    <style:style style:name="T147" style:family="text">
      <style:text-properties fo:font-style="normal" officeooo:rsid="00775acb" style:font-style-asian="normal" style:font-style-complex="normal"/>
    </style:style>
    <style:style style:name="T148" style:family="text">
      <style:text-properties fo:font-style="normal" officeooo:rsid="02d804c3" style:font-style-asian="normal" style:font-style-complex="normal"/>
    </style:style>
    <style:style style:name="T149" style:family="text">
      <style:text-properties fo:font-style="normal" style:font-style-asian="normal" style:font-weight-asian="normal" style:font-style-complex="normal" style:font-weight-complex="normal"/>
    </style:style>
    <style:style style:name="T150" style:family="text">
      <style:text-properties fo:font-style="normal" officeooo:rsid="00ec984f" style:font-style-asian="normal" style:font-weight-asian="normal" style:font-style-complex="normal" style:font-weight-complex="normal"/>
    </style:style>
    <style:style style:name="T151" style:family="text">
      <style:text-properties fo:font-style="normal" officeooo:rsid="00eccaa2" style:font-style-asian="normal" style:font-weight-asian="normal" style:font-style-complex="normal" style:font-weight-complex="normal"/>
    </style:style>
    <style:style style:name="T152" style:family="text">
      <style:text-properties fo:font-style="normal" officeooo:rsid="00f61407" style:font-style-asian="normal" style:font-weight-asian="normal" style:font-style-complex="normal" style:font-weight-complex="normal"/>
    </style:style>
    <style:style style:name="T153" style:family="text">
      <style:text-properties fo:font-style="normal" officeooo:rsid="00ff0d16" style:font-style-asian="normal" style:font-weight-asian="normal" style:font-style-complex="normal" style:font-weight-complex="normal"/>
    </style:style>
    <style:style style:name="T154" style:family="text">
      <style:text-properties fo:font-style="normal" officeooo:rsid="01007e32" style:font-style-asian="normal" style:font-weight-asian="normal" style:font-style-complex="normal" style:font-weight-complex="normal"/>
    </style:style>
    <style:style style:name="T155" style:family="text">
      <style:text-properties fo:font-style="normal" officeooo:rsid="01027a80" style:font-style-asian="normal" style:font-weight-asian="normal" style:font-style-complex="normal" style:font-weight-complex="normal"/>
    </style:style>
    <style:style style:name="T156" style:family="text">
      <style:text-properties fo:font-style="normal" officeooo:rsid="0105917d" style:font-style-asian="normal" style:font-weight-asian="normal" style:font-style-complex="normal" style:font-weight-complex="normal"/>
    </style:style>
    <style:style style:name="T157" style:family="text">
      <style:text-properties fo:font-style="normal" officeooo:rsid="0105aa54" style:font-style-asian="normal" style:font-weight-asian="normal" style:font-style-complex="normal" style:font-weight-complex="normal"/>
    </style:style>
    <style:style style:name="T158" style:family="text">
      <style:text-properties fo:font-style="normal" officeooo:rsid="010719a8" style:font-style-asian="normal" style:font-weight-asian="normal" style:font-style-complex="normal" style:font-weight-complex="normal"/>
    </style:style>
    <style:style style:name="T159" style:family="text">
      <style:text-properties fo:font-style="normal" officeooo:rsid="0109bb3b" style:font-style-asian="normal" style:font-weight-asian="normal" style:font-style-complex="normal" style:font-weight-complex="normal"/>
    </style:style>
    <style:style style:name="T160" style:family="text">
      <style:text-properties fo:font-style="normal" officeooo:rsid="010a122c" style:font-style-asian="normal" style:font-weight-asian="normal" style:font-style-complex="normal" style:font-weight-complex="normal"/>
    </style:style>
    <style:style style:name="T161" style:family="text">
      <style:text-properties fo:font-style="normal" officeooo:rsid="010bc914" style:font-style-asian="normal" style:font-weight-asian="normal" style:font-style-complex="normal" style:font-weight-complex="normal"/>
    </style:style>
    <style:style style:name="T162" style:family="text">
      <style:text-properties fo:font-style="normal" officeooo:rsid="010d93ac" style:font-style-asian="normal" style:font-weight-asian="normal" style:font-style-complex="normal" style:font-weight-complex="normal"/>
    </style:style>
    <style:style style:name="T163" style:family="text">
      <style:text-properties fo:font-style="normal" officeooo:rsid="010f6007" style:font-style-asian="normal" style:font-weight-asian="normal" style:font-style-complex="normal" style:font-weight-complex="normal"/>
    </style:style>
    <style:style style:name="T164" style:family="text">
      <style:text-properties fo:font-style="normal" officeooo:rsid="010fd16d" style:font-style-asian="normal" style:font-weight-asian="normal" style:font-style-complex="normal" style:font-weight-complex="normal"/>
    </style:style>
    <style:style style:name="T165" style:family="text">
      <style:text-properties fo:font-style="normal" officeooo:rsid="01232ef7" style:font-style-asian="normal" style:font-weight-asian="normal" style:font-style-complex="normal" style:font-weight-complex="normal"/>
    </style:style>
    <style:style style:name="T166" style:family="text">
      <style:text-properties fo:font-style="normal" officeooo:rsid="01268c6b" style:font-style-asian="normal" style:font-weight-asian="normal" style:font-style-complex="normal" style:font-weight-complex="normal"/>
    </style:style>
    <style:style style:name="T167" style:family="text">
      <style:text-properties fo:font-style="normal" officeooo:rsid="012a4923" style:font-style-asian="normal" style:font-weight-asian="normal" style:font-style-complex="normal" style:font-weight-complex="normal"/>
    </style:style>
    <style:style style:name="T168" style:family="text">
      <style:text-properties fo:font-style="normal" officeooo:rsid="012c16df" style:font-style-asian="normal" style:font-weight-asian="normal" style:font-style-complex="normal" style:font-weight-complex="normal"/>
    </style:style>
    <style:style style:name="T169" style:family="text">
      <style:text-properties fo:font-style="normal" officeooo:rsid="012c807a" style:font-style-asian="normal" style:font-weight-asian="normal" style:font-style-complex="normal" style:font-weight-complex="normal"/>
    </style:style>
    <style:style style:name="T170" style:family="text">
      <style:text-properties fo:font-style="normal" officeooo:rsid="012d3980" style:font-style-asian="normal" style:font-weight-asian="normal" style:font-style-complex="normal" style:font-weight-complex="normal"/>
    </style:style>
    <style:style style:name="T171" style:family="text">
      <style:text-properties fo:font-style="normal" officeooo:rsid="012de91e" style:font-style-asian="normal" style:font-weight-asian="normal" style:font-style-complex="normal" style:font-weight-complex="normal"/>
    </style:style>
    <style:style style:name="T172" style:family="text">
      <style:text-properties fo:font-style="normal" officeooo:rsid="012f3376" style:font-style-asian="normal" style:font-weight-asian="normal" style:font-style-complex="normal" style:font-weight-complex="normal"/>
    </style:style>
    <style:style style:name="T173" style:family="text">
      <style:text-properties fo:font-style="normal" officeooo:rsid="0131f6a0" style:font-style-asian="normal" style:font-weight-asian="normal" style:font-style-complex="normal" style:font-weight-complex="normal"/>
    </style:style>
    <style:style style:name="T174" style:family="text">
      <style:text-properties fo:font-style="normal" officeooo:rsid="013de40e" style:font-style-asian="normal" style:font-weight-asian="normal" style:font-style-complex="normal" style:font-weight-complex="normal"/>
    </style:style>
    <style:style style:name="T175" style:family="text">
      <style:text-properties fo:font-style="normal" officeooo:rsid="028fea0e" style:font-style-asian="normal" style:font-weight-asian="normal" style:font-style-complex="normal" style:font-weight-complex="normal"/>
    </style:style>
    <style:style style:name="T176" style:family="text">
      <style:text-properties fo:font-style="normal" officeooo:rsid="02947241" style:font-style-asian="normal" style:font-weight-asian="normal" style:font-style-complex="normal" style:font-weight-complex="normal"/>
    </style:style>
    <style:style style:name="T177" style:family="text">
      <style:text-properties fo:font-style="normal" officeooo:rsid="02954ee8" style:font-style-asian="normal" style:font-weight-asian="normal" style:font-style-complex="normal" style:font-weight-complex="normal"/>
    </style:style>
    <style:style style:name="T178" style:family="text">
      <style:text-properties fo:font-style="normal" officeooo:rsid="02bf6bcc" style:font-style-asian="normal" style:font-weight-asian="normal" style:font-style-complex="normal" style:font-weight-complex="normal"/>
    </style:style>
    <style:style style:name="T179" style:family="text">
      <style:text-properties fo:font-style="normal" officeooo:rsid="02d8d0e2" style:font-style-asian="normal" style:font-weight-asian="normal" style:font-style-complex="normal" style:font-weight-complex="normal"/>
    </style:style>
    <style:style style:name="T180" style:family="text">
      <style:text-properties fo:font-style="normal" officeooo:rsid="031158bb" style:font-style-asian="normal" style:font-weight-asian="normal" style:font-style-complex="normal" style:font-weight-complex="normal"/>
    </style:style>
    <style:style style:name="T181" style:family="text">
      <style:text-properties fo:font-style="normal" officeooo:rsid="03115ba3" style:font-style-asian="normal" style:font-weight-asian="normal" style:font-style-complex="normal" style:font-weight-complex="normal"/>
    </style:style>
    <style:style style:name="T182" style:family="text">
      <style:text-properties fo:font-style="normal" officeooo:rsid="0316d601" style:font-style-asian="normal" style:font-weight-asian="normal" style:font-style-complex="normal" style:font-weight-complex="normal"/>
    </style:style>
    <style:style style:name="T183" style:family="text">
      <style:text-properties fo:font-style="normal" fo:font-weight="bold" style:font-style-asian="normal" style:font-weight-asian="bold" style:font-style-complex="normal" style:font-weight-complex="bold"/>
    </style:style>
    <style:style style:name="T184" style:family="text">
      <style:text-properties fo:font-style="normal" fo:font-weight="bold" officeooo:rsid="0049b0e3" style:font-style-asian="normal" style:font-weight-asian="bold" style:font-style-complex="normal" style:font-weight-complex="bold"/>
    </style:style>
    <style:style style:name="T185" style:family="text">
      <style:text-properties fo:font-style="normal" fo:font-weight="bold" officeooo:rsid="010719a8" style:font-style-asian="normal" style:font-weight-asian="bold" style:font-style-complex="normal" style:font-weight-complex="bold"/>
    </style:style>
    <style:style style:name="T186" style:family="text">
      <style:text-properties fo:font-style="normal" fo:font-weight="bold" officeooo:rsid="013de40e" fo:background-color="#ffff00" loext:char-shading-value="0" style:font-style-asian="normal" style:font-weight-asian="bold" style:font-style-complex="normal" style:font-weight-complex="bold"/>
    </style:style>
    <style:style style:name="T187" style:family="text">
      <style:text-properties fo:font-style="normal" fo:font-weight="normal" style:font-style-asian="normal" style:font-weight-asian="normal" style:font-style-complex="normal" style:font-weight-complex="normal"/>
    </style:style>
    <style:style style:name="T188" style:family="text">
      <style:text-properties fo:font-style="normal" fo:font-weight="normal" officeooo:rsid="0049b0e3" style:font-style-asian="normal" style:font-weight-asian="normal" style:font-style-complex="normal" style:font-weight-complex="normal"/>
    </style:style>
    <style:style style:name="T189" style:family="text">
      <style:text-properties fo:font-style="normal" fo:font-weight="normal" officeooo:rsid="004ba80c" style:font-style-asian="normal" style:font-weight-asian="normal" style:font-style-complex="normal" style:font-weight-complex="normal"/>
    </style:style>
    <style:style style:name="T190" style:family="text">
      <style:text-properties fo:font-style="normal" fo:font-weight="normal" officeooo:rsid="004bf0c6" style:font-style-asian="normal" style:font-weight-asian="normal" style:font-style-complex="normal" style:font-weight-complex="normal"/>
    </style:style>
    <style:style style:name="T191" style:family="text">
      <style:text-properties fo:font-style="normal" fo:font-weight="normal" officeooo:rsid="004ccff9" style:font-style-asian="normal" style:font-weight-asian="normal" style:font-style-complex="normal" style:font-weight-complex="normal"/>
    </style:style>
    <style:style style:name="T192" style:family="text">
      <style:text-properties fo:font-style="normal" fo:font-weight="normal" officeooo:rsid="004e3502" style:font-style-asian="normal" style:font-weight-asian="normal" style:font-style-complex="normal" style:font-weight-complex="normal"/>
    </style:style>
    <style:style style:name="T193" style:family="text">
      <style:text-properties fo:font-style="normal" fo:font-weight="normal" officeooo:rsid="00502440" style:font-style-asian="normal" style:font-weight-asian="normal" style:font-style-complex="normal" style:font-weight-complex="normal"/>
    </style:style>
    <style:style style:name="T194" style:family="text">
      <style:text-properties fo:font-style="normal" fo:font-weight="normal" officeooo:rsid="0051c9cc" style:font-style-asian="normal" style:font-weight-asian="normal" style:font-style-complex="normal" style:font-weight-complex="normal"/>
    </style:style>
    <style:style style:name="T195" style:family="text">
      <style:text-properties fo:font-style="normal" fo:font-weight="normal" officeooo:rsid="0052ea2b" style:font-style-asian="normal" style:font-weight-asian="normal" style:font-style-complex="normal" style:font-weight-complex="normal"/>
    </style:style>
    <style:style style:name="T196" style:family="text">
      <style:text-properties fo:font-style="normal" fo:font-weight="normal" officeooo:rsid="0053e0bf" style:font-style-asian="normal" style:font-weight-asian="normal" style:font-style-complex="normal" style:font-weight-complex="normal"/>
    </style:style>
    <style:style style:name="T197" style:family="text">
      <style:text-properties fo:font-style="normal" fo:font-weight="normal" officeooo:rsid="006cfa82" style:font-style-asian="normal" style:font-weight-asian="normal" style:font-style-complex="normal" style:font-weight-complex="normal"/>
    </style:style>
    <style:style style:name="T198" style:family="text">
      <style:text-properties fo:font-style="normal" fo:font-weight="normal" officeooo:rsid="006fc966" style:font-style-asian="normal" style:font-weight-asian="normal" style:font-style-complex="normal" style:font-weight-complex="normal"/>
    </style:style>
    <style:style style:name="T199" style:family="text">
      <style:text-properties fo:font-style="normal" fo:font-weight="normal" officeooo:rsid="0078d6d1" style:font-style-asian="normal" style:font-weight-asian="normal" style:font-style-complex="normal" style:font-weight-complex="normal"/>
    </style:style>
    <style:style style:name="T200" style:family="text">
      <style:text-properties fo:font-style="normal" fo:font-weight="normal" officeooo:rsid="00caa9e3" style:font-style-asian="normal" style:font-weight-asian="normal" style:font-style-complex="normal" style:font-weight-complex="normal"/>
    </style:style>
    <style:style style:name="T201" style:family="text">
      <style:text-properties fo:font-style="normal" fo:font-weight="normal" officeooo:rsid="00cd9e43" style:font-style-asian="normal" style:font-weight-asian="normal" style:font-style-complex="normal" style:font-weight-complex="normal"/>
    </style:style>
    <style:style style:name="T202" style:family="text">
      <style:text-properties fo:font-style="normal" fo:font-weight="normal" officeooo:rsid="00ce246a" style:font-style-asian="normal" style:font-weight-asian="normal" style:font-style-complex="normal" style:font-weight-complex="normal"/>
    </style:style>
    <style:style style:name="T203" style:family="text">
      <style:text-properties fo:font-style="normal" fo:font-weight="normal" officeooo:rsid="00cf02e1" style:font-style-asian="normal" style:font-weight-asian="normal" style:font-style-complex="normal" style:font-weight-complex="normal"/>
    </style:style>
    <style:style style:name="T204" style:family="text">
      <style:text-properties fo:font-style="normal" fo:font-weight="normal" officeooo:rsid="00cf9e86" style:font-style-asian="normal" style:font-weight-asian="normal" style:font-style-complex="normal" style:font-weight-complex="normal"/>
    </style:style>
    <style:style style:name="T205" style:family="text">
      <style:text-properties fo:font-style="normal" fo:font-weight="normal" officeooo:rsid="00d19c92" style:font-style-asian="normal" style:font-weight-asian="normal" style:font-style-complex="normal" style:font-weight-complex="normal"/>
    </style:style>
    <style:style style:name="T206" style:family="text">
      <style:text-properties fo:font-style="normal" fo:font-weight="normal" officeooo:rsid="00f18a03" style:font-style-asian="normal" style:font-weight-asian="normal" style:font-style-complex="normal" style:font-weight-complex="normal"/>
    </style:style>
    <style:style style:name="T207" style:family="text">
      <style:text-properties fo:font-style="normal" fo:font-weight="normal" officeooo:rsid="00f32e9f" style:font-style-asian="normal" style:font-weight-asian="normal" style:font-style-complex="normal" style:font-weight-complex="normal"/>
    </style:style>
    <style:style style:name="T208" style:family="text">
      <style:text-properties fo:font-style="normal" fo:font-weight="normal" officeooo:rsid="011c475f" style:font-style-asian="normal" style:font-weight-asian="normal" style:font-style-complex="normal" style:font-weight-complex="normal"/>
    </style:style>
    <style:style style:name="T209" style:family="text">
      <style:text-properties fo:font-style="normal" fo:font-weight="normal" officeooo:rsid="006428de" style:font-style-asian="normal" style:font-weight-asian="normal" style:font-style-complex="normal" style:font-weight-complex="normal"/>
    </style:style>
    <style:style style:name="T210" style:family="text">
      <style:text-properties fo:font-style="normal" fo:font-weight="normal" officeooo:rsid="0064e718" style:font-style-asian="normal" style:font-weight-asian="normal" style:font-style-complex="normal" style:font-weight-complex="normal"/>
    </style:style>
    <style:style style:name="T211" style:family="text">
      <style:text-properties fo:font-style="normal" fo:font-weight="normal" officeooo:rsid="00809229" style:font-style-asian="normal" style:font-weight-asian="normal" style:font-style-complex="normal" style:font-weight-complex="normal"/>
    </style:style>
    <style:style style:name="T212" style:family="text">
      <style:text-properties fo:font-style="normal" fo:font-weight="normal" officeooo:rsid="019a1cb6" style:font-style-asian="normal" style:font-weight-asian="normal" style:font-style-complex="normal" style:font-weight-complex="normal"/>
    </style:style>
    <style:style style:name="T213" style:family="text">
      <style:text-properties fo:font-style="normal" fo:font-weight="normal" officeooo:rsid="027d177a" style:font-style-asian="normal" style:font-weight-asian="normal" style:font-style-complex="normal" style:font-weight-complex="normal"/>
    </style:style>
    <style:style style:name="T214" style:family="text">
      <style:text-properties fo:font-style="normal" fo:font-weight="normal" officeooo:rsid="027d2292" style:font-style-asian="normal" style:font-weight-asian="normal" style:font-style-complex="normal" style:font-weight-complex="normal"/>
    </style:style>
    <style:style style:name="T215" style:family="text">
      <style:text-properties fo:font-style="normal" fo:font-weight="normal" officeooo:rsid="0285a70e" style:font-style-asian="normal" style:font-weight-asian="normal" style:font-style-complex="normal" style:font-weight-complex="normal"/>
    </style:style>
    <style:style style:name="T216" style:family="text">
      <style:text-properties fo:font-style="normal" fo:font-weight="normal" officeooo:rsid="028abd80" style:font-style-asian="normal" style:font-weight-asian="normal" style:font-style-complex="normal" style:font-weight-complex="normal"/>
    </style:style>
    <style:style style:name="T217" style:family="text">
      <style:text-properties fo:font-style="normal" fo:font-weight="normal" officeooo:rsid="02b6c065" style:font-style-asian="normal" style:font-weight-asian="normal" style:font-style-complex="normal" style:font-weight-complex="normal"/>
    </style:style>
    <style:style style:name="T218" style:family="text">
      <style:text-properties fo:font-style="normal" fo:font-weight="normal" officeooo:rsid="02d804c3" style:font-style-asian="normal" style:font-weight-asian="normal" style:font-style-complex="normal" style:font-weight-complex="normal"/>
    </style:style>
    <style:style style:name="T219" style:family="text">
      <style:text-properties fo:font-style="normal" fo:font-weight="normal" officeooo:rsid="02d88ef4" style:font-style-asian="normal" style:font-weight-asian="normal" style:font-style-complex="normal" style:font-weight-complex="normal"/>
    </style:style>
    <style:style style:name="T220" style:family="text">
      <style:text-properties fo:font-style="normal" fo:font-weight="normal" officeooo:rsid="02dc7f39" style:font-style-asian="normal" style:font-weight-asian="normal" style:font-style-complex="normal" style:font-weight-complex="normal"/>
    </style:style>
    <style:style style:name="T221" style:family="text">
      <style:text-properties fo:font-style="normal" fo:font-weight="normal" officeooo:rsid="033dc49c" style:font-style-asian="normal" style:font-weight-asian="normal" style:font-style-complex="normal" style:font-weight-complex="normal"/>
    </style:style>
    <style:style style:name="T222" style:family="text">
      <style:text-properties fo:font-style="normal" fo:font-weight="normal" officeooo:rsid="0078d6d1" style:font-name-asian="Liberation Mono" style:font-style-asian="normal" style:font-weight-asian="normal" style:font-name-complex="Liberation Mono" style:font-style-complex="normal" style:font-weight-complex="normal"/>
    </style:style>
    <style:style style:name="T223" style:family="text">
      <style:text-properties fo:font-style="normal" fo:font-weight="normal" officeooo:rsid="011c475f" style:font-name-asian="Liberation Mono" style:font-style-asian="normal" style:font-weight-asian="normal" style:font-name-complex="Liberation Mono" style:font-style-complex="normal" style:font-weight-complex="normal"/>
    </style:style>
    <style:style style:name="T224" style:family="text">
      <style:text-properties fo:font-style="normal" fo:font-weight="normal" fo:background-color="#ffff00" loext:char-shading-value="0" style:font-style-asian="normal" style:font-weight-asian="normal" style:font-style-complex="normal" style:font-weight-complex="normal"/>
    </style:style>
    <style:style style:name="T225" style:family="text">
      <style:text-properties fo:font-style="normal" fo:font-weight="normal" fo:background-color="transparent" loext:char-shading-value="0" style:font-style-asian="normal" style:font-weight-asian="normal" style:font-style-complex="normal" style:font-weight-complex="normal"/>
    </style:style>
    <style:style style:name="T226" style:family="text">
      <style:text-properties fo:font-style="normal" fo:font-weight="normal" officeooo:rsid="01c569dd" fo:background-color="transparent" loext:char-shading-value="0" style:font-style-asian="normal" style:font-weight-asian="normal" style:font-style-complex="normal" style:font-weight-complex="normal"/>
    </style:style>
    <style:style style:name="T227" style:family="text">
      <style:text-properties fo:font-style="normal" officeooo:rsid="00f32e9f" style:font-name-asian="Liberation Mono" style:font-style-asian="normal" style:font-name-complex="Liberation Mono" style:font-style-complex="normal"/>
    </style:style>
    <style:style style:name="T228" style:family="text">
      <style:text-properties fo:font-style="normal" officeooo:rsid="012c16df" fo:background-color="#ffff00" loext:char-shading-value="0" style:font-style-asian="normal" style:font-weight-asian="normal" style:font-style-complex="normal" style:font-weight-complex="normal"/>
    </style:style>
    <style:style style:name="T229" style:family="text">
      <style:text-properties fo:font-style="normal" officeooo:rsid="013de40e" fo:background-color="#ffff00" loext:char-shading-value="0" style:font-style-asian="normal" style:font-weight-asian="normal" style:font-style-complex="normal" style:font-weight-complex="normal"/>
    </style:style>
    <style:style style:name="T230" style:family="text">
      <style:text-properties fo:font-style="normal" officeooo:rsid="013e84e2" fo:background-color="#ffff00" loext:char-shading-value="0" style:font-style-asian="normal" style:font-weight-asian="normal" style:font-style-complex="normal" style:font-weight-complex="normal"/>
    </style:style>
    <style:style style:name="T231" style:family="text">
      <style:text-properties fo:font-style="normal" officeooo:rsid="0321c088" fo:background-color="#ffff00" loext:char-shading-value="0" style:font-style-asian="normal" style:font-weight-asian="normal" style:font-style-complex="normal" style:font-weight-complex="normal"/>
    </style:style>
    <style:style style:name="T232" style:family="text">
      <style:text-properties fo:font-style="normal" officeooo:rsid="010a122c" fo:background-color="#d4ea6b" loext:char-shading-value="0" style:font-style-asian="normal" style:font-weight-asian="normal" style:font-style-complex="normal" style:font-weight-complex="normal"/>
    </style:style>
    <style:style style:name="T233" style:family="text">
      <style:text-properties officeooo:rsid="0042f5ab"/>
    </style:style>
    <style:style style:name="T234" style:family="text">
      <style:text-properties officeooo:rsid="004993a6"/>
    </style:style>
    <style:style style:name="T235" style:family="text">
      <style:text-properties style:font-name="Times New Roman" fo:font-size="15pt" fo:font-style="italic" fo:font-weight="bold" officeooo:rsid="0066d328" style:font-size-asian="15pt" style:font-style-asian="italic" style:font-weight-asian="bold" style:font-size-complex="15pt" style:font-style-complex="italic" style:font-weight-complex="bold"/>
    </style:style>
    <style:style style:name="T236" style:family="text">
      <style:text-properties style:font-name="Times New Roman" fo:font-size="15pt" fo:font-style="italic" fo:font-weight="bold" officeooo:rsid="0080b282" style:font-size-asian="15pt" style:font-style-asian="italic" style:font-weight-asian="bold" style:font-size-complex="15pt" style:font-style-complex="italic" style:font-weight-complex="bold"/>
    </style:style>
    <style:style style:name="T237" style:family="text">
      <style:text-properties style:font-name="Times New Roman" fo:font-size="15pt" fo:font-style="italic" fo:font-weight="bold" officeooo:rsid="0089d303" style:font-size-asian="15pt" style:font-style-asian="italic" style:font-weight-asian="bold" style:font-size-complex="15pt" style:font-style-complex="italic" style:font-weight-complex="bold"/>
    </style:style>
    <style:style style:name="T238" style:family="text">
      <style:text-properties style:font-name="Times New Roman" fo:font-size="15pt" fo:font-style="italic" fo:font-weight="bold" officeooo:rsid="01d0f376" style:font-size-asian="13.1000003814697pt" style:font-style-asian="italic" style:font-weight-asian="bold" style:font-size-complex="15pt" style:font-style-complex="italic" style:font-weight-complex="bold"/>
    </style:style>
    <style:style style:name="T239" style:family="text">
      <style:text-properties style:font-name="Times New Roman" fo:font-size="15pt" fo:font-style="italic" fo:font-weight="bold" officeooo:rsid="033b53cc" style:font-size-asian="13.1000003814697pt" style:font-style-asian="italic" style:font-weight-asian="bold" style:font-size-complex="15pt" style:font-style-complex="italic" style:font-weight-complex="bold"/>
    </style:style>
    <style:style style:name="T240" style:family="text">
      <style:text-properties style:font-name="Times New Roman" fo:font-style="normal" officeooo:rsid="0075509f" style:font-style-asian="normal" style:font-style-complex="normal"/>
    </style:style>
    <style:style style:name="T241" style:family="text">
      <style:text-properties style:font-name="Times New Roman" fo:font-size="11pt" fo:font-style="normal" fo:font-weight="normal" officeooo:rsid="00f0d9f5" style:font-size-asian="11pt" style:font-style-asian="normal" style:font-weight-asian="normal" style:font-size-complex="11pt" style:font-style-complex="normal" style:font-weight-complex="normal"/>
    </style:style>
    <style:style style:name="T242" style:family="text">
      <style:text-properties style:font-name="Times New Roman" fo:font-size="11pt" style:font-size-asian="11pt" style:font-size-complex="11pt"/>
    </style:style>
    <style:style style:name="T243" style:family="text">
      <style:text-properties style:font-name="Times New Roman" fo:font-size="11pt" fo:font-style="italic" fo:font-weight="bold" fo:background-color="transparent" loext:char-shading-value="0" style:font-size-asian="11pt" style:font-style-asian="italic" style:font-weight-asian="bold" style:font-size-complex="11pt" style:font-style-complex="italic" style:font-weight-complex="bold"/>
    </style:style>
    <style:style style:name="T244" style:family="text">
      <style:text-properties style:font-name="Times New Roman" officeooo:rsid="0075509f"/>
    </style:style>
    <style:style style:name="T245" style:family="text">
      <style:text-properties style:font-name="Times New Roman" officeooo:rsid="0075509f" style:font-name-asian="Liberation Mono" style:font-name-complex="Liberation Mono"/>
    </style:style>
    <style:style style:name="T246" style:family="text">
      <style:text-properties style:font-name="Times New Roman" fo:font-style="italic" officeooo:rsid="0075509f" style:font-style-asian="italic" style:font-style-complex="italic"/>
    </style:style>
    <style:style style:name="T247" style:family="text">
      <style:text-properties officeooo:rsid="0055d898"/>
    </style:style>
    <style:style style:name="T248" style:family="text">
      <style:text-properties officeooo:rsid="00566f10"/>
    </style:style>
    <style:style style:name="T249" style:family="text">
      <style:text-properties officeooo:rsid="0061d542"/>
    </style:style>
    <style:style style:name="T250" style:family="text">
      <style:text-properties officeooo:rsid="006721a3"/>
    </style:style>
    <style:style style:name="T251" style:family="text">
      <style:text-properties officeooo:rsid="0068fdc9"/>
    </style:style>
    <style:style style:name="T252" style:family="text">
      <style:text-properties fo:color="#2a6099" loext:opacity="100%"/>
    </style:style>
    <style:style style:name="T253" style:family="text">
      <style:text-properties fo:color="#2a6099" loext:opacity="100%" fo:font-weight="bold" style:font-weight-asian="bold" style:font-weight-complex="bold"/>
    </style:style>
    <style:style style:name="T254" style:family="text">
      <style:text-properties fo:color="#2a6099" loext:opacity="100%" fo:font-style="normal" officeooo:rsid="0090a117" style:font-style-asian="normal" style:font-style-complex="normal"/>
    </style:style>
    <style:style style:name="T255" style:family="text">
      <style:text-properties fo:color="#2a6099" loext:opacity="100%" fo:font-style="normal" officeooo:rsid="031158bb" style:font-style-asian="normal" style:font-weight-asian="normal" style:font-style-complex="normal" style:font-weight-complex="normal"/>
    </style:style>
    <style:style style:name="T256" style:family="text">
      <style:text-properties fo:color="#2a6099" loext:opacity="100%" fo:font-style="normal" officeooo:rsid="03115ba3" style:font-style-asian="normal" style:font-weight-asian="normal" style:font-style-complex="normal" style:font-weight-complex="normal"/>
    </style:style>
    <style:style style:name="T257" style:family="text">
      <style:text-properties fo:color="#2a6099" loext:opacity="100%" fo:font-style="normal" fo:font-weight="normal" style:font-style-asian="normal" style:font-weight-asian="normal" style:font-style-complex="normal" style:font-weight-complex="normal"/>
    </style:style>
    <style:style style:name="T258" style:family="text">
      <style:text-properties fo:color="#2a6099" loext:opacity="100%" fo:font-style="normal" fo:font-weight="normal" officeooo:rsid="00a3c915" style:font-style-asian="normal" style:font-weight-asian="normal" style:font-style-complex="normal" style:font-weight-complex="normal"/>
    </style:style>
    <style:style style:name="T259" style:family="text">
      <style:text-properties fo:color="#2a6099" loext:opacity="100%" style:font-name="Times New Roman" fo:font-size="11pt" style:font-size-asian="11pt" style:font-size-complex="11pt"/>
    </style:style>
    <style:style style:name="T260" style:family="text">
      <style:text-properties fo:color="#2a6099" loext:opacity="100%" style:font-name="Times New Roman" fo:font-size="11pt" fo:font-style="italic" officeooo:rsid="00f0d9f5" style:font-size-asian="11pt" style:font-style-asian="italic" style:font-size-complex="11pt" style:font-style-complex="italic"/>
    </style:style>
    <style:style style:name="T261" style:family="text">
      <style:text-properties fo:color="#2a6099" loext:opacity="100%" fo:font-size="9pt" fo:font-style="normal" fo:font-weight="normal" officeooo:rsid="01c569dd" fo:background-color="#ffffff" loext:char-shading-value="0" style:font-size-asian="9pt" style:font-style-asian="normal" style:font-weight-asian="normal" style:font-size-complex="9pt" style:font-style-complex="normal" style:font-weight-complex="normal"/>
    </style:style>
    <style:style style:name="T262" style:family="text">
      <style:text-properties fo:color="#2a6099" loext:opacity="100%" fo:font-size="9pt" style:font-size-asian="7.84999990463257pt" style:font-size-complex="9pt"/>
    </style:style>
    <style:style style:name="T263" style:family="text">
      <style:text-properties fo:color="#2a6099" loext:opacity="100%" fo:font-size="9pt" style:font-size-asian="9pt" style:font-size-complex="9pt"/>
    </style:style>
    <style:style style:name="T264" style:family="text">
      <style:text-properties fo:color="#2a6099" loext:opacity="100%" style:font-name="Coolvetica"/>
    </style:style>
    <style:style style:name="T265" style:family="text">
      <style:text-properties fo:color="#2a6099" loext:opacity="100%" style:font-name="Coolvetica" fo:font-size="9pt" fo:font-style="normal" fo:font-weight="normal" officeooo:rsid="01c569dd" fo:background-color="#ffffff" loext:char-shading-value="0" style:font-size-asian="7.84999990463257pt" style:font-style-asian="normal" style:font-weight-asian="normal" style:font-size-complex="9pt" style:font-style-complex="normal" style:font-weight-complex="normal"/>
    </style:style>
    <style:style style:name="T266" style:family="text">
      <style:text-properties fo:color="#2a6099" loext:opacity="100%" style:font-name="Coolvetica" fo:font-size="9pt" fo:font-style="normal" fo:font-weight="normal" officeooo:rsid="0259ff28" fo:background-color="#ffffff" loext:char-shading-value="0" style:font-size-asian="7.84999990463257pt" style:font-style-asian="normal" style:font-weight-asian="normal" style:font-size-complex="9pt" style:font-style-complex="normal" style:font-weight-complex="normal"/>
    </style:style>
    <style:style style:name="T267" style:family="text">
      <style:text-properties fo:color="#2a6099" loext:opacity="100%" style:font-name="Coolvetica" fo:font-size="9pt" fo:font-style="normal" fo:font-weight="normal" officeooo:rsid="024d4433" fo:background-color="transparent" loext:char-shading-value="0" style:font-size-asian="9pt" style:font-style-asian="normal" style:font-weight-asian="normal" style:font-size-complex="9pt" style:font-style-complex="normal" style:font-weight-complex="normal"/>
    </style:style>
    <style:style style:name="T268" style:family="text">
      <style:text-properties fo:color="#2a6099" loext:opacity="100%" style:font-name="Coolvetica" fo:font-size="9pt" fo:font-style="normal" fo:font-weight="normal" officeooo:rsid="024d9ecb" fo:background-color="transparent" loext:char-shading-value="0" style:font-size-asian="9pt" style:font-style-asian="normal" style:font-weight-asian="normal" style:font-size-complex="9pt" style:font-style-complex="normal" style:font-weight-complex="normal"/>
    </style:style>
    <style:style style:name="T269" style:family="text">
      <style:text-properties fo:color="#2a6099" loext:opacity="100%" style:font-name="Coolvetica" fo:font-size="9pt" fo:font-style="normal" fo:font-weight="normal" fo:background-color="transparent" loext:char-shading-value="0" style:font-size-asian="7.84999990463257pt" style:font-style-asian="normal" style:font-weight-asian="normal" style:font-size-complex="9pt" style:font-style-complex="normal" style:font-weight-complex="normal"/>
    </style:style>
    <style:style style:name="T270" style:family="text">
      <style:text-properties fo:color="#2a6099" loext:opacity="100%" style:font-name="Coolvetica" fo:font-size="9pt" fo:font-style="normal" fo:font-weight="normal" officeooo:rsid="024a93c4" fo:background-color="transparent" loext:char-shading-value="0" style:font-size-asian="7.84999990463257pt" style:font-style-asian="normal" style:font-weight-asian="normal" style:font-size-complex="9pt" style:font-style-complex="normal" style:font-weight-complex="normal"/>
    </style:style>
    <style:style style:name="T271" style:family="text">
      <style:text-properties fo:color="#2a6099" loext:opacity="100%" style:font-name="Coolvetica" fo:font-size="9pt" fo:font-style="normal" fo:font-weight="normal" officeooo:rsid="024b11ea" fo:background-color="transparent" loext:char-shading-value="0" style:font-size-asian="7.84999990463257pt" style:font-style-asian="normal" style:font-weight-asian="normal" style:font-size-complex="9pt" style:font-style-complex="normal" style:font-weight-complex="normal"/>
    </style:style>
    <style:style style:name="T272" style:family="text">
      <style:text-properties fo:color="#2a6099" loext:opacity="100%" style:font-name="Coolvetica" fo:font-size="9pt" fo:font-style="normal" fo:font-weight="normal" officeooo:rsid="024d9ecb" fo:background-color="transparent" loext:char-shading-value="0" style:font-size-asian="7.84999990463257pt" style:font-style-asian="normal" style:font-weight-asian="normal" style:font-size-complex="9pt" style:font-style-complex="normal" style:font-weight-complex="normal"/>
    </style:style>
    <style:style style:name="T273" style:family="text">
      <style:text-properties fo:color="#2a6099" loext:opacity="100%" style:font-name="Coolvetica" fo:font-size="9pt" fo:font-style="normal" fo:font-weight="normal" officeooo:rsid="024db95c" fo:background-color="transparent" loext:char-shading-value="0" style:font-size-asian="7.84999990463257pt" style:font-style-asian="normal" style:font-weight-asian="normal" style:font-size-complex="9pt" style:font-style-complex="normal" style:font-weight-complex="normal"/>
    </style:style>
    <style:style style:name="T274" style:family="text">
      <style:text-properties fo:color="#2a6099" loext:opacity="100%" style:font-name="Coolvetica" fo:font-size="9pt" fo:font-style="normal" fo:font-weight="normal" officeooo:rsid="024dd5cf" fo:background-color="transparent" loext:char-shading-value="0" style:font-size-asian="7.84999990463257pt" style:font-style-asian="normal" style:font-weight-asian="normal" style:font-size-complex="9pt" style:font-style-complex="normal" style:font-weight-complex="normal"/>
    </style:style>
    <style:style style:name="T275" style:family="text">
      <style:text-properties fo:color="#2a6099" loext:opacity="100%" style:font-name="Coolvetica" fo:font-size="9pt" fo:font-style="normal" fo:font-weight="normal" officeooo:rsid="024f4453" fo:background-color="transparent" loext:char-shading-value="0" style:font-size-asian="7.84999990463257pt" style:font-style-asian="normal" style:font-weight-asian="normal" style:font-size-complex="9pt" style:font-style-complex="normal" style:font-weight-complex="normal"/>
    </style:style>
    <style:style style:name="T276" style:family="text">
      <style:text-properties fo:color="#2a6099" loext:opacity="100%" style:font-name="Coolvetica" fo:font-size="9pt" fo:font-style="normal" fo:font-weight="normal" officeooo:rsid="02528a05" fo:background-color="transparent" loext:char-shading-value="0" style:font-size-asian="7.84999990463257pt" style:font-style-asian="normal" style:font-weight-asian="normal" style:font-size-complex="9pt" style:font-style-complex="normal" style:font-weight-complex="normal"/>
    </style:style>
    <style:style style:name="T277" style:family="text">
      <style:text-properties fo:color="#2a6099" loext:opacity="100%" style:font-name="Coolvetica" fo:font-size="9pt" fo:font-style="normal" fo:font-weight="normal" officeooo:rsid="0253bc0a" fo:background-color="transparent" loext:char-shading-value="0" style:font-size-asian="7.84999990463257pt" style:font-style-asian="normal" style:font-weight-asian="normal" style:font-size-complex="9pt" style:font-style-complex="normal" style:font-weight-complex="normal"/>
    </style:style>
    <style:style style:name="T278" style:family="text">
      <style:text-properties fo:color="#2a6099" loext:opacity="100%" style:font-name="Coolvetica" fo:font-size="9pt" fo:font-style="normal" fo:font-weight="normal" officeooo:rsid="0255ab63" fo:background-color="transparent" loext:char-shading-value="0" style:font-size-asian="7.84999990463257pt" style:font-style-asian="normal" style:font-weight-asian="normal" style:font-size-complex="9pt" style:font-style-complex="normal" style:font-weight-complex="normal"/>
    </style:style>
    <style:style style:name="T279" style:family="text">
      <style:text-properties fo:color="#2a6099" loext:opacity="100%" style:font-name="Coolvetica" fo:font-size="9pt" fo:font-style="normal" fo:font-weight="normal" officeooo:rsid="0255c18c" fo:background-color="transparent" loext:char-shading-value="0" style:font-size-asian="7.84999990463257pt" style:font-style-asian="normal" style:font-weight-asian="normal" style:font-size-complex="9pt" style:font-style-complex="normal" style:font-weight-complex="normal"/>
    </style:style>
    <style:style style:name="T280" style:family="text">
      <style:text-properties fo:color="#2a6099" loext:opacity="100%" style:font-name="Coolvetica" fo:font-size="9pt" fo:font-style="normal" fo:font-weight="normal" officeooo:rsid="025935ca" fo:background-color="transparent" loext:char-shading-value="0" style:font-size-asian="7.84999990463257pt" style:font-style-asian="normal" style:font-weight-asian="normal" style:font-size-complex="9pt" style:font-style-complex="normal" style:font-weight-complex="normal"/>
    </style:style>
    <style:style style:name="T281" style:family="text">
      <style:text-properties fo:color="#2a6099" loext:opacity="100%" style:font-name="Coolvetica" fo:font-size="9pt" fo:font-style="normal" fo:font-weight="normal" officeooo:rsid="0259ff28" fo:background-color="transparent" loext:char-shading-value="0" style:font-size-asian="7.84999990463257pt" style:font-style-asian="normal" style:font-weight-asian="normal" style:font-size-complex="9pt" style:font-style-complex="normal" style:font-weight-complex="normal"/>
    </style:style>
    <style:style style:name="T282" style:family="text">
      <style:text-properties fo:color="#2a6099" loext:opacity="100%" style:font-name="Coolvetica" fo:font-size="9pt" fo:font-style="normal" fo:font-weight="normal" officeooo:rsid="025bd604" fo:background-color="transparent" loext:char-shading-value="0" style:font-size-asian="7.84999990463257pt" style:font-style-asian="normal" style:font-weight-asian="normal" style:font-size-complex="9pt" style:font-style-complex="normal" style:font-weight-complex="normal"/>
    </style:style>
    <style:style style:name="T283" style:family="text">
      <style:text-properties fo:color="#2a6099" loext:opacity="100%" style:font-name="Coolvetica" fo:font-size="9pt" fo:font-style="normal" fo:font-weight="normal" officeooo:rsid="025cb752" fo:background-color="transparent" loext:char-shading-value="0" style:font-size-asian="7.84999990463257pt" style:font-style-asian="normal" style:font-weight-asian="normal" style:font-size-complex="9pt" style:font-style-complex="normal" style:font-weight-complex="normal"/>
    </style:style>
    <style:style style:name="T284" style:family="text">
      <style:text-properties fo:color="#2a6099" loext:opacity="100%" style:font-name="Coolvetica" fo:font-size="9pt" fo:font-style="normal" fo:font-weight="normal" officeooo:rsid="025e60a0" fo:background-color="transparent" loext:char-shading-value="0" style:font-size-asian="7.84999990463257pt" style:font-style-asian="normal" style:font-weight-asian="normal" style:font-size-complex="9pt" style:font-style-complex="normal" style:font-weight-complex="normal"/>
    </style:style>
    <style:style style:name="T285" style:family="text">
      <style:text-properties fo:color="#2a6099" loext:opacity="100%" style:font-name="Coolvetica" fo:font-size="9pt" fo:font-style="normal" fo:font-weight="normal" officeooo:rsid="026174d5" fo:background-color="transparent" loext:char-shading-value="0" style:font-size-asian="7.84999990463257pt" style:font-style-asian="normal" style:font-weight-asian="normal" style:font-size-complex="9pt" style:font-style-complex="normal" style:font-weight-complex="normal"/>
    </style:style>
    <style:style style:name="T286" style:family="text">
      <style:text-properties fo:color="#2a6099" loext:opacity="100%" style:font-name="Coolvetica" fo:font-size="9pt" fo:font-style="normal" fo:font-weight="normal" officeooo:rsid="0263d8d5" fo:background-color="transparent" loext:char-shading-value="0" style:font-size-asian="7.84999990463257pt" style:font-style-asian="normal" style:font-weight-asian="normal" style:font-size-complex="9pt" style:font-style-complex="normal" style:font-weight-complex="normal"/>
    </style:style>
    <style:style style:name="T287" style:family="text">
      <style:text-properties fo:color="#2a6099" loext:opacity="100%" style:font-name="Coolvetica" fo:font-size="9pt" fo:font-style="normal" fo:font-weight="normal" officeooo:rsid="02658ea7" fo:background-color="transparent" loext:char-shading-value="0" style:font-size-asian="7.84999990463257pt" style:font-style-asian="normal" style:font-weight-asian="normal" style:font-size-complex="9pt" style:font-style-complex="normal" style:font-weight-complex="normal"/>
    </style:style>
    <style:style style:name="T288" style:family="text">
      <style:text-properties fo:color="#2a6099" loext:opacity="100%" style:font-name="Coolvetica" fo:font-size="9pt" fo:font-style="normal" fo:font-weight="normal" officeooo:rsid="026a3985" fo:background-color="transparent" loext:char-shading-value="0" style:font-size-asian="7.84999990463257pt" style:font-style-asian="normal" style:font-weight-asian="normal" style:font-size-complex="9pt" style:font-style-complex="normal" style:font-weight-complex="normal"/>
    </style:style>
    <style:style style:name="T289" style:family="text">
      <style:text-properties fo:color="#2a6099" loext:opacity="100%" style:font-name="Coolvetica" fo:font-size="9pt" fo:font-style="normal" fo:font-weight="normal" officeooo:rsid="026b5a55" fo:background-color="transparent" loext:char-shading-value="0" style:font-size-asian="7.84999990463257pt" style:font-style-asian="normal" style:font-weight-asian="normal" style:font-size-complex="9pt" style:font-style-complex="normal" style:font-weight-complex="normal"/>
    </style:style>
    <style:style style:name="T290" style:family="text">
      <style:text-properties fo:color="#2a6099" loext:opacity="100%" style:font-name="Coolvetica" fo:font-size="9pt" fo:font-style="normal" fo:font-weight="normal" officeooo:rsid="026eec55" fo:background-color="transparent" loext:char-shading-value="0" style:font-size-asian="7.84999990463257pt" style:font-style-asian="normal" style:font-weight-asian="normal" style:font-size-complex="9pt" style:font-style-complex="normal" style:font-weight-complex="normal"/>
    </style:style>
    <style:style style:name="T291" style:family="text">
      <style:text-properties fo:color="#2a6099" loext:opacity="100%" style:font-name="Coolvetica" fo:font-size="9pt" fo:font-style="normal" fo:font-weight="normal" officeooo:rsid="026f7922" fo:background-color="transparent" loext:char-shading-value="0" style:font-size-asian="7.84999990463257pt" style:font-style-asian="normal" style:font-weight-asian="normal" style:font-size-complex="9pt" style:font-style-complex="normal" style:font-weight-complex="normal"/>
    </style:style>
    <style:style style:name="T292" style:family="text">
      <style:text-properties fo:color="#2a6099" loext:opacity="100%" style:font-name="Coolvetica" fo:font-size="9pt" fo:font-style="normal" fo:font-weight="normal" officeooo:rsid="0273b0a2" fo:background-color="transparent" loext:char-shading-value="0" style:font-size-asian="7.84999990463257pt" style:font-style-asian="normal" style:font-weight-asian="normal" style:font-size-complex="9pt" style:font-style-complex="normal" style:font-weight-complex="normal"/>
    </style:style>
    <style:style style:name="T293" style:family="text">
      <style:text-properties fo:color="#2a6099" loext:opacity="100%" style:font-name="Coolvetica" fo:font-size="9pt" fo:font-style="normal" fo:font-weight="normal" officeooo:rsid="0279a2f1" fo:background-color="transparent" loext:char-shading-value="0" style:font-size-asian="7.84999990463257pt" style:font-style-asian="normal" style:font-weight-asian="normal" style:font-size-complex="9pt" style:font-style-complex="normal" style:font-weight-complex="normal"/>
    </style:style>
    <style:style style:name="T294" style:family="text">
      <style:text-properties fo:color="#2a6099" loext:opacity="100%" style:font-name="Coolvetica" fo:font-size="9pt" fo:font-style="normal" fo:font-weight="normal" officeooo:rsid="026dc20f" fo:background-color="transparent" loext:char-shading-value="0" style:font-size-asian="7.84999990463257pt" style:font-style-asian="normal" style:font-weight-asian="normal" style:font-size-complex="9pt" style:font-style-complex="normal" style:font-weight-complex="normal"/>
    </style:style>
    <style:style style:name="T295" style:family="text">
      <style:text-properties fo:color="#2a6099" loext:opacity="100%" style:font-name="Coolvetica" fo:font-size="9pt" fo:font-style="normal" fo:font-weight="normal" officeooo:rsid="030e5093" fo:background-color="transparent" loext:char-shading-value="0" style:font-size-asian="7.84999990463257pt" style:font-style-asian="normal" style:font-weight-asian="normal" style:font-size-complex="9pt" style:font-style-complex="normal" style:font-weight-complex="normal"/>
    </style:style>
    <style:style style:name="T296" style:family="text">
      <style:text-properties fo:color="#2a6099" loext:opacity="100%" style:font-name="Coolvetica" fo:font-size="9pt" fo:font-style="normal" fo:font-weight="normal" officeooo:rsid="030e5c56" fo:background-color="transparent" loext:char-shading-value="0" style:font-size-asian="7.84999990463257pt" style:font-style-asian="normal" style:font-weight-asian="normal" style:font-size-complex="9pt" style:font-style-complex="normal" style:font-weight-complex="normal"/>
    </style:style>
    <style:style style:name="T297" style:family="text">
      <style:text-properties fo:color="#2a6099" loext:opacity="100%" style:font-name="Coolvetica" fo:font-size="9pt" fo:font-style="normal" fo:font-weight="normal" officeooo:rsid="030d23a7" fo:background-color="transparent" loext:char-shading-value="0" style:font-size-asian="7.84999990463257pt" style:font-style-asian="normal" style:font-weight-asian="normal" style:font-size-complex="9pt" style:font-style-complex="normal" style:font-weight-complex="normal"/>
    </style:style>
    <style:style style:name="T298" style:family="text">
      <style:text-properties fo:color="#2a6099" loext:opacity="100%" style:font-name="Coolvetica" fo:font-size="9pt" fo:font-weight="normal" fo:background-color="transparent" loext:char-shading-value="0" style:font-size-asian="9pt" style:font-size-complex="9pt"/>
    </style:style>
    <style:style style:name="T299" style:family="text">
      <style:text-properties fo:color="#2a6099" loext:opacity="100%" style:font-name="Coolvetica" fo:font-size="9pt" fo:font-weight="normal" officeooo:rsid="015563b7" fo:background-color="transparent" loext:char-shading-value="0" style:font-size-asian="9pt" style:font-size-complex="9pt"/>
    </style:style>
    <style:style style:name="T300" style:family="text">
      <style:text-properties fo:color="#2a6099" loext:opacity="100%" style:font-name="Coolvetica" fo:font-size="9pt" fo:background-color="#ffffff" loext:char-shading-value="0" style:font-size-asian="9pt" style:font-size-complex="9pt"/>
    </style:style>
    <style:style style:name="T301" style:family="text">
      <style:text-properties fo:color="#2a6099" loext:opacity="100%" style:font-name="Coolvetica" officeooo:rsid="02d942c8"/>
    </style:style>
    <style:style style:name="T302" style:family="text">
      <style:text-properties fo:color="#2a6099" loext:opacity="100%" fo:background-color="transparent" loext:char-shading-value="0"/>
    </style:style>
    <style:style style:name="T303" style:family="text">
      <style:text-properties fo:color="#2a6099" loext:opacity="100%" officeooo:rsid="01d77cd2" fo:background-color="transparent" loext:char-shading-value="0"/>
    </style:style>
    <style:style style:name="T304" style:family="text">
      <style:text-properties fo:color="#2a6099" loext:opacity="100%" officeooo:rsid="01d66421" fo:background-color="transparent" loext:char-shading-value="0"/>
    </style:style>
    <style:style style:name="T305" style:family="text">
      <style:text-properties fo:color="#2a6099" loext:opacity="100%" officeooo:rsid="01de65c5" fo:background-color="transparent" loext:char-shading-value="0"/>
    </style:style>
    <style:style style:name="T306" style:family="text">
      <style:text-properties fo:color="#2a6099" loext:opacity="100%" officeooo:rsid="01f81929"/>
    </style:style>
    <style:style style:name="T307" style:family="text">
      <style:text-properties fo:color="#2a6099" loext:opacity="100%" officeooo:rsid="01f9d4e6"/>
    </style:style>
    <style:style style:name="T308" style:family="text">
      <style:text-properties fo:color="#2a6099" loext:opacity="100%" officeooo:rsid="0201496e"/>
    </style:style>
    <style:style style:name="T309" style:family="text">
      <style:text-properties fo:color="#2a6099" loext:opacity="100%" officeooo:rsid="020ac88c"/>
    </style:style>
    <style:style style:name="T310" style:family="text">
      <style:text-properties fo:color="#2a6099" loext:opacity="100%" officeooo:rsid="02117b39"/>
    </style:style>
    <style:style style:name="T311" style:family="text">
      <style:text-properties fo:color="#2a6099" loext:opacity="100%" officeooo:rsid="021def69"/>
    </style:style>
    <style:style style:name="T312" style:family="text">
      <style:text-properties fo:color="#2a6099" loext:opacity="100%" officeooo:rsid="023bebdb"/>
    </style:style>
    <style:style style:name="T313" style:family="text">
      <style:text-properties fo:color="#2a6099" loext:opacity="100%" officeooo:rsid="0243b4bd"/>
    </style:style>
    <style:style style:name="T314" style:family="text">
      <style:text-properties fo:color="#2a6099" loext:opacity="100%" officeooo:rsid="024db95c"/>
    </style:style>
    <style:style style:name="T315" style:family="text">
      <style:text-properties fo:color="#2a6099" loext:opacity="100%" officeooo:rsid="024dd5cf"/>
    </style:style>
    <style:style style:name="T316" style:family="text">
      <style:text-properties fo:color="#2a6099" loext:opacity="100%" officeooo:rsid="024eea15"/>
    </style:style>
    <style:style style:name="T317" style:family="text">
      <style:text-properties fo:color="#2a6099" loext:opacity="100%" officeooo:rsid="024f4453"/>
    </style:style>
    <style:style style:name="T318" style:family="text">
      <style:text-properties fo:color="#2a6099" loext:opacity="100%" officeooo:rsid="0253bc0a"/>
    </style:style>
    <style:style style:name="T319" style:family="text">
      <style:text-properties fo:color="#2a6099" loext:opacity="100%" officeooo:rsid="008386da"/>
    </style:style>
    <style:style style:name="T320" style:family="text">
      <style:text-properties fo:color="#2a6099" loext:opacity="100%" officeooo:rsid="0068fdc9"/>
    </style:style>
    <style:style style:name="T321" style:family="text">
      <style:text-properties fo:color="#2a6099" loext:opacity="100%" officeooo:rsid="006be253"/>
    </style:style>
    <style:style style:name="T322" style:family="text">
      <style:text-properties fo:color="#2a6099" loext:opacity="100%" officeooo:rsid="009bbb64"/>
    </style:style>
    <style:style style:name="T323" style:family="text">
      <style:text-properties fo:color="#2a6099" loext:opacity="100%" style:font-name-asian="Liberation Mono" style:font-name-complex="Liberation Mono"/>
    </style:style>
    <style:style style:name="T324" style:family="text">
      <style:text-properties fo:color="#2a6099" loext:opacity="100%" officeooo:rsid="00f32e9f" style:font-name-asian="Liberation Mono" style:font-name-complex="Liberation Mono"/>
    </style:style>
    <style:style style:name="T325" style:family="text">
      <style:text-properties fo:color="#2a6099" loext:opacity="100%" officeooo:rsid="009fddec"/>
    </style:style>
    <style:style style:name="T326" style:family="text">
      <style:text-properties fo:color="#2a6099" loext:opacity="100%" officeooo:rsid="014840c9"/>
    </style:style>
    <style:style style:name="T327" style:family="text">
      <style:text-properties fo:color="#2a6099" loext:opacity="100%" officeooo:rsid="0299e20f"/>
    </style:style>
    <style:style style:name="T328" style:family="text">
      <style:text-properties fo:color="#2a6099" loext:opacity="100%" officeooo:rsid="029e64ab"/>
    </style:style>
    <style:style style:name="T329" style:family="text">
      <style:text-properties fo:color="#2a6099" loext:opacity="100%" officeooo:rsid="02a3a911"/>
    </style:style>
    <style:style style:name="T330" style:family="text">
      <style:text-properties fo:color="#2a6099" loext:opacity="100%" officeooo:rsid="02c77eb9"/>
    </style:style>
    <style:style style:name="T331" style:family="text">
      <style:text-properties fo:color="#2a6099" loext:opacity="100%" officeooo:rsid="02c85470"/>
    </style:style>
    <style:style style:name="T332" style:family="text">
      <style:text-properties fo:color="#2a6099" loext:opacity="100%" officeooo:rsid="03004c80"/>
    </style:style>
    <style:style style:name="T333" style:family="text">
      <style:text-properties fo:color="#2a6099" loext:opacity="100%" officeooo:rsid="03099980"/>
    </style:style>
    <style:style style:name="T334" style:family="text">
      <style:text-properties fo:color="#2a6099" loext:opacity="100%" officeooo:rsid="030ab166"/>
    </style:style>
    <style:style style:name="T335" style:family="text">
      <style:text-properties fo:color="#2a6099" loext:opacity="100%" officeooo:rsid="033f451f"/>
    </style:style>
    <style:style style:name="T336" style:family="text">
      <style:text-properties fo:color="#2a6099" loext:opacity="100%" officeooo:rsid="00abc762"/>
    </style:style>
    <style:style style:name="T337" style:family="text">
      <style:text-properties fo:color="#2a6099" loext:opacity="100%"/>
    </style:style>
    <style:style style:name="T338" style:family="text">
      <style:text-properties fo:color="#2a6099" loext:opacity="100%" officeooo:rsid="03501c7f"/>
    </style:style>
    <style:style style:name="T339" style:family="text">
      <style:text-properties officeooo:rsid="006be253"/>
    </style:style>
    <style:style style:name="T340" style:family="text">
      <style:text-properties style:font-name-asian="Liberation Mono" style:font-name-complex="Liberation Mono"/>
    </style:style>
    <style:style style:name="T341" style:family="text">
      <style:text-properties officeooo:rsid="009c4c77" style:font-name-asian="Liberation Mono" style:font-name-complex="Liberation Mono"/>
    </style:style>
    <style:style style:name="T342" style:family="text">
      <style:text-properties officeooo:rsid="007cb740"/>
    </style:style>
    <style:style style:name="T343" style:family="text">
      <style:text-properties officeooo:rsid="007e1416"/>
    </style:style>
    <style:style style:name="T344" style:family="text">
      <style:text-properties officeooo:rsid="007f0672"/>
    </style:style>
    <style:style style:name="T345" style:family="text">
      <style:text-properties fo:color="#ff0000" loext:opacity="100%"/>
    </style:style>
    <style:style style:name="T346" style:family="text">
      <style:text-properties fo:color="#ff0000" loext:opacity="100%" fo:font-style="normal" fo:font-weight="normal" style:font-style-asian="normal" style:font-weight-asian="normal" style:font-style-complex="normal" style:font-weight-complex="normal"/>
    </style:style>
    <style:style style:name="T347" style:family="text">
      <style:text-properties fo:color="#ff0000" loext:opacity="100%" fo:font-style="normal" fo:font-weight="normal" officeooo:rsid="00a3c915" style:font-style-asian="normal" style:font-weight-asian="normal" style:font-style-complex="normal" style:font-weight-complex="normal"/>
    </style:style>
    <style:style style:name="T348" style:family="text">
      <style:text-properties fo:color="#ff0000" loext:opacity="100%" fo:font-style="normal" fo:font-weight="normal" officeooo:rsid="019a1cb6" style:font-style-asian="normal" style:font-weight-asian="normal" style:font-style-complex="normal" style:font-weight-complex="normal"/>
    </style:style>
    <style:style style:name="T349" style:family="text">
      <style:text-properties fo:color="#ff0000" loext:opacity="100%" fo:font-style="normal" fo:font-weight="normal" officeooo:rsid="00cf9e86" style:font-style-asian="normal" style:font-weight-asian="normal" style:font-style-complex="normal" style:font-weight-complex="normal"/>
    </style:style>
    <style:style style:name="T350" style:family="text">
      <style:text-properties fo:color="#ff0000" loext:opacity="100%" fo:font-style="normal" fo:font-weight="normal" officeooo:rsid="00cfa581" style:font-style-asian="normal" style:font-weight-asian="normal" style:font-style-complex="normal" style:font-weight-complex="normal"/>
    </style:style>
    <style:style style:name="T351" style:family="text">
      <style:text-properties fo:color="#ff0000" loext:opacity="100%" fo:font-style="normal" fo:font-weight="normal" officeooo:rsid="00d19c92" style:font-style-asian="normal" style:font-weight-asian="normal" style:font-style-complex="normal" style:font-weight-complex="normal"/>
    </style:style>
    <style:style style:name="T352" style:family="text">
      <style:text-properties fo:color="#ff0000" loext:opacity="100%" fo:font-style="normal" officeooo:rsid="031158bb" style:font-style-asian="normal" style:font-weight-asian="normal" style:font-style-complex="normal" style:font-weight-complex="normal"/>
    </style:style>
    <style:style style:name="T353" style:family="text">
      <style:text-properties fo:color="#ff0000" loext:opacity="100%" fo:background-color="transparent" loext:char-shading-value="0"/>
    </style:style>
    <style:style style:name="T354" style:family="text">
      <style:text-properties fo:color="#ff0000" loext:opacity="100%" officeooo:rsid="01da8ef0" fo:background-color="transparent" loext:char-shading-value="0"/>
    </style:style>
    <style:style style:name="T355" style:family="text">
      <style:text-properties fo:color="#ff0000" loext:opacity="100%" officeooo:rsid="01d66421" fo:background-color="transparent" loext:char-shading-value="0"/>
    </style:style>
    <style:style style:name="T356" style:family="text">
      <style:text-properties fo:color="#ff0000" loext:opacity="100%" officeooo:rsid="01de65c5" fo:background-color="transparent" loext:char-shading-value="0"/>
    </style:style>
    <style:style style:name="T357" style:family="text">
      <style:text-properties fo:color="#ff0000" loext:opacity="100%" officeooo:rsid="01f81929"/>
    </style:style>
    <style:style style:name="T358" style:family="text">
      <style:text-properties fo:color="#ff0000" loext:opacity="100%" fo:font-weight="bold" style:font-weight-asian="bold" style:font-weight-complex="bold"/>
    </style:style>
    <style:style style:name="T359" style:family="text">
      <style:text-properties fo:color="#ff0000" loext:opacity="100%" officeooo:rsid="006ee013"/>
    </style:style>
    <style:style style:name="T360" style:family="text">
      <style:text-properties fo:color="#ff0000" loext:opacity="100%" fo:font-style="italic" officeooo:rsid="00d8c038" fo:background-color="transparent" loext:char-shading-value="0" style:font-style-asian="italic" style:font-weight-asian="bold" style:font-style-complex="italic" style:font-weight-complex="bold"/>
    </style:style>
    <style:style style:name="T361" style:family="text">
      <style:text-properties fo:color="#ff0000" loext:opacity="100%" fo:font-style="italic" fo:font-weight="bold" fo:background-color="transparent" loext:char-shading-value="0" style:font-style-asian="italic" style:font-weight-asian="bold" style:font-style-complex="italic" style:font-weight-complex="bold"/>
    </style:style>
    <style:style style:name="T362" style:family="text">
      <style:text-properties fo:color="#ff0000" loext:opacity="100%" fo:font-style="italic" fo:font-weight="bold" officeooo:rsid="00e4836b" fo:background-color="transparent" loext:char-shading-value="0" style:font-style-asian="italic" style:font-weight-asian="bold" style:font-style-complex="italic" style:font-weight-complex="bold"/>
    </style:style>
    <style:style style:name="T363" style:family="text">
      <style:text-properties fo:color="#ff0000" loext:opacity="100%" fo:font-style="italic" fo:font-weight="bold" style:font-style-asian="italic" style:font-weight-asian="bold" style:font-style-complex="italic" style:font-weight-complex="bold"/>
    </style:style>
    <style:style style:name="T364" style:family="text">
      <style:text-properties fo:color="#ff0000" loext:opacity="100%" fo:font-style="italic" fo:font-weight="bold" officeooo:rsid="02f3d7fb" style:font-style-asian="italic" style:font-weight-asian="bold" style:font-style-complex="italic" style:font-weight-complex="bold"/>
    </style:style>
    <style:style style:name="T365" style:family="text">
      <style:text-properties fo:color="#ff0000" loext:opacity="100%" style:font-name="Times New Roman" fo:font-style="italic" fo:font-weight="bold" officeooo:rsid="010fd16d" fo:background-color="transparent" loext:char-shading-value="0" style:font-style-asian="italic" style:font-weight-asian="bold" style:font-style-complex="italic" style:font-weight-complex="bold"/>
    </style:style>
    <style:style style:name="T366" style:family="text">
      <style:text-properties fo:color="#ff0000" loext:opacity="100%" style:font-name="Times New Roman" fo:font-style="italic" fo:font-weight="bold" officeooo:rsid="0111a1fa" fo:background-color="transparent" loext:char-shading-value="0" style:font-style-asian="italic" style:font-weight-asian="bold" style:font-style-complex="italic" style:font-weight-complex="bold"/>
    </style:style>
    <style:style style:name="T367" style:family="text">
      <style:text-properties fo:color="#ff0000" loext:opacity="100%" style:font-name="Coolvetica"/>
    </style:style>
    <style:style style:name="T368" style:family="text">
      <style:text-properties fo:color="#ff0000" loext:opacity="100%" style:font-name="Coolvetica" officeooo:rsid="01a82c9b"/>
    </style:style>
    <style:style style:name="T369" style:family="text">
      <style:text-properties fo:color="#ff0000" loext:opacity="100%" style:font-name="Coolvetica" fo:font-size="9pt" officeooo:rsid="02fa1a7e" style:font-size-asian="7.84999990463257pt" style:font-size-complex="9pt"/>
    </style:style>
    <style:style style:name="T370" style:family="text">
      <style:text-properties fo:color="#ff0000" loext:opacity="100%" officeooo:rsid="0068fdc9"/>
    </style:style>
    <style:style style:name="T371" style:family="text">
      <style:text-properties fo:color="#ff0000" loext:opacity="100%" fo:font-weight="normal" style:font-weight-asian="normal" style:font-weight-complex="normal"/>
    </style:style>
    <style:style style:name="T372" style:family="text">
      <style:text-properties fo:color="#ff0000" loext:opacity="100%" officeooo:rsid="02d804c3"/>
    </style:style>
    <style:style style:name="T373" style:family="text">
      <style:text-properties fo:color="#ff0000" loext:opacity="100%" officeooo:rsid="02042e05"/>
    </style:style>
    <style:style style:name="T374" style:family="text">
      <style:text-properties officeooo:rsid="00813f04"/>
    </style:style>
    <style:style style:name="T375" style:family="text">
      <style:text-properties officeooo:rsid="0088384e"/>
    </style:style>
    <style:style style:name="T376" style:family="text">
      <style:text-properties fo:font-size="20pt" officeooo:rsid="0064e718" style:font-size-asian="20pt" style:font-size-complex="20pt"/>
    </style:style>
    <style:style style:name="T377" style:family="text">
      <style:text-properties fo:font-size="20pt" officeooo:rsid="005c30c2" style:font-size-asian="20pt" style:font-size-complex="20pt"/>
    </style:style>
    <style:style style:name="T378" style:family="text">
      <style:text-properties fo:font-size="20pt" officeooo:rsid="00639ee6" style:font-size-asian="20pt" style:font-size-complex="20pt"/>
    </style:style>
    <style:style style:name="T379" style:family="text">
      <style:text-properties officeooo:rsid="009db41d"/>
    </style:style>
    <style:style style:name="T380" style:family="text">
      <style:text-properties officeooo:rsid="009e5be1"/>
    </style:style>
    <style:style style:name="T381" style:family="text">
      <style:text-properties officeooo:rsid="00a1a6f5"/>
    </style:style>
    <style:style style:name="T382" style:family="text">
      <style:text-properties officeooo:rsid="00a765ee"/>
    </style:style>
    <style:style style:name="T383" style:family="text">
      <style:text-properties officeooo:rsid="00abc762"/>
    </style:style>
    <style:style style:name="T384" style:family="text">
      <style:text-properties officeooo:rsid="00ad0679"/>
    </style:style>
    <style:style style:name="T385" style:family="text">
      <style:text-properties fo:color="#000000" loext:opacity="100%"/>
    </style:style>
    <style:style style:name="T386" style:family="text">
      <style:text-properties fo:color="#000000" loext:opacity="100%" fo:font-style="normal" fo:font-weight="normal" officeooo:rsid="00d8c038" fo:background-color="transparent" loext:char-shading-value="0" style:font-style-asian="normal" style:font-weight-asian="normal" style:font-style-complex="normal" style:font-weight-complex="normal"/>
    </style:style>
    <style:style style:name="T387" style:family="text">
      <style:text-properties fo:color="#000000" loext:opacity="100%" fo:font-style="normal" fo:font-weight="normal" officeooo:rsid="02bdb022" fo:background-color="transparent" loext:char-shading-value="0" style:font-style-asian="normal" style:font-weight-asian="normal" style:font-style-complex="normal" style:font-weight-complex="normal"/>
    </style:style>
    <style:style style:name="T388" style:family="text">
      <style:text-properties fo:color="#000000" loext:opacity="100%" fo:font-style="normal" fo:font-weight="normal" style:font-style-asian="normal" style:font-weight-asian="normal" style:font-style-complex="normal" style:font-weight-complex="normal"/>
    </style:style>
    <style:style style:name="T389" style:family="text">
      <style:text-properties fo:color="#000000" loext:opacity="100%" fo:background-color="transparent" loext:char-shading-value="0"/>
    </style:style>
    <style:style style:name="T390" style:family="text">
      <style:text-properties fo:color="#000000" loext:opacity="100%" officeooo:rsid="00d8c038" fo:background-color="transparent" loext:char-shading-value="0"/>
    </style:style>
    <style:style style:name="T391" style:family="text">
      <style:text-properties fo:color="#000000" loext:opacity="100%" officeooo:rsid="00dc4a01" fo:background-color="transparent" loext:char-shading-value="0"/>
    </style:style>
    <style:style style:name="T392" style:family="text">
      <style:text-properties fo:color="#000000" loext:opacity="100%" officeooo:rsid="00dc521f" fo:background-color="transparent" loext:char-shading-value="0"/>
    </style:style>
    <style:style style:name="T393" style:family="text">
      <style:text-properties fo:color="#000000" loext:opacity="100%" officeooo:rsid="00ddb299" fo:background-color="transparent" loext:char-shading-value="0"/>
    </style:style>
    <style:style style:name="T394" style:family="text">
      <style:text-properties fo:color="#000000" loext:opacity="100%" officeooo:rsid="00e4836b" fo:background-color="transparent" loext:char-shading-value="0"/>
    </style:style>
    <style:style style:name="T395" style:family="text">
      <style:text-properties fo:color="#000000" loext:opacity="100%" officeooo:rsid="00e87a31" fo:background-color="transparent" loext:char-shading-value="0"/>
    </style:style>
    <style:style style:name="T396" style:family="text">
      <style:text-properties fo:color="#000000" loext:opacity="100%" officeooo:rsid="00ea8bf3" fo:background-color="transparent" loext:char-shading-value="0"/>
    </style:style>
    <style:style style:name="T397" style:family="text">
      <style:text-properties fo:color="#000000" loext:opacity="100%" officeooo:rsid="00f5e4e6" fo:background-color="transparent" loext:char-shading-value="0"/>
    </style:style>
    <style:style style:name="T398" style:family="text">
      <style:text-properties fo:color="#000000" loext:opacity="100%" officeooo:rsid="028c7720" fo:background-color="transparent" loext:char-shading-value="0"/>
    </style:style>
    <style:style style:name="T399" style:family="text">
      <style:text-properties fo:color="#000000" loext:opacity="100%" officeooo:rsid="02bdb022" fo:background-color="transparent" loext:char-shading-value="0"/>
    </style:style>
    <style:style style:name="T400" style:family="text">
      <style:text-properties fo:color="#000000" loext:opacity="100%" officeooo:rsid="02d88ef4" fo:background-color="transparent" loext:char-shading-value="0"/>
    </style:style>
    <style:style style:name="T401" style:family="text">
      <style:text-properties fo:color="#000000" loext:opacity="100%" officeooo:rsid="02d8d0e2" fo:background-color="transparent" loext:char-shading-value="0"/>
    </style:style>
    <style:style style:name="T402" style:family="text">
      <style:text-properties fo:color="#000000" loext:opacity="100%" officeooo:rsid="030ab166" fo:background-color="transparent" loext:char-shading-value="0"/>
    </style:style>
    <style:style style:name="T403" style:family="text">
      <style:text-properties fo:color="#000000" loext:opacity="100%" style:font-name="Times New Roman" fo:background-color="transparent" loext:char-shading-value="0"/>
    </style:style>
    <style:style style:name="T404" style:family="text">
      <style:text-properties fo:color="#000000" loext:opacity="100%" style:font-name="Times New Roman" officeooo:rsid="010fd16d" fo:background-color="transparent" loext:char-shading-value="0"/>
    </style:style>
    <style:style style:name="T405" style:family="text">
      <style:text-properties fo:color="#000000" loext:opacity="100%" style:font-name="Times New Roman" officeooo:rsid="01eb1689" fo:background-color="transparent" loext:char-shading-value="0"/>
    </style:style>
    <style:style style:name="T406" style:family="text">
      <style:text-properties fo:color="#000000" loext:opacity="100%" style:font-name="Times New Roman" officeooo:rsid="022254fb" fo:background-color="transparent" loext:char-shading-value="0"/>
    </style:style>
    <style:style style:name="T407" style:family="text">
      <style:text-properties fo:color="#000000" loext:opacity="100%" style:font-name="Times New Roman" officeooo:rsid="022437e1" fo:background-color="transparent" loext:char-shading-value="0"/>
    </style:style>
    <style:style style:name="T408" style:family="text">
      <style:text-properties fo:color="#000000" loext:opacity="100%" style:font-name="Times New Roman" officeooo:rsid="022864f9" fo:background-color="transparent" loext:char-shading-value="0"/>
    </style:style>
    <style:style style:name="T409" style:family="text">
      <style:text-properties fo:color="#000000" loext:opacity="100%" style:font-name="Times New Roman" officeooo:rsid="02acfe40" fo:background-color="transparent" loext:char-shading-value="0"/>
    </style:style>
    <style:style style:name="T410" style:family="text">
      <style:text-properties fo:color="#000000" loext:opacity="100%" style:font-name="Times New Roman" officeooo:rsid="02d8e831" fo:background-color="transparent" loext:char-shading-value="0"/>
    </style:style>
    <style:style style:name="T411" style:family="text">
      <style:text-properties fo:color="#000000" loext:opacity="100%" style:font-name="Times New Roman" officeooo:rsid="033b53cc" fo:background-color="transparent" loext:char-shading-value="0"/>
    </style:style>
    <style:style style:name="T412" style:family="text">
      <style:text-properties fo:color="#000000" loext:opacity="100%" style:font-name="Times New Roman" fo:font-size="11pt" style:font-size-asian="11pt" style:font-size-complex="11pt"/>
    </style:style>
    <style:style style:name="T413" style:family="text">
      <style:text-properties fo:color="#000000" loext:opacity="100%" style:font-name="Times New Roman" fo:font-size="11pt" officeooo:rsid="00f0d9f5" style:font-size-asian="11pt" style:font-size-complex="11pt"/>
    </style:style>
    <style:style style:name="T414" style:family="text">
      <style:text-properties fo:color="#000000" loext:opacity="100%" style:font-name="Times New Roman" fo:font-size="11pt" fo:font-style="normal" fo:font-weight="normal" officeooo:rsid="01e9dae7" fo:background-color="transparent" loext:char-shading-value="0" style:font-size-asian="9.60000038146973pt" style:font-style-asian="normal" style:font-weight-asian="normal" style:font-size-complex="11pt" style:font-style-complex="normal" style:font-weight-complex="normal"/>
    </style:style>
    <style:style style:name="T415" style:family="text">
      <style:text-properties fo:color="#000000" loext:opacity="100%" style:font-name="Times New Roman" fo:font-size="11pt" fo:font-style="normal" fo:font-weight="normal" officeooo:rsid="02c23cf8" fo:background-color="transparent" loext:char-shading-value="0" style:font-size-asian="9.60000038146973pt" style:font-style-asian="normal" style:font-weight-asian="normal" style:font-size-complex="11pt" style:font-style-complex="normal" style:font-weight-complex="normal"/>
    </style:style>
    <style:style style:name="T416" style:family="text">
      <style:text-properties fo:color="#000000" loext:opacity="100%" style:font-name="Times New Roman" fo:font-size="11pt" fo:font-style="normal" fo:font-weight="normal" officeooo:rsid="02d8e831" fo:background-color="transparent" loext:char-shading-value="0" style:font-size-asian="9.60000038146973pt" style:font-style-asian="normal" style:font-weight-asian="normal" style:font-size-complex="11pt" style:font-style-complex="normal" style:font-weight-complex="normal"/>
    </style:style>
    <style:style style:name="T417" style:family="text">
      <style:text-properties fo:color="#000000" loext:opacity="100%" style:font-name="Times New Roman" fo:font-size="11pt" fo:font-style="normal" fo:font-weight="normal" officeooo:rsid="01e9dae7" fo:background-color="transparent" loext:char-shading-value="0" style:font-size-asian="11pt" style:font-style-asian="normal" style:font-weight-asian="normal" style:font-size-complex="11pt" style:font-style-complex="normal" style:font-weight-complex="normal"/>
    </style:style>
    <style:style style:name="T418" style:family="text">
      <style:text-properties fo:color="#000000" loext:opacity="100%" style:font-name="Times New Roman" fo:font-size="11pt" fo:font-style="normal" fo:font-weight="normal" officeooo:rsid="01eb1689" fo:background-color="transparent" loext:char-shading-value="0" style:font-size-asian="11pt" style:font-style-asian="normal" style:font-weight-asian="normal" style:font-size-complex="11pt" style:font-style-complex="normal" style:font-weight-complex="normal"/>
    </style:style>
    <style:style style:name="T419" style:family="text">
      <style:text-properties fo:color="#000000" loext:opacity="100%" style:font-name="Times New Roman" fo:font-size="11pt" fo:font-style="normal" fo:font-weight="normal" officeooo:rsid="02d8e831" fo:background-color="#bbe33d" loext:char-shading-value="0" style:font-size-asian="9.60000038146973pt" style:font-style-asian="normal" style:font-weight-asian="normal" style:font-size-complex="11pt" style:font-style-complex="normal" style:font-weight-complex="normal"/>
    </style:style>
    <style:style style:name="T420" style:family="text">
      <style:text-properties fo:color="#000000" loext:opacity="100%" style:font-name="Times New Roman" fo:font-size="11pt" fo:font-style="italic" fo:font-weight="normal" officeooo:rsid="01e9dae7" fo:background-color="transparent" loext:char-shading-value="0" style:font-size-asian="9.60000038146973pt" style:font-style-asian="italic" style:font-weight-asian="normal" style:font-size-complex="11pt" style:font-style-complex="italic" style:font-weight-complex="normal"/>
    </style:style>
    <style:style style:name="T421" style:family="text">
      <style:text-properties fo:color="#000000" loext:opacity="100%" style:font-name="Times New Roman" fo:font-size="11pt" fo:font-style="italic" fo:font-weight="bold" officeooo:rsid="01e9dae7" fo:background-color="transparent" loext:char-shading-value="0" style:font-size-asian="9.60000038146973pt" style:font-style-asian="italic" style:font-weight-asian="bold" style:font-size-complex="11pt" style:font-style-complex="italic" style:font-weight-complex="bold"/>
    </style:style>
    <style:style style:name="T422" style:family="text">
      <style:text-properties fo:color="#000000" loext:opacity="100%" style:font-name="Times New Roman" fo:font-size="11pt" fo:font-style="italic" fo:font-weight="bold" officeooo:rsid="01e9dae7" fo:background-color="transparent" loext:char-shading-value="0" style:font-size-asian="11pt" style:font-style-asian="italic" style:font-weight-asian="bold" style:font-size-complex="11pt" style:font-style-complex="italic" style:font-weight-complex="bold"/>
    </style:style>
    <style:style style:name="T423" style:family="text">
      <style:text-properties fo:color="#000000" loext:opacity="100%" style:font-name="Times New Roman" fo:font-size="11pt" fo:font-style="italic" fo:font-weight="bold" officeooo:rsid="01eb1689" fo:background-color="transparent" loext:char-shading-value="0" style:font-size-asian="11pt" style:font-style-asian="italic" style:font-weight-asian="bold" style:font-size-complex="11pt" style:font-style-complex="italic" style:font-weight-complex="bold"/>
    </style:style>
    <style:style style:name="T424" style:family="text">
      <style:text-properties fo:color="#000000" loext:opacity="100%" style:font-name="Times New Roman" fo:font-size="11pt" fo:font-style="italic" officeooo:rsid="00f0d9f5" style:font-size-asian="11pt" style:font-style-asian="italic" style:font-size-complex="11pt" style:font-style-complex="italic"/>
    </style:style>
    <style:style style:name="T425" style:family="text">
      <style:text-properties fo:color="#000000" loext:opacity="100%" style:font-name="Times New Roman" fo:font-style="normal" fo:font-weight="normal" officeooo:rsid="010fd16d" fo:background-color="transparent" loext:char-shading-value="0" style:font-style-asian="normal" style:font-weight-asian="normal" style:font-style-complex="normal" style:font-weight-complex="normal"/>
    </style:style>
    <style:style style:name="T426" style:family="text">
      <style:text-properties fo:color="#000000" loext:opacity="100%" style:font-name="Times New Roman" fo:font-style="normal" fo:font-weight="normal" officeooo:rsid="0111a1fa" fo:background-color="transparent" loext:char-shading-value="0" style:font-style-asian="normal" style:font-weight-asian="normal" style:font-style-complex="normal" style:font-weight-complex="normal"/>
    </style:style>
    <style:style style:name="T427" style:family="text">
      <style:text-properties fo:color="#000000" loext:opacity="100%" style:font-name="Times New Roman" fo:font-style="normal" fo:font-weight="normal" officeooo:rsid="0291a4b8" fo:background-color="transparent" loext:char-shading-value="0" style:font-style-asian="normal" style:font-weight-asian="normal" style:font-style-complex="normal" style:font-weight-complex="normal"/>
    </style:style>
    <style:style style:name="T428" style:family="text">
      <style:text-properties fo:color="#000000" loext:opacity="100%" style:font-name="Times New Roman" fo:font-style="italic" fo:font-weight="normal" officeooo:rsid="010fd16d" fo:background-color="transparent" loext:char-shading-value="0" style:font-style-asian="italic" style:font-weight-asian="normal" style:font-style-complex="italic" style:font-weight-complex="normal"/>
    </style:style>
    <style:style style:name="T429" style:family="text">
      <style:text-properties fo:color="#000000" loext:opacity="100%" style:font-name="Times New Roman" fo:font-style="italic" fo:font-weight="bold" fo:background-color="transparent" loext:char-shading-value="0" style:font-style-asian="italic" style:font-weight-asian="bold" style:font-style-complex="italic" style:font-weight-complex="bold"/>
    </style:style>
    <style:style style:name="T430" style:family="text">
      <style:text-properties fo:color="#000000" loext:opacity="100%" style:font-name="Times New Roman" fo:font-style="italic" fo:font-weight="bold" officeooo:rsid="022254fb" fo:background-color="transparent" loext:char-shading-value="0" style:font-style-asian="italic" style:font-weight-asian="bold" style:font-style-complex="italic" style:font-weight-complex="bold"/>
    </style:style>
    <style:style style:name="T431" style:family="text">
      <style:text-properties fo:color="#000000" loext:opacity="100%" style:font-name="Times New Roman" fo:font-style="italic" fo:font-weight="bold" officeooo:rsid="022864f9" fo:background-color="transparent" loext:char-shading-value="0" style:font-style-asian="italic" style:font-weight-asian="bold" style:font-style-complex="italic" style:font-weight-complex="bold"/>
    </style:style>
    <style:style style:name="T432" style:family="text">
      <style:text-properties fo:color="#000000" loext:opacity="100%" style:font-name="Times New Roman" fo:font-size="13pt" fo:font-style="italic" fo:font-weight="bold" officeooo:rsid="026174d5" fo:background-color="transparent" loext:char-shading-value="0" style:font-size-asian="11.3500003814697pt" style:font-style-asian="italic" style:font-weight-asian="bold" style:font-size-complex="13pt" style:font-style-complex="italic" style:font-weight-complex="bold"/>
    </style:style>
    <style:style style:name="T433" style:family="text">
      <style:text-properties fo:color="#000000" loext:opacity="100%" style:font-name="Times New Roman" fo:font-size="13pt" fo:font-style="italic" fo:font-weight="bold" officeooo:rsid="026a3985" fo:background-color="transparent" loext:char-shading-value="0" style:font-size-asian="11.3500003814697pt" style:font-style-asian="italic" style:font-weight-asian="bold" style:font-size-complex="13pt" style:font-style-complex="italic" style:font-weight-complex="bold"/>
    </style:style>
    <style:style style:name="T434" style:family="text">
      <style:text-properties fo:color="#000000" loext:opacity="100%" fo:font-size="9pt" fo:font-style="normal" fo:font-weight="normal" officeooo:rsid="01c569dd" fo:background-color="transparent" loext:char-shading-value="0" style:font-size-asian="7.84999990463257pt" style:font-style-asian="normal" style:font-weight-asian="normal" style:font-size-complex="9pt" style:font-style-complex="normal" style:font-weight-complex="normal"/>
    </style:style>
    <style:style style:name="T435" style:family="text">
      <style:text-properties fo:color="#000000" loext:opacity="100%" fo:font-size="9pt" fo:font-style="normal" fo:font-weight="normal" officeooo:rsid="01e964cc" fo:background-color="transparent" loext:char-shading-value="0" style:font-size-asian="7.84999990463257pt" style:font-style-asian="normal" style:font-weight-asian="normal" style:font-size-complex="9pt" style:font-style-complex="normal" style:font-weight-complex="normal"/>
    </style:style>
    <style:style style:name="T436" style:family="text">
      <style:text-properties fo:color="#000000" loext:opacity="100%" fo:font-size="9pt" fo:font-style="normal" fo:font-weight="normal" officeooo:rsid="01c569dd" fo:background-color="transparent" loext:char-shading-value="0" style:font-size-asian="9pt" style:font-style-asian="normal" style:font-weight-asian="normal" style:font-size-complex="9pt" style:font-style-complex="normal" style:font-weight-complex="normal"/>
    </style:style>
    <style:style style:name="T437" style:family="text">
      <style:text-properties fo:color="#000000" loext:opacity="100%" fo:font-size="9pt" fo:font-weight="normal" fo:background-color="transparent" loext:char-shading-value="0" style:font-size-asian="9pt" style:font-size-complex="9pt"/>
    </style:style>
    <style:style style:name="T438" style:family="text">
      <style:text-properties fo:color="#000000" loext:opacity="100%" fo:font-size="9pt" fo:font-weight="normal" officeooo:rsid="029719f5" fo:background-color="transparent" loext:char-shading-value="0" style:font-size-asian="9pt" style:font-size-complex="9pt"/>
    </style:style>
    <style:style style:name="T439" style:family="text">
      <style:text-properties fo:color="#000000" loext:opacity="100%" fo:font-size="9pt" fo:font-weight="normal" officeooo:rsid="015563b7" fo:background-color="transparent" loext:char-shading-value="0" style:font-size-asian="9pt" style:font-size-complex="9pt"/>
    </style:style>
    <style:style style:name="T440" style:family="text">
      <style:text-properties fo:color="#000000" loext:opacity="100%" style:font-name="Coolvetica" fo:font-size="9pt" fo:font-style="normal" fo:font-weight="normal" fo:background-color="transparent" loext:char-shading-value="0" style:font-size-asian="7.84999990463257pt" style:font-style-asian="normal" style:font-weight-asian="normal" style:font-size-complex="9pt" style:font-style-complex="normal" style:font-weight-complex="normal"/>
    </style:style>
    <style:style style:name="T441" style:family="text">
      <style:text-properties fo:color="#000000" loext:opacity="100%" style:font-name="Coolvetica" fo:font-size="9pt" fo:font-style="normal" fo:font-weight="normal" officeooo:rsid="01c569dd" fo:background-color="transparent" loext:char-shading-value="0" style:font-size-asian="7.84999990463257pt" style:font-style-asian="normal" style:font-weight-asian="normal" style:font-size-complex="9pt" style:font-style-complex="normal" style:font-weight-complex="normal"/>
    </style:style>
    <style:style style:name="T442" style:family="text">
      <style:text-properties fo:color="#000000" loext:opacity="100%" style:font-name="Coolvetica" fo:font-size="9pt" fo:font-style="normal" fo:font-weight="normal" officeooo:rsid="024a93c4" fo:background-color="transparent" loext:char-shading-value="0" style:font-size-asian="7.84999990463257pt" style:font-style-asian="normal" style:font-weight-asian="normal" style:font-size-complex="9pt" style:font-style-complex="normal" style:font-weight-complex="normal"/>
    </style:style>
    <style:style style:name="T443" style:family="text">
      <style:text-properties fo:color="#000000" loext:opacity="100%" style:font-name="Coolvetica" fo:font-size="9pt" fo:font-style="normal" fo:font-weight="normal" officeooo:rsid="024b11ea" fo:background-color="transparent" loext:char-shading-value="0" style:font-size-asian="7.84999990463257pt" style:font-style-asian="normal" style:font-weight-asian="normal" style:font-size-complex="9pt" style:font-style-complex="normal" style:font-weight-complex="normal"/>
    </style:style>
    <style:style style:name="T444" style:family="text">
      <style:text-properties fo:color="#000000" loext:opacity="100%" style:font-name="Coolvetica" fo:font-size="9pt" fo:font-style="normal" fo:font-weight="normal" officeooo:rsid="024d9ecb" fo:background-color="transparent" loext:char-shading-value="0" style:font-size-asian="7.84999990463257pt" style:font-style-asian="normal" style:font-weight-asian="normal" style:font-size-complex="9pt" style:font-style-complex="normal" style:font-weight-complex="normal"/>
    </style:style>
    <style:style style:name="T445" style:family="text">
      <style:text-properties fo:color="#000000" loext:opacity="100%" style:font-name="Coolvetica" fo:font-size="9pt" fo:font-style="normal" fo:font-weight="normal" officeooo:rsid="024dd5cf" fo:background-color="transparent" loext:char-shading-value="0" style:font-size-asian="7.84999990463257pt" style:font-style-asian="normal" style:font-weight-asian="normal" style:font-size-complex="9pt" style:font-style-complex="normal" style:font-weight-complex="normal"/>
    </style:style>
    <style:style style:name="T446" style:family="text">
      <style:text-properties fo:color="#000000" loext:opacity="100%" style:font-name="Coolvetica" fo:font-size="9pt" fo:font-style="normal" fo:font-weight="normal" officeooo:rsid="02528a05" fo:background-color="transparent" loext:char-shading-value="0" style:font-size-asian="7.84999990463257pt" style:font-style-asian="normal" style:font-weight-asian="normal" style:font-size-complex="9pt" style:font-style-complex="normal" style:font-weight-complex="normal"/>
    </style:style>
    <style:style style:name="T447" style:family="text">
      <style:text-properties fo:color="#000000" loext:opacity="100%" style:font-name="Coolvetica" fo:font-size="9pt" fo:font-style="normal" fo:font-weight="normal" officeooo:rsid="0253bc0a" fo:background-color="transparent" loext:char-shading-value="0" style:font-size-asian="7.84999990463257pt" style:font-style-asian="normal" style:font-weight-asian="normal" style:font-size-complex="9pt" style:font-style-complex="normal" style:font-weight-complex="normal"/>
    </style:style>
    <style:style style:name="T448" style:family="text">
      <style:text-properties fo:color="#000000" loext:opacity="100%" style:font-name="Coolvetica" fo:font-size="9pt" fo:font-style="normal" fo:font-weight="normal" officeooo:rsid="025935ca" fo:background-color="transparent" loext:char-shading-value="0" style:font-size-asian="7.84999990463257pt" style:font-style-asian="normal" style:font-weight-asian="normal" style:font-size-complex="9pt" style:font-style-complex="normal" style:font-weight-complex="normal"/>
    </style:style>
    <style:style style:name="T449" style:family="text">
      <style:text-properties fo:color="#000000" loext:opacity="100%" style:font-name="Coolvetica" fo:font-size="9pt" fo:font-style="normal" fo:font-weight="normal" officeooo:rsid="0259ff28" fo:background-color="transparent" loext:char-shading-value="0" style:font-size-asian="7.84999990463257pt" style:font-style-asian="normal" style:font-weight-asian="normal" style:font-size-complex="9pt" style:font-style-complex="normal" style:font-weight-complex="normal"/>
    </style:style>
    <style:style style:name="T450" style:family="text">
      <style:text-properties fo:color="#000000" loext:opacity="100%" style:font-name="Coolvetica" fo:font-size="9pt" fo:font-style="normal" fo:font-weight="normal" officeooo:rsid="025bd604" fo:background-color="transparent" loext:char-shading-value="0" style:font-size-asian="7.84999990463257pt" style:font-style-asian="normal" style:font-weight-asian="normal" style:font-size-complex="9pt" style:font-style-complex="normal" style:font-weight-complex="normal"/>
    </style:style>
    <style:style style:name="T451" style:family="text">
      <style:text-properties fo:color="#000000" loext:opacity="100%" style:font-name="Coolvetica" fo:font-size="9pt" fo:font-style="normal" fo:font-weight="normal" officeooo:rsid="026174d5" fo:background-color="transparent" loext:char-shading-value="0" style:font-size-asian="7.84999990463257pt" style:font-style-asian="normal" style:font-weight-asian="normal" style:font-size-complex="9pt" style:font-style-complex="normal" style:font-weight-complex="normal"/>
    </style:style>
    <style:style style:name="T452" style:family="text">
      <style:text-properties fo:color="#000000" loext:opacity="100%" style:font-name="Coolvetica" fo:font-size="9pt" fo:font-style="normal" fo:font-weight="normal" officeooo:rsid="026a3985" fo:background-color="transparent" loext:char-shading-value="0" style:font-size-asian="7.84999990463257pt" style:font-style-asian="normal" style:font-weight-asian="normal" style:font-size-complex="9pt" style:font-style-complex="normal" style:font-weight-complex="normal"/>
    </style:style>
    <style:style style:name="T453" style:family="text">
      <style:text-properties fo:color="#000000" loext:opacity="100%" style:font-name="Coolvetica" fo:font-size="9pt" fo:font-style="normal" fo:font-weight="normal" officeooo:rsid="026b5a55" fo:background-color="transparent" loext:char-shading-value="0" style:font-size-asian="7.84999990463257pt" style:font-style-asian="normal" style:font-weight-asian="normal" style:font-size-complex="9pt" style:font-style-complex="normal" style:font-weight-complex="normal"/>
    </style:style>
    <style:style style:name="T454" style:family="text">
      <style:text-properties fo:color="#000000" loext:opacity="100%" style:font-name="Coolvetica" fo:font-size="9pt" fo:font-style="normal" fo:font-weight="normal" officeooo:rsid="026eec55" fo:background-color="transparent" loext:char-shading-value="0" style:font-size-asian="7.84999990463257pt" style:font-style-asian="normal" style:font-weight-asian="normal" style:font-size-complex="9pt" style:font-style-complex="normal" style:font-weight-complex="normal"/>
    </style:style>
    <style:style style:name="T455" style:family="text">
      <style:text-properties fo:color="#000000" loext:opacity="100%" style:font-name="Coolvetica" fo:font-size="9pt" fo:font-style="normal" fo:font-weight="normal" officeooo:rsid="026f7922" fo:background-color="transparent" loext:char-shading-value="0" style:font-size-asian="7.84999990463257pt" style:font-style-asian="normal" style:font-weight-asian="normal" style:font-size-complex="9pt" style:font-style-complex="normal" style:font-weight-complex="normal"/>
    </style:style>
    <style:style style:name="T456" style:family="text">
      <style:text-properties fo:color="#000000" loext:opacity="100%" style:font-name="Coolvetica" fo:font-size="9pt" fo:font-style="normal" fo:font-weight="normal" officeooo:rsid="026dc20f" fo:background-color="transparent" loext:char-shading-value="0" style:font-size-asian="7.84999990463257pt" style:font-style-asian="normal" style:font-weight-asian="normal" style:font-size-complex="9pt" style:font-style-complex="normal" style:font-weight-complex="normal"/>
    </style:style>
    <style:style style:name="T457" style:family="text">
      <style:text-properties fo:color="#000000" loext:opacity="100%" style:font-name="Coolvetica" fo:font-size="9pt" fo:font-style="normal" fo:font-weight="normal" officeooo:rsid="030d23a7" fo:background-color="transparent" loext:char-shading-value="0" style:font-size-asian="7.84999990463257pt" style:font-style-asian="normal" style:font-weight-asian="normal" style:font-size-complex="9pt" style:font-style-complex="normal" style:font-weight-complex="normal"/>
    </style:style>
    <style:style style:name="T458" style:family="text">
      <style:text-properties fo:color="#000000" loext:opacity="100%" style:font-name="Coolvetica" fo:font-size="9pt" fo:font-style="normal" fo:font-weight="normal" officeooo:rsid="030e5093" fo:background-color="transparent" loext:char-shading-value="0" style:font-size-asian="7.84999990463257pt" style:font-style-asian="normal" style:font-weight-asian="normal" style:font-size-complex="9pt" style:font-style-complex="normal" style:font-weight-complex="normal"/>
    </style:style>
    <style:style style:name="T459" style:family="text">
      <style:text-properties fo:color="#000000" loext:opacity="100%" style:font-name="Coolvetica" fo:font-size="9pt" fo:font-style="normal" fo:font-weight="normal" officeooo:rsid="024d4433" fo:background-color="transparent" loext:char-shading-value="0" style:font-size-asian="9pt" style:font-style-asian="normal" style:font-weight-asian="normal" style:font-size-complex="9pt" style:font-style-complex="normal" style:font-weight-complex="normal"/>
    </style:style>
    <style:style style:name="T460" style:family="text">
      <style:text-properties fo:color="#000000" loext:opacity="100%" style:font-name="Coolvetica" fo:font-size="9pt" fo:font-style="normal" fo:font-weight="normal" officeooo:rsid="024d9ecb" fo:background-color="transparent" loext:char-shading-value="0" style:font-size-asian="9pt" style:font-style-asian="normal" style:font-weight-asian="normal" style:font-size-complex="9pt" style:font-style-complex="normal" style:font-weight-complex="normal"/>
    </style:style>
    <style:style style:name="T461" style:family="text">
      <style:text-properties fo:color="#000000" loext:opacity="100%" officeooo:rsid="00e4836b" fo:background-color="#bbe33d" loext:char-shading-value="0"/>
    </style:style>
    <style:style style:name="T462" style:family="text">
      <style:text-properties fo:font-size="15pt" fo:font-style="italic" fo:font-weight="bold" style:font-size-asian="15pt" style:font-style-asian="italic" style:font-weight-asian="bold" style:font-size-complex="15pt" style:font-style-complex="italic" style:font-weight-complex="bold"/>
    </style:style>
    <style:style style:name="T463" style:family="text">
      <style:text-properties fo:font-size="15pt" fo:font-style="italic" fo:font-weight="bold" officeooo:rsid="030ab166" style:font-size-asian="15pt" style:font-style-asian="italic" style:font-weight-asian="bold" style:font-size-complex="15pt" style:font-style-complex="italic" style:font-weight-complex="bold"/>
    </style:style>
    <style:style style:name="T464" style:family="text">
      <style:text-properties fo:font-size="15pt" fo:font-style="italic" fo:font-weight="bold" officeooo:rsid="013352b6" style:font-size-asian="13.1000003814697pt" style:font-style-asian="italic" style:font-weight-asian="bold" style:font-size-complex="15pt" style:font-style-complex="italic" style:font-weight-complex="bold"/>
    </style:style>
    <style:style style:name="T465" style:family="text">
      <style:text-properties fo:font-size="15pt" fo:font-style="italic" fo:font-weight="bold" officeooo:rsid="013ff968" style:font-size-asian="13.1000003814697pt" style:font-style-asian="italic" style:font-weight-asian="bold" style:font-size-complex="15pt" style:font-style-complex="italic" style:font-weight-complex="bold"/>
    </style:style>
    <style:style style:name="T466" style:family="text">
      <style:text-properties fo:background-color="#ffff00" loext:char-shading-value="0"/>
    </style:style>
    <style:style style:name="T467" style:family="text">
      <style:text-properties officeooo:rsid="01d8bbd6" fo:background-color="#ffff00" loext:char-shading-value="0"/>
    </style:style>
    <style:style style:name="T468" style:family="text">
      <style:text-properties officeooo:rsid="01ee1ffe" fo:background-color="#ffff00" loext:char-shading-value="0"/>
    </style:style>
    <style:style style:name="T469" style:family="text">
      <style:text-properties officeooo:rsid="01f695e3" fo:background-color="#ffff00" loext:char-shading-value="0"/>
    </style:style>
    <style:style style:name="T470" style:family="text">
      <style:text-properties officeooo:rsid="01fc6869" fo:background-color="#ffff00" loext:char-shading-value="0"/>
    </style:style>
    <style:style style:name="T471" style:family="text">
      <style:text-properties officeooo:rsid="0206f854" fo:background-color="#ffff00" loext:char-shading-value="0"/>
    </style:style>
    <style:style style:name="T472" style:family="text">
      <style:text-properties officeooo:rsid="021b1bf5" fo:background-color="#ffff00" loext:char-shading-value="0"/>
    </style:style>
    <style:style style:name="T473" style:family="text">
      <style:text-properties officeooo:rsid="02acfe40" fo:background-color="#ffff00" loext:char-shading-value="0"/>
    </style:style>
    <style:style style:name="T474" style:family="text">
      <style:text-properties officeooo:rsid="02c60dba" fo:background-color="#ffff00" loext:char-shading-value="0"/>
    </style:style>
    <style:style style:name="T475" style:family="text">
      <style:text-properties officeooo:rsid="02d8e831" fo:background-color="#ffff00" loext:char-shading-value="0"/>
    </style:style>
    <style:style style:name="T476" style:family="text">
      <style:text-properties officeooo:rsid="03004c80" fo:background-color="#ffff00" loext:char-shading-value="0"/>
    </style:style>
    <style:style style:name="T477" style:family="text">
      <style:text-properties officeooo:rsid="00bad8a3"/>
    </style:style>
    <style:style style:name="T478" style:family="text">
      <style:text-properties officeooo:rsid="00bbef09"/>
    </style:style>
    <style:style style:name="T479" style:family="text">
      <style:text-properties officeooo:rsid="00bc6486"/>
    </style:style>
    <style:style style:name="T480" style:family="text">
      <style:text-properties officeooo:rsid="00bca729"/>
    </style:style>
    <style:style style:name="T481" style:family="text">
      <style:text-properties officeooo:rsid="00bfbbc0"/>
    </style:style>
    <style:style style:name="T482" style:family="text">
      <style:text-properties officeooo:rsid="00c16549"/>
    </style:style>
    <style:style style:name="T483" style:family="text">
      <style:text-properties officeooo:rsid="00c37b0b"/>
    </style:style>
    <style:style style:name="T484" style:family="text">
      <style:text-properties officeooo:rsid="00c56e22"/>
    </style:style>
    <style:style style:name="T485" style:family="text">
      <style:text-properties officeooo:rsid="00c586e9"/>
    </style:style>
    <style:style style:name="T486" style:family="text">
      <style:text-properties officeooo:rsid="00c6382d"/>
    </style:style>
    <style:style style:name="T487" style:family="text">
      <style:text-properties officeooo:rsid="00ee6330"/>
    </style:style>
    <style:style style:name="T488" style:family="text">
      <style:text-properties fo:color="#a7074b" loext:opacity="100%"/>
    </style:style>
    <style:style style:name="T489" style:family="text">
      <style:text-properties officeooo:rsid="00ef0985"/>
    </style:style>
    <style:style style:name="T490" style:family="text">
      <style:text-properties officeooo:rsid="00f18a03"/>
    </style:style>
    <style:style style:name="T491" style:family="text">
      <style:text-properties officeooo:rsid="00f32e9f"/>
    </style:style>
    <style:style style:name="T492" style:family="text">
      <style:text-properties officeooo:rsid="00f5e4e6"/>
    </style:style>
    <style:style style:name="T493" style:family="text">
      <style:text-properties officeooo:rsid="00f7e8ea"/>
    </style:style>
    <style:style style:name="T494" style:family="text">
      <style:text-properties officeooo:rsid="01027a80"/>
    </style:style>
    <style:style style:name="T495" style:family="text">
      <style:text-properties officeooo:rsid="01086f7d"/>
    </style:style>
    <style:style style:name="T496" style:family="text">
      <style:text-properties officeooo:rsid="01153c24"/>
    </style:style>
    <style:style style:name="T497" style:family="text">
      <style:text-properties officeooo:rsid="0115b337"/>
    </style:style>
    <style:style style:name="T498" style:family="text">
      <style:text-properties officeooo:rsid="0116ace8"/>
    </style:style>
    <style:style style:name="T499" style:family="text">
      <style:text-properties officeooo:rsid="0117809c"/>
    </style:style>
    <style:style style:name="T500" style:family="text">
      <style:text-properties officeooo:rsid="01195c15"/>
    </style:style>
    <style:style style:name="T501" style:family="text">
      <style:text-properties officeooo:rsid="011b2543"/>
    </style:style>
    <style:style style:name="T502" style:family="text">
      <style:text-properties officeooo:rsid="0124a2d6"/>
    </style:style>
    <style:style style:name="T503" style:family="text">
      <style:text-properties officeooo:rsid="01268c6b"/>
    </style:style>
    <style:style style:name="T504" style:family="text">
      <style:text-properties officeooo:rsid="01341b0c"/>
    </style:style>
    <style:style style:name="T505" style:family="text">
      <style:text-properties officeooo:rsid="0138c9e4"/>
    </style:style>
    <style:style style:name="T506" style:family="text">
      <style:text-properties officeooo:rsid="013de40e"/>
    </style:style>
    <style:style style:name="T507" style:family="text">
      <style:text-properties officeooo:rsid="013ff968"/>
    </style:style>
    <style:style style:name="T508" style:family="text">
      <style:text-properties officeooo:rsid="01461100"/>
    </style:style>
    <style:style style:name="T509" style:family="text">
      <style:text-properties officeooo:rsid="014f966c"/>
    </style:style>
    <style:style style:name="T510" style:family="text">
      <style:text-properties officeooo:rsid="0150e41e"/>
    </style:style>
    <style:style style:name="T511" style:family="text">
      <style:text-properties officeooo:rsid="0152cf45"/>
    </style:style>
    <style:style style:name="T512" style:family="text">
      <style:text-properties officeooo:rsid="015563b7"/>
    </style:style>
    <style:style style:name="T513" style:family="text">
      <style:text-properties officeooo:rsid="0155e00c"/>
    </style:style>
    <style:style style:name="T514" style:family="text">
      <style:text-properties officeooo:rsid="0157db40"/>
    </style:style>
    <style:style style:name="T515" style:family="text">
      <style:text-properties officeooo:rsid="015e8fe0"/>
    </style:style>
    <style:style style:name="T516" style:family="text">
      <style:text-properties officeooo:rsid="015ed952"/>
    </style:style>
    <style:style style:name="T517" style:family="text">
      <style:text-properties officeooo:rsid="01614fee"/>
    </style:style>
    <style:style style:name="T518" style:family="text">
      <style:text-properties officeooo:rsid="0163234f"/>
    </style:style>
    <style:style style:name="T519" style:family="text">
      <style:text-properties officeooo:rsid="0163f986"/>
    </style:style>
    <style:style style:name="T520" style:family="text">
      <style:text-properties officeooo:rsid="0165e06d"/>
    </style:style>
    <style:style style:name="T521" style:family="text">
      <style:text-properties officeooo:rsid="0167869a"/>
    </style:style>
    <style:style style:name="T522" style:family="text">
      <style:text-properties officeooo:rsid="0168f70f"/>
    </style:style>
    <style:style style:name="T523" style:family="text">
      <style:text-properties officeooo:rsid="016a80bd"/>
    </style:style>
    <style:style style:name="T524" style:family="text">
      <style:text-properties officeooo:rsid="016bf436"/>
    </style:style>
    <style:style style:name="T525" style:family="text">
      <style:text-properties fo:font-size="11pt" style:font-size-asian="11pt" style:font-size-complex="11pt"/>
    </style:style>
    <style:style style:name="T526" style:family="text">
      <style:text-properties fo:font-size="11pt" officeooo:rsid="00217f9a" style:font-size-asian="11pt" style:font-size-complex="11pt"/>
    </style:style>
    <style:style style:name="T527" style:family="text">
      <style:text-properties fo:font-size="11pt" officeooo:rsid="0021c4f8" style:font-size-asian="11pt" style:font-size-complex="11pt"/>
    </style:style>
    <style:style style:name="T528" style:family="text">
      <style:text-properties fo:font-size="11pt" officeooo:rsid="00ee6330" style:font-size-asian="11pt" style:font-size-complex="11pt"/>
    </style:style>
    <style:style style:name="T529" style:family="text">
      <style:text-properties fo:font-size="11pt" officeooo:rsid="00224de3" style:font-size-asian="11pt" style:font-size-complex="11pt"/>
    </style:style>
    <style:style style:name="T530" style:family="text">
      <style:text-properties fo:font-size="11pt" officeooo:rsid="00241519" style:font-size-asian="11pt" style:font-size-complex="11pt"/>
    </style:style>
    <style:style style:name="T531" style:family="text">
      <style:text-properties fo:font-size="11pt" officeooo:rsid="00a53610" style:font-size-asian="11pt" style:font-size-complex="11pt"/>
    </style:style>
    <style:style style:name="T532" style:family="text">
      <style:text-properties fo:font-size="11pt" officeooo:rsid="00f32e9f" style:font-size-asian="11pt" style:font-size-complex="11pt"/>
    </style:style>
    <style:style style:name="T533" style:family="text">
      <style:text-properties fo:font-size="11pt" officeooo:rsid="00a69bf2" style:font-size-asian="11pt" style:font-size-complex="11pt"/>
    </style:style>
    <style:style style:name="T534" style:family="text">
      <style:text-properties fo:font-size="11pt" officeooo:rsid="00a765ee" style:font-size-asian="11pt" style:font-size-complex="11pt"/>
    </style:style>
    <style:style style:name="T535" style:family="text">
      <style:text-properties fo:font-size="11pt" officeooo:rsid="00a9d79b" style:font-size-asian="11pt" style:font-size-complex="11pt"/>
    </style:style>
    <style:style style:name="T536" style:family="text">
      <style:text-properties fo:font-size="11pt" officeooo:rsid="00a82150" style:font-size-asian="11pt" style:font-size-complex="11pt"/>
    </style:style>
    <style:style style:name="T537" style:family="text">
      <style:text-properties fo:font-size="11pt" officeooo:rsid="027cfae9" style:font-size-asian="11pt" style:font-size-complex="11pt"/>
    </style:style>
    <style:style style:name="T538" style:family="text">
      <style:text-properties fo:font-size="11pt" officeooo:rsid="02b5a6f1" style:font-size-asian="11pt" style:font-size-complex="11pt"/>
    </style:style>
    <style:style style:name="T539" style:family="text">
      <style:text-properties fo:font-size="11pt" officeooo:rsid="02ba1ae4" style:font-size-asian="11pt" style:font-size-complex="11pt"/>
    </style:style>
    <style:style style:name="T540" style:family="text">
      <style:text-properties fo:font-size="11pt" officeooo:rsid="02cc001b" style:font-size-asian="11pt" style:font-size-complex="11pt"/>
    </style:style>
    <style:style style:name="T541" style:family="text">
      <style:text-properties fo:font-size="11pt" officeooo:rsid="02cc8f33" style:font-size-asian="11pt" style:font-size-complex="11pt"/>
    </style:style>
    <style:style style:name="T542" style:family="text">
      <style:text-properties fo:font-size="11pt" officeooo:rsid="02d20581" style:font-size-asian="11pt" style:font-size-complex="11pt"/>
    </style:style>
    <style:style style:name="T543" style:family="text">
      <style:text-properties fo:font-size="11pt" officeooo:rsid="02d804c3" style:font-size-asian="11pt" style:font-size-complex="11pt"/>
    </style:style>
    <style:style style:name="T544" style:family="text">
      <style:text-properties fo:font-size="11pt" officeooo:rsid="02d88ef4" style:font-size-asian="11pt" style:font-size-complex="11pt"/>
    </style:style>
    <style:style style:name="T54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546" style:family="text">
      <style:text-properties fo:font-size="11pt" fo:font-style="normal" fo:font-weight="normal" officeooo:rsid="008ed41b" style:font-size-asian="11pt" style:font-style-asian="normal" style:font-weight-asian="normal" style:font-size-complex="11pt" style:font-style-complex="normal" style:font-weight-complex="normal"/>
    </style:style>
    <style:style style:name="T547" style:family="text">
      <style:text-properties fo:font-size="11pt" fo:font-style="normal" fo:font-weight="normal" officeooo:rsid="006fc966" style:font-size-asian="11pt" style:font-style-asian="normal" style:font-weight-asian="normal" style:font-size-complex="11pt" style:font-style-complex="normal" style:font-weight-complex="normal"/>
    </style:style>
    <style:style style:name="T548" style:family="text">
      <style:text-properties fo:font-size="11pt" fo:font-style="normal" fo:font-weight="normal" officeooo:rsid="008ab224" style:font-size-asian="11pt" style:font-style-asian="normal" style:font-weight-asian="normal" style:font-size-complex="11pt" style:font-style-complex="normal" style:font-weight-complex="normal"/>
    </style:style>
    <style:style style:name="T549" style:family="text">
      <style:text-properties fo:font-size="11pt" fo:font-style="normal" fo:font-weight="normal" officeooo:rsid="0071810c" style:font-size-asian="11pt" style:font-style-asian="normal" style:font-weight-asian="normal" style:font-size-complex="11pt" style:font-style-complex="normal" style:font-weight-complex="normal"/>
    </style:style>
    <style:style style:name="T550" style:family="text">
      <style:text-properties fo:font-size="11pt" fo:font-style="normal" fo:font-weight="normal" officeooo:rsid="00d6f9f9" style:font-size-asian="11pt" style:font-style-asian="normal" style:font-weight-asian="normal" style:font-size-complex="11pt" style:font-style-complex="normal" style:font-weight-complex="normal"/>
    </style:style>
    <style:style style:name="T551" style:family="text">
      <style:text-properties fo:font-size="11pt" fo:font-style="normal" fo:font-weight="normal" officeooo:rsid="00d91862" style:font-size-asian="11pt" style:font-style-asian="normal" style:font-weight-asian="normal" style:font-size-complex="11pt" style:font-style-complex="normal" style:font-weight-complex="normal"/>
    </style:style>
    <style:style style:name="T552" style:family="text">
      <style:text-properties fo:font-size="11pt" fo:font-style="normal" fo:font-weight="normal" officeooo:rsid="02d88ef4" style:font-size-asian="11pt" style:font-style-asian="normal" style:font-weight-asian="normal" style:font-size-complex="11pt" style:font-style-complex="normal" style:font-weight-complex="normal"/>
    </style:style>
    <style:style style:name="T553" style:family="text">
      <style:text-properties fo:font-size="11pt" fo:font-style="italic" fo:font-weight="bold" officeooo:rsid="008ed41b" style:font-size-asian="11pt" style:font-style-asian="italic" style:font-weight-asian="bold" style:font-size-complex="11pt" style:font-style-complex="italic" style:font-weight-complex="bold"/>
    </style:style>
    <style:style style:name="T554" style:family="text">
      <style:text-properties fo:font-size="11pt" fo:font-weight="bold" style:font-size-asian="11pt" style:font-weight-asian="bold" style:font-size-complex="11pt" style:font-weight-complex="bold"/>
    </style:style>
    <style:style style:name="T555" style:family="text">
      <style:text-properties fo:font-size="11pt" fo:font-weight="bold" officeooo:rsid="00a69bf2" style:font-size-asian="11pt" style:font-weight-asian="bold" style:font-size-complex="11pt" style:font-weight-complex="bold"/>
    </style:style>
    <style:style style:name="T556" style:family="text">
      <style:text-properties fo:font-size="11pt" fo:font-weight="bold" officeooo:rsid="00a765ee" fo:background-color="#ffff00" loext:char-shading-value="0" style:font-size-asian="11pt" style:font-weight-asian="bold" style:font-size-complex="11pt" style:font-weight-complex="bold"/>
    </style:style>
    <style:style style:name="T557" style:family="text">
      <style:text-properties fo:font-size="11pt" officeooo:rsid="00a765ee" fo:background-color="#ffff00" loext:char-shading-value="0" style:font-size-asian="11pt" style:font-size-complex="11pt"/>
    </style:style>
    <style:style style:name="T558" style:family="text">
      <style:text-properties fo:font-size="11pt" officeooo:rsid="00a9d79b" fo:background-color="#ffff00" loext:char-shading-value="0" style:font-size-asian="11pt" style:font-size-complex="11pt"/>
    </style:style>
    <style:style style:name="T559" style:family="text">
      <style:text-properties fo:font-size="11pt" officeooo:rsid="02ba1ae4" fo:background-color="#ffff00" loext:char-shading-value="0" style:font-size-asian="11pt" style:font-size-complex="11pt"/>
    </style:style>
    <style:style style:name="T560" style:family="text">
      <style:text-properties officeooo:rsid="0176ed2f"/>
    </style:style>
    <style:style style:name="T561" style:family="text">
      <style:text-properties fo:font-size="9pt" fo:font-style="normal" fo:font-weight="normal" style:font-size-asian="7.84999990463257pt" style:font-style-asian="normal" style:font-weight-asian="normal" style:font-size-complex="9pt" style:font-style-complex="normal" style:font-weight-complex="normal"/>
    </style:style>
    <style:style style:name="T562" style:family="text">
      <style:text-properties fo:font-size="9pt" fo:font-style="normal" fo:font-weight="normal" officeooo:rsid="008baf01" style:font-size-asian="7.84999990463257pt" style:font-style-asian="normal" style:font-weight-asian="normal" style:font-size-complex="9pt" style:font-style-complex="normal" style:font-weight-complex="normal"/>
    </style:style>
    <style:style style:name="T563" style:family="text">
      <style:text-properties fo:font-size="9pt" fo:font-style="normal" fo:font-weight="normal" officeooo:rsid="008d2b0b" style:font-size-asian="7.84999990463257pt" style:font-style-asian="normal" style:font-weight-asian="normal" style:font-size-complex="9pt" style:font-style-complex="normal" style:font-weight-complex="normal"/>
    </style:style>
    <style:style style:name="T564" style:family="text">
      <style:text-properties fo:font-size="9pt" fo:font-style="normal" fo:font-weight="normal" officeooo:rsid="00f18a03" style:font-size-asian="7.84999990463257pt" style:font-style-asian="normal" style:font-weight-asian="normal" style:font-size-complex="9pt" style:font-style-complex="normal" style:font-weight-complex="normal"/>
    </style:style>
    <style:style style:name="T565" style:family="text">
      <style:text-properties fo:font-size="9pt" fo:font-style="normal" fo:font-weight="normal" officeooo:rsid="0071810c" style:font-size-asian="9pt" style:font-style-asian="normal" style:font-weight-asian="normal" style:font-size-complex="9pt" style:font-style-complex="normal" style:font-weight-complex="normal"/>
    </style:style>
    <style:style style:name="T566" style:family="text">
      <style:text-properties fo:font-size="9pt" style:font-size-asian="9pt" style:font-size-complex="9pt"/>
    </style:style>
    <style:style style:name="T567" style:family="text">
      <style:text-properties fo:font-size="9pt" officeooo:rsid="0071810c" style:font-size-asian="9pt" style:font-size-complex="9pt"/>
    </style:style>
    <style:style style:name="T568" style:family="text">
      <style:text-properties fo:font-size="9pt" officeooo:rsid="007393c0" style:font-size-asian="9pt" style:font-size-complex="9pt"/>
    </style:style>
    <style:style style:name="T569" style:family="text">
      <style:text-properties fo:font-size="9pt" officeooo:rsid="02ba1ae4" style:font-size-asian="9pt" style:font-size-complex="9pt"/>
    </style:style>
    <style:style style:name="T570" style:family="text">
      <style:text-properties fo:font-size="9pt" style:font-size-asian="7.84999990463257pt" style:font-size-complex="9pt"/>
    </style:style>
    <style:style style:name="T571" style:family="text">
      <style:text-properties fo:font-size="9pt" officeooo:rsid="0072cd0d" style:font-size-asian="7.84999990463257pt" style:font-size-complex="9pt"/>
    </style:style>
    <style:style style:name="T572" style:family="text">
      <style:text-properties fo:font-size="9pt" officeooo:rsid="007393c0" style:font-size-asian="7.84999990463257pt" style:font-size-complex="9pt"/>
    </style:style>
    <style:style style:name="T573" style:family="text">
      <style:text-properties officeooo:rsid="00762403"/>
    </style:style>
    <style:style style:name="T574" style:family="text">
      <style:text-properties officeooo:rsid="01a36313"/>
    </style:style>
    <style:style style:name="T575" style:family="text">
      <style:text-properties officeooo:rsid="01a54e25"/>
    </style:style>
    <style:style style:name="T576" style:family="text">
      <style:text-properties officeooo:rsid="01a73657"/>
    </style:style>
    <style:style style:name="T577" style:family="text">
      <style:text-properties style:font-name="Coolvetica"/>
    </style:style>
    <style:style style:name="T578" style:family="text">
      <style:text-properties style:font-name="Coolvetica" officeooo:rsid="01ab6cc3"/>
    </style:style>
    <style:style style:name="T579" style:family="text">
      <style:text-properties style:font-name="Coolvetica" fo:font-size="9pt" fo:font-style="normal" fo:font-weight="normal" officeooo:rsid="0253bc0a" fo:background-color="transparent" loext:char-shading-value="0" style:font-size-asian="7.84999990463257pt" style:font-style-asian="normal" style:font-weight-asian="normal" style:font-size-complex="9pt" style:font-style-complex="normal" style:font-weight-complex="normal"/>
    </style:style>
    <style:style style:name="T580" style:family="text">
      <style:text-properties style:font-name="Coolvetica" fo:font-size="9pt" officeooo:rsid="02fa1a7e" style:font-size-asian="7.84999990463257pt" style:font-size-complex="9pt"/>
    </style:style>
    <style:style style:name="T581" style:family="text">
      <style:text-properties officeooo:rsid="01a89d92"/>
    </style:style>
    <style:style style:name="T582" style:family="text">
      <style:text-properties officeooo:rsid="01acf797"/>
    </style:style>
    <style:style style:name="T583" style:family="text">
      <style:text-properties officeooo:rsid="01ae1614"/>
    </style:style>
    <style:style style:name="T584" style:family="text">
      <style:text-properties officeooo:rsid="01ae2411"/>
    </style:style>
    <style:style style:name="T585" style:family="text">
      <style:text-properties officeooo:rsid="01ae4724"/>
    </style:style>
    <style:style style:name="T586" style:family="text">
      <style:text-properties officeooo:rsid="01ae99c4"/>
    </style:style>
    <style:style style:name="T587" style:family="text">
      <style:text-properties officeooo:rsid="01af1a4b"/>
    </style:style>
    <style:style style:name="T588" style:family="text">
      <style:text-properties officeooo:rsid="01b10d94"/>
    </style:style>
    <style:style style:name="T589" style:family="text">
      <style:text-properties officeooo:rsid="01b5643c"/>
    </style:style>
    <style:style style:name="T590" style:family="text">
      <style:text-properties officeooo:rsid="01b70967"/>
    </style:style>
    <style:style style:name="T591" style:family="text">
      <style:text-properties officeooo:rsid="01b842e8"/>
    </style:style>
    <style:style style:name="T592" style:family="text">
      <style:text-properties officeooo:rsid="01bb0684"/>
    </style:style>
    <style:style style:name="T593" style:family="text">
      <style:text-properties officeooo:rsid="01c07edc"/>
    </style:style>
    <style:style style:name="T594" style:family="text">
      <style:text-properties officeooo:rsid="01c44599"/>
    </style:style>
    <style:style style:name="T595" style:family="text">
      <style:text-properties officeooo:rsid="01c7e446"/>
    </style:style>
    <style:style style:name="T596" style:family="text">
      <style:text-properties fo:background-color="transparent" loext:char-shading-value="0"/>
    </style:style>
    <style:style style:name="T597" style:family="text">
      <style:text-properties officeooo:rsid="01d471fe" fo:background-color="transparent" loext:char-shading-value="0"/>
    </style:style>
    <style:style style:name="T598" style:family="text">
      <style:text-properties officeooo:rsid="01d4e8f6" fo:background-color="transparent" loext:char-shading-value="0"/>
    </style:style>
    <style:style style:name="T599" style:family="text">
      <style:text-properties officeooo:rsid="01d66421" fo:background-color="transparent" loext:char-shading-value="0"/>
    </style:style>
    <style:style style:name="T600" style:family="text">
      <style:text-properties officeooo:rsid="01d77cd2" fo:background-color="transparent" loext:char-shading-value="0"/>
    </style:style>
    <style:style style:name="T601" style:family="text">
      <style:text-properties officeooo:rsid="01d8bbd6" fo:background-color="transparent" loext:char-shading-value="0"/>
    </style:style>
    <style:style style:name="T602" style:family="text">
      <style:text-properties officeooo:rsid="01da8ef0" fo:background-color="transparent" loext:char-shading-value="0"/>
    </style:style>
    <style:style style:name="T603" style:family="text">
      <style:text-properties officeooo:rsid="01de65c5" fo:background-color="transparent" loext:char-shading-value="0"/>
    </style:style>
    <style:style style:name="T604" style:family="text">
      <style:text-properties officeooo:rsid="01e31131" fo:background-color="transparent" loext:char-shading-value="0"/>
    </style:style>
    <style:style style:name="T605" style:family="text">
      <style:text-properties officeooo:rsid="01e36222" fo:background-color="transparent" loext:char-shading-value="0"/>
    </style:style>
    <style:style style:name="T606" style:family="text">
      <style:text-properties officeooo:rsid="01e44632" fo:background-color="transparent" loext:char-shading-value="0"/>
    </style:style>
    <style:style style:name="T607" style:family="text">
      <style:text-properties officeooo:rsid="01e56169" fo:background-color="transparent" loext:char-shading-value="0"/>
    </style:style>
    <style:style style:name="T608" style:family="text">
      <style:text-properties officeooo:rsid="01e6e94c" fo:background-color="transparent" loext:char-shading-value="0"/>
    </style:style>
    <style:style style:name="T609" style:family="text">
      <style:text-properties officeooo:rsid="01e8690e" fo:background-color="transparent" loext:char-shading-value="0"/>
    </style:style>
    <style:style style:name="T610" style:family="text">
      <style:text-properties officeooo:rsid="01e964cc" fo:background-color="transparent" loext:char-shading-value="0"/>
    </style:style>
    <style:style style:name="T611" style:family="text">
      <style:text-properties officeooo:rsid="026b5a55" fo:background-color="transparent" loext:char-shading-value="0"/>
    </style:style>
    <style:style style:name="T612" style:family="text">
      <style:text-properties officeooo:rsid="02ab5626" fo:background-color="transparent" loext:char-shading-value="0"/>
    </style:style>
    <style:style style:name="T613" style:family="text">
      <style:text-properties officeooo:rsid="02c23cf8" fo:background-color="transparent" loext:char-shading-value="0"/>
    </style:style>
    <style:style style:name="T614" style:family="text">
      <style:text-properties officeooo:rsid="02d8e831" fo:background-color="transparent" loext:char-shading-value="0"/>
    </style:style>
    <style:style style:name="T615" style:family="text">
      <style:text-properties officeooo:rsid="01d2bf27"/>
    </style:style>
    <style:style style:name="T616" style:family="text">
      <style:text-properties officeooo:rsid="01ee1ffe"/>
    </style:style>
    <style:style style:name="T617" style:family="text">
      <style:text-properties fo:color="#c9211e" loext:opacity="100%"/>
    </style:style>
    <style:style style:name="T618" style:family="text">
      <style:text-properties fo:color="#c9211e" loext:opacity="100%" style:font-name="Times New Roman" fo:font-size="11pt" style:font-size-asian="11pt" style:font-size-complex="11pt"/>
    </style:style>
    <style:style style:name="T619" style:family="text">
      <style:text-properties fo:color="#c9211e" loext:opacity="100%" style:font-name="Times New Roman" fo:font-size="11pt" fo:font-style="italic" officeooo:rsid="00f0d9f5" style:font-size-asian="11pt" style:font-style-asian="italic" style:font-size-complex="11pt" style:font-style-complex="italic"/>
    </style:style>
    <style:style style:name="T620" style:family="text">
      <style:text-properties fo:color="#c9211e" loext:opacity="100%" officeooo:rsid="0068fdc9"/>
    </style:style>
    <style:style style:name="T621" style:family="text">
      <style:text-properties fo:color="#c9211e" loext:opacity="100%" officeooo:rsid="02c1c291"/>
    </style:style>
    <style:style style:name="T622" style:family="text">
      <style:text-properties fo:color="#c9211e" loext:opacity="100%" officeooo:rsid="02d42576"/>
    </style:style>
    <style:style style:name="T623" style:family="text">
      <style:text-properties fo:color="#c9211e" loext:opacity="100%" fo:font-style="italic" style:font-style-asian="italic" style:font-style-complex="italic"/>
    </style:style>
    <style:style style:name="T624" style:family="text">
      <style:text-properties fo:color="#c9211e" loext:opacity="100%" fo:font-style="normal" fo:font-weight="normal" style:font-style-asian="normal" style:font-weight-asian="normal" style:font-style-complex="normal" style:font-weight-complex="normal"/>
    </style:style>
    <style:style style:name="T625" style:family="text">
      <style:text-properties fo:color="#c9211e" loext:opacity="100%" fo:font-style="normal" fo:font-weight="normal" officeooo:rsid="006cfa82" style:font-style-asian="normal" style:font-weight-asian="normal" style:font-style-complex="normal" style:font-weight-complex="normal"/>
    </style:style>
    <style:style style:name="T626" style:family="text">
      <style:text-properties fo:color="#c9211e" loext:opacity="100%" fo:font-style="normal" fo:font-weight="normal" officeooo:rsid="02d804c3" style:font-style-asian="normal" style:font-weight-asian="normal" style:font-style-complex="normal" style:font-weight-complex="normal"/>
    </style:style>
    <style:style style:name="T627" style:family="text">
      <style:text-properties officeooo:rsid="01f189fe"/>
    </style:style>
    <style:style style:name="T628" style:family="text">
      <style:text-properties officeooo:rsid="01f2837b"/>
    </style:style>
    <style:style style:name="T629" style:family="text">
      <style:text-properties officeooo:rsid="01f2db36"/>
    </style:style>
    <style:style style:name="T630" style:family="text">
      <style:text-properties officeooo:rsid="01f695e3"/>
    </style:style>
    <style:style style:name="T631" style:family="text">
      <style:text-properties officeooo:rsid="01f81929"/>
    </style:style>
    <style:style style:name="T632" style:family="text">
      <style:text-properties officeooo:rsid="01f9d4e6"/>
    </style:style>
    <style:style style:name="T633" style:family="text">
      <style:text-properties officeooo:rsid="01fad27e"/>
    </style:style>
    <style:style style:name="T634" style:family="text">
      <style:text-properties officeooo:rsid="01fb33c2"/>
    </style:style>
    <style:style style:name="T635" style:family="text">
      <style:text-properties officeooo:rsid="01fc6869"/>
    </style:style>
    <style:style style:name="T636" style:family="text">
      <style:text-properties officeooo:rsid="01fc7124"/>
    </style:style>
    <style:style style:name="T637" style:family="text">
      <style:text-properties officeooo:rsid="01fd5553"/>
    </style:style>
    <style:style style:name="T638" style:family="text">
      <style:text-properties officeooo:rsid="01ff22de"/>
    </style:style>
    <style:style style:name="T639" style:family="text">
      <style:text-properties fo:color="#800080" loext:opacity="100%"/>
    </style:style>
    <style:style style:name="T640" style:family="text">
      <style:text-properties fo:color="#800080" loext:opacity="100%" officeooo:rsid="01ffe9b0"/>
    </style:style>
    <style:style style:name="T641" style:family="text">
      <style:text-properties fo:color="#800080" loext:opacity="100%" fo:font-style="italic" officeooo:rsid="01ffe9b0" style:font-style-asian="italic" style:font-style-complex="italic"/>
    </style:style>
    <style:style style:name="T642" style:family="text">
      <style:text-properties fo:color="#800080" loext:opacity="100%" officeooo:rsid="021a2882"/>
    </style:style>
    <style:style style:name="T643" style:family="text">
      <style:text-properties fo:color="#800080" loext:opacity="100%" fo:font-style="normal" fo:font-weight="normal" style:font-style-asian="normal" style:font-weight-asian="normal" style:font-style-complex="normal" style:font-weight-complex="normal"/>
    </style:style>
    <style:style style:name="T644" style:family="text">
      <style:text-properties fo:color="#800080" loext:opacity="100%" officeooo:rsid="029e64ab"/>
    </style:style>
    <style:style style:name="T645" style:family="text">
      <style:text-properties fo:color="#800080" loext:opacity="100%" fo:font-size="9pt" fo:font-style="normal" fo:font-weight="normal" officeooo:rsid="01e964cc" fo:background-color="transparent" loext:char-shading-value="0" style:font-size-asian="7.84999990463257pt" style:font-style-asian="normal" style:font-weight-asian="normal" style:font-size-complex="9pt" style:font-style-complex="normal" style:font-weight-complex="normal"/>
    </style:style>
    <style:style style:name="T646" style:family="text">
      <style:text-properties fo:color="#800080" loext:opacity="100%" fo:font-size="9pt" fo:font-style="normal" fo:font-weight="normal" officeooo:rsid="01e9dae7" fo:background-color="transparent" loext:char-shading-value="0" style:font-size-asian="7.84999990463257pt" style:font-style-asian="normal" style:font-weight-asian="normal" style:font-size-complex="9pt" style:font-style-complex="normal" style:font-weight-complex="normal"/>
    </style:style>
    <style:style style:name="T647" style:family="text">
      <style:text-properties fo:color="#800080" loext:opacity="100%" officeooo:rsid="02c51975"/>
    </style:style>
    <style:style style:name="T648" style:family="text">
      <style:text-properties fo:color="#800080" loext:opacity="100%" officeooo:rsid="02c77eb9"/>
    </style:style>
    <style:style style:name="T649" style:family="text">
      <style:text-properties fo:color="#800080" loext:opacity="100%" officeooo:rsid="02c85470"/>
    </style:style>
    <style:style style:name="T650" style:family="text">
      <style:text-properties officeooo:rsid="020498d7"/>
    </style:style>
    <style:style style:name="T651" style:family="text">
      <style:text-properties officeooo:rsid="0206f854"/>
    </style:style>
    <style:style style:name="T652" style:family="text">
      <style:text-properties officeooo:rsid="0208ae43"/>
    </style:style>
    <style:style style:name="T653" style:family="text">
      <style:text-properties officeooo:rsid="020a64a2"/>
    </style:style>
    <style:style style:name="T654" style:family="text">
      <style:text-properties officeooo:rsid="020d9e8a"/>
    </style:style>
    <style:style style:name="T655" style:family="text">
      <style:text-properties officeooo:rsid="020f613e"/>
    </style:style>
    <style:style style:name="T656" style:family="text">
      <style:text-properties officeooo:rsid="0210ace1"/>
    </style:style>
    <style:style style:name="T657" style:family="text">
      <style:text-properties officeooo:rsid="0213870c"/>
    </style:style>
    <style:style style:name="T658" style:family="text">
      <style:text-properties officeooo:rsid="0214730b"/>
    </style:style>
    <style:style style:name="T659" style:family="text">
      <style:text-properties officeooo:rsid="0216523c"/>
    </style:style>
    <style:style style:name="T660" style:family="text">
      <style:text-properties officeooo:rsid="0217c9a8"/>
    </style:style>
    <style:style style:name="T661" style:family="text">
      <style:text-properties officeooo:rsid="021962f0"/>
    </style:style>
    <style:style style:name="T662" style:family="text">
      <style:text-properties officeooo:rsid="021a2882"/>
    </style:style>
    <style:style style:name="T663" style:family="text">
      <style:text-properties officeooo:rsid="021b1bf5"/>
    </style:style>
    <style:style style:name="T664" style:family="text">
      <style:text-properties officeooo:rsid="021def69"/>
    </style:style>
    <style:style style:name="T665" style:family="text">
      <style:text-properties officeooo:rsid="02210129"/>
    </style:style>
    <style:style style:name="T666" style:family="text">
      <style:text-properties officeooo:rsid="02285df1"/>
    </style:style>
    <style:style style:name="T667" style:family="text">
      <style:text-properties officeooo:rsid="022be2f1"/>
    </style:style>
    <style:style style:name="T668" style:family="text">
      <style:text-properties fo:background-color="#bbe33d" loext:char-shading-value="0"/>
    </style:style>
    <style:style style:name="T669" style:family="text">
      <style:text-properties officeooo:rsid="022ed9ab" fo:background-color="#bbe33d" loext:char-shading-value="0"/>
    </style:style>
    <style:style style:name="T670" style:family="text">
      <style:text-properties officeooo:rsid="02d8e831" fo:background-color="#bbe33d" loext:char-shading-value="0"/>
    </style:style>
    <style:style style:name="T671" style:family="text">
      <style:text-properties officeooo:rsid="022ecdf6"/>
    </style:style>
    <style:style style:name="T672" style:family="text">
      <style:text-properties officeooo:rsid="022f666c"/>
    </style:style>
    <style:style style:name="T673" style:family="text">
      <style:text-properties officeooo:rsid="022feffa"/>
    </style:style>
    <style:style style:name="T674" style:family="text">
      <style:text-properties officeooo:rsid="0232d731"/>
    </style:style>
    <style:style style:name="T675" style:family="text">
      <style:text-properties officeooo:rsid="0235a866"/>
    </style:style>
    <style:style style:name="T676" style:family="text">
      <style:text-properties officeooo:rsid="023972cd"/>
    </style:style>
    <style:style style:name="T677" style:family="text">
      <style:text-properties fo:color="#00a933" loext:opacity="100%"/>
    </style:style>
    <style:style style:name="T678" style:family="text">
      <style:text-properties fo:color="#00a933" loext:opacity="100%" officeooo:rsid="02d8d0e2"/>
    </style:style>
    <style:style style:name="T679" style:family="text">
      <style:text-properties fo:color="#00a933" loext:opacity="100%" fo:font-style="italic" style:font-style-asian="italic" style:font-style-complex="italic"/>
    </style:style>
    <style:style style:name="T680" style:family="text">
      <style:text-properties fo:color="#00a933" loext:opacity="100%" fo:font-style="italic" officeooo:rsid="023d3278" style:font-style-asian="italic" style:font-style-complex="italic"/>
    </style:style>
    <style:style style:name="T681" style:family="text">
      <style:text-properties officeooo:rsid="02042e05"/>
    </style:style>
    <style:style style:name="T682" style:family="text">
      <style:text-properties officeooo:rsid="023d3278"/>
    </style:style>
    <style:style style:name="T683" style:family="text">
      <style:text-properties officeooo:rsid="023df822"/>
    </style:style>
    <style:style style:name="T684" style:family="text">
      <style:text-properties officeooo:rsid="02403183"/>
    </style:style>
    <style:style style:name="T685" style:family="text">
      <style:text-properties officeooo:rsid="0240dff3"/>
    </style:style>
    <style:style style:name="T686" style:family="text">
      <style:text-properties officeooo:rsid="0242519e"/>
    </style:style>
    <style:style style:name="T687" style:family="text">
      <style:text-properties officeooo:rsid="0243b4bd"/>
    </style:style>
    <style:style style:name="T688" style:family="text">
      <style:text-properties officeooo:rsid="0247a435"/>
    </style:style>
    <style:style style:name="T689" style:family="text">
      <style:text-properties officeooo:rsid="024923ee"/>
    </style:style>
    <style:style style:name="T690" style:family="text">
      <style:text-properties officeooo:rsid="024b11ea"/>
    </style:style>
    <style:style style:name="T691" style:family="text">
      <style:text-properties officeooo:rsid="024db95c"/>
    </style:style>
    <style:style style:name="T692" style:family="text">
      <style:text-properties style:font-size-asian="9pt"/>
    </style:style>
    <style:style style:name="T693" style:family="text">
      <style:text-properties officeooo:rsid="0277ec40"/>
    </style:style>
    <style:style style:name="T694" style:family="text">
      <style:text-properties officeooo:rsid="027cfae9"/>
    </style:style>
    <style:style style:name="T695" style:family="text">
      <style:text-properties officeooo:rsid="027d177a"/>
    </style:style>
    <style:style style:name="T696" style:family="text">
      <style:text-properties officeooo:rsid="027fbe0d"/>
    </style:style>
    <style:style style:name="T697" style:family="text">
      <style:text-properties officeooo:rsid="0280bee8"/>
    </style:style>
    <style:style style:name="T698" style:family="text">
      <style:text-properties officeooo:rsid="02812e57"/>
    </style:style>
    <style:style style:name="T699" style:family="text">
      <style:text-properties officeooo:rsid="0285a70e"/>
    </style:style>
    <style:style style:name="T700" style:family="text">
      <style:text-properties officeooo:rsid="028915cc"/>
    </style:style>
    <style:style style:name="T701" style:family="text">
      <style:text-properties fo:color="#55308d" loext:opacity="100%"/>
    </style:style>
    <style:style style:name="T702" style:family="text">
      <style:text-properties fo:color="#55308d" loext:opacity="100%" fo:font-style="italic" style:font-style-asian="italic" style:font-style-complex="italic"/>
    </style:style>
    <style:style style:name="T703" style:family="text">
      <style:text-properties officeooo:rsid="028be546"/>
    </style:style>
    <style:style style:name="T704" style:family="text">
      <style:text-properties officeooo:rsid="028fea0e"/>
    </style:style>
    <style:style style:name="T705" style:family="text">
      <style:text-properties officeooo:rsid="02947241"/>
    </style:style>
    <style:style style:name="T706" style:family="text">
      <style:text-properties officeooo:rsid="02954ee8"/>
    </style:style>
    <style:style style:name="T707" style:family="text">
      <style:text-properties officeooo:rsid="0152cf45" style:font-weight-asian="normal" style:font-weight-complex="normal"/>
    </style:style>
    <style:style style:name="T708" style:family="text">
      <style:text-properties officeooo:rsid="01549bcb" style:font-weight-asian="normal" style:font-weight-complex="normal"/>
    </style:style>
    <style:style style:name="T709" style:family="text">
      <style:text-properties officeooo:rsid="015563b7" style:font-weight-asian="normal" style:font-weight-complex="normal"/>
    </style:style>
    <style:style style:name="T710" style:family="text">
      <style:text-properties officeooo:rsid="0155e00c" style:font-weight-asian="normal" style:font-weight-complex="normal"/>
    </style:style>
    <style:style style:name="T711" style:family="text">
      <style:text-properties officeooo:rsid="02984161"/>
    </style:style>
    <style:style style:name="T712" style:family="text">
      <style:text-properties style:font-name="monospace"/>
    </style:style>
    <style:style style:name="T713" style:family="text">
      <style:text-properties officeooo:rsid="029944d9"/>
    </style:style>
    <style:style style:name="T714" style:family="text">
      <style:text-properties officeooo:rsid="029c6255"/>
    </style:style>
    <style:style style:name="T715" style:family="text">
      <style:text-properties officeooo:rsid="029cad41"/>
    </style:style>
    <style:style style:name="T716" style:family="text">
      <style:text-properties officeooo:rsid="02a0211b"/>
    </style:style>
    <style:style style:name="T717" style:family="text">
      <style:text-properties officeooo:rsid="02a20a03"/>
    </style:style>
    <style:style style:name="T718" style:family="text">
      <style:text-properties officeooo:rsid="02a3a911"/>
    </style:style>
    <style:style style:name="T719" style:family="text">
      <style:text-properties officeooo:rsid="02a4d813"/>
    </style:style>
    <style:style style:name="T720" style:family="text">
      <style:text-properties officeooo:rsid="02aa008e"/>
    </style:style>
    <style:style style:name="T721" style:family="text">
      <style:text-properties fo:color="#ff4000" loext:opacity="100%"/>
    </style:style>
    <style:style style:name="T722" style:family="text">
      <style:text-properties fo:color="#ff4000" loext:opacity="100%" fo:font-style="italic" style:font-style-asian="italic" style:font-style-complex="italic"/>
    </style:style>
    <style:style style:name="T723" style:family="text">
      <style:text-properties fo:color="#ff4000" loext:opacity="100%" fo:font-style="italic" officeooo:rsid="023d3278" style:font-style-asian="italic" style:font-style-complex="italic"/>
    </style:style>
    <style:style style:name="T724" style:family="text">
      <style:text-properties fo:color="#158466" loext:opacity="100%"/>
    </style:style>
    <style:style style:name="T725" style:family="text">
      <style:text-properties fo:color="#158466" loext:opacity="100%" officeooo:rsid="02042e05"/>
    </style:style>
    <style:style style:name="T726" style:family="text">
      <style:text-properties fo:color="#158466" loext:opacity="100%" officeooo:rsid="02adcdd3"/>
    </style:style>
    <style:style style:name="T727" style:family="text">
      <style:text-properties fo:color="#158466" loext:opacity="100%" fo:font-style="italic" officeooo:rsid="023df822" style:font-style-asian="italic" style:font-style-complex="italic"/>
    </style:style>
    <style:style style:name="T728" style:family="text">
      <style:text-properties officeooo:rsid="02acfe40"/>
    </style:style>
    <style:style style:name="T729" style:family="text">
      <style:text-properties officeooo:rsid="02adbcbc"/>
    </style:style>
    <style:style style:name="T730" style:family="text">
      <style:text-properties officeooo:rsid="02adcdd3"/>
    </style:style>
    <style:style style:name="T731" style:family="text">
      <style:text-properties officeooo:rsid="02b0884e"/>
    </style:style>
    <style:style style:name="T732" style:family="text">
      <style:text-properties officeooo:rsid="02b6c065"/>
    </style:style>
    <style:style style:name="T733" style:family="text">
      <style:text-properties officeooo:rsid="02ba1ae4"/>
    </style:style>
    <style:style style:name="T734" style:family="text">
      <style:text-properties officeooo:rsid="02bc29ec"/>
    </style:style>
    <style:style style:name="T735" style:family="text">
      <style:text-properties officeooo:rsid="02bdb022"/>
    </style:style>
    <style:style style:name="T736" style:family="text">
      <style:text-properties officeooo:rsid="02bf9448"/>
    </style:style>
    <style:style style:name="T737" style:family="text">
      <style:text-properties officeooo:rsid="02c0bf0f"/>
    </style:style>
    <style:style style:name="T738" style:family="text">
      <style:text-properties officeooo:rsid="02c1c291"/>
    </style:style>
    <style:style style:name="T739" style:family="text">
      <style:text-properties officeooo:rsid="02c23cf8"/>
    </style:style>
    <style:style style:name="T740" style:family="text">
      <style:text-properties officeooo:rsid="02c32318"/>
    </style:style>
    <style:style style:name="T741" style:family="text">
      <style:text-properties officeooo:rsid="02c51975"/>
    </style:style>
    <style:style style:name="T742" style:family="text">
      <style:text-properties officeooo:rsid="02c6b528"/>
    </style:style>
    <style:style style:name="T743" style:family="text">
      <style:text-properties fo:color="#ff8000" loext:opacity="100%"/>
    </style:style>
    <style:style style:name="T744" style:family="text">
      <style:text-properties fo:color="#ff8000" loext:opacity="100%" officeooo:rsid="02adcdd3"/>
    </style:style>
    <style:style style:name="T745" style:family="text">
      <style:text-properties officeooo:rsid="02c77eb9"/>
    </style:style>
    <style:style style:name="T746" style:family="text">
      <style:text-properties officeooo:rsid="02cc8f33"/>
    </style:style>
    <style:style style:name="T747" style:family="text">
      <style:text-properties officeooo:rsid="02d20581"/>
    </style:style>
    <style:style style:name="T748" style:family="text">
      <style:text-properties officeooo:rsid="02d42576"/>
    </style:style>
    <style:style style:name="T749" style:family="text">
      <style:text-properties officeooo:rsid="02d58185"/>
    </style:style>
    <style:style style:name="T750" style:family="text">
      <style:text-properties officeooo:rsid="02d69db6"/>
    </style:style>
    <style:style style:name="T751" style:family="text">
      <style:text-properties officeooo:rsid="02d804c3"/>
    </style:style>
    <style:style style:name="T752" style:family="text">
      <style:text-properties officeooo:rsid="02d88ef4"/>
    </style:style>
    <style:style style:name="T753" style:family="text">
      <style:text-properties officeooo:rsid="02d8d0e2"/>
    </style:style>
    <style:style style:name="T754" style:family="text">
      <style:text-properties officeooo:rsid="02d8e831"/>
    </style:style>
    <style:style style:name="T755" style:family="text">
      <style:text-properties officeooo:rsid="02d942c8"/>
    </style:style>
    <style:style style:name="T756" style:family="text">
      <style:text-properties officeooo:rsid="02db323e"/>
    </style:style>
    <style:style style:name="T757" style:family="text">
      <style:text-properties officeooo:rsid="02dc7f39"/>
    </style:style>
    <style:style style:name="T758" style:family="text">
      <style:text-properties officeooo:rsid="02df0606"/>
    </style:style>
    <style:style style:name="T759" style:family="text">
      <style:text-properties officeooo:rsid="02e325a4"/>
    </style:style>
    <style:style style:name="T760" style:family="text">
      <style:text-properties officeooo:rsid="02e8f054"/>
    </style:style>
    <style:style style:name="T761" style:family="text">
      <style:text-properties officeooo:rsid="02eb005b"/>
    </style:style>
    <style:style style:name="T762" style:family="text">
      <style:text-properties officeooo:rsid="02ec84a7"/>
    </style:style>
    <style:style style:name="T763" style:family="text">
      <style:text-properties officeooo:rsid="02f63480"/>
    </style:style>
    <style:style style:name="T764" style:family="text">
      <style:text-properties officeooo:rsid="02f9edbe"/>
    </style:style>
    <style:style style:name="T765" style:family="text">
      <style:text-properties officeooo:rsid="02fa1a7e"/>
    </style:style>
    <style:style style:name="T766" style:family="text">
      <style:text-properties officeooo:rsid="02faeacf"/>
    </style:style>
    <style:style style:name="T767" style:family="text">
      <style:text-properties officeooo:rsid="02fb36d6"/>
    </style:style>
    <style:style style:name="T768" style:family="text">
      <style:text-properties style:font-size-asian="11pt"/>
    </style:style>
    <style:style style:name="T769" style:family="text">
      <style:text-properties officeooo:rsid="02fa1a7e" style:font-size-asian="11pt"/>
    </style:style>
    <style:style style:name="T770" style:family="text">
      <style:text-properties officeooo:rsid="02fba325" style:font-size-asian="11pt"/>
    </style:style>
    <style:style style:name="T771" style:family="text">
      <style:text-properties officeooo:rsid="030406d7" style:font-size-asian="11pt"/>
    </style:style>
    <style:style style:name="T772" style:family="text">
      <style:text-properties officeooo:rsid="02fde6f8"/>
    </style:style>
    <style:style style:name="T773" style:family="text">
      <style:text-properties officeooo:rsid="03004c80"/>
    </style:style>
    <style:style style:name="T774" style:family="text">
      <style:text-properties officeooo:rsid="03024024"/>
    </style:style>
    <style:style style:name="T775" style:family="text">
      <style:text-properties officeooo:rsid="0307233a"/>
    </style:style>
    <style:style style:name="T776" style:family="text">
      <style:text-properties officeooo:rsid="03085e24"/>
    </style:style>
    <style:style style:name="T777" style:family="text">
      <style:text-properties officeooo:rsid="03099980"/>
    </style:style>
    <style:style style:name="T778" style:family="text">
      <style:text-properties officeooo:rsid="030ab166"/>
    </style:style>
    <style:style style:name="T779" style:family="text">
      <style:text-properties officeooo:rsid="030d1a26"/>
    </style:style>
    <style:style style:name="T780" style:family="text">
      <style:text-properties officeooo:rsid="0316d601"/>
    </style:style>
    <style:style style:name="T781" style:family="text">
      <style:text-properties officeooo:rsid="0318abfe"/>
    </style:style>
    <style:style style:name="T782" style:family="text">
      <style:text-properties officeooo:rsid="031b050e"/>
    </style:style>
    <style:style style:name="T783" style:family="text">
      <style:text-properties officeooo:rsid="031b9000"/>
    </style:style>
    <style:style style:name="T784" style:family="text">
      <style:text-properties officeooo:rsid="031da80f"/>
    </style:style>
    <style:style style:name="T785" style:family="text">
      <style:text-properties officeooo:rsid="031e312a"/>
    </style:style>
    <style:style style:name="T786" style:family="text">
      <style:text-properties officeooo:rsid="031f8b15"/>
    </style:style>
    <style:style style:name="T787" style:family="text">
      <style:text-properties officeooo:rsid="03237a0e"/>
    </style:style>
    <style:style style:name="T788" style:family="text">
      <style:text-properties officeooo:rsid="0326347c"/>
    </style:style>
    <style:style style:name="T789" style:family="text">
      <style:text-properties officeooo:rsid="032abac3"/>
    </style:style>
    <style:style style:name="T790" style:family="text">
      <style:text-properties officeooo:rsid="03318305"/>
    </style:style>
    <style:style style:name="T791" style:family="text">
      <style:text-properties officeooo:rsid="0332e8fc"/>
    </style:style>
    <style:style style:name="T792" style:family="text">
      <style:text-properties officeooo:rsid="0337999a"/>
    </style:style>
    <style:style style:name="T793" style:family="text">
      <style:text-properties officeooo:rsid="0337da57"/>
    </style:style>
    <style:style style:name="T794" style:family="text">
      <style:text-properties officeooo:rsid="033a53da"/>
    </style:style>
    <style:style style:name="T795" style:family="text">
      <style:text-properties officeooo:rsid="033b53cc"/>
    </style:style>
    <style:style style:name="T796" style:family="text">
      <style:text-properties officeooo:rsid="033dc49c"/>
    </style:style>
    <style:style style:name="T797" style:family="text">
      <style:text-properties officeooo:rsid="033e6950"/>
    </style:style>
    <style:style style:name="T798" style:family="text">
      <style:text-properties officeooo:rsid="033f451f"/>
    </style:style>
    <style:style style:name="T799" style:family="text">
      <style:text-properties officeooo:rsid="034d89f4"/>
    </style:style>
    <style:style style:name="T800" style:family="text">
      <style:text-properties officeooo:rsid="03501c7f"/>
    </style:style>
    <style:style style:name="fr1" style:family="graphic" style:parent-style-name="Frame">
      <style:graphic-properties style:vertical-pos="from-top" style:vertical-rel="paragraph" style:horizontal-pos="center" style:horizontal-rel="paragraph" fo:padding="0.15cm" fo:border="1.5pt solid #800080"/>
    </style:style>
    <style:style style:name="fr2" style:family="graphic" style:parent-style-name="Frame">
      <style:graphic-properties style:vertical-pos="top" style:vertical-rel="paragraph-content" style:horizontal-pos="center" style:horizontal-rel="paragraph" fo:padding="0.15cm" fo:border="1.5pt solid #55308d"/>
    </style:style>
    <style:style style:name="fr3" style:family="graphic" style:parent-style-name="Frame">
      <style:graphic-properties style:vertical-pos="top" style:vertical-rel="paragraph-content" style:horizontal-pos="center" style:horizontal-rel="paragraph" fo:padding="0.15cm" fo:border="1.5pt solid #800080"/>
    </style:style>
    <style:style style:name="fr4" style:family="graphic" style:parent-style-name="Frame">
      <style:graphic-properties style:vertical-pos="from-top" style:vertical-rel="paragraph" style:horizontal-pos="from-left" style:horizontal-rel="paragraph" fo:padding="0.15cm" fo:border="1.5pt solid #800080">
        <style:columns fo:column-count="1" fo:column-gap="0cm"/>
      </style:graphic-properties>
    </style:style>
    <style:style style:name="fr5" style:family="graphic" style:parent-style-name="Frame">
      <style:graphic-properties style:vertical-pos="top" style:vertical-rel="paragraph-content" style:horizontal-pos="center" style:horizontal-rel="paragraph" fo:padding="0.15cm" fo:border="1.5pt solid #800080" draw:wrap-influence-on-position="once-concurrent" loext:allow-overlap="true">
        <style:columns fo:column-count="1" fo:column-gap="0cm"/>
      </style:graphic-properties>
    </style:style>
    <style:style style:name="Sect1" style:family="section">
      <style:section-properties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ownCloud/Documenti/Informatica/Appunti_Vari/Nim/Manualedabattaglia.sdi"/>
      <text:p text:style-name="P37">Prefazione.<text:span text:style-name="T560">(V0.</text:span><text:span text:style-name="T787">8</text:span><text:span text:style-name="T560">.</text:span><text:span text:style-name="T797">2</text:span><text:span text:style-name="T560">)</text:span></text:p>
      <text:p text:style-name="P37"/>
      <text:p text:style-name="P25"><text:s/><text:span text:style-name="T1">Perchè Questo </text:span><text:span text:style-name="T731">Manuale</text:span><text:span text:style-name="T1">?</text:span></text:p>
      <text:p text:style-name="P53">Nel momento in cui scrivo questo <text:span text:style-name="T731">manuale</text:span>, per Nim non ce molto materiale disponibile figurarsi poi in <text:span text:style-name="T2">italiano</text:span>, ne tanto meno dei manuali da tenere sempre sotto mano quando non ci si ricorda una procedura, un modulo. <text:span text:style-name="T2">Certo su internet si trova tutto, ma non sempre è la cosa più pratica e veloce. Quindi ho deciso di scrivere questo manuale che non vorrà essere uno strumento molto approfondito, non ne avrei nemmeno le facoltà per farlo, ma vuol essere un qualcosa di introduttivo al linguaggio che </text:span><text:span text:style-name="T747">ti </text:span><text:span text:style-name="T2">permetta di capire le basi e dare un assaggio di cosa può fare Nim nel suo modo elegante ma potente; </text:span><text:span text:style-name="T5">insomma un manuale da battaglia</text:span><text:span text:style-name="T2">. </text:span><text:span text:style-name="T3">Non mi dilungherò molto in noiose spiegazioni tecniche, ma cercherò ti fare quanto prefissato con degli esempi che spero possano pure essere divertenti, si pe</text:span><text:span text:style-name="T5">r</text:span><text:span text:style-name="T3">chè programmare in Nim è divertente!</text:span></text:p>
      <text:p text:style-name="P2"/>
      <text:p text:style-name="P2"/>
      <text:p text:style-name="P2"/>
      <text:p text:style-name="P26">Cosa <text:span text:style-name="T758">Ti</text:span> Occorre per Cominciare?</text:p>
      <text:p text:style-name="P54">Per iniziare a creare i <text:span text:style-name="T496">tuoi</text:span> programmi in Nim, basta davvero poco: </text:p>
      <text:p text:style-name="P54"/>
      <text:list xml:id="list694008143" text:style-name="L1">
        <text:list-item>
          <text:p text:style-name="P487">Il compilatore Nim.</text:p>
        </text:list-item>
        <text:list-item>
          <text:p text:style-name="P487">Il co<text:span text:style-name="T4">m</text:span>pilatore C tipo GCC.</text:p>
        </text:list-item>
        <text:list-item>
          <text:p text:style-name="P487">Un editor qualunque.</text:p>
        </text:list-item>
      </text:list>
      <text:p text:style-name="P54"/>
      <text:p text:style-name="P3"><text:span text:style-name="T525">Il compilatore Nim </text:span><text:span text:style-name="T542">puoi</text:span><text:span text:style-name="T525"> trovarlo al seguente indirizzo scaricabile gratuitamente: </text:span><text:a xlink:type="simple" xlink:href="https://nim-lang.org/install.html" text:style-name="Internet_20_link" text:visited-style-name="Visited_20_Internet_20_Link"><text:span text:style-name="T525">https://nim-lang.org/install.html</text:span></text:a><text:span text:style-name="T525"> si trovano le versioni per tutti i sistemi operativi (se usi Linux prova nel tuo gestore pacchetti, ma qui probabilmente trovi la versione più aggiornata). Ricordati poi se il sistema non lo fa automaticamente di inserire Nim nella path di sistema ( per Linux </text:span><text:span text:style-name="T526">ecco un esempio</text:span><text:span text:style-name="T525"> in .bashrc → export PATH=/home/</text:span><text:span text:style-name="T526">tuoUtente</text:span><text:span text:style-name="T525">/bin/nim/bin:$PATH </text:span><text:span text:style-name="T526">e export PATH=/home/tuoUtente/.nimble/bin:$PATH). </text:span><text:span text:style-name="T527">Ora devi installare il compilatore GCC che sicuramente è nei repositories del tuo sistema oppure MINGW per Windows che lo trovi sempre nella sezione download </text:span><text:span text:style-name="T528">di Nim</text:span><text:span text:style-name="T527">. Ultima cosa </text:span><text:span text:style-name="T537">t</text:span><text:span text:style-name="T527">i serve un editor, come spesso </text:span><text:span text:style-name="T542">si consiglia</text:span><text:span text:style-name="T527"> quando si inizia e non si fanno cose complicate, è meglio usare un editor anzichè un ide perché diciamo </text:span><text:span text:style-name="T538">t</text:span><text:span text:style-name="T527">i aiuta a scrivere e fissare meglio le parole chiave e a prendere reale confidenza con il linguaggio; quindi p</text:span><text:span text:style-name="T538">uoi</text:span><text:span text:style-name="T527"> usare Kate, Notepad, Vim o quello che più </text:span><text:span text:style-name="T537">t</text:span><text:span text:style-name="T527">i piace. </text:span><text:span text:style-name="T529">Quando </text:span><text:span text:style-name="T538">hai</text:span><text:span text:style-name="T529"> queste cose </text:span><text:span text:style-name="T538">sei</text:span><text:span text:style-name="T529"> praticamente apposto. </text:span><text:span text:style-name="T530">In alternativa per provare il linguaggio lo si può fare comodamente in rete senza dover installare nulla ( </text:span><text:a xlink:type="simple" xlink:href="https://play.nim-lang.org/" text:style-name="Internet_20_link" text:visited-style-name="Visited_20_Internet_20_Link"><text:span text:style-name="T530">https://play.nim-lang.org/</text:span></text:a><text:span text:style-name="T530"> ).</text:span></text:p>
      <text:p text:style-name="P53"/>
      <text:p text:style-name="P2"/>
      <text:p text:style-name="P2"/>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115">Parte A</text:p>
      <text:p text:style-name="P114"/>
      <text:p text:style-name="P114">Le Basi del Linguaggio.</text:p>
      <text:p text:style-name="P39"/>
      <text:p text:style-name="P102"/>
      <text:p text:style-name="P109"><text:span text:style-name="T62">Capitolo 1: caratteristiche Generali di Nim…………………………………………………………………...</text:span><text:span text:style-name="T123">Pag.5</text:span></text:p>
      <text:list xml:id="list3704501150" text:style-name="L2">
        <text:list-item>
          <text:p text:style-name="P521">1.1: Lo Stile di Nim………………………………………………………………………………….Pag.5</text:p>
        </text:list-item>
      </text:list>
      <text:p text:style-name="P109"/>
      <text:p text:style-name="P109"><text:span text:style-name="T62">Capitolo 2: Si Comincia………………………………………………………………………………………. </text:span><text:span text:style-name="T123">Pag.7</text:span></text:p>
      <text:list xml:id="list193430196" text:style-name="L3">
        <text:list-item>
          <text:p text:style-name="P522">2.1: Assegnazione Delle Variabili…………………………………………………………………... <text:tab/>Pag.7</text:p>
        </text:list-item>
      </text:list>
      <text:p text:style-name="P109"/>
      <text:p text:style-name="P109"><text:span text:style-name="T62">Capitolo 3: I Tipi di Dati………………………………………………………………………………………<text:tab/></text:span><text:span text:style-name="T123">Pag.9</text:span></text:p>
      <text:list xml:id="list2360912445" text:style-name="L4">
        <text:list-item>
          <text:p text:style-name="P523">3.1: I Numeri…………………………………………………………………………………………Pag.9</text:p>
        </text:list-item>
        <text:list-item>
          <text:p text:style-name="P523">3.2: Le Stringhe ed i Caratteri……………………………………………………………………….<text:tab/>Pag.10</text:p>
        </text:list-item>
        <text:list-item>
          <text:p text:style-name="P523">3.3: Gli Array…………………………………………………………………………….………….<text:tab/>Pag.11</text:p>
        </text:list-item>
        <text:list-item>
          <text:p text:style-name="P524">3.4: Le Tuple…………………………………………………………………………………………<text:tab/>Pag.<text:span text:style-name="T782">12</text:span></text:p>
        </text:list-item>
        <text:list-item>
          <text:p text:style-name="P523">3.<text:span text:style-name="T779">5</text:span>: Le Sequenze…………………………………………………………………………………….<text:tab/>Pag.<text:span text:style-name="T782">12</text:span></text:p>
        </text:list-item>
        <text:list-item>
          <text:p text:style-name="P525">3.<text:span text:style-name="T779">6</text:span>: Tables……………………………………………………………………………………………<text:tab/>Pag.<text:span text:style-name="T783">13</text:span></text:p>
        </text:list-item>
        <text:list-item>
          <text:p text:style-name="P523">3.<text:span text:style-name="T779">7</text:span>: I Set……………………………………………………………………………………………..<text:tab/>Pag.<text:span text:style-name="T783">14</text:span></text:p>
        </text:list-item>
        <text:list-item>
          <text:p text:style-name="P523">3.<text:span text:style-name="T779">8</text:span>: Gli Ordinali……………………………………………………………………………………..<text:tab/>Pag.<text:span text:style-name="T783">16</text:span></text:p>
        </text:list-item>
        <text:list-item>
          <text:p text:style-name="P523">3.<text:span text:style-name="T779">9</text:span>: Varie…………………………………………………………………………………………….<text:tab/>Pag.<text:span text:style-name="T783">16</text:span></text:p>
        </text:list-item>
      </text:list>
      <text:p text:style-name="P109"/>
      <text:p text:style-name="P110"><text:span text:style-name="T62">Capitolo 4: Le Strutture di Controllo…………………………………………………………………………<text:tab/></text:span><text:span text:style-name="T123">Pag.</text:span><text:span text:style-name="T128">19</text:span></text:p>
      <text:list xml:id="list3713450158" text:style-name="L5">
        <text:list-item>
          <text:p text:style-name="P526">4.1: If/Elif/Else………………………………………………………………………………………<text:tab/>Pag.<text:span text:style-name="T784">19</text:span></text:p>
        </text:list-item>
        <text:list-item>
          <text:p text:style-name="P526">4.2: When…………………………………………………………………………………………….Pag.<text:span text:style-name="T784">20</text:span></text:p>
        </text:list-item>
        <text:list-item>
          <text:p text:style-name="P526">4.3: Case/Of………………………………………………………………………………………….<text:tab/>Pag.<text:span text:style-name="T784">21</text:span></text:p>
        </text:list-item>
        <text:list-item>
          <text:p text:style-name="P526">4.4: While……………………………………………………………………………………………<text:tab/>Pag.<text:span text:style-name="T784">22</text:span></text:p>
        </text:list-item>
        <text:list-item>
          <text:p text:style-name="P526">4.5: For………………………………………………………………………………………………<text:tab/>Pag.<text:span text:style-name="T784">22</text:span></text:p>
        </text:list-item>
        <text:list-item>
          <text:p text:style-name="P526">4.6: Try/Ecxept………………………………………………………………………………………<text:tab/>Pag.<text:span text:style-name="T784">23</text:span></text:p>
        </text:list-item>
      </text:list>
      <text:p text:style-name="P110"/>
      <text:p text:style-name="P110"><text:span text:style-name="T62">Capitolo 5: Le Procedure (Funzioni)…………………………………………………………………………<text:tab/></text:span><text:span text:style-name="T123">Pag.</text:span><text:span text:style-name="T129">25</text:span></text:p>
      <text:list xml:id="list2496112604" text:style-name="L6">
        <text:list-item>
          <text:p text:style-name="P527">5.1: Dichiarazione di Una Procedura………………………………………………………………..<text:tab/>Pag.<text:span text:style-name="T785">25</text:span></text:p>
        </text:list-item>
        <text:list-item>
          <text:p text:style-name="P527">5.2: Passaggio di Array e Sequenze come Argomento………………………………………………<text:tab/>Pag.<text:span text:style-name="T785">27</text:span></text:p>
        </text:list-item>
        <text:list-item>
          <text:p text:style-name="P527">5.3: Passaggio di Argomenti per Valore/Riferimento………………………………………………..<text:tab/>Pag.<text:span text:style-name="T785">28</text:span></text:p>
        </text:list-item>
        <text:list-item>
          <text:p text:style-name="P527">5.4: OpenArray &amp; Varargs…………………………………………………………………………..<text:tab/>Pag.<text:span text:style-name="T785">29</text:span></text:p>
        </text:list-item>
        <text:list-item>
          <text:p text:style-name="P528">5.5 Ritorno dati dalle Procedure……………………………………………………………………..<text:tab/>Pag.29</text:p>
        </text:list-item>
        <text:list-item>
          <text:p text:style-name="P528">5.6 Options…………………………………………………………………………………………..<text:tab/>Pag.31</text:p>
        </text:list-item>
        <text:list-item>
          <text:p text:style-name="P527">5.<text:span text:style-name="T792">7</text:span>: Generici…………………………………………………………………………………………<text:tab/>Pag.<text:span text:style-name="T785">3</text:span><text:span text:style-name="T792">2</text:span></text:p>
        </text:list-item>
        <text:list-item>
          <text:p text:style-name="P527">5.<text:span text:style-name="T792">8</text:span>: Proc vs Func…………………………………………………………………………………….<text:tab/>Pag.<text:span text:style-name="T786">3</text:span><text:span text:style-name="T792">3</text:span></text:p>
        </text:list-item>
        <text:list-item>
          <text:p text:style-name="P527">5.<text:span text:style-name="T792">9</text:span>: Proc vs Method………………………………………………………………………………….<text:tab/>Pag.<text:span text:style-name="T786">3</text:span><text:span text:style-name="T792">3</text:span></text:p>
        </text:list-item>
        <text:list-item>
          <text:p text:style-name="P527">5.<text:span text:style-name="T792">10</text:span>: Procedure Pubbliche e Private…………………………………………………………………<text:tab/>Pag.<text:span text:style-name="T786">3</text:span><text:span text:style-name="T792">4</text:span></text:p>
        </text:list-item>
      </text:list>
      <text:p text:style-name="P110"/>
      <text:p text:style-name="P111"><text:span text:style-name="T62">Capitolo 6: Programmazione ad Oggetti………………………………………………………………………</text:span><text:span text:style-name="T123">Pag.</text:span><text:span text:style-name="T130">3</text:span><text:span text:style-name="T131">5</text:span></text:p>
      <text:list xml:id="list2840886070" text:style-name="L7">
        <text:list-item>
          <text:p text:style-name="P529">6.1: Type……………………………………………………………………………………………..<text:tab/>Pag.<text:span text:style-name="T786">3</text:span><text:span text:style-name="T793">5</text:span></text:p>
        </text:list-item>
        <text:list-item>
          <text:p text:style-name="P529">6.2: Programmazione ad Oggetti…………………………………………………………………….<text:tab/>Pag.<text:span text:style-name="T786">3</text:span><text:span text:style-name="T793">8</text:span></text:p>
        </text:list-item>
        <text:list-item>
          <text:p text:style-name="P529">6.3: Ereditarietà………………………………………………………………………………………Pag.<text:span text:style-name="T793">40</text:span></text:p>
        </text:list-item>
      </text:list>
      <text:p text:style-name="P111"/>
      <text:p text:style-name="P111"><text:span text:style-name="T62">Capitolo 7: Uno sguardo alla Librerie Base…………………………………………………………………..</text:span><text:span text:style-name="T123">Pag.</text:span><text:span text:style-name="T130">4</text:span><text:span text:style-name="T131">1</text:span></text:p>
      <text:p text:style-name="P114"/>
      <text:p text:style-name="P114"/>
      <text:p text:style-name="P114"><text:soft-page-break/></text:p>
      <text:p text:style-name="P114"/>
      <text:p text:style-name="P114"/>
      <text:p text:style-name="P114"/>
      <text:p text:style-name="P114"/>
      <text:p text:style-name="P114"/>
      <text:p text:style-name="P114"/>
      <text:p text:style-name="P114"/>
      <text:p text:style-name="P114"/>
      <text:p text:style-name="P114"/>
      <text:p text:style-name="P114"/>
      <text:p text:style-name="P28"><text:span text:style-name="T6">1 - </text:span>Caratteristiche Generali di Nim.</text:p>
      <text:p text:style-name="P55">Diamo ora un rapido sguardo alle caratteristiche di Nim, una che potrebbe sembrare banale, ma non lo è l’estrema pulizia ed eleganza del codice questo oltre che a render<text:span text:style-name="T732">ti</text:span> piacevole la programmazione, verrà utile in seguito quando dov<text:span text:style-name="T732">rai</text:span> mantenere o correggere i vari errori evitando<text:span text:style-name="T694">t</text:span>i cosi fastidiosi mal di testa. Un’altra ottima caratteristica è che Nim segue la filosofia di Python, oltre che nello stile del codice anche in quello che potremmo definire “batterie incluse”, ovvero <text:span text:style-name="T487">t</text:span>i fornisce già un gran numero di librerie che torneranno molto comode ed utili nel<text:span text:style-name="T7">le</text:span> lunghe notti davanti al pc. <text:span text:style-name="T7">La compilazione di Nim è in realtà un</text:span><text:span text:style-name="T694">a</text:span><text:span text:style-name="T7"> doppia compilazione: ovvero il codice scritto in Nim viene prima convertito in C, poi da C in binario, potrebbe apparire strana la cosa, ma se ci pensiamo bene potrebbe dare molti vantaggi, il primo è che Nim genera codice ottimizzato in C poi il compilatore C (che ormai son super ottimizzati e testati) generano dei binari di ottima qualità ed efficienza, in più (ma questo è un argomento avanzato che qui non tratteremo) è estremamente facile creare dei wrapper da C. </text:span><text:span text:style-name="T8">Altra caratteristica degna di nota è che Nim non ha bisogno della gestione manuale della memoria, perché lo farà p</text:span><text:span text:style-name="T120">e</text:span><text:span text:style-name="T8">r </text:span><text:span text:style-name="T487">te</text:span><text:span text:style-name="T8"> il Garbage Collector (GC) sollevando</text:span><text:span text:style-name="T487">ti</text:span><text:span text:style-name="T8"> cosi da un bel problema, in più Nim offre diversi sistemi di gestione, GC classico, ARC ed il nuovissimo ORC (che dovrebbe diventare di default in Nim 2.0), oppure lo si può totalmente </text:span><text:span text:style-name="T487">disabilitare</text:span><text:span text:style-name="T8"> ma se non strettamente necessario viene sconsigliato. In Nim ce anche la metaprogrammazione (generi</text:span><text:span text:style-name="T11">cs</text:span><text:span text:style-name="T8">, template, macro) che </text:span><text:span text:style-name="T694">qui</text:span><text:span text:style-name="T8"> vedr</text:span><text:span text:style-name="T694">ai</text:span><text:span text:style-name="T8"> solo in parte in quanto argomento avanzato. </text:span><text:span text:style-name="T9">Nim usa la tipiz</text:span><text:span text:style-name="T118">z</text:span><text:span text:style-name="T9">azione statica che aiuta a prevenire diversi errori/bug, ma in questo linguaggio non sempre si deve dichiarare esplicitamente il tipo di dato ad u</text:span><text:span text:style-name="T117">na</text:span><text:span text:style-name="T9"> variabile, perché in molti casi sarà il compilatore stesso a dedurli, velocizzando cosi la scrittura, ma restando sempre ben sicuri. Nim è </text:span><text:span text:style-name="T10">principalmente </text:span><text:span text:style-name="T9">un linguaggio procedurale </text:span><text:span text:style-name="T10">con supporto (minimo) ad OOP (ereditarietà, polimorfismo, invio dinamico) ma di suo non impone uno stile definito. </text:span><text:span text:style-name="T12">Una caratteristica secondo me un pò controversa invece è che Nim non fa distinzioni tra maiuscolo e maiuscolo </text:span><text:span text:style-name="T732">e tra </text:span><text:span text:style-name="T35">CamelCase</text:span><text:span text:style-name="T732"> o </text:span><text:span text:style-name="T35">snake_case</text:span><text:span text:style-name="T12">, ovvero: “</text:span><text:span text:style-name="T14">ciaoMondo</text:span><text:span text:style-name="T12">”</text:span><text:span text:style-name="T14"> </text:span><text:span text:style-name="T12">è uguale a</text:span><text:span text:style-name="T14"> </text:span><text:span text:style-name="T12">“</text:span><text:span text:style-name="T14">ciao_mondo</text:span><text:span text:style-name="T12">”</text:span><text:span text:style-name="T14"> </text:span><text:span text:style-name="T12">ma anche a</text:span><text:span text:style-name="T14"> “cIAO_Mondo</text:span><text:span text:style-name="T12">” ecc.. e francamente questo potrebbe creare confusione, unica eccezione è la distinzione della prima lettera: “</text:span><text:span text:style-name="T14">Linguaggionim</text:span><text:span text:style-name="T12">” è diverso da “</text:span><text:span text:style-name="T14">linguaggionim</text:span><text:span text:style-name="T12">”, ma questo (che vedremo nella sezione dello stile di Nim) serve per </text:span><text:span text:style-name="T119">distinguere</text:span><text:span text:style-name="T12"> s</text:span><text:span text:style-name="T119">e</text:span><text:span text:style-name="T12"> la variabile è un tipo definito dall’utente o una variabile generica.</text:span></text:p>
      <text:p text:style-name="P4"/>
      <text:p text:style-name="P4"/>
      <text:p text:style-name="P4"/>
      <text:p text:style-name="P29">1.1 – Lo Stile di Nim.</text:p>
      <text:p text:style-name="P57">Nella sezione “1” cercherò di scrivere tutti i preamboli e la parte più noiosa, cosi che si possa saltare a <text:span text:style-name="T732">p</text:span>iedi pari per andare direttamente al sodo, o per recuperarle velocemente in caso di panico. <text:span text:style-name="T121">Parlando qui di stile non è necessario seguirlo alla lettera, ma avere un modo più o meno condiviso da tutti per scrivere un programma può solo che semplificare la vita a tutti, specie se un domani s</text:span><text:span text:style-name="T732">criverai</text:span><text:span text:style-name="T121"> delle </text:span><text:span text:style-name="T748">tue </text:span><text:span text:style-name="T121">librerie da condividere con il mondo. </text:span></text:p>
      <text:p text:style-name="P57"><text:span text:style-name="T124">Cominciamo vedendo la convenzione sulle righe</text:span><text:span text:style-name="T122">:</text:span></text:p>
      <text:p text:style-name="P56"/>
      <text:list xml:id="list2698758024" text:style-name="L8">
        <text:list-item>
          <text:p text:style-name="P488">Le righe non dovrebbero mai superare gli ottanta caratteri per rendere il codice più leggibile.</text:p>
        </text:list-item>
        <text:list-item>
          <text:p text:style-name="P488">I rientri dei blocchi devono essere fatti con due spazzi bianchi (non è consentito l’uso del Tab!)</text:p>
        </text:list-item>
        <text:list-item>
          <text:p text:style-name="P488">Riflettere ben<text:span text:style-name="T487">e</text:span> sull’uso degli spazzi bianchi (tranne quello detto sopra) perché alcuni editor potrebbero poi fare dei pasticci. </text:p>
        </text:list-item>
      </text:list>
      <text:p text:style-name="P58"/>
      <text:p text:style-name="P59"><text:span text:style-name="T123">Vediamo qui la convenzione sui nomi dei tipi e delle variabili</text:span>:</text:p>
      <text:p text:style-name="P59"/>
      <text:list xml:id="list1811528232" text:style-name="L9">
        <text:list-item>
          <text:p text:style-name="P489">Gli identificatori di tipo devono usare il <text:span text:style-name="T488">P</text:span>ascal<text:span text:style-name="T488">C</text:span>ase (<text:span text:style-name="T13">type MioTipo</text:span>).</text:p>
        </text:list-item>
        <text:list-item>
          <text:p text:style-name="P490">Gli identificatori di variabili devono usare il camel<text:span text:style-name="T488">C</text:span>ase (<text:span text:style-name="T13">var miaVariabile</text:span>).</text:p>
        </text:list-item>
        <text:list-item>
          <text:p text:style-name="P491">Gli identificatori di variabili devono usare il <text:span text:style-name="T748">snake</text:span><text:span text:style-name="T622">_</text:span><text:span text:style-name="T748">case</text:span> (<text:span text:style-name="T13">var mia_</text:span><text:span text:style-name="T38">v</text:span><text:span text:style-name="T13">ariabile </text:span><text:span text:style-name="T748">non consigliata!</text:span>).</text:p>
        </text:list-item>
        <text:list-item>
          <text:p text:style-name="P490">Gli identificatori di costante possono usare entrambi gli stili, ma se non strettamente necessario è meglio usare il camelCase (<text:span text:style-name="T13">const </text:span><text:span text:style-name="T18">due = </text:span><text:span text:style-name="T13">1+1</text:span>).</text:p>
        </text:list-item>
        <text:list-item>
          <text:p text:style-name="P492">Le costanti che provengono da wrapper C/C++ il modo TUTTO_GRANDE è consentito ma è davvero brutto (meglio comunque usare il camelCase prima visto).</text:p>
        </text:list-item>
        <text:list-item>
          <text:p text:style-name="P492">Quando usiamo tipi “puntatori, al nome aggiungiamo il suffisso “Obj” o “Ref” o “Prt” rende più evidente cosa abbiamo tra le mani (<text:span text:style-name="T13">type Nuovotipo</text:span><text:span text:style-name="T623">Ref </text:span><text:span text:style-name="T13">= </text:span><text:span text:style-name="T623">ref </text:span><text:span text:style-name="T13">qualcosa</text:span>).</text:p>
        </text:list-item>
        <text:list-item>
          <text:p text:style-name="P492">Le varie eccezioni (exception) ed errori vari, dovrebbero avere il suffisso “<text:span text:style-name="T617">Error</text:span>” o “<text:span text:style-name="T617">Defect</text:span>” .</text:p>
        </text:list-item>
      </text:list>
      <text:p text:style-name="P91"><text:soft-page-break/>Convenzione di codifica:</text:p>
      <text:p text:style-name="P60"/>
      <text:list xml:id="list750857503" text:style-name="L10">
        <text:list-item>
          <text:p text:style-name="P493">L’istruzione <text:alphabetical-index-mark-start text:id="IMark94624099652488"/><text:span text:style-name="T13">return</text:span><text:alphabetical-index-mark-end text:id="IMark94624099652488"/> dovrebbe essere utilizzata solo quando serve per controllare il flusso <text:span text:style-name="T233">ad esempio quando ci son più possibilità di ritornare un valore magari a seguito degli </text:span><text:span text:style-name="T15">if</text:span><text:span text:style-name="T233"> ma normalmente è meglio usare </text:span><text:alphabetical-index-mark-start text:id="IMark94624092212872"/><text:span text:style-name="T15">result</text:span><text:alphabetical-index-mark-end text:id="IMark94624092212872"/><text:span text:style-name="T233"> che vedre</text:span><text:span text:style-name="T694">ai</text:span><text:span text:style-name="T233"> meglio in seguito.</text:span></text:p>
        </text:list-item>
        <text:list-item>
          <text:p text:style-name="P494">Cerca di usare il più possibile <text:span text:style-name="T13">prc</text:span> <text:span text:style-name="T749">ed usare</text:span> le funzionalità avanzate come le macro <text:span text:style-name="T694">e</text:span> template solo <text:span text:style-name="T489">quando</text:span> necessario.</text:p>
        </text:list-item>
        <text:list-item>
          <text:p text:style-name="P494">Utilizza l’istruzione <text:span text:style-name="T13">let</text:span> dove sei sicuro che i dati di quella variabile non cambiano, evitando di usare <text:span text:style-name="T13">var</text:span>, perché cosi sei sicuro che quel dato non potrà mai cambiare, <text:span text:style-name="T749">ed il compilatore ottimizzerà meglio il tuo codice.</text:span></text:p>
        </text:list-item>
      </text:list>
      <text:p text:style-name="P61"/>
      <text:p text:style-name="P92">Convenzione su istruzioni a più righe:</text:p>
      <text:p text:style-name="P62"/>
      <text:list xml:id="list1916022405" text:style-name="L11">
        <text:list-item>
          <text:p text:style-name="P495">Le tuple su più linee dovrebbero avere i parametri allineati sulle righe.</text:p>
        </text:list-item>
        <text:list-item>
          <text:p text:style-name="P495">Allo stesso modo i parametri delle procedure dovrebbero stare allineati sulle righe.</text:p>
        </text:list-item>
      </text:list>
      <text:p text:style-name="P63"/>
      <text:p text:style-name="P93">Punteggiatura:</text:p>
      <text:p text:style-name="P64"/>
      <text:list xml:id="list3155712960" text:style-name="L12">
        <text:list-item>
          <text:p text:style-name="P530"><text:span text:style-name="T241">dopo gli operatori </text:span><text:span text:style-name="Source_20_Text"><text:span text:style-name="T618">:</text:span></text:span><text:span text:style-name="T242">,</text:span><text:span text:style-name="T618"> </text:span><text:span text:style-name="Source_20_Text"><text:span text:style-name="T618">,</text:span></text:span><text:span text:style-name="T242">, </text:span><text:span text:style-name="Source_20_Text"><text:span text:style-name="T259">=</text:span></text:span><text:span text:style-name="Source_20_Text"><text:span text:style-name="T412"> </text:span></text:span><text:span text:style-name="Source_20_Text"><text:span text:style-name="T413">ci va uno spazio esempio: </text:span></text:span><text:span text:style-name="Source_20_Text"><text:span text:style-name="T424">proc test(a</text:span></text:span><text:span text:style-name="Source_20_Text"><text:span text:style-name="T619">:</text:span></text:span><text:span text:style-name="Source_20_Text"><text:span text:style-name="T424"> int</text:span></text:span><text:span text:style-name="Source_20_Text"><text:span text:style-name="T619">,</text:span></text:span><text:span text:style-name="Source_20_Text"><text:span text:style-name="T424"> b</text:span></text:span><text:span text:style-name="Source_20_Text"><text:span text:style-name="T619">:</text:span></text:span><text:span text:style-name="Source_20_Text"><text:span text:style-name="T424"> float) </text:span></text:span><text:span text:style-name="Source_20_Text"><text:span text:style-name="T260">=</text:span></text:span><text:span text:style-name="Source_20_Text"><text:span text:style-name="T413">.</text:span></text:span></text:p>
        </text:list-item>
        <text:list-item>
          <text:p text:style-name="P530"><text:span text:style-name="Source_20_Text"><text:span text:style-name="T413">Non occorre invece dopo l’operatore $ esempio: </text:span></text:span><text:span text:style-name="Source_20_Text"><text:span text:style-name="T424">echo(“scrivo..” , </text:span></text:span><text:span text:style-name="Source_20_Text"><text:span text:style-name="T619">$</text:span></text:span><text:span text:style-name="Source_20_Text"><text:span text:style-name="T424">refVar)</text:span></text:span><text:span text:style-name="Source_20_Text"><text:span text:style-name="T413">.</text:span></text:span></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5" draw:name="Cornice2" text:anchor-type="paragraph" svg:width="16cm" draw:z-index="1"><draw:text-box fo:min-height="0.891cm"><text:p text:style-name="P112">Anche se nell<text:span text:style-name="T732">e</text:span> convenzioni prima citate ho affermato di lasciare solo due spazi di identazione, in questo manuale per maggior chiarezza, ne farò quattro ma solo per evidenziare il rientro che altrimenti potrebbe essere faticoso da vedere.</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8"/>
      <text:p text:style-name="P38"><text:soft-page-break/>2 – Si Comincia.</text:p>
      <text:p text:style-name="P65">Lasciata all<text:span text:style-name="T490">e</text:span> spalle la parte noiosa, ora possiamo cominciare a divertirci un p<text:span text:style-name="T695">ò</text:span> e come iniziare se non <text:span text:style-name="T695">nel modo più classico </text:span>con il solito programmino “Ciao Mondo!!” che però ci darà <text:span text:style-name="T234">già </text:span>mol<text:span text:style-name="T234">te cose da vedere. Cominciamo creando un file “</text:span><text:span text:style-name="T16">ciao.nim</text:span><text:span text:style-name="T234">” sul nostro pc, poi lo apriamo con il nostro editor preferito e ci scriviamo:</text:span></text:p>
      <text:p text:style-name="P357"/>
      <text:p text:style-name="P359"><text:span text:style-name="T345">echo</text:span>(“Ciao Mondo!!”)</text:p>
      <text:p text:style-name="P410"/>
      <text:p text:style-name="P48">L’istruzione <text:alphabetical-index-mark-start text:id="IMark94624092212872"/><text:span text:style-name="T13">echo</text:span><text:alphabetical-index-mark-end text:id="IMark94624092212872"/><text:span text:style-name="T135"> fa si che quanto scritto di seguito venga stampato a video, ma per poterlo eseguire bisogna compilarlo, quindi apriamo un terminale e scriviamo </text:span><text:span text:style-name="T183">nim c -r ciao.nim</text:span><text:span text:style-name="T187">. </text:span><text:span text:style-name="T188">Il parametro </text:span><text:span text:style-name="T184">c</text:span><text:span text:style-name="T188"> dice di usare il co</text:span><text:span text:style-name="T206">m</text:span><text:span text:style-name="T188">pilatore C (quindi il codice Nim verrà prima compilato in C) mentre il parametro </text:span><text:span text:style-name="T184">-r</text:span><text:span text:style-name="T188"> dice di lanciare subito il nostro programma, altrimenti bisogna lanciarlo a mano. </text:span><text:span text:style-name="T189">Ora prov</text:span><text:span text:style-name="T192">a</text:span><text:span text:style-name="T189"> ad aggiungere al </text:span><text:span text:style-name="T192">tuo</text:span><text:span text:style-name="T189"> file le seguenti linee </text:span><text:span text:style-name="T190">(in </text:span><text:span text:style-name="T213">verde</text:span><text:span text:style-name="T190"> le aggiunte)</text:span><text:span text:style-name="T189">:</text:span></text:p>
      <text:p text:style-name="P361"/>
      <text:p text:style-name="P362">echo(“Ciao Mondo!!”)</text:p>
      <text:p text:style-name="P480">echo “Ciao Mondo!!”</text:p>
      <text:p text:style-name="P481">eChO(“Ciao Mondo!!)</text:p>
      <text:p text:style-name="P482"><text:alphabetical-index-mark-start text:id="IMark94624099652488"/><text:span text:style-name="T187">st</text:span><text:span text:style-name="T191">dout.write</text:span><text:alphabetical-index-mark-end text:id="IMark94624099652488"/><text:span text:style-name="T191">(“Ciao Mondo!!)</text:span></text:p>
      <text:p text:style-name="P362"/>
      <text:p text:style-name="P66">Compiliamo nuovamente il codice ed eseguiamolo, possiamo subito osservare almeno tre cose:</text:p>
      <text:p text:style-name="P66"/>
      <text:list xml:id="list1344229908" text:style-name="L13">
        <text:list-item>
          <text:p text:style-name="P496">In Nim le parentesi nelle funzioni possono essere omesse.</text:p>
        </text:list-item>
        <text:list-item>
          <text:p text:style-name="P506"><text:span text:style-name="T187">Il nome della funzione non è sensibile allo stile di scrittura (</text:span><text:span text:style-name="T183">prima lettera esclusa!!</text:span><text:span text:style-name="T187">).</text:span></text:p>
        </text:list-item>
        <text:list-item>
          <text:p text:style-name="P506"><text:span text:style-name="T187">La funzione </text:span><text:span text:style-name="T59">stdout.write()</text:span><text:span text:style-name="T187"> è simile ad </text:span><text:span text:style-name="T59">echo</text:span><text:span text:style-name="T187"> stampa a video una stringa, ma non va alla riga successiva automaticamente.</text:span></text:p>
        </text:list-item>
      </text:list>
      <text:p text:style-name="P6"/>
      <text:p text:style-name="P49"><text:span text:style-name="T187">Un’altra funzione interessante per iniziare, imparentata con </text:span><text:span text:style-name="T59">echo</text:span><text:span text:style-name="T187">, è quella che consente di inserire i dati da tastiera ovvero </text:span><text:alphabetical-index-mark-start text:id="IMark94624099652488"/><text:span text:style-name="T59">read</text:span><text:span text:style-name="T60">L</text:span><text:span text:style-name="T59">ine</text:span><text:alphabetical-index-mark-end text:id="IMark94624099652488"/><text:span text:style-name="T187">, un input insomma, vediamo un esempio </text:span><text:span text:style-name="T192">creiamo un file di nome “</text:span><text:span text:style-name="T60">input.nim</text:span><text:span text:style-name="T192">” e scriviamo</text:span><text:span text:style-name="T187">:</text:span></text:p>
      <text:p text:style-name="P363"/>
      <text:p text:style-name="P364"><text:span text:style-name="T345">stdout.write</text:span>(“Inserisci Una Stringa: ”)</text:p>
      <text:p text:style-name="P364">let str = <text:span text:style-name="T345">stdin.readLine</text:span>()</text:p>
      <text:p text:style-name="P364">echo(“Hai inserito: “, str)</text:p>
      <text:p text:style-name="P364"/>
      <text:p text:style-name="P50"><text:span text:style-name="T187">Compil</text:span><text:span text:style-name="T206">alo</text:span><text:span text:style-name="T187"> </text:span><text:span text:style-name="T214">come prima con</text:span><text:span text:style-name="T187"> </text:span><text:span text:style-name="T183">nim c -r input.nim</text:span><text:span text:style-name="T187"> e vedr</text:span><text:span text:style-name="T206">ai</text:span><text:span text:style-name="T187"> sulla console una </text:span><text:span text:style-name="T217">frase che ti richiede qualcosa</text:span><text:span text:style-name="T187"> e di fianco </text:span><text:span text:style-name="T206">potrai</text:span><text:span text:style-name="T187"> inserire una stringa, fatto questo e premuto invio apparirà quanto inserito. Per ora non preoccuparti se non è tutto chiaro, perché verrà ripreso e spiegato tutto più avanti </text:span><text:span text:style-name="T193">ora è solo per prendere un po' di confidenza con la compilazione, come scrivere </text:span><text:span text:style-name="T194">e rompere un po' il ghiaccio</text:span><text:span text:style-name="T193">.</text:span></text:p>
      <text:p text:style-name="P7"/>
      <text:p text:style-name="P7"/>
      <text:p text:style-name="P30">2.1 – Assegnazione Delle Variabili.</text:p>
      <text:p text:style-name="P67">In un linguaggio fortemente tipizzato come Nim, l’assegnazione delle variabili è fondamentale, ma prima di indicare il tipo di variabile (char, int, string…) bisogna dire al compilatore se quella variabile è mutabile o altro, ci sono tre grosse distinzioni:</text:p>
      <text:p text:style-name="P67"/>
      <text:p text:style-name="P98"><text:alphabetical-index-mark-start text:id="IMark94624099652488" text:key1="Variabili"/>var<text:alphabetical-index-mark-end text:id="IMark94624099652488"/><text:span text:style-name="T134">:</text:span><text:span text:style-name="T187"> una variabile dichiarata come </text:span><text:span text:style-name="T134">var</text:span><text:span text:style-name="T187"> può variare il suo valore (ma non il </text:span><text:span text:style-name="T134">tipo</text:span><text:span text:style-name="T187">, se è </text:span>int<text:span text:style-name="T187"> deve rimanere int) esempio: </text:span><text:span text:style-name="T134">var numero = 3</text:span><text:span text:style-name="T187"> in questo caso la variabile va</text:span><text:span text:style-name="T206">l</text:span><text:span text:style-name="T187">e inizialmente 3 (intero) ma le si può riassegnare un valore: </text:span><text:span text:style-name="T134">numero = 7</text:span><text:span text:style-name="T187"> e sarà un operazione lecita.</text:span></text:p>
      <text:p text:style-name="P98"><text:alphabetical-index-mark-start text:id="IMark94624092212872" text:key1="Variabili"/>let<text:alphabetical-index-mark-end text:id="IMark94624092212872"/><text:span text:style-name="T187">: una variabile dichiarata come </text:span><text:span text:style-name="T134">let</text:span><text:span text:style-name="T187"> non può piu variare il suo valore durante l’esecuzione, se lo si tenta di fare il compilatore darà un errore: </text:span><text:span text:style-name="T134">let numero = 3</text:span><text:span text:style-name="T187"> se ora tentiamo di fare </text:span><text:span text:style-name="T134">numero = 5</text:span><text:span text:style-name="T187"> la compilazione fallirà </text:span><text:span text:style-name="T195">(cannot be assigned to).</text:span></text:p>
      <text:p text:style-name="P99"><text:alphabetical-index-mark-start text:id="IMark94624099652488" text:key1="Variabili"/>const<text:alphabetical-index-mark-end text:id="IMark94624099652488"/><text:span text:style-name="T187">: una variabile dichiarata come </text:span><text:span text:style-name="T134">const</text:span><text:span text:style-name="T187"> sarà pure lei immutabile, ma ha una particolarità; il suo valore deve essere calcolabile in fase di compilazione, </text:span><text:span text:style-name="T196">vediamo un esempio:</text:span></text:p>
      <text:p text:style-name="P365"/>
      <text:p text:style-name="P365"/>
      <text:p text:style-name="P365"/>
      <text:p text:style-name="P365"><text:soft-page-break/>proc summ():int=</text:p>
      <text:p text:style-name="P365"><text:s text:c="4"/>for a in 1..10:</text:p>
      <text:p text:style-name="P365"><text:s text:c="8"/>result = result + a</text:p>
      <text:p text:style-name="P365"/>
      <text:p text:style-name="P365"><text:span text:style-name="T345">const</text:span><text:span text:style-name="T617"> </text:span>somma = summ()</text:p>
      <text:p text:style-name="P441"/>
      <text:p text:style-name="P68">Anche se per ora non sappiano come funzionano le procedure ed il resto, l’importante è capire che a <text:span text:style-name="T13">somma</text:span> verrà assegnato in fase di compilazione il numero 55 perché gia in quella fase è possibile calcolarlo <text:span text:style-name="T696">e renderà il tuo programma più veloce in fase di esecuzione</text:span>. <text:span text:style-name="T247">Una volta deciso se una variabile è mutabile o altro, va assegnato il tipo a cui fa capo. I tipi base di Nim sono i seguenti:</text:span></text:p>
      <text:p text:style-name="P68"/>
      <text:list xml:id="list2465576254" text:style-name="L14">
        <text:list-item>
          <text:p text:style-name="P497">Booleni, <text:alphabetical-index-mark-start text:id="IMark94624099652488" text:key1="Variabili" text:key2="Tipi"/><text:span text:style-name="T13">bool</text:span> <text:alphabetical-index-mark-end text:id="IMark94624099652488"/>che possono avere solo due valori: <text:span text:style-name="T13">true</text:span> <text:span text:style-name="T696">o</text:span> <text:span text:style-name="T13">false</text:span>.</text:p>
        </text:list-item>
        <text:list-item>
          <text:p text:style-name="P497">Carattere, <text:alphabetical-index-mark-start text:id="IMark94624092212872" text:key1="Variabili" text:key2="Tipi"/><text:span text:style-name="T13">char</text:span> <text:alphabetical-index-mark-end text:id="IMark94624092212872"/>sono dei caratteri in formato ascii: ‘a’.</text:p>
        </text:list-item>
        <text:list-item>
          <text:p text:style-name="P498">Stringa, <text:alphabetical-index-mark-start text:id="IMark94624099652488" text:key1="Variabili" text:key2="Tipi"/><text:span text:style-name="T13">string</text:span><text:alphabetical-index-mark-end text:id="IMark94624099652488"/> sono una serie di caratteri solitamente in formato unicode: “Ciao Mondo!!”.</text:p>
        </text:list-item>
        <text:list-item>
          <text:p text:style-name="P499">Interi, <text:alphabetical-index-mark-start text:id="IMark94624092212872" text:key1="Variabili" text:key2="Tipi"/><text:span text:style-name="T13">int</text:span><text:alphabetical-index-mark-end text:id="IMark94624092212872"/> sono i numeri senza decimali, però qui ci sono diverse sotto tiplogie:</text:p>
          <text:list>
            <text:list-item>
              <text:p text:style-name="P507">int<text:span text:style-name="T135"> </text:span><text:span text:style-name="T136">numero intero con numero di bit variabile dalla piattaforma con segno <text:s/></text:span><text:span text:style-name="T138">(default)</text:span><text:span text:style-name="T135">.</text:span></text:p>
            </text:list-item>
            <text:list-item>
              <text:p text:style-name="P507"><text:alphabetical-index-mark-start text:id="IMark94624092212872" text:key1="Variabili" text:key2="Tipi"/>int8<text:alphabetical-index-mark-end text:id="IMark94624092212872"/> <text:span text:style-name="T135">numero intero ad 8bit con segno.</text:span></text:p>
            </text:list-item>
            <text:list-item>
              <text:p text:style-name="P507"><text:alphabetical-index-mark-start text:id="IMark94624099652488" text:key1="Variabili" text:key2="Tipi"/>int16<text:alphabetical-index-mark-end text:id="IMark94624099652488"/><text:span text:style-name="T135"> numero intero a 16bit con segno.</text:span></text:p>
            </text:list-item>
            <text:list-item>
              <text:p text:style-name="P507"><text:alphabetical-index-mark-start text:id="IMark94624092212872" text:key1="Variabili" text:key2="Tipi"/>int32<text:alphabetical-index-mark-end text:id="IMark94624092212872"/><text:span text:style-name="T135"> numero intero a 32bit con segno.</text:span></text:p>
            </text:list-item>
            <text:list-item>
              <text:p text:style-name="P507"><text:alphabetical-index-mark-start text:id="IMark94624099652488" text:key1="Variabili" text:key2="Tipi"/>int64<text:alphabetical-index-mark-end text:id="IMark94624099652488"/> <text:span text:style-name="T135">numero intero a 64bit con segno</text:span>.</text:p>
            </text:list-item>
            <text:list-item>
              <text:p text:style-name="P500"><text:alphabetical-index-mark-start text:id="IMark94624092212872" text:key1="Variabili" text:key2="Tipi"/><text:span text:style-name="T13">uint </text:span><text:alphabetical-index-mark-end text:id="IMark94624092212872"/>numero intero con numero di bit variabile dalla piattaforma <text:span text:style-name="T696">senza</text:span> segno<text:span text:style-name="T248">.</text:span></text:p>
            </text:list-item>
            <text:list-item>
              <text:p text:style-name="P508"><text:alphabetical-index-mark-start text:id="IMark94624099652488" text:key1="Variabili" text:key2="Tipi"/>uint8<text:alphabetical-index-mark-end text:id="IMark94624099652488"/> <text:span text:style-name="T137">numero intero ad 8bit </text:span><text:span text:style-name="T135">senza</text:span><text:span text:style-name="T137"> segno.</text:span></text:p>
            </text:list-item>
            <text:list-item>
              <text:p text:style-name="P508"><text:alphabetical-index-mark-start text:id="IMark94624092212872" text:key1="Variabili" text:key2="Tipi"/>uint16<text:alphabetical-index-mark-end text:id="IMark94624092212872"/> <text:span text:style-name="T137">numero intero a 16bit </text:span><text:span text:style-name="T135">senza</text:span><text:span text:style-name="T137"> segno.</text:span></text:p>
            </text:list-item>
            <text:list-item>
              <text:p text:style-name="P508"><text:alphabetical-index-mark-start text:id="IMark94624099652488" text:key1="Variabili" text:key2="Tipi"/>uint32<text:alphabetical-index-mark-end text:id="IMark94624099652488"/> <text:span text:style-name="T137">numero intero a 32bit </text:span><text:span text:style-name="T135">senza</text:span><text:span text:style-name="T137"> segno.</text:span></text:p>
            </text:list-item>
            <text:list-item>
              <text:p text:style-name="P508"><text:alphabetical-index-mark-start text:id="IMark94624092212872" text:key1="Variabili" text:key2="Tipi"/>uint64<text:alphabetical-index-mark-end text:id="IMark94624092212872"/> <text:span text:style-name="T137">numero intero a 64bit </text:span><text:span text:style-name="T135">senza</text:span><text:span text:style-name="T137"> segno</text:span><text:span text:style-name="T248">.</text:span></text:p>
            </text:list-item>
          </text:list>
        </text:list-item>
      </text:list>
      <text:list xml:id="list2335445740" text:style-name="L15">
        <text:list-item>
          <text:p text:style-name="P501">Decimali, <text:alphabetical-index-mark-start text:id="IMark94624099652488" text:key1="Variabili" text:key2="Tipi"/><text:span text:style-name="T13">float</text:span><text:alphabetical-index-mark-end text:id="IMark94624099652488"/> sono i num<text:span text:style-name="T249">e</text:span>ri con la parte decimale, anche essi hanno varie tipologie:</text:p>
          <text:list>
            <text:list-item>
              <text:p text:style-name="P509">float<text:span text:style-name="T135"> numero decimale con numero di bit di default a 64bit.</text:span></text:p>
            </text:list-item>
            <text:list-item>
              <text:p text:style-name="P509"><text:alphabetical-index-mark-start text:id="IMark94624099652488" text:key1="Variabili" text:key2="Tipi"/>float32<text:alphabetical-index-mark-end text:id="IMark94624099652488"/><text:span text:style-name="T135"> numero decimale con 32bit.</text:span></text:p>
            </text:list-item>
            <text:list-item>
              <text:p text:style-name="P509"><text:alphabetical-index-mark-start text:id="IMark94624092212872" text:key1="Variabili" text:key2="Tipi"/>float64<text:alphabetical-index-mark-end text:id="IMark94624092212872"/><text:span text:style-name="T135"> numero decimale con 64bit (dichiarato).</text:span></text:p>
            </text:list-item>
          </text:list>
        </text:list-item>
      </text:list>
      <text:p text:style-name="P69"/>
      <text:p text:style-name="P70">Potrebbe tornar<text:span text:style-name="T490">ti</text:span> utile, specie se lavori su microcontrollori poter ad esempio variare il tipo da <text:span text:style-name="T13">int</text:span> a <text:span text:style-name="T13">int</text:span><text:span text:style-name="T35">8</text:span> ovviamente questo è possibile farlo e vedrai ora due <text:span text:style-name="T750">modi</text:span>per farlo:</text:p>
      <text:p text:style-name="P366"/>
      <text:p text:style-name="P366">let variabile: int = 75<text:tab/><text:tab/><text:tab/>→ type(variabile) = int</text:p>
      <text:p text:style-name="P366">let cambio = int<text:span text:style-name="T696">8</text:span>(variabile)<text:tab/><text:tab/><text:tab/>→ type(cambio) = int<text:span text:style-name="T696">8</text:span>; <text:span text:style-name="T696">fatto cast da int a int8.</text:span></text:p>
      <text:p text:style-name="P439">let cambioUnsafe = <text:alphabetical-index-mark-start text:id="IMark94624092212872"/>cast<text:alphabetical-index-mark-end text:id="IMark94624092212872"/>[int16](variabile)<text:tab/>→ type(cambioUnsafe) = int16 metodo unsafe PERICOLO!! <text:span text:style-name="T696">Cast da int a int16.</text:span></text:p>
      <text:p text:style-name="P366"/>
      <text:p text:style-name="P71">Ve<text:span text:style-name="T796">drai</text:span> ora degli esempi di assegnazione di vario genere:</text:p>
      <text:p text:style-name="P367"/>
      <text:p text:style-name="P367">let intero = 75</text:p>
      <text:p text:style-name="P367">let esadecimale = 0<text:span text:style-name="T345">x</text:span>75</text:p>
      <text:p text:style-name="P367">let ottale = 0<text:span text:style-name="T345">o</text:span>75</text:p>
      <text:p text:style-name="P368">let binario = 0<text:span text:style-name="T345">b</text:span>1001011</text:p>
      <text:p text:style-name="P418"><text:span text:style-name="T140">echo(type(intero)) <text:tab/><text:tab/><text:tab/></text:span><text:span text:style-name="T254">→ int</text:span><text:span text:style-name="T135"><text:tab/></text:span></text:p>
      <text:p text:style-name="P367"/>
      <text:p text:style-name="P104"><text:span text:style-name="T146">I</text:span><text:span text:style-name="T135">l tipo non è esplicitamente dichiarato, questo perchè il compilatore Nim riesce a dedurlo da solo in base a la valore specificato, chiaramente se non assegn</text:span><text:span text:style-name="T140">i</text:span><text:span text:style-name="T135"> nessun valore alla variabile il compilatore non potrà indovinarlo e quindi va esplicitamente dichiarato. </text:span><text:span text:style-name="T145">Nel caso </text:span><text:span text:style-name="T697">let intero = 75</text:span><text:span text:style-name="T145"> verrà assegnato in automatico il tipo </text:span><text:span text:style-name="T697">int</text:span><text:span text:style-name="T145">, nel caso lo volessi dichiarare tu stesso un altro tipo, allora devi fare</text:span><text:span text:style-name="T140">:</text:span></text:p>
      <text:p text:style-name="P425"/>
      <text:p text:style-name="P360">let intero: <text:span text:style-name="T345">int16</text:span> = 75</text:p>
      <text:p text:style-name="P360">let intero = 75 <text:span text:style-name="T345">‘i16</text:span></text:p>
      <text:p text:style-name="P360">type(intero)<text:tab/><text:tab/><text:tab/><text:tab/><text:span text:style-name="T252">→ int16</text:span></text:p>
      <text:p text:style-name="P358"/>
      <text:p text:style-name="P87">Puoi usare entrambe le diciture per dichiarare la variabile ma la prima è di certo la più chiara e semplice da ricordare. </text:p>
      <text:p text:style-name="P14"><draw:frame draw:style-name="fr4" draw:name="Cornice3" text:anchor-type="paragraph" svg:x="0.875cm" svg:y="0.263cm" svg:width="15.101cm" draw:z-index="2"><draw:text-box fo:min-height="1.325cm"><text:p text:style-name="P100"><text:alphabetical-index-mark text:string-value="type"/><text:alphabetical-index-mark text:string-value="type"/><text:span text:style-name="T135">type(): </text:span><text:span text:style-name="T141">la procedura type ti salverà molte volte, perché se non sai che </text:span><text:span text:style-name="T142">tipo</text:span><text:span text:style-name="T141"> ritorna una funzione o ti che tipo è una variabile, con la procedura type() viene presto svelata.</text:span></text:p></draw:text-box></draw:frame></text:p>
      <text:p text:style-name="P24"><text:soft-page-break/><text:span text:style-name="T376">3</text:span><text:span text:style-name="T377"> – </text:span><text:span text:style-name="T378">I Tipi di Dati.</text:span></text:p>
      <text:p text:style-name="P101"><text:span text:style-name="T209">Ora che </text:span><text:span text:style-name="T206">hai</text:span><text:span text:style-name="T209"> visto come dichiarare le variabili ed i tipi base di Nim, credo si giunta l’ora di vedere le strutture dati presenti, sia nella libreria standard che in alcune librerie presenti di default </text:span><text:span text:style-name="T210">e magari le procedure che ci aiutano a gestirle al meglio</text:span><text:span text:style-name="T209">, ricor</text:span><text:span text:style-name="T211">do</text:span><text:span text:style-name="T209"> che Nim segue la filosofia “batterie incluse” quindi moltissime cose son già lì a nostra disposizione.</text:span></text:p>
      <text:p text:style-name="P8"/>
      <text:p text:style-name="P8"/>
      <text:p text:style-name="P35">3.1 – I Numeri.</text:p>
      <text:p text:style-name="P72">Iniziamo <text:span text:style-name="T374">dai numeri che si useranno spesso e volentieri</text:span>. Di default gli operatori sui numeri son <text:span text:style-name="T374">gr</text:span><text:span text:style-name="T698">o</text:span><text:span text:style-name="T374">ssomodo quelli classici usati in tutti i linguaggi:</text:span></text:p>
      <text:p text:style-name="P370"/>
      <text:p text:style-name="P371">echo(5 <text:span text:style-name="T345">/</text:span><text:span text:style-name="T253"> </text:span>2) <text:tab/><text:tab/><text:span text:style-name="T252">→ <text:s/></text:span><text:span text:style-name="T319">2.5</text:span></text:p>
      <text:p text:style-name="P371">echo(5 <text:span text:style-name="T345">div</text:span><text:span text:style-name="T253"> </text:span>2)<text:tab/><text:tab/><text:span text:style-name="T252">→ <text:s/></text:span><text:span text:style-name="T319">2</text:span></text:p>
      <text:p text:style-name="P371">echo(2 <text:span text:style-name="T345">mod</text:span> 2)<text:tab/><text:tab/><text:span text:style-name="T252">→ </text:span><text:span text:style-name="T319">0</text:span></text:p>
      <text:p text:style-name="P371">echo(5 <text:span text:style-name="T345">+ </text:span>2)<text:tab/><text:tab/><text:span text:style-name="T252">→ </text:span><text:span text:style-name="T319">7</text:span></text:p>
      <text:p text:style-name="P371">echo(5 <text:span text:style-name="T345">-</text:span> 2)<text:tab/><text:tab/><text:span text:style-name="T252">→ </text:span><text:span text:style-name="T319">3</text:span></text:p>
      <text:p text:style-name="P372">echo(16 <text:span text:style-name="T345">shr </text:span>2)<text:tab/><text:tab/><text:span text:style-name="T252">→ 4 <text:s/>o in altre parole 00010000b sposto il bit che vale 16 di 2 <text:tab/><text:tab/><text:tab/><text:tab/> <text:s/><text:tab/><text:tab/><text:tab/> <text:s text:c="4"/>posizioni 00000100b.</text:span></text:p>
      <text:p text:style-name="P372"><text:span text:style-name="T375">e</text:span>cho(4 <text:span text:style-name="T345">shl</text:span> 2) <text:tab/><text:tab/><text:span text:style-name="T252">→ 16</text:span></text:p>
      <text:p text:style-name="P373">echo(<text:span text:style-name="T345">toInt</text:span>(0.6))<text:tab/><text:tab/><text:span text:style-name="T252">→ 1</text:span></text:p>
      <text:p text:style-name="P373">echo(<text:span text:style-name="T345">toInt</text:span><text:span text:style-name="T385">(</text:span>1.4))<text:tab/><text:tab/><text:span text:style-name="T252">→ 1</text:span></text:p>
      <text:p text:style-name="P373">echo(<text:span text:style-name="T345">toFloat</text:span>(2))<text:tab/><text:tab/><text:span text:style-name="T252">→ 2.0</text:span></text:p>
      <text:p text:style-name="P374">echo(0b0111 <text:span text:style-name="T345">and</text:span><text:span text:style-name="T617"> </text:span>0b0101) <text:tab/><text:span text:style-name="T252">→ 5 <text:s/>ovvero 0b0101 che è l’ and logico.</text:span></text:p>
      <text:p text:style-name="P371"/>
      <text:p text:style-name="P73">Come puoi vedere non son complessi e dall’esempio sopra risulta chiara la loro funzione, ma andrò a spiegarli comunque:</text:p>
      <text:p text:style-name="P73"/>
      <text:list xml:id="list1438525540" text:style-name="L16">
        <text:list-item>
          <text:p text:style-name="P510"><text:alphabetical-index-mark-start text:id="IMark94624099652488" text:key1="Operatori"/><text:span text:style-name="T345">/</text:span><text:alphabetical-index-mark-end text:id="IMark94624099652488"/><text:span text:style-name="T388">:</text:span><text:span text:style-name="T187"> operatore di divisione e ritorna un numero float.</text:span></text:p>
        </text:list-item>
        <text:list-item>
          <text:p text:style-name="P510"><text:alphabetical-index-mark-start text:id="IMark94624096833384" text:key1="Operatori"/><text:span text:style-name="T617">*</text:span><text:alphabetical-index-mark-end text:id="IMark94624096833384"/><text:span text:style-name="T187">: </text:span><text:span text:style-name="T221">moltiplicazione.</text:span></text:p>
        </text:list-item>
        <text:list-item>
          <text:p text:style-name="P510"><text:alphabetical-index-mark-start text:id="IMark94624092212872" text:key1="Operatori"/><text:span text:style-name="T345">div</text:span><text:alphabetical-index-mark-end text:id="IMark94624092212872"/><text:span text:style-name="T187">: operatore di divisi</text:span><text:span text:style-name="T215">o</text:span><text:span text:style-name="T187">ne e ritorna un numero intero </text:span><text:span text:style-name="T218">(tronca i decimali senza arrotondare)</text:span><text:span text:style-name="T187">.</text:span></text:p>
        </text:list-item>
        <text:list-item>
          <text:p text:style-name="P510"><text:alphabetical-index-mark-start text:id="IMark94624099652488" text:key1="Operatori"/><text:span text:style-name="T345">mod</text:span><text:alphabetical-index-mark-end text:id="IMark94624099652488"/><text:span text:style-name="T187">: operatore modulo ritorna zero se i numeri son divisibili tra loro.</text:span></text:p>
        </text:list-item>
        <text:list-item>
          <text:p text:style-name="P510"><text:alphabetical-index-mark-start text:id="IMark94624096833384" text:key1="Operatori"/><text:span text:style-name="T345">+</text:span><text:alphabetical-index-mark-end text:id="IMark94624096833384"/><text:span text:style-name="T187">: operatore somma, addiziona due o più numeri tra di loro.</text:span></text:p>
        </text:list-item>
        <text:list-item>
          <text:p text:style-name="P510"><text:alphabetical-index-mark-start text:id="IMark94624092212872" text:key1="Operatori"/><text:span text:style-name="T345">-</text:span><text:alphabetical-index-mark-end text:id="IMark94624092212872"/><text:span text:style-name="T187">: operatore sottrazione, sottrae un numero all’altro.</text:span></text:p>
        </text:list-item>
        <text:list-item>
          <text:p text:style-name="P511"><text:alphabetical-index-mark-start text:id="IMark94624099652488" text:key1="Operatori"/><text:span text:style-name="T345">shr</text:span><text:alphabetical-index-mark-end text:id="IMark94624099652488"/><text:span text:style-name="T388">: </text:span><text:span text:style-name="T187">operatore che sposta i bit a destra, nell’esempio sarebbe: 00010000b → 00000100b.</text:span></text:p>
        </text:list-item>
        <text:list-item>
          <text:p text:style-name="P511"><text:alphabetical-index-mark-start text:id="IMark94624096833384" text:key1="Operatori"/><text:span text:style-name="T345">shl</text:span><text:alphabetical-index-mark-end text:id="IMark94624096833384"/><text:span text:style-name="T388">:</text:span><text:span text:style-name="T187"> operatore che sposta i bit a sinistra, nell’esempio sarebbe: 00000100b → 00010000b.</text:span></text:p>
        </text:list-item>
        <text:list-item>
          <text:p text:style-name="P512"><text:alphabetical-index-mark-start text:id="IMark94624092212872"/><text:span text:style-name="T345">toInt</text:span><text:alphabetical-index-mark-end text:id="IMark94624092212872"/><text:span text:style-name="T187">: metodo che arrotonda un numero float all’intero più prossimo </text:span><text:span text:style-name="T218">(3.14 → 3; 1.99 → 2)</text:span><text:span text:style-name="T187">.</text:span></text:p>
        </text:list-item>
        <text:list-item>
          <text:p text:style-name="P512"><text:alphabetical-index-mark-start text:id="IMark94624099652488"/><text:span text:style-name="T345">toFloat</text:span><text:alphabetical-index-mark-end text:id="IMark94624099652488"/><text:span text:style-name="T187">: metodo che converte un intero in un float.</text:span></text:p>
        </text:list-item>
        <text:list-item>
          <text:p text:style-name="P513"><text:alphabetical-index-mark-start text:id="IMark94624096833384" text:key1="Operatori"/><text:span text:style-name="T345">and</text:span><text:alphabetical-index-mark-end text:id="IMark94624096833384"/>, <text:alphabetical-index-mark-start text:id="IMark94624099652488" text:key1="Operatori"/><text:span text:style-name="T345">or</text:span><text:alphabetical-index-mark-end text:id="IMark94624099652488"/><text:span text:style-name="T345">,</text:span> <text:alphabetical-index-mark-start text:id="IMark94624092212872" text:key1="Operatori"/><text:span text:style-name="T345">xor</text:span><text:alphabetical-index-mark-end text:id="IMark94624092212872"/>, <text:alphabetical-index-mark-start text:id="IMark94624095441848" text:key1="Operatori"/><text:span text:style-name="T345">not</text:span><text:alphabetical-index-mark-end text:id="IMark94624095441848"/><text:span text:style-name="T187">: calcolano il valore bit per bit dei numeri dati.</text:span></text:p>
        </text:list-item>
      </text:list>
      <text:p text:style-name="P74"/>
      <text:p text:style-name="P23"><text:span text:style-name="T545">In più avrai a disposizione il modulo </text:span><text:alphabetical-index-mark-start text:id="IMark94624093095064" text:key1="Moduli"/><text:span text:style-name="T525">math</text:span><text:alphabetical-index-mark-end text:id="IMark94624093095064"/><text:span text:style-name="T545"> ( </text:span><text:a xlink:type="simple" xlink:href="https://nim-lang.org/docs/math.html" text:style-name="Internet_20_link" text:visited-style-name="Visited_20_Internet_20_Link"><text:span text:style-name="T545">https://nim-lang.org/docs/math.html</text:span></text:a><text:span text:style-name="T545"> ) che ti mette a disposizione parecchie funzioni matematiche, vediamo qualche esempio:</text:span></text:p>
      <text:p text:style-name="P116"/>
      <text:p text:style-name="P426"><text:span text:style-name="T562">proc </text:span><text:alphabetical-index-mark-start text:id="IMark94624093095064" text:key1="Procedure"/><text:span text:style-name="T562">sqrt</text:span><text:alphabetical-index-mark-end text:id="IMark94624093095064"/><text:span text:style-name="T562">(x: float64): float64 {…}</text:span></text:p>
      <text:p text:style-name="P369">echo(sqrt(16.0)) → 4.0 (nota che la procedura vuole un numero float!!)</text:p>
      <text:p text:style-name="P16">Procedura che ritorna la radice quadrata di un numero float.</text:p>
      <text:p text:style-name="P16"/>
      <text:p text:style-name="P426"><text:span text:style-name="T562">proc </text:span><text:alphabetical-index-mark-start text:id="IMark94624093095064" text:key1="Procedure"/><text:span text:style-name="T562">pow</text:span><text:alphabetical-index-mark-end text:id="IMark94624093095064"/><text:span text:style-name="T562">(x, y: float64): float64 {…}</text:span></text:p>
      <text:p text:style-name="P431"><text:span text:style-name="T562">e</text:span><text:span text:style-name="T561">cho(pow(3.0, 6.0)</text:span><text:span text:style-name="T564">) </text:span><text:span text:style-name="T561">→ 729</text:span></text:p>
      <text:p text:style-name="P17">Procedura che ritorna la potenza tra due numeri float.</text:p>
      <text:p text:style-name="P113"/>
      <text:p text:style-name="P427"><text:span text:style-name="T563">proc </text:span><text:alphabetical-index-mark-start text:id="IMark94624093095064" text:key1="Procedure"/><text:span text:style-name="T563">round</text:span><text:alphabetical-index-mark-end text:id="IMark94624093095064"/><text:span text:style-name="T563">(x: float64): float64 {…}</text:span></text:p>
      <text:p text:style-name="P375">echo(round(5.2)<text:span text:style-name="T490">)</text:span> → 5.0 <text:tab/></text:p>
      <text:p text:style-name="P375">echo(round(5.7)) → 6.0</text:p>
      <text:p text:style-name="P17">Procedura che arrotonda al valore più prossimo a quello passato in argomento. <text:span text:style-name="T751">Nelle versioni Nim fino a 1.6.x almeno compila con </text:span><text:span text:style-name="T92">-d:nimPreviewFloatRoundtrip</text:span><text:span text:style-name="T751"> per avere l’arrotondamento corretto!!</text:span></text:p>
      <text:p text:style-name="P119"/>
      <text:p text:style-name="P88"/>
      <text:p text:style-name="P20"><text:soft-page-break/><text:span text:style-name="T545">Ti ho mostrato solo un lieve assaggio di tutte procedure presenti, ma ora sai che quando avrai a che fare con operatori matematici, questo è il primo posto da visitare per vedere se già esiste quello che ti serve per risolvere il tuo problema. </text:span><text:span text:style-name="T546">Altri moduli che contengono funzioni matematiche sono </text:span><text:alphabetical-index-mark-start text:id="IMark94624093095064" text:key1="Moduli"/><text:span text:style-name="T553">complex</text:span><text:alphabetical-index-mark-end text:id="IMark94624093095064"/><text:span text:style-name="T546"> ( </text:span><text:a xlink:type="simple" xlink:href="https://nim-lang.org/docs/complex.html" text:style-name="Internet_20_link" text:visited-style-name="Visited_20_Internet_20_Link"><text:span text:style-name="T546">https://nim-lang.org/docs/complex.html</text:span></text:a><text:span text:style-name="T546"> ) e </text:span><text:alphabetical-index-mark-start text:id="IMark94624095208232" text:key1="Moduli"/><text:span text:style-name="T553">rationals</text:span><text:alphabetical-index-mark-end text:id="IMark94624095208232"/><text:span text:style-name="T546"> ( </text:span><text:a xlink:type="simple" xlink:href="https://nim-lang.org/docs/rationals.html" text:style-name="Internet_20_link" text:visited-style-name="Visited_20_Internet_20_Link"><text:span text:style-name="T546">https://nim-lang.org/docs/rationals.html</text:span></text:a><text:span text:style-name="T546"> ) ma che forse non utilizzerai mai, quindi mi sembra superfluo dargli un occhiata in <text:s/>questa sede.</text:span></text:p>
      <text:p text:style-name="P86"/>
      <text:p text:style-name="P86"/>
      <text:p text:style-name="P86"/>
      <text:p text:style-name="P21"><text:span text:style-name="T235">3.</text:span><text:span text:style-name="T236">2</text:span><text:span text:style-name="T235"> – Le Stringhe e</text:span><text:span text:style-name="T237">d i</text:span><text:span text:style-name="T235"> Caratteri.</text:span></text:p>
      <text:p text:style-name="P75">Le <text:alphabetical-index-mark-start text:id="IMark94624093095064" text:key1="Variabili"/>stringhe<text:alphabetical-index-mark-end text:id="IMark94624093095064"/> sono una serie di lettere di solito in unicode mentre i <text:alphabetical-index-mark-start text:id="IMark94624095208232" text:key1="Variabili"/>caratteri<text:alphabetical-index-mark-end text:id="IMark94624095208232"/> son semplici <text:span text:style-name="T751">caratteri</text:span> in ascii. <text:span text:style-name="T250">Vediamo con qualche esempio cosa si può fare:</text:span></text:p>
      <text:p text:style-name="P376"/>
      <text:p text:style-name="P377">let str1 = “Ciao “</text:p>
      <text:p text:style-name="P377">let str2 = “Mondo!”</text:p>
      <text:p text:style-name="P377">let char1= ‘q’</text:p>
      <text:p text:style-name="P377">var str3 = “Nim “</text:p>
      <text:p text:style-name="P377"/>
      <text:p text:style-name="P377">echo(“Unione: “, str1 <text:span text:style-name="T370">&amp;</text:span><text:span text:style-name="T620"> </text:span><text:span text:style-name="T251">str2)<text:tab/><text:tab/><text:tab/><text:tab/></text:span><text:span text:style-name="T320">→ </text:span><text:span text:style-name="T321">Unione: Ciao Mondo!</text:span></text:p>
      <text:p text:style-name="P378">echo(“str2 contiene “,<text:span text:style-name="T345"> len</text:span>(str2), ” lettere”)<text:tab/><text:tab/><text:span text:style-name="T252">→ str2 contiene 7 lettere</text:span></text:p>
      <text:p text:style-name="P379">echo(“Valore di q: “, <text:span text:style-name="T345">ord</text:span><text:span text:style-name="T385">(</text:span>c))<text:tab/><text:tab/><text:tab/><text:tab/><text:span text:style-name="T252">→ </text:span><text:span text:style-name="T321">Valore di q: 113</text:span></text:p>
      <text:p text:style-name="P380">echo(“Il Numero 123 (0x7b) equivale a: “, <text:span text:style-name="T345">chr</text:span>(123))<text:tab/><text:span text:style-name="T252">→ Il Numero 123 (0x7b) equivale a: </text:span><text:span text:style-name="T321">{</text:span></text:p>
      <text:p text:style-name="P381">str3.<text:span text:style-name="T345">add</text:span>(“è <text:span text:style-name="T339">B</text:span>ellissimo!!)</text:p>
      <text:p text:style-name="P380">echo(“Aggiungo una stringa: “, d)<text:tab/><text:tab/><text:tab/><text:span text:style-name="T252">→ Aggiungo una stringa: </text:span><text:span text:style-name="T321">Nim è Bellissimo</text:span></text:p>
      <text:p text:style-name="P379"/>
      <text:p text:style-name="P76">Qui <text:span text:style-name="T490">ho</text:span> messo un bel po' di carne al fuoco, nelle prime tre righe, <text:span text:style-name="T490">ho</text:span> impostato come<text:span text:style-name="T13"> let str1, str2, char</text:span><text:span text:style-name="T39">1</text:span> questo perchè non devono mai mutare nel programma, mentre <text:span text:style-name="T13">str3</text:span> dove andr<text:span text:style-name="T490">ò</text:span> ad aggiungere qualcosa, dovrà essere di tipo <text:span text:style-name="T13">var</text:span>. <text:span text:style-name="T339">Ma le cose più importante sono quelle in </text:span><text:span text:style-name="T699">rosso</text:span><text:span text:style-name="T339">, che andr</text:span><text:span text:style-name="T490">ò</text:span><text:span text:style-name="T339"> ad analizzare:</text:span></text:p>
      <text:p text:style-name="P76"/>
      <text:list xml:id="list190641416" text:style-name="L17">
        <text:list-item>
          <text:p text:style-name="P514"><text:alphabetical-index-mark-start text:id="IMark94624093095064" text:key1="Operatori"/><text:span text:style-name="T345">&amp;</text:span><text:alphabetical-index-mark-end text:id="IMark94624093095064"/><text:span text:style-name="T187">: </text:span><text:span text:style-name="T197">operatore </text:span><text:span text:style-name="T206">che </text:span><text:span text:style-name="T197">concatena due stringhe tra di loro: “ciao “</text:span><text:span text:style-name="T625">&amp;</text:span><text:span text:style-name="T197">”mondo” = ciao mondo.</text:span></text:p>
        </text:list-item>
        <text:list-item>
          <text:p text:style-name="P515"><text:alphabetical-index-mark-start text:id="IMark94624080177816" text:key1="Operatori"/><text:span text:style-name="T359">l</text:span><text:span text:style-name="T345">en</text:span><text:alphabetical-index-mark-end text:id="IMark94624080177816"/><text:span text:style-name="T187">: operatore </text:span><text:span text:style-name="T206">che </text:span><text:span text:style-name="T187">ritorna la lunghezza della stringa (o di una sequenza etc): </text:span><text:span text:style-name="T624">le</text:span><text:span text:style-name="T626">n</text:span><text:span text:style-name="T187">(“albero”) = 6.</text:span></text:p>
        </text:list-item>
        <text:list-item>
          <text:p text:style-name="P516"><text:alphabetical-index-mark-start text:id="IMark94624095208232" text:key1="Operatori"/><text:span text:style-name="T345">ord</text:span><text:alphabetical-index-mark-end text:id="IMark94624095208232"/><text:span text:style-name="T187">: operatore </text:span><text:span text:style-name="T206">che </text:span><text:span text:style-name="T187">ritorna il valore ascii del carattere messo in argomento: </text:span><text:span text:style-name="T624">ord</text:span><text:span text:style-name="T187">(‘c’) = 113.</text:span></text:p>
        </text:list-item>
        <text:list-item>
          <text:p text:style-name="P516"><text:alphabetical-index-mark-start text:id="IMark94624093095064" text:key1="Operatori"/><text:span text:style-name="T345">chr</text:span><text:alphabetical-index-mark-end text:id="IMark94624093095064"/><text:span text:style-name="T187">: operatore </text:span><text:span text:style-name="T206">che </text:span><text:span text:style-name="T187">ritorna il carattere del equivalente numero ascii: </text:span><text:span text:style-name="T624">chr</text:span><text:span text:style-name="T187">(123) = {.</text:span></text:p>
        </text:list-item>
        <text:list-item>
          <text:p text:style-name="P516"><text:alphabetical-index-mark-start text:id="IMark94624080177816" text:key1="Operatori"/><text:span text:style-name="T345">add</text:span><text:alphabetical-index-mark-end text:id="IMark94624080177816"/><text:span text:style-name="T187">: operatore </text:span><text:span text:style-name="T206">che </text:span><text:span text:style-name="T198">aggiunge una stringa o un carattere ad una stringa.</text:span></text:p>
        </text:list-item>
      </text:list>
      <text:p text:style-name="P9"/>
      <text:p text:style-name="P22"><text:span text:style-name="T547">A</text:span><text:span text:style-name="T545">pparentemente sembrano già molte cose, ma è solo l’inizio, perch</text:span><text:span text:style-name="T548">è</text:span><text:span text:style-name="T545"> sulle stringhe, i vari moduli hanno ancora molte sorprese da offrirti, è ovvio che non posso elencare tutto, ma almeno le cose più interessanti si. Cominciamo dal modulo </text:span><text:alphabetical-index-mark-start text:id="IMark94624080177816" text:key1="Moduli"/><text:span text:style-name="T525">strutils</text:span><text:alphabetical-index-mark-end text:id="IMark94624080177816"/><text:span text:style-name="T545"> ( </text:span><text:a xlink:type="simple" xlink:href="https://nim-lang.org/docs/strutils.html" text:style-name="Internet_20_link" text:visited-style-name="Visited_20_Internet_20_Link"><text:span text:style-name="T545">https://nim-lang.org/docs/strutils.html</text:span></text:a><text:span text:style-name="T545"> ) che come potrai intuire offre diverse utility che vanno ad operare sulle stringhe </text:span><text:span text:style-name="T549">vediamo alcune procedure di questo modulo:</text:span></text:p>
      <text:p text:style-name="P10"/>
      <text:p text:style-name="P428"><text:span text:style-name="T565">proc </text:span><text:alphabetical-index-mark-start text:id="IMark94624080177816" text:key1="Procedure"/><text:span text:style-name="T565">strip</text:span><text:alphabetical-index-mark-end text:id="IMark94624080177816"/><text:span text:style-name="T565">(s: string; leading = true; trailing = true;</text:span><text:span text:style-name="T566">chars: set[char] = </text:span><text:span text:style-name="T567">w</text:span><text:span text:style-name="T566">hitespace): string </text:span></text:p>
      <text:p text:style-name="P40">Questa procedura elimina dei caratteri, di default gli spazi vuoti all’inizio ed alla fine, ma variando i parametri si possono ad esempio anche eliminare delle lettere ben specifiche.</text:p>
      <text:p text:style-name="P120"/>
      <text:p text:style-name="P429"><text:span text:style-name="T571">proc </text:span><text:alphabetical-index-mark-start text:id="IMark94624095208232" text:key1="Procedure"/><text:span text:style-name="T571">split</text:span><text:alphabetical-index-mark-end text:id="IMark94624095208232"/><text:span text:style-name="T571">(s: string; sep: char; maxsplit: int = -1): seq[string]</text:span></text:p>
      <text:p text:style-name="P432"><text:span text:style-name="T571">l</text:span><text:span text:style-name="T570">et str1 = (“1, 2, 3, 4); let sp = split(str1,’,’,2) <text:tab/></text:span><text:span text:style-name="T262">→ @[“1”, ”2”, ”3”, ”4”]</text:span></text:p>
      <text:p text:style-name="P41">Procedura utilissima per separare da una stringa gli elementi per poi metterli in una sequenza ed accedevi comodamente.</text:p>
      <text:p text:style-name="P121"/>
      <text:p text:style-name="P430"><text:span text:style-name="T572">proc </text:span><text:alphabetical-index-mark-start text:id="IMark94624095208232" text:key1="Procedure"/><text:span text:style-name="T572">isUpperAscii</text:span><text:alphabetical-index-mark-end text:id="IMark94624095208232"/><text:span text:style-name="T572">(c: char): bool </text:span></text:p>
      <text:p text:style-name="P41">Controlla se un carattere ascii è minuscolo o maiuscolo, ovviamente ce la controparte <text:alphabetical-index-mark-start text:id="IMark94624080177816" text:key1="Procedure"/><text:span text:style-name="T13">isLowerAscii</text:span><text:span text:style-name="T135">.</text:span><text:alphabetical-index-mark-end text:id="IMark94624080177816"/></text:p>
      <text:p text:style-name="P121"/>
      <text:p text:style-name="P430"><text:span text:style-name="T572">proc </text:span><text:alphabetical-index-mark-start text:id="IMark94624080177816" text:key1="Procedure"/><text:span text:style-name="T572">intToStr</text:span><text:alphabetical-index-mark-end text:id="IMark94624080177816"/><text:span text:style-name="T572">(x: int; minchars: Positive = 1): string </text:span></text:p>
      <text:p text:style-name="P355"><text:span text:style-name="T244">Procedura per convertire un numero intero in u</text:span><text:span text:style-name="T245">na</text:span><text:span text:style-name="T244"> stringa sempre in questa categoria poi ce </text:span><text:span text:style-name="T246">toHex </text:span><text:span text:style-name="T240">e </text:span><text:span text:style-name="T246">toBin</text:span><text:span text:style-name="T240">.</text:span></text:p>
      <text:p text:style-name="P97"/>
      <text:p text:style-name="P433"><text:span text:style-name="T568">proc <text:s/></text:span><text:alphabetical-index-mark-start text:id="IMark94624095208232" text:key1="Procedure"/><text:span text:style-name="T568">trimZeros</text:span><text:alphabetical-index-mark-end text:id="IMark94624095208232"/><text:span text:style-name="T568"> ( x : <text:s/>var <text:s/></text:span><text:span text:style-name="T566">stringa</text:span><text:span text:style-name="T568"> ; <text:s/>decimalSep <text:s/>= <text:s/>'.' ) <text:s/></text:span></text:p>
      <text:p text:style-name="P434"><text:span text:style-name="T568">v</text:span><text:span text:style-name="T566">ar num = ”123.9870000”; num.tri</text:span><text:span text:style-name="T569">m</text:span><text:span text:style-name="T566">Zero(‘.’) <text:tab/></text:span><text:span text:style-name="T263">→ 123.987</text:span></text:p>
      <text:p text:style-name="P42">Elimina gli zeri dai numeri formattati come stringhe (non ritorna una copia).</text:p>
      <text:p text:style-name="P420"/>
      <text:p text:style-name="P420"><text:soft-page-break/><text:span text:style-name="T573">proc </text:span><text:alphabetical-index-mark-start text:id="IMark94624095208232" text:key1="Procedure"/><text:span text:style-name="T573">parseInt</text:span><text:alphabetical-index-mark-end text:id="IMark94624095208232"/><text:span text:style-name="T573">(s: string): </text:span>int</text:p>
      <text:p text:style-name="P43">Questa assieme a <text:alphabetical-index-mark-start text:id="IMark94624080177816" text:key1="Procedure"/><text:span text:style-name="T13">parseFloat</text:span><text:span text:style-name="T135"> </text:span><text:alphabetical-index-mark-end text:id="IMark94624080177816"/><text:span text:style-name="T135"><text:s/>ed altre sono molto utili per convertire dati passati sotto forma di stringa in dati “numerici”, ad esempio quando usiamo </text:span><text:alphabetical-index-mark-start text:id="IMark94624095208232"/><text:span text:style-name="T13">readLine</text:span><text:alphabetical-index-mark-end text:id="IMark94624095208232"/><text:span text:style-name="T135"> che accetta solo stringhe, usando queste funzioni convertiamo il suo ingresso in un numero intero o float o altro. </text:span><text:span text:style-name="T147">Ti invito caldamente a dare un occhiata a questa libreria che è molto vasta e contiene molte utili</text:span><text:span text:style-name="T148">ty</text:span><text:span text:style-name="T147"> ed interessanti procedure che potrebbero tornarti molto utili, </text:span><text:span text:style-name="T139">ma non è finita, perché ce un’ altro modulo interessante che opera sulle stringhe ed è </text:span><text:alphabetical-index-mark-start text:id="IMark94624093095064" text:key1="Moduli"/><text:span text:style-name="T63">strformat</text:span><text:alphabetical-index-mark-end text:id="IMark94624093095064"/><text:span text:style-name="T63"> </text:span><text:span text:style-name="T199">che </text:span><text:span text:style-name="T222">serve</text:span><text:span text:style-name="T199"> </text:span><text:span text:style-name="T222">a fare ciò che fanno le </text:span><text:span text:style-name="T199"><text:s/>“f-string” di Python.</text:span></text:p>
      <text:p text:style-name="P382"/>
      <text:p text:style-name="P419">import <text:span text:style-name="T371">strformat</text:span></text:p>
      <text:p text:style-name="P419"/>
      <text:p text:style-name="P419">let mod = “Punto”</text:p>
      <text:p text:style-name="P419">let eta = “6”</text:p>
      <text:p text:style-name="P419"/>
      <text:p text:style-name="P419">echo(“La mia automobile “, mod, ” ha “, eta, “ anni”)<text:tab/><text:span text:style-name="T252">→ La mia automobile </text:span><text:span text:style-name="T322">Punto </text:span><text:span text:style-name="T252">ha 6 anni</text:span></text:p>
      <text:p text:style-name="P419">echo(<text:alphabetical-index-mark-start text:id="IMark94624093095064"/><text:span text:style-name="T371">fmt</text:span><text:alphabetical-index-mark-end text:id="IMark94624093095064"/><text:span text:style-name="T385">(</text:span>“La mia automobile {mod} ha {eta} anni”))<text:tab/><text:span text:style-name="T252">→ La mia automobile </text:span><text:span text:style-name="T322">Punto </text:span><text:span text:style-name="T252">ha 6 anni</text:span></text:p>
      <text:p text:style-name="P419"/>
      <text:p text:style-name="P44"><text:span text:style-name="T733">I</text:span>l risultato finale è lo stesso, ma mentre nel primo echo si deve continuamente aprire e chiudere virgolette e inserire le virgole, nel secondo la scrittura è molto più naturale e semplice <text:span text:style-name="T344">e per far ciò si usa </text:span><text:span text:style-name="T17">fmt</text:span>, <text:span text:style-name="T342">ma non è tutto perch</text:span><text:span text:style-name="T343">è</text:span><text:span text:style-name="T342"> ci permette anche di formattare i numeri come meglio vogliamo </text:span><text:span text:style-name="T344">ad esempio</text:span><text:span text:style-name="T342">:</text:span></text:p>
      <text:p text:style-name="P411"/>
      <text:p text:style-name="P412">echo(<text:span text:style-name="T345">fmt</text:span>(“{12: 04}”))<text:tab/><text:tab/><text:span text:style-name="T252">→ 0012 ovvero scriverà il 12 ma </text:span><text:span text:style-name="T324">preceduto</text:span><text:span text:style-name="T252"> da due zeri </text:span><text:span text:style-name="T323">che occuperanno le 4 <text:s/>posizioni.</text:span></text:p>
      <text:p text:style-name="P421">echo(<text:span text:style-name="T345">fmt</text:span>(“{1.2345: 0.3f}”) <text:tab/><text:tab/><text:span text:style-name="T252">→ 1.234 elimina tutti i decimali oltre la terza posizione.</text:span></text:p>
      <text:p text:style-name="P411"/>
      <text:p text:style-name="P45"><text:span text:style-name="T345">Attenzione!!</text:span> Quanto visto sopra non va a modificare la variabile, ma è solamente un rappresentazione manipolata di essa.</text:p>
      <text:p text:style-name="P19"/>
      <text:p text:style-name="P19"/>
      <text:p text:style-name="P33">3.3 – <text:span text:style-name="T341">Gli Array</text:span>.</text:p>
      <text:p text:style-name="P46">Gli <text:alphabetical-index-mark-start text:id="IMark94624093095064"/>array<text:alphabetical-index-mark-end text:id="IMark94624093095064"/>, o matrici sono dei semplici contenitori di lunghezza fissa, ovvero u<text:span text:style-name="T340">na</text:span> volta dichiarato non si può ne levare ne aggiungere elementi <text:span text:style-name="T700">ma solo modificare quelli esistenti </text:span>e tutti gli elem<text:span text:style-name="T379">e</text:span>nti devono essere dello stesso tipo. <text:span text:style-name="T380">Qui di seguito vedrai due modi per dichiararli che comme</text:span><text:span text:style-name="T751">nterò</text:span><text:span text:style-name="T380"> dopo:</text:span></text:p>
      <text:p text:style-name="P413"/>
      <text:p text:style-name="P422">let matrice = <text:span text:style-name="T345">[1, 2, 3, 4 ,5]</text:span><text:tab/><text:tab/><text:tab/>→ <text:span text:style-name="T491">inizializza un array di cinque elementi </text:span><text:span text:style-name="T19">int</text:span><text:span text:style-name="T144"> (indice da 0 a 4).</text:span></text:p>
      <text:p text:style-name="P423">var matrice2 = <text:span text:style-name="T345">[uint8(6), uint8(34), </text:span><text:span text:style-name="T372">unit8(3)</text:span><text:span text:style-name="T345">]</text:span><text:tab/>→ inizializza un array di due elementi Iuint8I.</text:p>
      <text:p text:style-name="P422">echo(matrice)<text:tab/><text:tab/><text:tab/><text:tab/><text:span text:style-name="T252">→ [1,2,3,4,5]</text:span></text:p>
      <text:p text:style-name="P422">echo(matrice[2]<text:span text:style-name="T381">)</text:span><text:tab/><text:tab/><text:tab/><text:tab/><text:span text:style-name="T252">→ </text:span><text:span text:style-name="T325">3</text:span></text:p>
      <text:p text:style-name="P424">let matrice3: <text:span text:style-name="T345">array[0..2, int]</text:span> = <text:s text:c="2"/>[1, 2, 3] <text:s/><text:tab/>→ inizializza un array di tre elementi interi con indice da 0 a 2.</text:p>
      <text:p text:style-name="P424"><text:span text:style-name="T701">let matrice3:</text:span> <text:span text:style-name="T345">array[5..7, int]</text:span> <text:span text:style-name="T701">= <text:s/>[1, 2, 3]</text:span> <text:tab/><text:tab/>→ inizializza un array di tre elementi interi con indice da 5 a 7.</text:p>
      <text:p text:style-name="P414"/>
      <text:p text:style-name="P47">Nella prima linea assegn<text:span text:style-name="T733">i</text:span> alla variabile <text:span text:style-name="T13">matrice</text:span><text:span text:style-name="T135"> un array di cinque elementi di interi, </text:span><text:span text:style-name="T144">nella seconda linea creiamo un array di due elementi ma di tipo</text:span><text:span text:style-name="T66"> uint8</text:span><text:span text:style-name="T207">,</text:span><text:span text:style-name="T62"> </text:span><text:span text:style-name="T135">nella </text:span><text:span text:style-name="T227">terza</text:span><text:span text:style-name="T135"> linea invece stampiamo tutto l’array. La </text:span><text:span text:style-name="T227">quarta</text:span><text:span text:style-name="T135"> linea invece è più interessante perché introduce l’operatore “</text:span><text:span text:style-name="T183">[]”</text:span><text:span text:style-name="T187"> che ci permette di andare a richiamare all’interno di un array un valore o come vedremo tra breve un range di valori. </text:span><text:span text:style-name="T208">Nelle ultime due linee inizializziamo sempre un array di interi, ma stavolta lo dichiariamo esplicitamente come deve essere (tre elementi di interi) , in più questa forma di scrittura </text:span><text:span text:style-name="T223">ti</text:span><text:span text:style-name="T208"> da la possibilità di stabilire gli indici dell’array. </text:span><text:span text:style-name="T187">Vediamo alcuni esempi </text:span><text:span text:style-name="T216">di come chiamare i valori contenuti negli array</text:span><text:span text:style-name="T187">:</text:span></text:p>
      <text:p text:style-name="P383"/>
      <text:p text:style-name="P415"><text:span text:style-name="T187">echo(matrice</text:span><text:span text:style-name="T346">[1..3]</text:span><text:span text:style-name="T187">)<text:tab/><text:tab/><text:tab/></text:span><text:span text:style-name="T257">→ </text:span><text:span text:style-name="T258">[2, 3, 4]<text:tab/>ritorna l’intervallo dal secondo al quarto elemento.</text:span></text:p>
      <text:p text:style-name="P415"><text:span text:style-name="T187">echo(matrice</text:span><text:span text:style-name="T346">[2..</text:span><text:span text:style-name="T347">^</text:span><text:span text:style-name="T346">1]</text:span><text:span text:style-name="T187">)<text:tab/><text:tab/></text:span><text:span text:style-name="T257">→ </text:span><text:span text:style-name="T258">[3, 4, 5]<text:tab/>ritorna l’intervallo dal terzo all’ultimo elemento.</text:span></text:p>
      <text:p text:style-name="P416"><text:span text:style-name="T187">echo(matrice</text:span><text:span text:style-name="T346">[</text:span><text:span text:style-name="T347">^</text:span><text:span text:style-name="T346">1]</text:span><text:span text:style-name="T187">)<text:tab/><text:tab/><text:tab/></text:span><text:span text:style-name="T257">→ </text:span><text:span text:style-name="T258">5<text:tab/><text:tab/>ritorna solo l’ultimo elemento.</text:span></text:p>
      <text:p text:style-name="P416"><text:span text:style-name="T187">echo(matrice</text:span><text:span text:style-name="T346">[</text:span><text:span text:style-name="T347">^2</text:span><text:span text:style-name="T346">]</text:span><text:span text:style-name="T187">)<text:tab/><text:tab/><text:tab/></text:span><text:span text:style-name="T257">→ </text:span><text:span text:style-name="T258">4<text:tab/><text:tab/>ritorna solo il penultimo elemento.</text:span></text:p>
      <text:p text:style-name="P390"/>
      <text:p text:style-name="P11"><text:span text:style-name="T525">Qui introduciamo due nuovi operatori, ovvero “</text:span><text:alphabetical-index-mark-start text:id="IMark94624095208232" text:key1="Operatori"/><text:span text:style-name="T554">..</text:span><text:alphabetical-index-mark-end text:id="IMark94624095208232"/><text:span text:style-name="T525">” e “</text:span><text:alphabetical-index-mark-start text:id="IMark94624093095064" text:key1="Operatori"/><text:span text:style-name="T554">^</text:span><text:alphabetical-index-mark-end text:id="IMark94624093095064"/><text:span text:style-name="T525">”. </text:span><text:span text:style-name="T531">Il primo </text:span><text:span text:style-name="T532">t</text:span><text:span text:style-name="T531">i consente di fare un slice tra </text:span><text:span text:style-name="T539">vari elementi dell’array</text:span><text:span text:style-name="T531">, </text:span><text:span text:style-name="T539">ovvero estrarre dell’array gli elementi indicati dagli indici, per esempio</text:span><text:span text:style-name="T531"> (0..3 → </text:span><text:span text:style-name="T543">1, 2, 3 ,4</text:span><text:span text:style-name="T531">) mentre il secondo è come contasse a ritroso la posizione (^1 = ultimo, ^2 = penultimo e così via..). </text:span><text:span text:style-name="T533">L’operatore “</text:span><text:alphabetical-index-mark-start text:id="IMark94624080177816" text:key1="Operatori"/><text:span text:style-name="T555">..</text:span><text:alphabetical-index-mark-end text:id="IMark94624080177816"/><text:span text:style-name="T533">” lo incontrer</text:span><text:span text:style-name="T532">ai</text:span><text:span text:style-name="T533"> ancora molte volte in futuro e sarà sempre molto utile. </text:span><text:span text:style-name="T534">Ma come si contano gli elementi in un array?</text:span><text:span text:style-name="T382"> </text:span><text:span text:style-name="T557">Normalmente il primo valore equivale a</text:span><text:span text:style-name="T559">ll’indice</text:span><text:span text:style-name="T557"> zero, quindi se </text:span><text:span text:style-name="T558">vuoi</text:span><text:span text:style-name="T557"> ottenere il primo valore di un array </text:span><text:span text:style-name="T558">dovrai</text:span><text:span text:style-name="T557"> chiamare il valore in posizione zero, quindi l’ultimo sarà in posizione “</text:span><text:span text:style-name="T556">elementiarray -1</text:span><text:span text:style-name="T557">”</text:span><text:span text:style-name="T534"> </text:span><text:span text:style-name="T536">(per fortuna l’operatore “^” sa benissimo </text:span><text:span text:style-name="T532">questa</text:span><text:span text:style-name="T536"> cosa</text:span><text:span text:style-name="T540">)</text:span><text:span text:style-name="T534">. </text:span><text:span text:style-name="T539">S</text:span><text:span text:style-name="T536">e </text:span><text:span text:style-name="T535">v</text:span><text:span text:style-name="T539">uoi</text:span><text:span text:style-name="T536"> cambiare questi indici, </text:span><text:span text:style-name="T539">e farlo partire da 5 anzich</text:span><text:span text:style-name="T541">è</text:span><text:span text:style-name="T539"> </text:span><text:soft-page-break/><text:span text:style-name="T539">da 0, ti basta dichiararlo come nell’esempio a pagina 9 </text:span><text:span text:style-name="T544">o qui sotto </text:span><text:span text:style-name="T539">scritto in color indaco.</text:span><text:span text:style-name="T536"> Vediamo il secondo modo di dichiarazione di un array;</text:span></text:p>
      <text:p text:style-name="P118"/>
      <text:p text:style-name="P384">type</text:p>
      <text:p text:style-name="P384"><text:s text:c="9"/>Matrice = array[0..4, int]</text:p>
      <text:p text:style-name="P384"><text:s text:c="9"/><text:span text:style-name="T701">Matrice2 = array[1..5, int]</text:span></text:p>
      <text:p text:style-name="P384">let Matrice = [1, 2, 3, 4, 5]</text:p>
      <text:p text:style-name="P384">let Matrice2 = [1, 2, 3, 4, 5]</text:p>
      <text:p text:style-name="P384">echo(Matrice[1])<text:tab/><text:tab/><text:tab/><text:tab/><text:span text:style-name="T252">→ 2</text:span></text:p>
      <text:p text:style-name="P384">echo(Matrice2[1])<text:tab/><text:tab/><text:tab/><text:tab/><text:span text:style-name="T252">→ 1</text:span></text:p>
      <text:p text:style-name="P117"/>
      <text:p text:style-name="P77">In effetti questo modo di dichiarare l’array è un po' strano, perché andr<text:span text:style-name="T746">ai</text:span> a creare un tipo di dato nostro (vedremo dopo il type), e nella dichiarazione dirai solo che vuoi un array di cinque elementi interi (nel nostro caso) che per ora è vuoto e solo in un secondo momento <text:span text:style-name="T752">lo </text:span>riempirai. <text:span text:style-name="T466">Cosa importante però è la scrittura “0..4 o 1..5”, perchè non andrà a riempire l’array con quei valori, ma creerà gli indici a partire da quei valori</text:span>, che possono essere qualunque numero (intero) per fino negativi, ecco perché in <text:span text:style-name="T13">Matrice</text:span> l’elemento 1 è 2, mentre in <text:span text:style-name="T13">Matrice2</text:span> l’elemento 1 è 1.</text:p>
      <text:p text:style-name="P12"/>
      <text:p text:style-name="P12"/>
      <text:p text:style-name="P12"/>
      <text:p text:style-name="P34">3.4 – Le Tuple</text:p>
      <text:p text:style-name="P90">Le <text:alphabetical-index-mark-start text:id="IMark94624080177816"/><text:span text:style-name="T62">tuple</text:span><text:alphabetical-index-mark-end text:id="IMark94624080177816"/> sono fortemente imparentate con gli array che hai appena visto, <text:span text:style-name="T776">cioè una volta dichiarati non si </text:span><text:span text:style-name="T780">possono</text:span><text:span text:style-name="T776"> più aggiungere ne levare elementi, ma solo modificare quelli esistenti </text:span><text:span text:style-name="T777">(se dichiarato come </text:span><text:span text:style-name="T43">var</text:span><text:span text:style-name="T777">) </text:span><text:span text:style-name="T776">però a loro differenz</text:span><text:span text:style-name="T780">a</text:span><text:span text:style-name="T776"> che devono essere omogenei, le </text:span><text:span text:style-name="T94">tuple</text:span><text:span text:style-name="T776"> possono contenere </text:span><text:span text:style-name="T42">tipi</text:span><text:span text:style-name="T776"> diversi, ecco un esempio:</text:span></text:p>
      <text:p text:style-name="P407"/>
      <text:p text:style-name="P407">var tup = ("ciao", 123, 45.89, 'o')</text:p>
      <text:p text:style-name="P407">echo tup[0]<text:tab/><text:tab/><text:tab/><text:tab/><text:span text:style-name="T252">→ </text:span><text:span text:style-name="T333">ciao</text:span></text:p>
      <text:p text:style-name="P407">tup[0] = "<text:span text:style-name="T777">Nim</text:span>"</text:p>
      <text:p text:style-name="P408">echo tup<text:tab/><text:tab/><text:tab/><text:tab/><text:tab/><text:span text:style-name="T252">→ (“Nim”, 123, 45.89, ‘o’)</text:span></text:p>
      <text:p text:style-name="P455"/>
      <text:p text:style-name="P233">Questa struttura dati, può <text:span text:style-name="T780">essere molto utile</text:span>, specialmente quando user<text:span text:style-name="T780">a</text:span>i le procedure <text:span text:style-name="T780">e</text:span> dovrai tornare più valori contemporaneamente e magari <text:span text:style-name="T780">di tipi </text:span>non omogenei, le <text:span text:style-name="T62">tuple</text:span> ti saranno di <text:span text:style-name="T780">grande</text:span> aiuto, specialmente nella loro versione <text:alphabetical-index-mark-start text:id="IMark94624093095064"/><text:span text:style-name="T62">nameTuple</text:span><text:alphabetical-index-mark-end text:id="IMark94624093095064"/>, che differisce da quanto vista prima, perch<text:span text:style-name="T780">è</text:span> gli <text:span text:style-name="T780">elementi</text:span> hanno un nome e lo potrei utilizzare per richiamare il valore ad esso associato senza usare gli indici :</text:p>
      <text:p text:style-name="P267"/>
      <text:p text:style-name="P267">var tup = (<text:span text:style-name="T345">a1</text:span>: "ciao", <text:span text:style-name="T345">a2</text:span>: 123, <text:span text:style-name="T345">a3</text:span>: 45.89, <text:span text:style-name="T345">a4</text:span>: 'o')</text:p>
      <text:p text:style-name="P267">echo tup.<text:span text:style-name="T345">a1<text:tab/><text:tab/><text:tab/><text:tab/></text:span><text:span text:style-name="T252">→ </text:span><text:span text:style-name="T334">ciao</text:span></text:p>
      <text:p text:style-name="P267">tup.<text:span text:style-name="T345">a1 </text:span>= "Nim"</text:p>
      <text:p text:style-name="P268">echo tup<text:tab/><text:tab/><text:tab/><text:tab/><text:tab/><text:span text:style-name="T252">→ </text:span><text:span text:style-name="T334">(</text:span><text:span text:style-name="T333">“Nim”, 123, 45.89, ‘o’)</text:span></text:p>
      <text:p text:style-name="P456"/>
      <text:p text:style-name="P234">Vero, il risultato non cambia da come scritto prima, ma la comodità di richiamare i valori in questo modo, è innegabile.</text:p>
      <text:p text:style-name="P234"/>
      <text:p text:style-name="P234"/>
      <text:p text:style-name="P234"/>
      <text:p text:style-name="P31">3.<text:span text:style-name="T775">5</text:span> – Le Sequenze.</text:p>
      <text:p text:style-name="P78">Le <text:alphabetical-index-mark-start text:id="IMark94624093095064"/>sequenze<text:alphabetical-index-mark-end text:id="IMark94624093095064"/> sono simili agli array, contengono dei dati di <text:span text:style-name="T752">tipologia </text:span>uniforme, ma differiscono per due cose: la prima molto importante è che le sequenze possono modificarsi durante l’esecuzione del tuo programma, ovvero <text:span text:style-name="T491">potrai</text:span> inserire e levare degli elementi. La seconda è che non è “<text:span text:style-name="T733">re-</text:span>indicizzabile”, cioè il primo elemento sarà sempre l’elemento di indice zero. Vedrai ora come inizializzarle e gestirle:</text:p>
      <text:p text:style-name="P385"/>
      <text:p text:style-name="P387">var seq<text:span text:style-name="T384">1</text:span> = <text:alphabetical-index-mark-start text:id="IMark94624093095064"/><text:span text:style-name="T345">newSeq</text:span><text:alphabetical-index-mark-end text:id="IMark94624093095064"/><text:span text:style-name="T345">[int](</text:span><text:span text:style-name="T335">3</text:span><text:span text:style-name="T345">)</text:span><text:tab/><text:tab/><text:tab/>→ inizializza una sequenza vuota<text:span text:style-name="T383"> di interi </text:span>(costruttore<text:span text:style-name="T383">) </text:span><text:span text:style-name="T336"><text:s/>→ </text:span><text:span text:style-name="T335">@[0, 0, 0]</text:span><text:span text:style-name="T798">.</text:span></text:p>
      <text:p text:style-name="P386">var seq2 = <text:span text:style-name="T345">@[1, 2, 3, 4]</text:span><text:tab/><text:tab/><text:tab/>→ inizializza una sequenza di interi.</text:p>
      <text:p text:style-name="P388">var seq3: <text:alphabetical-index-mark-start text:id="IMark94624095208232"/><text:span text:style-name="T345">seq</text:span><text:alphabetical-index-mark-end text:id="IMark94624095208232"/><text:span text:style-name="T345">[int]</text:span><text:tab/><text:tab/><text:tab/><text:tab/>→ inizializza una sequenza vuota di interi.</text:p>
      <text:p text:style-name="P389">var seq4 = <text:alphabetical-index-mark-start text:id="IMark94624095208232" text:key1="Operatori"/><text:span text:style-name="T345">@</text:span><text:alphabetical-index-mark-end text:id="IMark94624095208232"/><text:span text:style-name="T345">[uint16(60), uint16(45)]</text:span><text:tab/><text:tab/>→ inizializza una sequenza di due elementi di tipo <text:span text:style-name="T13">uint16</text:span>.</text:p>
      <text:p text:style-name="P409"><text:span text:style-name="T385">var seq5 = </text:span><text:alphabetical-index-mark-start text:id="IMark94624095208232"/><text:span text:style-name="T617">newSeqofCap</text:span><text:alphabetical-index-mark-end text:id="IMark94624095208232"/><text:span text:style-name="T617">[int](2)</text:span><text:span text:style-name="T385"><text:tab/><text:tab/>→ crea una sequenza vuota len() = 0, ma verrà riallocata solo se si supera il <text:tab/><text:tab/><text:tab/><text:tab/><text:tab/><text:tab/> <text:s text:c="4"/>numero di elementi contenuti/aggiunti indicato non prima di esso.</text:span></text:p>
      <text:p text:style-name="P531">type</text:p>
      <text:p text:style-name="P388"><text:s text:c="11"/>seq4 = seq[int]<text:tab/><text:tab/><text:tab/>→ inizializza un tipo sequenza di interi.</text:p>
      <text:p text:style-name="P79"><text:soft-page-break/>Qui ti ho messo parecchie cose per avere un quadro completo, ma le più importanti secondo me sono la seconda e la terza riga; nella seconda viene costruita già da subito una sequenza di quattro elementi di interi, nella terza si inizializza una sequenza di interi, ma tutta ancora da riempire. Come prima, i <text:span text:style-name="T13">type </text:span>l’ho messo ma lo spiegerò dopo, ora è solo per avere da subito il quadro della situazione. A questo punto però, vediamo come si gestiscono queste sequenze e ci saranno degli operatori appositi:</text:p>
      <text:p text:style-name="P392"/>
      <text:p text:style-name="P391">seq2 .<text:span text:style-name="T345">setLen</text:span>(3) <text:tab/><text:tab/><text:tab/><text:tab/>→ @[0, 0, 0]</text:p>
      <text:p text:style-name="P391">seq2.<text:span text:style-name="T345">len</text:span>() <text:tab/><text:tab/><text:tab/><text:tab/>→ 3</text:p>
      <text:p text:style-name="P391">seq2.<text:span text:style-name="T345">add</text:span>(75)<text:tab/><text:tab/><text:tab/><text:tab/>→ @[0, 0, 0, 75]</text:p>
      <text:p text:style-name="P393">seq2.<text:span text:style-name="T345">insert</text:span>(8,3)<text:tab/><text:tab/><text:tab/><text:tab/>→ @[0, 0, 0, <text:span text:style-name="T492">8</text:span>, 75]</text:p>
      <text:p text:style-name="P393">seq2.<text:span text:style-name="T345">delete</text:span>(3)<text:tab/><text:tab/><text:tab/><text:tab/>→ @[0, 0, 0, 75] preserva l’ordine degli elementi in memoria; più lento!!!</text:p>
      <text:p text:style-name="P393">seq.<text:span text:style-name="T345">del</text:span>(3)<text:tab/><text:tab/><text:tab/><text:tab/>→ @[0, 0, 0] non preserva l’ordine degli elementi in memoria; più veloce!!</text:p>
      <text:p text:style-name="P393">echo(seq2.<text:span text:style-name="T345">pop</text:span><text:span text:style-name="T385">())</text:span><text:tab/><text:tab/><text:tab/><text:tab/>→ @[0, 0] e stampa lo 0 (zero) rimosso.</text:p>
      <text:p text:style-name="P394">seq1 <text:span text:style-name="T345">&amp; </text:span>seq2<text:tab/><text:tab/><text:tab/><text:tab/>→ @[1, 2, 3, 4, 0, 0]</text:p>
      <text:p text:style-name="P394"/>
      <text:p text:style-name="P81"><text:span text:style-name="T752">P</text:span>er la gestione delle sequenze abbiamo molti operatori che ci vengono in aiuto. Ora <text:span text:style-name="T752">li </text:span>spieg<text:span text:style-name="T703">o </text:span>meglio ma ci saranno anche vecchie conoscenze.</text:p>
      <text:p text:style-name="P80"/>
      <text:list xml:id="list270126686" text:style-name="L18">
        <text:list-item>
          <text:p text:style-name="P517"><text:alphabetical-index-mark-start text:id="IMark94624093095064" text:key1="Operatori"/><text:span text:style-name="T345">setLen</text:span><text:alphabetical-index-mark-end text:id="IMark94624093095064"/><text:span text:style-name="T187">: riempirà di zeri </text:span><text:span text:style-name="T219">la sequenza</text:span><text:span text:style-name="T187">, quanto l’argomento passato, nel nostro caso tre zeri.</text:span></text:p>
        </text:list-item>
        <text:list-item>
          <text:p text:style-name="P517"><text:alphabetical-index-mark-start text:id="IMark94624080177816" text:key1="Operatori"/><text:span text:style-name="T345">len</text:span><text:alphabetical-index-mark-end text:id="IMark94624080177816"/><text:span text:style-name="T187">: ritornerà la dimensione (quanti elementi contiene) la nostra sequenza.</text:span></text:p>
        </text:list-item>
        <text:list-item>
          <text:p text:style-name="P517"><text:alphabetical-index-mark-start text:id="IMark94624095208232" text:key1="Operatori"/><text:span text:style-name="T345">add</text:span><text:alphabetical-index-mark-end text:id="IMark94624095208232"/><text:span text:style-name="T187">: va ad aggiungere un elemento alla sequenza.</text:span></text:p>
        </text:list-item>
        <text:list-item>
          <text:p text:style-name="P517"><text:alphabetical-index-mark-start text:id="IMark94624093095064" text:key1="Operatori"/><text:span text:style-name="T345">insert</text:span><text:alphabetical-index-mark-end text:id="IMark94624093095064"/><text:span text:style-name="T187">: accetta due parametri, il primo è l’elemento da inserire, il secondo la sua posizione nella sequenza.</text:span></text:p>
        </text:list-item>
        <text:list-item>
          <text:p text:style-name="P517"><text:alphabetical-index-mark-start text:id="IMark94624080177816" text:key1="Operatori"/><text:span text:style-name="T345">delete</text:span><text:alphabetical-index-mark-end text:id="IMark94624080177816"/><text:span text:style-name="T187">: elimina il parametro nell’indice desiderato, e preserva l’ordine degli elementi in memoria (lento).</text:span></text:p>
        </text:list-item>
        <text:list-item>
          <text:p text:style-name="P518"><text:alphabetical-index-mark-start text:id="IMark94624095208232" text:key1="Operatori"/><text:span text:style-name="T345">del</text:span><text:alphabetical-index-mark-end text:id="IMark94624095208232"/><text:span text:style-name="T187">: elimina il parametro nell’indice desiderato, ma non preserva l’ordine degli elementi in memoria </text:span><text:span text:style-name="T219">(veloce)</text:span><text:span text:style-name="T187">.</text:span></text:p>
        </text:list-item>
        <text:list-item>
          <text:p text:style-name="P518"><text:alphabetical-index-mark-start text:id="IMark94624093095064" text:key1="Operatori"/><text:span text:style-name="T345">pop</text:span><text:alphabetical-index-mark-end text:id="IMark94624093095064"/><text:span text:style-name="T187">: elimina l’ultimo elemento nella sequenza e lo rende subito stampabile a video.</text:span></text:p>
        </text:list-item>
        <text:list-item>
          <text:p text:style-name="P518"><text:alphabetical-index-mark-start text:id="IMark94624080177816" text:key1="Operatori"/><text:span text:style-name="T345">&amp;</text:span><text:alphabetical-index-mark-end text:id="IMark94624080177816"/><text:span text:style-name="T187">: se usato per due o più sequenze, le concatena creandone una sola.</text:span></text:p>
        </text:list-item>
        <text:list-item>
          <text:p text:style-name="P519"><text:span text:style-name="T345">c[x</text:span><text:alphabetical-index-mark-start text:id="IMark94624095208232" text:key1="Operatori"/><text:span text:style-name="T345">..</text:span><text:alphabetical-index-mark-end text:id="IMark94624095208232"/><text:span text:style-name="T345">y]</text:span><text:span text:style-name="T187">: slice della sequenza intera tra i due indici x e y compresi.</text:span></text:p>
        </text:list-item>
        <text:list-item>
          <text:p text:style-name="P519"><text:span text:style-name="T345">c[x..</text:span><text:alphabetical-index-mark-start text:id="IMark94624095208232" text:key1="Operatori"/><text:span text:style-name="T345">^</text:span><text:alphabetical-index-mark-end text:id="IMark94624095208232"/><text:span text:style-name="T345">y]</text:span><text:span text:style-name="T187">: slice degli indici tra x y è conteggiato a partire dalla fine (ultimo e = ^1 penultimo =^2 ecc).</text:span></text:p>
        </text:list-item>
        <text:list-item>
          <text:p text:style-name="P519"><text:span text:style-name="T345">c[x..</text:span><text:alphabetical-index-mark-start text:id="IMark94624095208232" text:key1="Operatori"/><text:span text:style-name="T345">&lt;</text:span><text:alphabetical-index-mark-end text:id="IMark94624095208232"/><text:span text:style-name="T345">y]</text:span><text:span text:style-name="T187">: slice degli indici tra x e y-1; l’operatore “</text:span><text:span text:style-name="T135">&lt;</text:span><text:span text:style-name="T187">” esclude (scala di uno) il valore indicato.</text:span></text:p>
        </text:list-item>
      </text:list>
      <text:p text:style-name="P95"/>
      <text:p text:style-name="P96"><draw:frame draw:style-name="fr3" draw:name="Cornice5" text:anchor-type="paragraph" svg:width="16cm" draw:z-index="4"><draw:text-box fo:min-height="0.499cm"><text:p text:style-name="P105"><text:span text:style-name="T643">ATTENZIONE!!</text:span><text:span text:style-name="T187"> le sequenze lavorando sulla heap quindi son più lente rispetto agli array che son allocati nello stack, se non pensi di doverle modificare ma di lasciarle costanti, usa sempre gli array, aumenti la velocità del tuo programma.</text:span></text:p><text:p text:style-name="P106"><text:span text:style-name="T187">Se sai per certo quanti elementi massimi saranno inseriti nella sequenza, usa pure </text:span><text:span text:style-name="T134">newSeqOfCap</text:span><text:span text:style-name="T187"> che preparerà la memoria per contenerei dati senza dover ri-alloccare continuamente come invece fa </text:span><text:span text:style-name="T134">newSeq</text:span><text:span text:style-name="T187"> questo aumenterà la velocità del tuo programma, ovvio che puoi superare quanto imposto, ma il vantaggio prima citato sarà vanificato.</text:span></text:p></draw:text-box></draw:frame></text:p>
      <text:p text:style-name="P96"/>
      <text:p text:style-name="P18"/>
      <text:p text:style-name="P18"/>
      <text:p text:style-name="P36"/>
      <text:p text:style-name="P36"/>
      <text:p text:style-name="P36"/>
      <text:p text:style-name="P103"/>
      <text:p text:style-name="P103"/>
      <text:p text:style-name="P103"/>
      <text:p text:style-name="P103"/>
      <text:p text:style-name="P15"><text:span text:style-name="T462">3.</text:span><text:span text:style-name="T463">6</text:span><text:span text:style-name="T462"> – Tables.</text:span></text:p>
      <text:p text:style-name="P89">Le <text:span text:style-name="T62">tables</text:span>, sono delle tabelle hash estremamente efficienti, che in altri linguaggi, come Python vengono chiamate dizionari, e per usarle dovrai importare il modulo <text:alphabetical-index-mark-start text:id="IMark94624080177816" text:key1="Moduli"/><text:span text:style-name="T62">tables</text:span><text:alphabetical-index-mark-end text:id="IMark94624080177816"/>. Ogni voce è costituita da un coppia <text:s/>chiave-valore. <text:span text:style-name="T760">Questo ti fa intuire che grazie alla chiave sarà molto facile trovare un valore, e come prima accennato le rende estremamente veloci. Ecco un esempio di come si può usarle:</text:span></text:p>
      <text:p text:style-name="P405"/>
      <text:p text:style-name="P406">import std/[tables]</text:p>
      <text:p text:style-name="P406"/>
      <text:p text:style-name="P406">var agenda = <text:alphabetical-index-mark-start text:id="IMark94624080177816"/><text:span text:style-name="T617">initTable</text:span><text:alphabetical-index-mark-end text:id="IMark94624080177816"/>[string, int]()</text:p>
      <text:p text:style-name="P406">echo(agenda)<text:tab/><text:tab/><text:tab/><text:tab/><text:span text:style-name="T252">→ {:} la tabella ora è ancora vuota</text:span></text:p>
      <text:p text:style-name="P406">agenda[“Susanna”] = 123456</text:p>
      <text:p text:style-name="P406">agenda[“Luca”] = 654321</text:p>
      <text:p text:style-name="P406"><text:soft-page-break/>echo(agenda) <text:tab/><text:tab/><text:tab/><text:tab/><text:span text:style-name="T252">→ {“Susanna”: 123456, “Luca”: 654321} stampa tutto il contenuto di agenda</text:span></text:p>
      <text:p text:style-name="P406">echo(agenda[“Susanna”])<text:tab/><text:tab/><text:tab/><text:span text:style-name="T252">→ 123456 stampa il numero di telefono di Susanna</text:span></text:p>
      <text:p text:style-name="P264"/>
      <text:p text:style-name="P230">Dall’esempio appare chiaro come è facile trovare gli elementi o valori dentro a questo tipo di tabelle. <text:span text:style-name="T761">Si può anche crearle con già dei valori esistenti facendo ad esempio:</text:span></text:p>
      <text:p text:style-name="P264"/>
      <text:p text:style-name="P264">var agenda2 = <text:alphabetical-index-mark-start text:id="IMark94624080177816"/><text:span text:style-name="T345">toTable</text:span><text:alphabetical-index-mark-end text:id="IMark94624080177816"/>({"Franco": 999999, "Giulio": 333333, "Maria": 444444})</text:p>
      <text:p text:style-name="P264">var agenda3 = {"Silvia": 777777, "Luigi": 55555}.<text:span text:style-name="T345">toTable</text:span></text:p>
      <text:p text:style-name="P444"/>
      <text:p text:style-name="P231">In questo tipo di tabelle generalmente non interessa mantenere traccia dell’ordine di inserimento, anche perché questo influirebbe sulla loro efficienza, ma potrebbe capitare per qualche motivo <text:span text:style-name="T780">o per poter usufruire dei metodi specifici) </text:span>che questo ordine sia essenziale anche a costo dell’effic<text:span text:style-name="T762">i</text:span>enza <text:span text:style-name="T762">allora potrai creare la tabella nel seguente modo:</text:span></text:p>
      <text:p text:style-name="P265"/>
      <text:p text:style-name="P265">var agenda4 = <text:span text:style-name="T345">toOrderedTable</text:span>({"Lola": 782345, "Enrico": 339922})</text:p>
      <text:p text:style-name="P265">var agenda5 = {"Alberto": 0012203, "Lorena": 727374}.<text:alphabetical-index-mark-start text:id="IMark94624080177816"/><text:span text:style-name="T345">toOrderedTable</text:span><text:alphabetical-index-mark-end text:id="IMark94624080177816"/></text:p>
      <text:p text:style-name="P231"/>
      <text:p text:style-name="P232">Un’altra funzionalità di questo tipo di tabelle, è che possono contare automaticamente gli elementi uguali, che compaiono in una stringa, in una sequenza o in un array, ecco come:</text:p>
      <text:p text:style-name="P266"/>
      <text:p text:style-name="P266">const frase = "tabella bella"</text:p>
      <text:p text:style-name="P266">let frequenza = <text:span text:style-name="T345">toCountTable</text:span>(frase)</text:p>
      <text:p text:style-name="P266">echo frequenza<text:tab/><text:tab/><text:tab/><text:tab/><text:span text:style-name="T252">→ {‘a’:3, ‘t’: 1, ‘l’: 4, ‘b’:2 ,’ ‘:1, ‘e’:2}</text:span></text:p>
      <text:p text:style-name="P457"/>
      <text:p text:style-name="P232">Questi sono i tre modi per creare delle hashtables (dizionari). Ora come di consueto vedrai alcuni metodi per poter interagire con loro:</text:p>
      <text:p text:style-name="P232"/>
      <text:list xml:id="list1567668293" text:style-name="L19">
        <text:list-item>
          <text:p text:style-name="P533"><text:alphabetical-index-mark-start text:id="IMark94624080177816" text:key1="Operatori"/><text:span text:style-name="T363">add</text:span><text:alphabetical-index-mark-end text:id="IMark94624080177816"/>: aggiunge alla tabella una nuova voce (chiave-valore).</text:p>
        </text:list-item>
        <text:list-item>
          <text:p text:style-name="P533"><text:alphabetical-index-mark-start text:id="IMark94624093095064" text:key1="Operatori"/><text:span text:style-name="T363">clear</text:span><text:alphabetical-index-mark-end text:id="IMark94624093095064"/>: cancella tutti i dati contenuti nella tabella.</text:p>
        </text:list-item>
        <text:list-item>
          <text:p text:style-name="P533"><text:alphabetical-index-mark-start text:id="IMark94624080177816" text:key1="Operatori"/><text:span text:style-name="T363">contains</text:span><text:alphabetical-index-mark-end text:id="IMark94624080177816"/>: controlla se una chiave è contenuta nella tabella.</text:p>
        </text:list-item>
        <text:list-item>
          <text:p text:style-name="P533"><text:alphabetical-index-mark-start text:id="IMark94624093095064" text:key1="Operatori"/><text:span text:style-name="T363">del</text:span><text:alphabetical-index-mark-end text:id="IMark94624093095064"/>: cancella la voce con la chiave passata come argomento.</text:p>
        </text:list-item>
        <text:list-item>
          <text:p text:style-name="P534"><text:alphabetical-index-mark-start text:id="IMark94624080177816"/><text:span text:style-name="T363">getOrDefault</text:span><text:alphabetical-index-mark-end text:id="IMark94624080177816"/>: recupera il valore associato alla chiava passata se non ce torna un valore predefinito.</text:p>
        </text:list-item>
        <text:list-item>
          <text:p text:style-name="P534"><text:alphabetical-index-mark-start text:id="IMark94624093095064" text:key1="Operatori"/><text:span text:style-name="T363">hasKey</text:span><text:alphabetical-index-mark-end text:id="IMark94624093095064"/>: ritorna “true” se la chiave cercata è nella tabella.</text:p>
        </text:list-item>
        <text:list-item>
          <text:p text:style-name="P534"><text:alphabetical-index-mark-start text:id="IMark94624030658584" text:key1="Operatori"/><text:span text:style-name="T364">l</text:span><text:span text:style-name="T363">en</text:span><text:alphabetical-index-mark-end text:id="IMark94624030658584"/>: come gi<text:span text:style-name="T763">à</text:span> sai ritorna il numero di elementi (chiave-valore) presenti in tabella.</text:p>
        </text:list-item>
        <text:list-item>
          <text:p text:style-name="P534"><text:alphabetical-index-mark-start text:id="IMark94624030659016" text:key1="Operatori"/><text:span text:style-name="T364">p</text:span><text:span text:style-name="T363">op</text:span><text:alphabetical-index-mark-end text:id="IMark94624030659016"/>: elimina la chiave indicata dalla tabella e se esistente torna “true” e può trasferire il valore ad una variabile passata in argomento.</text:p>
        </text:list-item>
      </text:list>
      <text:p text:style-name="P232"/>
      <text:p text:style-name="P231"/>
      <text:p text:style-name="P231"/>
      <text:p text:style-name="P13"><text:span text:style-name="T462">3.</text:span><text:span text:style-name="T463">7</text:span><text:span text:style-name="T462"> – i Set</text:span>.</text:p>
      <text:p text:style-name="P82">I <text:alphabetical-index-mark-start text:id="IMark94624080689016"/>set<text:alphabetical-index-mark-end text:id="IMark94624080689016"/> sono degli insiemi e rispondono alla matematica di essi (intersezioni, unioni, sottoinsiemi, ecc) ma <text:span text:style-name="T466">la cosa da tenere sempre ben a mente è che in un set, gli elementi contenuti sono sempre univoci (non possono ripetersi)</text:span>. <text:span text:style-name="T477">Nei set della libreria di s</text:span><text:span text:style-name="T703">i</text:span><text:span text:style-name="T477">stema si po</text:span><text:span text:style-name="T752">ssono</text:span><text:span text:style-name="T477"> usare solo tipi </text:span><text:alphabetical-index-mark-start text:id="IMark94624094204920"/><text:span text:style-name="T477">ordinali</text:span><text:alphabetical-index-mark-end text:id="IMark94624094204920"/><text:span text:style-name="T477">, ovvero elementi in cui la successione è nota: 2 viene dopo di 1 ma prima di 3, ‘b’ viene dopo ‘a’ <text:s/>ma prima di ‘c’ e cosi via </text:span><text:span text:style-name="T480">notare l’uso di ‘’ che indica che stiamo parlando di caratteri e non stringhe!!</text:span><text:span text:style-name="T477">, una stringa per esempio non è </text:span><text:span text:style-name="T703">ordinale</text:span><text:span text:style-name="T477">. </text:span><text:span text:style-name="T478">Anche i tipi che p</text:span><text:span text:style-name="T703">uoi</text:span><text:span text:style-name="T478"> utilizzare con questi insieme sono limitati (vedi </text:span><text:span text:style-name="T483">sotto</text:span><text:span text:style-name="T478">) perché cosi si garantisce l’alta efficienza, ma ved</text:span><text:span text:style-name="T734">rai</text:span><text:span text:style-name="T478"> che ci sarà modo di evitare queste limitazioni, a scapito però della performance. </text:span><text:span text:style-name="T479">Passiamo a vedere l’inizializzazione dei set.</text:span></text:p>
      <text:p text:style-name="P395"/>
      <text:p text:style-name="P396">var setInt<text:span text:style-name="T481">1</text:span> : set[int16]<text:tab/><text:tab/><text:tab/>→ inizializza un nuovo set di interi a 16 bit <text:span text:style-name="T481">vuoto</text:span>.</text:p>
      <text:p text:style-name="P397"><text:span text:style-name="T482">v</text:span>ar setInt2 = {1,2,3,4,<text:span text:style-name="T482">2</text:span>}<text:tab/><text:tab/><text:tab/>→ inizializza un nuovo set di interi e già si assegnano i valori.</text:p>
      <text:p text:style-name="P398">var setInt3 = {3,4,5,6}<text:tab/><text:tab/><text:tab/>→ set <text:s/>in più per gli esempi delle operazioni su di essi.</text:p>
      <text:p text:style-name="P397"/>
      <text:p text:style-name="P397">type</text:p>
      <text:p text:style-name="P397"><text:s text:c="11"/><text:span text:style-name="T485">S</text:span>et<text:span text:style-name="T486">Char</text:span>3 = set[char]<text:tab/><text:tab/><text:tab/>→ inizializza un tipo di set che accetta caratteri.</text:p>
      <text:p text:style-name="P397"/>
      <text:p text:style-name="P94"><draw:frame draw:style-name="fr3" draw:name="Cornice4" text:anchor-type="paragraph" svg:width="16cm" draw:z-index="3"><draw:text-box fo:min-height="0.499cm"><text:p text:style-name="P94">I tipi usabili sono: int8-int16, unint8/bitye-uint16, char, enum.</text:p></draw:text-box></draw:frame></text:p>
      <text:p text:style-name="P94"/>
      <text:p text:style-name="P83"><text:soft-page-break/>Altra cosa molto importante è che i set non <text:span text:style-name="T703">sono</text:span> un insieme ordinato, quindi non si può in nessun caso richiamare gli elementi tramite un indice, ma sono estremamente utili oltre che per eliminare i dopp<text:span text:style-name="T484">i</text:span>oni come vedremo per verificare la presenza di un elemento con l’operatore “<text:span text:style-name="T123">in</text:span>”. <text:span text:style-name="T484">Anche nei set si può aggiungere o eliminare dei valori.</text:span></text:p>
      <text:p text:style-name="P399"/>
      <text:p text:style-name="P399">echo(setInt2)<text:tab/><text:tab/><text:tab/><text:tab/>→ {1,2,3,4} come puoi notare set ha rimosso 2 in quanto doppio.</text:p>
      <text:p text:style-name="P399">setInt1.<text:span text:style-name="T345">incl</text:span>(75)<text:tab/><text:tab/><text:tab/><text:tab/>→ {75} hai appena aggiunto il numero 75 al set “setInc1”.</text:p>
      <text:p text:style-name="P400">SetInt1 <text:span text:style-name="T345">+</text:span><text:span text:style-name="T253"> </text:span>setInt2<text:tab/><text:tab/><text:tab/><text:tab/>→ {1,2,3,4,5,6} nota la mancanza dei doppi anche qui.</text:p>
      <text:p text:style-name="P400">SetInt1 <text:span text:style-name="T345">*</text:span><text:span text:style-name="T253"> </text:span>setInt2<text:tab/><text:tab/><text:tab/><text:tab/>→ {3,4}</text:p>
      <text:p text:style-name="P440">setInt1 <text:span text:style-name="T345">-</text:span><text:span text:style-name="T123"> </text:span>setInt2<text:tab/><text:tab/><text:tab/><text:tab/>→ {1,2} <text:s text:c="4"/>ATTENZIONE!!</text:p>
      <text:p text:style-name="P440">setInt2 <text:span text:style-name="T345">-</text:span><text:span text:style-name="T358"> </text:span>setInt1<text:tab/><text:tab/><text:tab/><text:tab/>→ {5,6} <text:s text:c="3"/>ATTENZIONE!!</text:p>
      <text:p text:style-name="P258">setInt1 <text:span text:style-name="T345">&lt;</text:span> setInt2<text:tab/><text:tab/><text:tab/><text:tab/>→ false.</text:p>
      <text:p text:style-name="P259">3 <text:span text:style-name="T345">in</text:span> setInt1<text:tab/><text:tab/><text:tab/><text:tab/>→ true.</text:p>
      <text:p text:style-name="P149"/>
      <text:p text:style-name="P149">Anche per i set <text:span text:style-name="T752">ci sono</text:span> molti interessanti operatori che ora cercherò di spiegarli meglio:</text:p>
      <text:p text:style-name="P149"/>
      <text:list xml:id="list3086585779" text:style-name="L20">
        <text:list-item>
          <text:p text:style-name="P547"><text:alphabetical-index-mark-start text:id="IMark94624080689016" text:key1="Operatori"/><text:span text:style-name="T345">incl</text:span><text:alphabetical-index-mark-end text:id="IMark94624080689016"/><text:span text:style-name="T187">: andrà ad inserire un elemento (di quelli concessi) dentro al set, accetta solo un elemento per volta.</text:span></text:p>
        </text:list-item>
        <text:list-item>
          <text:p text:style-name="P547"><text:alphabetical-index-mark-start text:id="IMark94624095208232" text:key1="Operatori"/><text:span text:style-name="T345">+</text:span><text:alphabetical-index-mark-end text:id="IMark94624095208232"/><text:span text:style-name="T187">: </text:span><text:span text:style-name="T135">unione</text:span><text:span text:style-name="T187">, unisce assieme due set, ovviamente escludendo eventuali doppi elementi.</text:span></text:p>
        </text:list-item>
        <text:list-item>
          <text:p text:style-name="P547"><text:alphabetical-index-mark-start text:id="IMark94624098972408" text:key1="Operatori"/><text:span text:style-name="T345">*</text:span><text:alphabetical-index-mark-end text:id="IMark94624098972408"/><text:span text:style-name="T187">: </text:span><text:span text:style-name="T135">intersezione</text:span><text:span text:style-name="T187">, ritorna solamente gli elementi in comune dei due set.</text:span></text:p>
        </text:list-item>
        <text:list-item>
          <text:p text:style-name="P547"><text:alphabetical-index-mark-start text:id="IMark94624080689016" text:key1="Operatori"/><text:span text:style-name="T345">-</text:span><text:alphabetical-index-mark-end text:id="IMark94624080689016"/><text:span text:style-name="T187">: </text:span><text:span text:style-name="T135">differenza</text:span><text:span text:style-name="T187">, dal primo insieme indicato, sottrae (elimina) gli elementi che sono in comune al secondo insieme. </text:span><text:span text:style-name="T224">Prestare attenzione quindi all’ordine con cui vengo scritti!!</text:span></text:p>
        </text:list-item>
        <text:list-item>
          <text:p text:style-name="P548"><text:alphabetical-index-mark-start text:id="IMark94624095208232" text:key1="Operatori"/><text:span text:style-name="T345">&lt;</text:span><text:alphabetical-index-mark-end text:id="IMark94624095208232"/><text:span text:style-name="T187">: </text:span><text:span text:style-name="T143">sottoinsieme</text:span><text:span text:style-name="T200">, se il primo set è sotto insieme del secondo ritorna true. Es {3,4} &lt; {1,2,3,4,5} = true.</text:span></text:p>
        </text:list-item>
        <text:list-item>
          <text:p text:style-name="P549"><text:alphabetical-index-mark-start text:id="IMark94624098972408" text:key1="Operatori"/><text:span text:style-name="T345">in</text:span><text:alphabetical-index-mark-end text:id="IMark94624098972408"/><text:span text:style-name="T187">:</text:span><text:span text:style-name="T135">è contenuto in</text:span><text:span text:style-name="T187">, questo operatore lo useremo molto spesso, su set, sequenze array, perché offre una ricerca rapida di un elemento all’interno di queste strutture dati (molto veloce).</text:span></text:p>
        </text:list-item>
      </text:list>
      <text:p text:style-name="P150"/>
      <text:p text:style-name="P235"><text:span text:style-name="T187">Come vedi i set son molto semplici ma molto efficienti, a volte però magari vogliamo o dobbiamo lavorare con altri tipi di dati, dati non supportati da questi insiemi. Niente paura, Nim ha già pronto il modulo “</text:span><text:alphabetical-index-mark-start text:id="IMark94624098972408" text:key1="Moduli"/>sets<text:alphabetical-index-mark-end text:id="IMark94624098972408"/><text:span text:style-name="T187">” che risolve questo problema e potremmo inserire qualsiasi “cosa” a cui si può applicare un </text:span><text:span text:style-name="T134">hasing</text:span><text:span text:style-name="T187">. </text:span><text:span text:style-name="T201">Non mi soffermo </text:span><text:span text:style-name="T219">su</text:span><text:span text:style-name="T201"> come lavorano, perché è identico (o quasi vedremo dove ce qualche differenza) a quanto visto per i set di sistema, ma cambia solo qualcosa sulle inizializzazioni e i metodi/operatori. Al solito vediamo come si inizializzano.</text:span></text:p>
      <text:p text:style-name="P269"/>
      <text:p text:style-name="P336"><text:span text:style-name="T187">var hSet1: </text:span><text:span text:style-name="T346">Ha</text:span><text:span text:style-name="T348">s</text:span><text:span text:style-name="T346">hSet[float]</text:span><text:span text:style-name="T187"><text:tab/><text:tab/><text:tab/>→ inizia</text:span><text:span text:style-name="T202">lizza </text:span><text:span text:style-name="T187"><text:s/>un nuovo hashset vuoto </text:span><text:span text:style-name="T202">di tipo </text:span><text:span text:style-name="T204">float</text:span><text:span text:style-name="T202"> (ora si può!)</text:span><text:span text:style-name="T187">.</text:span></text:p>
      <text:p text:style-name="P336"><text:span text:style-name="T187">var hSet2: Has</text:span><text:span text:style-name="T212">h</text:span><text:span text:style-name="T187">Set[</text:span><text:span text:style-name="T202">int</text:span><text:span text:style-name="T187">] = </text:span><text:span text:style-name="T346">toHasSet</text:span><text:span text:style-name="T187">(</text:span><text:span text:style-name="T203">[</text:span><text:span text:style-name="T202">2,4</text:span><text:span text:style-name="T203">]</text:span><text:span text:style-name="T187">)<text:tab/>→ </text:span><text:span text:style-name="T202">inizializza un nuovo hashset di tipo int e mettiamo dei valori.</text:span></text:p>
      <text:p text:style-name="P270"/>
      <text:p text:style-name="P236"><text:span text:style-name="T187">In questo modulo però, i set contrariamente a quanto nella libreria di sistema, possono anche essere di tipo ordinato </text:span><text:span text:style-name="T204">o meglio si ricorda l’ordine di inserzione degli elementi</text:span><text:span text:style-name="T187">.</text:span></text:p>
      <text:p text:style-name="P270"/>
      <text:p text:style-name="P337"><text:span text:style-name="T187">Var hSet3: </text:span><text:span text:style-name="T349">Order</text:span><text:span text:style-name="T350">S</text:span><text:span text:style-name="T349">et[string]</text:span><text:span text:style-name="T204"><text:tab/><text:tab/><text:tab/><text:tab/><text:tab/>→ inizializza un nuovo hashset ordinato di <text:s/>tipo string</text:span><text:span text:style-name="T205"> v</text:span><text:span text:style-name="T204">uoto.</text:span></text:p>
      <text:p text:style-name="P338"><text:span text:style-name="T204">V</text:span><text:span text:style-name="T187">ar hSet4: Oredeset[string] = </text:span><text:span text:style-name="T351">toOrderSet</text:span><text:span text:style-name="T187">([“ciao”,”Nim”])<text:tab/><text:tab/>→ inizializza un nuovo hashset ordinato con dei valori.</text:span></text:p>
      <text:p text:style-name="P271"/>
      <text:p text:style-name="P126"><text:span text:style-name="T545">Tutti i metodi che </text:span><text:span text:style-name="T552">hai</text:span><text:span text:style-name="T545"> visto prima per i set “normali” valgono anche qui (ci sono degli alias però tipo </text:span><text:span text:style-name="T525">–</text:span><text:span text:style-name="T545"> alis </text:span><text:span text:style-name="T525">difference</text:span><text:span text:style-name="T545">) ma alcun</text:span><text:span text:style-name="T550">i operatori</text:span><text:span text:style-name="T545"> potrebbero essere interessanti da vedere e spiegare, </text:span><text:span text:style-name="T551">per gli altri dai un occhiata qui </text:span><text:a xlink:type="simple" xlink:href="https://nim-lang.org/docs/sets.html" text:style-name="Internet_20_link" text:visited-style-name="Visited_20_Internet_20_Link"><text:span text:style-name="T551">https://nim-lang.org/docs/sets.html</text:span></text:a><text:span text:style-name="T551"> </text:span><text:span text:style-name="T545">.</text:span></text:p>
      <text:p text:style-name="P151"/>
      <text:list xml:id="list1247348597" text:style-name="L21">
        <text:list-item>
          <text:p text:style-name="P550"><text:alphabetical-index-mark-start text:id="IMark94624098972408"/><text:span text:style-name="T345">toHashSet</text:span><text:alphabetical-index-mark-end text:id="IMark94624098972408"/><text:span text:style-name="T187">:inserisce una struttura dati (array, set, sequenza) in un hashset.</text:span></text:p>
        </text:list-item>
        <text:list-item>
          <text:p text:style-name="P550"><text:alphabetical-index-mark-start text:id="IMark94624095208232"/><text:span text:style-name="T345">toOrderSet</text:span><text:alphabetical-index-mark-end text:id="IMark94624095208232"/><text:span text:style-name="T187">: inserisce una struttura dati (array, set, sequenza) in un orderhashset.</text:span></text:p>
        </text:list-item>
        <text:list-item>
          <text:p text:style-name="P551"><text:alphabetical-index-mark-start text:id="IMark94624080689016" text:key1="Operatori"/><text:span text:style-name="T345">clear</text:span><text:alphabetical-index-mark-end text:id="IMark94624080689016"/><text:span text:style-name="T187">: elimina tutti i dati contenuti nel hashset.</text:span></text:p>
        </text:list-item>
        <text:list-item>
          <text:p text:style-name="P520"><text:span text:style-name="T360">-+-</text:span><text:span text:style-name="T386">: differenza simmetrica tra due insiemi, elimina gli elemnti in comune e ritorna solo quelli diver</text:span><text:span text:style-name="T387">s</text:span><text:span text:style-name="T386">i su entrambi gli insiemi: {1,2,3,10} -+- {1,2,3,4,7} = {4,10,7}</text:span></text:p>
        </text:list-item>
      </text:list>
      <text:p text:style-name="P123"/>
      <text:p text:style-name="P123"/>
      <text:p text:style-name="P123"/>
      <text:p text:style-name="P143"/>
      <text:p text:style-name="P143"/>
      <text:p text:style-name="P32"><text:soft-page-break/><text:span text:style-name="T390">3.</text:span><text:span text:style-name="T402">8</text:span><text:span text:style-name="T389"> – Gli Ordinali.</text:span></text:p>
      <text:p text:style-name="P84"><text:span text:style-name="T398">Ho</text:span><text:span text:style-name="T389"> gi</text:span><text:span text:style-name="T391">à</text:span><text:span text:style-name="T389"> accennato agli ordinali nel </text:span><text:span text:style-name="T398">paragrafo</text:span><text:span text:style-name="T389"> </text:span><text:span text:style-name="T391">3.5 </text:span><text:span text:style-name="T399">parlando dei</text:span><text:span text:style-name="T391"> set, </text:span><text:span text:style-name="T398">m</text:span><text:span text:style-name="T391">a </text:span><text:span text:style-name="T398">qui li riprendo un po' più nello specifico</text:span><text:span text:style-name="T391">. Sono tutti quei elementi in cui esiste una successione nota; ad esempio i numeri </text:span><text:span text:style-name="T392">interi </text:span><text:span text:style-name="T391">che sono “in ordine” 1,2,3… ma possono esserlo anche i caratteri che appunto seguono l’ordine alfabetico ‘a’, ‘b’, ‘c’…. </text:span><text:span text:style-name="T392">i booleniani false (0) true (1) egli enum (enumerazioni). </text:span><text:span text:style-name="T393">Vediamo qui quali operatori possono agire sui ordinali.</text:span></text:p>
      <text:p text:style-name="P273"/>
      <text:p text:style-name="P272">var esempio = 2<text:tab/><text:tab/><text:tab/>→ prendiamo la variabile “esempio” che vale 2.</text:p>
      <text:p text:style-name="P274">let array = [0, 1, 2, 3]<text:tab/><text:tab/>→ creiamo un array di quattro elementi.</text:p>
      <text:p text:style-name="P401"><text:span text:style-name="T353">succ</text:span><text:span text:style-name="T389">(esempio)<text:tab/><text:tab/><text:tab/>→ 3 attenzione però, esempio = 2 ancora!!!!! </text:span><text:span text:style-name="T398">(non agisce sulla variabile).</text:span></text:p>
      <text:p text:style-name="P401"><text:span text:style-name="T353">inc</text:span><text:span text:style-name="T389">(esempio)<text:tab/><text:tab/><text:tab/>→ 3 </text:span><text:span text:style-name="T400">questa</text:span><text:span text:style-name="T389"> volta è stata incrementata la variabile “es</text:span><text:span text:style-name="T397">empio”.</text:span></text:p>
      <text:p text:style-name="P402"><text:span text:style-name="T353">high</text:span><text:span text:style-name="T389">(array)<text:tab/><text:tab/><text:tab/>→ 4</text:span></text:p>
      <text:p text:style-name="P403"><text:span text:style-name="T353">ord</text:span><text:span text:style-name="T389">(‘N’)<text:tab/><text:tab/><text:tab/><text:tab/>→ 78</text:span></text:p>
      <text:p text:style-name="P275"/>
      <text:p text:style-name="P124"/>
      <text:p text:style-name="P152"/>
      <text:p text:style-name="P152"><text:span text:style-name="T735">P</text:span>er intero gli operatori disponibili:</text:p>
      <text:p text:style-name="P152"/>
      <text:list xml:id="list1907969723" text:style-name="L22">
        <text:list-item>
          <text:p text:style-name="P502"><text:alphabetical-index-mark-start text:id="IMark94624097547224" text:key1="Operatori"/><text:span text:style-name="T361">succ</text:span><text:alphabetical-index-mark-end text:id="IMark94624097547224"/><text:span text:style-name="T389">: ritorna il valore successivo a quello dato come argomento, senza incrementare il valore della variabile passata.</text:span></text:p>
        </text:list-item>
        <text:list-item>
          <text:p text:style-name="P502"><text:alphabetical-index-mark-start text:id="IMark94624080689016" text:key1="Operatori"/><text:span text:style-name="T361">pred</text:span><text:alphabetical-index-mark-end text:id="IMark94624080689016"/><text:span text:style-name="T389">: ritorna il valore precedente a quello dato come argomento, senza decrementare il valore della variabile passata.</text:span></text:p>
        </text:list-item>
        <text:list-item>
          <text:p text:style-name="P502"><text:alphabetical-index-mark-start text:id="IMark94624097547224" text:key1="Operatori"/><text:span text:style-name="T361">inc</text:span><text:alphabetical-index-mark-end text:id="IMark94624097547224"/><text:span text:style-name="T389">: incrementa il valore della variabile passata.</text:span></text:p>
        </text:list-item>
        <text:list-item>
          <text:p text:style-name="P502"><text:alphabetical-index-mark-start text:id="IMark94624080689016" text:key1="Operatori"/><text:span text:style-name="T361">dec</text:span><text:alphabetical-index-mark-end text:id="IMark94624080689016"/><text:span text:style-name="T389">: decrementa il valore della variabile passata.</text:span></text:p>
        </text:list-item>
        <text:list-item>
          <text:p text:style-name="P503"><text:alphabetical-index-mark-start text:id="IMark94624097547224" text:key1="Operatori"/><text:span text:style-name="T362">h</text:span><text:span text:style-name="T361">igh</text:span><text:alphabetical-index-mark-end text:id="IMark94624097547224"/><text:span text:style-name="T389">: </text:span><text:span text:style-name="T394">ha più funzioni se usato come high(int) torna il valore massimo che int può contenere, ma più importante è l’uso con gli array perché questo comando ti ritorna il valore dell’indice più alto. </text:span><text:span text:style-name="T461">Nelle sequenze non si usa, perché in esse l’indice minore parte sempre da zero (e si usa let)</text:span><text:span text:style-name="T394"> quindi non ce possibilità di errore, mentre negli array gli indici possono partire arbitrariamente.</text:span></text:p>
        </text:list-item>
        <text:list-item>
          <text:p text:style-name="P504"><text:alphabetical-index-mark-start text:id="IMark94624080689016" text:key1="Operatori"/><text:span text:style-name="T361">low</text:span><text:alphabetical-index-mark-end text:id="IMark94624080689016"/><text:span text:style-name="T389">: <text:s/></text:span><text:span text:style-name="T394">ha più funzioni se usato come low(int) torna il valore minimo che int può contenere. Se usato con gli array ritorna il valore dell’indice più basso (potrebbe essere negativo o comunque diverso da zero).</text:span></text:p>
        </text:list-item>
        <text:list-item>
          <text:p text:style-name="P505"><text:alphabetical-index-mark-start text:id="IMark94624097547224" text:key1="Operatori"/><text:span text:style-name="T361">ord</text:span><text:alphabetical-index-mark-end text:id="IMark94624097547224"/><text:span text:style-name="T389">: ritorna il valore intero dell’ordinale passato come argomento.</text:span></text:p>
        </text:list-item>
      </text:list>
      <text:p text:style-name="P153"/>
      <text:p text:style-name="P153"/>
      <text:p text:style-name="P153"/>
      <text:p text:style-name="P127">3.<text:span text:style-name="T778">9</text:span> – Varie.</text:p>
      <text:p text:style-name="P85"><text:span text:style-name="T389">Ora che abbiamo visto un po' di cose, in questa sezione varie, cercheremo di metterle un po' a frutto con </text:span><text:span text:style-name="T395">qualche</text:span><text:span text:style-name="T389"> esempio che commenterò alla fine. </text:span><text:span text:style-name="T395">Non preoccuparti se ancora delle cose non le capirai, le vedremo nella prossima sezione, concentrati solo sui tipi di dati e sui vari operator</text:span><text:span text:style-name="T401">i</text:span><text:span text:style-name="T395"> che userò. </text:span><text:span text:style-name="T396">Il programma che vedremo non avrà molta utilità, ma sarà funzionale e spero faccia capire come usare alcune delle cose che hai visto prima.</text:span></text:p>
      <text:p text:style-name="P325"/>
      <text:p text:style-name="P325"><text:span text:style-name="T493">1 <text:s/></text:span>import std/[strformat,sets]</text:p>
      <text:p text:style-name="P341"/>
      <text:p text:style-name="P342"><text:span text:style-name="T493">2 <text:s/></text:span>let ar1 = [1, 5, 9, 8, -34, 2]</text:p>
      <text:p text:style-name="P342"><text:span text:style-name="T493">3 <text:s/></text:span>var se1 = @[27, 65, 20, -187, 90]</text:p>
      <text:p text:style-name="P435"/>
      <text:p text:style-name="P343"><text:span text:style-name="T493">4 <text:s/></text:span>echo (fmt"array1 = {ar1} sequenza1 = {se1} e contiene {len(se1)} elementi")</text:p>
      <text:p text:style-name="P446">→ array1 = [1, 5, 9, 8, -34, 2] sequenza1 = @[27, 65, 20, -187, 90] e contiene 5 elementi</text:p>
      <text:p text:style-name="P342"/>
      <text:p text:style-name="P342"><text:span text:style-name="T493">5 <text:s/></text:span>if 55 notin se1:</text:p>
      <text:p text:style-name="P342"><text:span text:style-name="T493">6 <text:s text:c="5"/></text:span>se1.add(75)</text:p>
      <text:p text:style-name="P342"><text:span text:style-name="T493">7 <text:s text:c="5"/></text:span>se1.add(90)</text:p>
      <text:p text:style-name="P341"/>
      <text:p text:style-name="P342"><text:soft-page-break/><text:span text:style-name="T493">8 <text:s/></text:span>echo (fmt"array1 = {ar1} sequenza1 = {se1} e contiene {len(se1)} elementi")</text:p>
      <text:p text:style-name="P447">→ array1 = [1, 5, 9, 8, -34, 2] sequenza1 = @[27, 65, 20, -187, 90, 75, 90] e contiene 7 elementi</text:p>
      <text:p text:style-name="P341"/>
      <text:p text:style-name="P342"><text:span text:style-name="T493">9 <text:s/></text:span>var set1 = toHashSet(se1)</text:p>
      <text:p text:style-name="P342"><text:span text:style-name="T493">10 </text:span>echo (fmt"array1 = {ar1} <text:span text:style-name="T494">hashset </text:span>= {set1} e contiene {len(set1)} elementi")</text:p>
      <text:p text:style-name="P447">→ array1 = [1, 5, 9, 8, -34, 2] <text:span text:style-name="T494">hashset </text:span>= {20, 27, 65, -187, 75, 90} e contiene 6 elementi</text:p>
      <text:p text:style-name="P342"><text:span text:style-name="T493">11 </text:span>echo (fmt"Da elem 1 -&gt;3 {se1[1..3]}")</text:p>
      <text:p text:style-name="P447">Da elem 1 -&gt;3 di <text:span text:style-name="T494">s</text:span>equenza se1@[65, 20, -187]</text:p>
      <text:p text:style-name="P342"><text:span text:style-name="T493">12 </text:span>echo("Lista elementi array:")</text:p>
      <text:p text:style-name="P342"><text:span text:style-name="T493">13 </text:span>for c in ar1.low..ar1.high:</text:p>
      <text:p text:style-name="P342"><text:span text:style-name="T493">14 <text:s text:c="4"/></text:span>stdout.write(ar1[c]," ")</text:p>
      <text:p text:style-name="P447">→ Lista elementi array: 1 5 9 8 -34 2 </text:p>
      <text:p text:style-name="P342"><text:span text:style-name="T493">15 </text:span>echo('\n', "Lista elementi sequenza:")</text:p>
      <text:p text:style-name="P342"><text:span text:style-name="T493">16 </text:span>for d in 0..&lt;len(se1):</text:p>
      <text:p text:style-name="P342"><text:span text:style-name="T493">17 <text:s text:c="4"/></text:span>stdout.write(se1[d], " ")</text:p>
      <text:p text:style-name="P447">→ Lista elementi sequenza: 27 65 20 -187 90 75 90 </text:p>
      <text:p text:style-name="P342"><text:span text:style-name="T493">18 </text:span>echo()</text:p>
      <text:p text:style-name="P342"><text:span text:style-name="T493">19 </text:span>var <text:span text:style-name="T252">`inc`</text:span> = 0</text:p>
      <text:p text:style-name="P342"><text:span text:style-name="T493">20 </text:span>for e in 0..5:</text:p>
      <text:p text:style-name="P342"><text:span text:style-name="T493">21 <text:s text:c="5"/></text:span>inc.inc</text:p>
      <text:p text:style-name="P342"><text:span text:style-name="T493">22 <text:s text:c="4"/></text:span>echo(fmt("Ora incerement<text:span text:style-name="T495">o</text:span> vale: {inc}"))</text:p>
      <text:p text:style-name="P447">→ Ora incerement<text:span text:style-name="T495">o</text:span> vale: 1, Ora incerement<text:span text:style-name="T495">o</text:span> vale: 2, .. , Ora incerement<text:span text:style-name="T495">o</text:span> vale: 6</text:p>
      <text:p text:style-name="P342"/>
      <text:p text:style-name="P238">Nella prima riga, import<text:span text:style-name="T704">i</text:span> i moduli di cui avr<text:span text:style-name="T704">ai</text:span> bisogno con <text:alphabetical-index-mark-start text:id="IMark94624080689016"/><text:span text:style-name="T62">import</text:span><text:alphabetical-index-mark-end text:id="IMark94624080689016"/><text:span text:style-name="T149">, nota anche come è stato scritto ovvero </text:span><text:span text:style-name="T62">std/[</text:span><text:alphabetical-index-mark-start text:id="IMark94624100929048" text:key1="Moduli"/><text:span text:style-name="T62">strformat</text:span><text:alphabetical-index-mark-end text:id="IMark94624100929048"/><text:span text:style-name="T62">, </text:span><text:alphabetical-index-mark-start text:id="IMark94624095208232" text:key1="Moduli"/><text:span text:style-name="T62">sets</text:span><text:alphabetical-index-mark-end text:id="IMark94624095208232"/><text:span text:style-name="T62">]</text:span><text:span text:style-name="T149"> questa dovrebbe essere la corretta forma per farlo (si legge dalla libreria standard, importa strformat, sets). </text:span><text:span text:style-name="T175">N</text:span><text:span text:style-name="T150">ella seconda e terza riga crei rispettivamente un array di sei elementi interi ed una sequenza di cinque elementi. Nella quarta riga stamp</text:span><text:span text:style-name="T175">erai</text:span><text:span text:style-name="T150"> sia l’array che la sequenza, sfruttando quella che in Python si chiama “f-string” in piu con l’operatore </text:span><text:alphabetical-index-mark-start text:id="IMark94624080177384" text:key1="Operatori"/><text:span text:style-name="T64">len</text:span><text:alphabetical-index-mark-end text:id="IMark94624080177384"/><text:span text:style-name="T150"> ti dirà di quanti <text:s/>elementi è costituita. </text:span><text:span text:style-name="T151">Nella quinta linea, fa</text:span><text:span text:style-name="T175">i</text:span><text:span text:style-name="T151"> un controllo con l’operatore </text:span><text:alphabetical-index-mark-start text:id="IMark94624094096248" text:key1="Operatori"/><text:span text:style-name="T65">notin</text:span><text:alphabetical-index-mark-end text:id="IMark94624094096248"/><text:span text:style-name="T151"> per verificare se il numero 55 è presente nella lista, se non lo è lo andrà ad aggiungere con l’operatore </text:span><text:alphabetical-index-mark-start text:id="IMark94624094977576" text:key1="Operatori"/><text:span text:style-name="T65">add</text:span><text:alphabetical-index-mark-end text:id="IMark94624094977576"/><text:span text:style-name="T151"> ed aggiungerà anche un’altro 90 (ora son due </text:span><text:span text:style-name="T175">nuovi elementi aggiunti </text:span><text:span text:style-name="T151">nella sequenza), poi ristampa la sequenza ed il numero degli elementi aggiornati. La nona riga converte (in una nuova variabile) la sequenza </text:span><text:span text:style-name="T51">se1</text:span><text:span text:style-name="T151"> in un hasSet grazie all’operatore </text:span><text:alphabetical-index-mark-start text:id="IMark94624094977144" text:key1="Operatori"/><text:span text:style-name="T65">toHasSet</text:span><text:alphabetical-index-mark-end text:id="IMark94624094977144"/><text:span text:style-name="T65">, </text:span><text:span text:style-name="T151">come noter</text:span><text:span text:style-name="T175">ai</text:span><text:span text:style-name="T151"> nella lin</text:span><text:span text:style-name="T152">e</text:span><text:span text:style-name="T151">a successiva gli elementi non saranno sette come in </text:span><text:span text:style-name="T51">se1</text:span><text:span text:style-name="T151">, ma saranno solo sei, perché se </text:span><text:span text:style-name="T175">t</text:span><text:span text:style-name="T151">i ricordi bene nei set non possono esserci due valori uguali (e </text:span><text:span text:style-name="T175">ora</text:span><text:span text:style-name="T151"> av</text:span><text:span text:style-name="T175">remo</text:span><text:span text:style-name="T151"> due 90!!). </text:span><text:span text:style-name="T153">Nella linea undici, stamperai </text:span><text:span text:style-name="T155">soltanto </text:span><text:span text:style-name="T153">i valori </text:span><text:span text:style-name="T155">d</text:span><text:span text:style-name="T153">ella sequenza </text:span><text:span text:style-name="T52">se1</text:span><text:span text:style-name="T153"> </text:span><text:span text:style-name="T154">compresi tra l’indice 1 e 3. </text:span><text:span text:style-name="T156">La linea tredici, crea un ciclo che va dall’indice inferiore (qual che sia) di </text:span><text:span text:style-name="T53">ar1</text:span><text:span text:style-name="T156"> all’indice superiore e la variabile </text:span><text:span text:style-name="T53">c</text:span><text:span text:style-name="T156"> assumerà il numero di indice, </text:span><text:span text:style-name="T157">poi nella linea quattordici verrà stampato il valore </text:span><text:span text:style-name="T175">d</text:span><text:span text:style-name="T157">i </text:span><text:span text:style-name="T54">ar1[c]</text:span><text:span text:style-name="T157"> (lo si può fare in modo molto più semplice scrivendo </text:span><text:span text:style-name="T54">for c in ar1</text:span><text:span text:style-name="T157">: ma non raggiungerebbe lo scopo di illustrare questi operatori!). </text:span><text:span text:style-name="T158">Nella linea sedici, crei un secondo </text:span><text:span text:style-name="T55">for</text:span><text:span text:style-name="T158"> ma sta volta per la sequenza, e qui puoi osservare che non </text:span><text:span text:style-name="T175">u</text:span><text:span text:style-name="T158">siamo </text:span><text:span text:style-name="T55">low </text:span><text:span text:style-name="T158">e </text:span><text:span text:style-name="T55">high</text:span><text:span text:style-name="T158"> che va bene per gli array, ma usiamo l’operatore </text:span><text:span text:style-name="T185">&lt;</text:span><text:span text:style-name="T67">len()</text:span><text:span text:style-name="T96"> </text:span><text:span text:style-name="T158">che è quello corretto per questo tipo di dati. Nella linea diciannove, </text:span><text:span text:style-name="T159">potrai notare una strana dichiarazione della variabile, ovvero </text:span><text:span text:style-name="T68">`inc` </text:span><text:span text:style-name="T159">questo è detto </text:span><text:alphabetical-index-mark-start text:id="IMark94624031194568"/><text:span text:style-name="T56">stropping</text:span><text:alphabetical-index-mark-end text:id="IMark94624031194568"/><text:span text:style-name="T159">. </text:span><text:span text:style-name="T232">Se ti ricordi, </text:span><text:span text:style-name="T113">inc</text:span><text:span text:style-name="T232"> è una parola riservata di Nim ma usando l’accento capovolto (` = “AltGr + ‘”) puoi usarla per dichiarare una variabile</text:span><text:span text:style-name="T160">; certo se puoi evita di farlo ma a volte magari non si può. Alla linea venti crei un ciclo che andrà da 0 a 5 </text:span><text:span text:style-name="T161">e nella linea ventuno incrementer</text:span><text:span text:style-name="T175">ai</text:span><text:span text:style-name="T161"> la variabile </text:span><text:span text:style-name="T57">inc</text:span><text:span text:style-name="T161"> con l’operatore </text:span><text:span text:style-name="T69">inc</text:span><text:span text:style-name="T161"> (vedi perché dico che è meglio e</text:span><text:span text:style-name="T163">vitarlo</text:span><text:span text:style-name="T161">, è orrendo da vedere e da capire) </text:span><text:span text:style-name="T162">e stampiamo a video il risultato (v</text:span><text:span text:style-name="T163">a</text:span><text:span text:style-name="T162">lore per valore). </text:span><text:span text:style-name="T164">Per concludere ci sono ancora un po' di metodi che val la pena esaminare perché torneranno utili in futuro.</text:span></text:p>
      <text:p text:style-name="P168"/>
      <text:p text:style-name="P168"/>
      <text:p text:style-name="P168"/>
      <text:list xml:id="list1271340300" text:style-name="L23">
        <text:list-item>
          <text:p text:style-name="P556"><text:soft-page-break/><text:alphabetical-index-mark-start text:id="IMark94624080687720" text:key1="Operatori"/><text:span text:style-name="T365">is</text:span><text:alphabetical-index-mark-end text:id="IMark94624080687720"/><text:span text:style-name="T425">: verifica se due argomenti son dello stesso tipo esempio: </text:span><text:span text:style-name="T428">let a =1; a is int </text:span><text:span text:style-name="T425">→ true.</text:span></text:p>
        </text:list-item>
        <text:list-item>
          <text:p text:style-name="P556"><text:alphabetical-index-mark-start text:id="IMark94624039458888" text:key1="Operatori"/><text:span text:style-name="T366">i</text:span><text:span text:style-name="T365">snot</text:span><text:alphabetical-index-mark-end text:id="IMark94624039458888"/><text:span text:style-name="T425">: </text:span><text:span text:style-name="T426">verifica se due argomenti non son dello stesso tipo.</text:span></text:p>
        </text:list-item>
        <text:list-item>
          <text:p text:style-name="P556"><text:alphabetical-index-mark-start text:id="IMark94624080687720" text:key1="Operatori"/><text:span text:style-name="T366">a</text:span><text:span text:style-name="T365">ddr</text:span><text:alphabetical-index-mark-end text:id="IMark94624080687720"/><text:span text:style-name="T425">: </text:span><text:span text:style-name="T426">prende l’indirizzo di u</text:span><text:span text:style-name="T427">na</text:span><text:span text:style-name="T426"> locazione di memoria.</text:span></text:p>
        </text:list-item>
        <text:list-item>
          <text:p text:style-name="P556"><text:span text:style-name="T365">A </text:span><text:alphabetical-index-mark-start text:id="IMark94624039458888" text:key1="Operatori"/><text:span text:style-name="T365">and</text:span><text:alphabetical-index-mark-end text:id="IMark94624039458888"/><text:span text:style-name="T365"> B</text:span><text:span text:style-name="T425">: </text:span><text:span text:style-name="T426">fa l’and logico (bit per bit) tra A e B.</text:span></text:p>
        </text:list-item>
        <text:list-item>
          <text:p text:style-name="P556"><text:span text:style-name="T365">A </text:span><text:alphabetical-index-mark-start text:id="IMark94624080687720" text:key1="Operatori"/><text:span text:style-name="T365">or</text:span><text:alphabetical-index-mark-end text:id="IMark94624080687720"/><text:span text:style-name="T365"> B</text:span><text:span text:style-name="T425">: </text:span><text:span text:style-name="T426">fa l’or logico (bit per bit) tra A e B.</text:span></text:p>
        </text:list-item>
        <text:list-item>
          <text:p text:style-name="P556"><text:span text:style-name="T365">A </text:span><text:alphabetical-index-mark-start text:id="IMark94624039458888" text:key1="Operatori"/><text:span text:style-name="T365">xor</text:span><text:alphabetical-index-mark-end text:id="IMark94624039458888"/><text:span text:style-name="T365"> B</text:span><text:span text:style-name="T425">: </text:span><text:span text:style-name="T426">fa lo xor logico (bit per bit) tra A e B.</text:span></text:p>
        </text:list-item>
        <text:list-item>
          <text:p text:style-name="P556"><text:alphabetical-index-mark-start text:id="IMark94624080687720" text:key1="Operatori"/><text:span text:style-name="T365">not</text:span><text:alphabetical-index-mark-end text:id="IMark94624080687720"/><text:span text:style-name="T365"> A</text:span><text:span text:style-name="T425">: </text:span><text:span text:style-name="T426">fa la negazione di A.</text:span></text:p>
        </text:list-item>
      </text:list>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354"><text:soft-page-break/><text:span text:style-name="T404">4</text:span><text:span text:style-name="T403"> – Le strutture di Controllo.</text:span></text:p>
      <text:p text:style-name="P154">Fino ad ora hai visto i vari tipi <text:span text:style-name="T497">e le strutture </text:span><text:span text:style-name="T753">dati</text:span><text:span text:style-name="T497"> che Nim può gestire direttamente, ma per scrivere un programma degno di questo nome, ci vuole almeno qualcosa che in qualche modo controlli/</text:span><text:span text:style-name="T498">agisca</text:span><text:span text:style-name="T497"> </text:span><text:span text:style-name="T735">su </text:span><text:span text:style-name="T497">questi dati. </text:span><text:span text:style-name="T499">Normalmente le istruzioni vengono eseguite una dopo l’altra ma con queste strutture possiamo variare questo ordine. Si può affermare dunque che qualsiasi programma può essere scritto utilizzando solo tre strutture:</text:span></text:p>
      <text:p text:style-name="P154"/>
      <text:list xml:id="list3856920822" text:style-name="L24">
        <text:list-item>
          <text:p text:style-name="P536">Struttura <text:span text:style-name="T500">s</text:span>equenziale.</text:p>
        </text:list-item>
        <text:list-item>
          <text:p text:style-name="P536">Struttura di selezione.</text:p>
        </text:list-item>
        <text:list-item>
          <text:p text:style-name="P536">Struttura di iterazione.</text:p>
        </text:list-item>
      </text:list>
      <text:p text:style-name="P155"/>
      <text:p text:style-name="P156">Sulla struttura sequenziale non mi soffermerei molto, perché sono le normali istruzioni scritt<text:span text:style-name="T735">e</text:span> appunto una di seguito all’altra. Le Strutture di selezione invece consentono, tramite un confronto di “prendere una decisione” e quindi modificando la sequenza, prendendo nuove strade. Infine ci sono le sequenze di iterazione, che detto in soldoni, ma avremo tempo di approfondire, consentono di ripetere (o iterare) una certa sequenza, anche qui ci sarà molto da dire.</text:p>
      <text:p text:style-name="P156"/>
      <text:p text:style-name="P156"/>
      <text:p text:style-name="P128">4.1 – I<text:span text:style-name="T504">f</text:span>/E<text:span text:style-name="T504">lif</text:span>/E<text:span text:style-name="T504">lse</text:span>:</text:p>
      <text:p text:style-name="P157"><text:alphabetical-index-mark text:string-value="if" text:key1="Operatori"/><text:span text:style-name="T62">If</text:span> è forse uno degli operatori più utilizzati perché ci consente di <text:span text:style-name="T501">eseguire un pezzo di codice o un altro in base ad un confronto, con una variabile, con un numero o altro, </text:span><text:span text:style-name="T502">ma vediamo subito un esempio:</text:span></text:p>
      <text:p text:style-name="P276"/>
      <text:p text:style-name="P344"><text:span text:style-name="T165">import std/[</text:span><text:alphabetical-index-mark-start text:id="IMark139954126626264" text:key1="Moduli"/><text:span text:style-name="T165">random</text:span><text:alphabetical-index-mark-end text:id="IMark139954126626264"/><text:span text:style-name="T165">, </text:span><text:alphabetical-index-mark-start text:id="IMark139954126638344" text:key1="Moduli"/><text:span text:style-name="T166">strformat</text:span><text:alphabetical-index-mark-end text:id="IMark139954126638344"/><text:span text:style-name="T165">]</text:span></text:p>
      <text:p text:style-name="P342">randomize()</text:p>
      <text:p text:style-name="P341"/>
      <text:p text:style-name="P342">let casuale = <text:alphabetical-index-mark-start text:id="IMark139954126626264"/>rand<text:alphabetical-index-mark-end text:id="IMark139954126626264"/>(300)</text:p>
      <text:p text:style-name="P342">echo(casuale)</text:p>
      <text:p text:style-name="P341"/>
      <text:p text:style-name="P342"><text:span text:style-name="T345">if</text:span> casuale &lt;= 100<text:span text:style-name="T345">:</text:span></text:p>
      <text:p text:style-name="P342"><text:s text:c="4"/>echo(<text:alphabetical-index-mark-start text:id="IMark139954126626264"/>fmt<text:alphabetical-index-mark-end text:id="IMark139954126626264"/>("Il Numero {casuale} è un Valore <text:span text:style-name="T503">B</text:span>asso"))</text:p>
      <text:p text:style-name="P348"><text:s text:c="4"/>let prova = 1</text:p>
      <text:p text:style-name="P342"><text:span text:style-name="T345">elif</text:span> casuale &gt; 200<text:span text:style-name="T345">:</text:span></text:p>
      <text:p text:style-name="P342"><text:s text:c="4"/>echo("Il Numero ", casuale, " è un Valore Alto")</text:p>
      <text:p text:style-name="P445">else:</text:p>
      <text:p text:style-name="P342"><text:s text:c="4"/>echo("Il Numero " <text:alphabetical-index-mark-start text:id="IMark139954126638344" text:key1="Operatori"/>&amp;<text:alphabetical-index-mark-end text:id="IMark139954126638344"/> <text:alphabetical-index-mark-start text:id="IMark139954126626264" text:key1="Operatori"/>$<text:alphabetical-index-mark-end text:id="IMark139954126626264"/>casuale &amp; "è un Valore Medio")</text:p>
      <text:p text:style-name="P348">echo(“provo a stampare prova: “, prova)<text:tab/><text:span text:style-name="T639">→ Error: undeclared identifier: 'prova'</text:span></text:p>
      <text:p text:style-name="P348"/>
      <text:p text:style-name="P239">Come puoi vedere l’uso del <text:span text:style-name="T62">if</text:span><text:span text:style-name="T149"> pur nella sua potenza è molto semplice, ma val la pena osservare </text:span><text:span text:style-name="T167">alcune cose, la prima è</text:span><text:span text:style-name="T149"> che la linea dell’</text:span><text:span text:style-name="T62">if</text:span><text:span text:style-name="T149"> termina con “</text:span><text:span text:style-name="T62">:</text:span><text:span text:style-name="T149">” e le istruzioni da eseguire in caso la condizione sia vera (</text:span><text:span text:style-name="T62">true</text:span><text:span text:style-name="T149">) sono identati di due spazzi dall’if. </text:span><text:span text:style-name="T168">La seconda che si nota meno ma ce, è l’ambito, ovvero dove una variabile “vive”, </text:span><text:span text:style-name="T228">la variabile </text:span><text:span text:style-name="T102">prova</text:span><text:span text:style-name="T228"> dichiarata dentro al blocco, vale solo ed esclusivamente in quel blocco, aldifuori non esiste</text:span><text:span text:style-name="T168">. La terza riguarda l’uso di </text:span><text:span text:style-name="T70">if</text:span><text:span text:style-name="T168"> ed </text:span><text:span text:style-name="T70">elif</text:span><text:span text:style-name="T168">, perché se si fa come </text:span><text:span text:style-name="T176">in questo</text:span><text:span text:style-name="T168"> caso, il controllo dello stato della stessa variabile, si usa </text:span><text:span text:style-name="T70">if/elif</text:span><text:span text:style-name="T168">, cosi facendo il programma alla prima condizione vera, </text:span><text:span text:style-name="T178">esegue il blocco</text:span><text:span text:style-name="T168"> e non controlla le altre (meglio mettere per prima la condizione più probabile cosi si evita lavoro </text:span><text:span text:style-name="T169">inutile</text:span><text:span text:style-name="T168"> al processore</text:span><text:span text:style-name="T169">), mentre se si fanno controlli su variabili diverse ben vengano le sfilze di </text:span><text:span text:style-name="T71">if</text:span><text:span text:style-name="T169">. </text:span><text:span text:style-name="T170">Per quanto riguarda gli operatori di confronto, ormai dovre</text:span><text:span text:style-name="T176">sti</text:span><text:span text:style-name="T170"> conoscerli e sono: &lt;,&lt;=,&gt;=,&gt;,!=. Una menzione speciale va agli opratori </text:span><text:span text:style-name="T72"><text:s/></text:span><text:alphabetical-index-mark-start text:id="IMark139954126626264" text:key1="Operatori"/><text:span text:style-name="T72">in</text:span><text:alphabetical-index-mark-end text:id="IMark139954126626264"/><text:span text:style-name="T170"> e </text:span><text:alphabetical-index-mark-start text:id="IMark139954126638344" text:key1="Operatori"/><text:span text:style-name="T72">notin</text:span><text:alphabetical-index-mark-end text:id="IMark139954126638344"/><text:span text:style-name="T170"> che hai gia visto, ma vale la pena rivederli con un esempio </text:span><text:span text:style-name="T171">perché ti tornerà molto utile:</text:span></text:p>
      <text:p text:style-name="P351"/>
      <text:p text:style-name="P326"><text:soft-page-break/>import std/[random]</text:p>
      <text:p text:style-name="P342">randomize()</text:p>
      <text:p text:style-name="P342">var sequenza: seq[int]</text:p>
      <text:p text:style-name="P342">for <text:span text:style-name="T345">_</text:span> in 1..30:</text:p>
      <text:p text:style-name="P342"><text:s text:c="4"/>var num = rand(200)</text:p>
      <text:p text:style-name="P342"><text:s text:c="4"/>sequenza.add(num)</text:p>
      <text:p text:style-name="P342">echo(sequenza)</text:p>
      <text:p text:style-name="P341"/>
      <text:p text:style-name="P342">if 75 <text:span text:style-name="T345">in</text:span> sequenza:</text:p>
      <text:p text:style-name="P342"><text:s text:c="4"/>echo("Il numero 75 è nella sequenza")</text:p>
      <text:p text:style-name="P342">else:</text:p>
      <text:p text:style-name="P342"><text:s text:c="4"/>echo("in numero 75 non è nella sequenza")</text:p>
      <text:p text:style-name="P342"/>
      <text:p text:style-name="P242">Come puoi vedere con una sola operazione <text:span text:style-name="T705">fatta con</text:span> <text:span text:style-name="T62">in</text:span><text:span text:style-name="T149"> si fa una ricerca in una sequenza (array, string</text:span><text:span text:style-name="T176">a.</text:span><text:span text:style-name="T149">..) che può essere anche molto lunga. </text:span><text:span text:style-name="T172">Una cosa che forse non hai notato è il “</text:span><text:alphabetical-index-mark-start text:id="IMark139954126626264" text:key1="Operatori"/><text:span text:style-name="T73">_</text:span><text:alphabetical-index-mark-end text:id="IMark139954126626264"/><text:span text:style-name="T172">” dopo il </text:span><text:span text:style-name="T73">for</text:span><text:span text:style-name="T172"> al posto di una variabile, questo lo si fa quando quel valore non interessa e si dice al compilatore di non tenerne traccia. </text:span><text:span text:style-name="T176">Per concludere è</text:span><text:span text:style-name="T173"> sempre buona cosa finire con un </text:span><text:span text:style-name="T86">else</text:span><text:span text:style-name="T173"> cosi </text:span><text:span text:style-name="T182">ti assicuri</text:span><text:span text:style-name="T173"> di catturare tutti gli eventi e magari evitare spiacevoli blocchi del programma, </text:span><text:span text:style-name="T178">ma non è obbligatorio con questo costrutto. </text:span><text:span text:style-name="T180">Quando usi </text:span><text:span text:style-name="T95">if</text:span><text:span text:style-name="T180"> capita spesso di dover fare più confronti simultanei con più variabili, in questo ti vengono in aiuto gli operatori logici come </text:span><text:alphabetical-index-mark-start text:id="IMark139954126638344" text:key1="Operatori"/><text:span text:style-name="T95">or</text:span><text:alphabetical-index-mark-end text:id="IMark139954126638344"/><text:span text:style-name="T180"> e </text:span><text:alphabetical-index-mark-start text:id="IMark94624096161784" text:key1="Operatori"/><text:span text:style-name="T95">and</text:span><text:alphabetical-index-mark-end text:id="IMark94624096161784"/><text:span text:style-name="T180">, tieni presente che dove ce </text:span><text:span text:style-name="T95">and</text:span><text:span text:style-name="T180"> entrambe le condizioni devono essere vere, mentre con </text:span><text:span text:style-name="T95">or</text:span><text:span text:style-name="T180"> basta sia vera una delle due (o entrambe), ci sono anche altri </text:span><text:span text:style-name="T181">operatori</text:span><text:span text:style-name="T180"> come </text:span><text:alphabetical-index-mark-start text:id="IMark94624096162216" text:key1="Operatori"/><text:span text:style-name="T95">not</text:span><text:alphabetical-index-mark-end text:id="IMark94624096162216"/><text:span text:style-name="T180"> e </text:span><text:alphabetical-index-mark-start text:id="IMark94624031195432" text:key1="Operatori"/><text:span text:style-name="T95">xor</text:span><text:alphabetical-index-mark-end text:id="IMark94624031195432"/><text:span text:style-name="T180"> che p</text:span><text:span text:style-name="T181">u</text:span><text:span text:style-name="T180">oi usare, ma ecco un esempio di un programma per la morra cinese </text:span><text:span text:style-name="T182">che li sfrutta</text:span><text:span text:style-name="T180">:</text:span></text:p>
      <text:p text:style-name="P323"/>
      <text:p text:style-name="P349"><text:span text:style-name="T180">proc vincitore(a, b: char): </text:span><text:span text:style-name="T255">int</text:span><text:span text:style-name="T180"> =</text:span></text:p>
      <text:p text:style-name="P323"><text:s text:c="4"/>if a == b:</text:p>
      <text:p text:style-name="P323"><text:s text:c="8"/>echo("Pari")</text:p>
      <text:p text:style-name="P323"><text:s text:c="8"/>result = 0</text:p>
      <text:p text:style-name="P349"><text:span text:style-name="T180"><text:s text:c="4"/>elif (a == 'c' </text:span><text:span text:style-name="T352">and </text:span><text:span text:style-name="T180">b == 's') </text:span><text:span text:style-name="T352">or</text:span><text:span text:style-name="T180"> (a == 's' </text:span><text:span text:style-name="T352">and</text:span><text:span text:style-name="T180"> <text:s/>b == 'f') </text:span><text:span text:style-name="T352">or</text:span><text:span text:style-name="T180"> (a == 'f' </text:span><text:span text:style-name="T352">and</text:span><text:span text:style-name="T180"> <text:s/>b == 'c'):</text:span></text:p>
      <text:p text:style-name="P323"><text:s text:c="8"/>echo("Giocatore A Vince")</text:p>
      <text:p text:style-name="P349"><text:span text:style-name="T180"><text:s text:c="8"/></text:span><text:span text:style-name="T255">result</text:span><text:span text:style-name="T180"> = 1</text:span></text:p>
      <text:p text:style-name="P323"><text:s text:c="4"/>else:</text:p>
      <text:p text:style-name="P323"><text:s text:c="8"/>echo("Giocatore B Vince")</text:p>
      <text:p text:style-name="P349"><text:span text:style-name="T180"><text:s text:c="8"/></text:span><text:span text:style-name="T255">result</text:span><text:span text:style-name="T180"> = 2</text:span></text:p>
      <text:p text:style-name="P323"/>
      <text:p text:style-name="P349"><text:span text:style-name="T180">echo(vincitore('f', 'c'))<text:tab/><text:tab/><text:tab/></text:span><text:span text:style-name="T255">→ </text:span><text:span text:style-name="T256">Giocatore A Vince (combinazione f = forbice, c = carta)</text:span></text:p>
      <text:p text:style-name="P158"/>
      <text:p text:style-name="P174">Per una leggibilità migliore ho usate le parentesi ma non son necessarie. Come puoi intuire, basta che una delle tre <text:s/>condizioni<text:span text:style-name="T62"> and</text:span> sia vera, che grazie agli <text:span text:style-name="T62">or</text:span> tutta la condizione risulterà ver<text:span text:style-name="T781">a</text:span> e di conseguenza il vincitore sarà il giocatore “A”, altrimenti se nessuna condizione <text:span text:style-name="T62">and</text:span> risultasse vera l’espressione sarebbe sempre falsa, portando il giocatore “B” alla vittoria.</text:p>
      <text:p text:style-name="P158"/>
      <text:p text:style-name="P158"/>
      <text:p text:style-name="P158"/>
      <text:p text:style-name="P129">4.2 – When.</text:p>
      <text:p text:style-name="P159">Non so se sia corretto mettere <text:alphabetical-index-mark-start text:id="IMark94624031195432" text:key1="Operatori"/><text:span text:style-name="T62">when</text:span><text:alphabetical-index-mark-end text:id="IMark94624031195432"/> in questa sezione, ma essendo molto simile ad <text:span text:style-name="T13">if </text:span><text:s/>mi sembrava la <text:span text:style-name="T705">cosa più corretta da fare</text:span>. Come dicevo <text:span text:style-name="T62">when</text:span> è molto simile ad <text:span text:style-name="T13">if</text:span> perché esegue un blocco di codice solo se è vera la sua condizione, ma anziché operare quando il programma è in esecuzione, interviene in fase di compilazione, facendo ad esempio compilare o meno un pezzo di codice, vediamo un esempio:</text:p>
      <text:p text:style-name="P277"><text:soft-page-break/></text:p>
      <text:p text:style-name="P327">echo("Stampo in esecuzione...")</text:p>
      <text:p text:style-name="P341"/>
      <text:p text:style-name="P342"><text:span text:style-name="T345">when </text:span><text:alphabetical-index-mark-start text:id="IMark94624031195432"/><text:span text:style-name="T345">isMainModule</text:span><text:alphabetical-index-mark-end text:id="IMark94624031195432"/>:</text:p>
      <text:p text:style-name="P342"><text:s text:c="4"/>echo("questo lo stampo solo se non son un modulo!")</text:p>
      <text:p text:style-name="P341"/>
      <text:p text:style-name="P342"><text:s/><text:span text:style-name="T345"><text:s/>when</text:span> <text:alphabetical-index-mark-start text:id="IMark94624096162216"/>system.hostOS<text:alphabetical-index-mark-end text:id="IMark94624096162216"/> == "linux"<text:span text:style-name="T345">:</text:span></text:p>
      <text:p text:style-name="P342"><text:s text:c="6"/>echo("Son un pc Linux")</text:p>
      <text:p text:style-name="P342"><text:s text:c="2"/><text:span text:style-name="T345">when</text:span> system.hostOS == "windows"<text:span text:style-name="T345">:</text:span></text:p>
      <text:p text:style-name="P342"><text:s text:c="6"/>echo("Son un pc <text:span text:style-name="T705">W</text:span>indows")</text:p>
      <text:p text:style-name="P342"><text:s text:c="2"/><text:span text:style-name="T345">when </text:span>system.hostOS == "macosx"<text:span text:style-name="T345">:</text:span></text:p>
      <text:p text:style-name="P342"><text:s text:c="5"/>echo("Son un Mac")</text:p>
      <text:p text:style-name="P277"/>
      <text:p text:style-name="P165">Qui forse vale la pensa spendere due parole; quando il compilatore trova <text:span text:style-name="T13">when isMainModule </text:span>compilerà cio che è identato solo se <text:span text:style-name="T705">è </text:span>il programma principale (main) altrimenti lo salta allegramente. Stessa cosa per esempio con <text:span text:style-name="T62">when</text:span><text:span text:style-name="T13"> </text:span><text:alphabetical-index-mark-start text:id="IMark94624096162216"/><text:span text:style-name="T13">system.hostOS</text:span><text:alphabetical-index-mark-end text:id="IMark94624096162216"/><text:span text:style-name="T13"> == "linux" </text:span>che compilerà solo quella specifica parte di codice se il computer è linux e cosi via.</text:p>
      <text:p text:style-name="P134"/>
      <text:p text:style-name="P166"><text:span text:style-name="T464">4.</text:span><text:span text:style-name="T465">3</text:span><text:span text:style-name="T464"> – Case/Of:</text:span></text:p>
      <text:p text:style-name="P169">L’istruzione <text:span text:style-name="T62">case </text:span>- <text:alphabetical-index-mark-start text:id="IMark94624096161784" text:key1="Operatori"/><text:span text:style-name="T62">of</text:span><text:alphabetical-index-mark-end text:id="IMark94624096161784"/><text:span text:style-name="T62"> </text:span>è molto simile ad<text:span text:style-name="T62"> </text:span><text:span text:style-name="T13">if</text:span> nel senso che pure essi fanno delle “scelte” ma lavora in modo diverso, <text:span text:style-name="T505">ovvero non ce un confronto diretto con una variabile, ma ci son dei “casi” per cui va eseguito un blocco di codice oppure un altro, e questo come vedremo è molto elastico, contrariamente all’ </text:span><text:span text:style-name="T20">if</text:span><text:span text:style-name="T505"> che è piu rigido, capirai meglio con un esempio:</text:span></text:p>
      <text:p text:style-name="P329">let confronto = 75</text:p>
      <text:p text:style-name="P341"/>
      <text:p text:style-name="P342"><text:span text:style-name="T345">case</text:span> confronto</text:p>
      <text:p text:style-name="P345"><text:span text:style-name="T345">of</text:span> 75<text:span text:style-name="T345">:</text:span></text:p>
      <text:p text:style-name="P345"><text:s text:c="4"/>echo("Si è 75..")</text:p>
      <text:p text:style-name="P342"><text:span text:style-name="T345">of </text:span><text:span text:style-name="T706">5</text:span>0..<text:span text:style-name="T706">8</text:span>0<text:span text:style-name="T345">:</text:span></text:p>
      <text:p text:style-name="P342"><text:s text:c="4"/>echo("si è sicuramente compreso tra 50 ed 80..")</text:p>
      <text:p text:style-name="P342"><text:span text:style-name="T345">of </text:span><text:span text:style-name="T706">65</text:span>, <text:span text:style-name="T706">75</text:span><text:span text:style-name="T345">:</text:span></text:p>
      <text:p text:style-name="P342"><text:s text:c="4"/>echo("si è o 65 o 75..")</text:p>
      <text:p text:style-name="P445">else:</text:p>
      <text:p text:style-name="P342"><text:s text:c="4"/>echo("Caso non coperto")</text:p>
      <text:p text:style-name="P342"/>
      <text:p text:style-name="P240">Puoi facilmente osservare come <text:span text:style-name="T62">case if</text:span><text:span text:style-name="T149"> sia molto elastico; nel primo caso è simile a </text:span><text:span text:style-name="T50">if</text:span><text:span text:style-name="T149"> perché lavora su una variabile, e nel caso questa sia uguale al parametro di confronto, viene eseguito il codice identato, ma gia il secondo caso è interessante, perché grazie all’operatore “</text:span><text:alphabetical-index-mark-start text:id="IMark94624096161784" text:key1="Operatori"/><text:span text:style-name="T50">..</text:span><text:alphabetical-index-mark-end text:id="IMark94624096161784"/><text:span text:style-name="T149">” </text:span><text:span text:style-name="T62">of</text:span><text:span text:style-name="T149"> </text:span><text:span text:style-name="T177">t</text:span><text:span text:style-name="T149">i consente di fare il confronto con tutti i numeri </text:span><text:span text:style-name="T174">(continui) </text:span><text:span text:style-name="T149">in quell’intervallo, nel nostro caso d</text:span><text:span text:style-name="T179">a</text:span><text:span text:style-name="T149"> </text:span><text:span text:style-name="T177">5</text:span><text:span text:style-name="T149">0 a </text:span><text:span text:style-name="T177">8</text:span><text:span text:style-name="T149">0. </text:span><text:span text:style-name="T174">anche il quarto caso è interessante perché ti consente di confrontare diversi numeri con la tua variabile (anche discontinui), </text:span><text:span text:style-name="T177">in questo caso</text:span><text:span text:style-name="T174"> caso </text:span><text:span text:style-name="T177">65</text:span><text:span text:style-name="T174"> e </text:span><text:span text:style-name="T177">75</text:span><text:span text:style-name="T174">, ma ne poi aggiungere quanti ne vuoi. </text:span><text:span text:style-name="T97">Case</text:span><text:span text:style-name="T229"> va concluso con l’istruzione </text:span><text:span text:style-name="T97">else</text:span><text:span text:style-name="T186"> </text:span><text:span text:style-name="T229">per catturare tutti quei casi che non ci interessano, ma che com</text:span><text:span text:style-name="T230">unque</text:span><text:span text:style-name="T229"> potrebbero verificarsi </text:span><text:span text:style-name="T231">(se ad esempio però usi un </text:span><text:span text:style-name="T103">bool</text:span><text:span text:style-name="T231"> ed usi entrambe le opzioni (</text:span><text:span text:style-name="T103">true </text:span><text:span text:style-name="T231">e </text:span><text:span text:style-name="T103">false</text:span><text:span text:style-name="T231">), l’</text:span><text:span text:style-name="T98">else</text:span><text:span text:style-name="T231"> non occorre perché già copri tutte le opzioni)</text:span><text:span text:style-name="T174">. </text:span><text:span text:style-name="T178">Da segnalare che </text:span><text:span text:style-name="T87">case/of</text:span><text:span text:style-name="T178"> in certe condizioni può essere più performante della controparte </text:span><text:span text:style-name="T58">if/else</text:span><text:span text:style-name="T178">.</text:span></text:p>
      <text:p text:style-name="P160"/>
      <text:p text:style-name="P160"/>
      <text:p text:style-name="P160"/>
      <text:p text:style-name="P130"/>
      <text:p text:style-name="P130"><text:soft-page-break/><text:span text:style-name="T506">4.</text:span><text:span text:style-name="T507">4</text:span> – While.</text:p>
      <text:p text:style-name="P161">Comincerai ora a vedere le strutture di iterazioni di Nim, e si comincia con <text:alphabetical-index-mark-start text:id="IMark94624096161784" text:key1="Operatori"/>while<text:alphabetical-index-mark-end text:id="IMark94624096161784"/>, che forse è la più semplice. Questa struttura continuerà ad iterare, indifferentemente da quante volte lo deve fare, fino a <text:span text:style-name="T508">che la condizione rimane vera, vediamo un esempio:</text:span></text:p>
      <text:p text:style-name="P278"/>
      <text:p text:style-name="P330">var x = 1</text:p>
      <text:p text:style-name="P342"><text:span text:style-name="T345">while</text:span> x &lt; 5<text:span text:style-name="T345">:</text:span></text:p>
      <text:p text:style-name="P342"><text:s text:c="4"/>echo("x ora vale: ", x)<text:tab/><text:tab/><text:span text:style-name="T252">→ </text:span><text:span text:style-name="T326">1, <text:s/>2, 3 ,4</text:span></text:p>
      <text:p text:style-name="P342"><text:s text:c="4"/>inc x</text:p>
      <text:p text:style-name="P342">echo("uscito con x = ", x)<text:tab/><text:tab/><text:span text:style-name="T252">→ </text:span><text:span text:style-name="T326">5</text:span></text:p>
      <text:p text:style-name="P342"/>
      <text:p text:style-name="P241">L’esempio è molto chiaro, <text:span text:style-name="T62">while</text:span><text:span text:style-name="T149"> viene eseguito fin tanto che “</text:span><text:span text:style-name="T62">x</text:span><text:span text:style-name="T149">” è miore di 5, poi esce dal ciclo. Cosa molto usata con </text:span><text:span text:style-name="T62">while</text:span><text:span text:style-name="T149"> per esempio sui microcontrollori ma non solo, è </text:span><text:span text:style-name="T183">while true:</text:span><text:span text:style-name="T50"> </text:span><text:span text:style-name="T149">che creerà un ciclo infinito.</text:span></text:p>
      <text:p text:style-name="P125"/>
      <text:p text:style-name="P125"/>
      <text:p text:style-name="P132"/>
      <text:p text:style-name="P131">4.5 – For.</text:p>
      <text:p text:style-name="P162">L’operatore <text:alphabetical-index-mark-start text:id="IMark94624096162216" text:key1="Operatori"/><text:span text:style-name="T62">for</text:span><text:alphabetical-index-mark-end text:id="IMark94624096162216"/> ti consente di iterare un numero stabilito di volte, oppure di iterare su un oggetto iterabile, come un array, una sequenza, una stringa, e questo come vedrai utilizzandolo, sarà di un utilità estrema. <text:span text:style-name="T509">Qui vedremo più esempi ma molto semplici, perché il </text:span><text:span text:style-name="T74">for</text:span><text:span text:style-name="T509"> lo si può usare davvero in moltissimi modi che val la pena </text:span><text:span text:style-name="T736">analizzare</text:span><text:span text:style-name="T509">:</text:span></text:p>
      <text:p text:style-name="P278"/>
      <text:p text:style-name="P328"><text:span text:style-name="T345">for</text:span> <text:span text:style-name="T711">x</text:span> <text:span text:style-name="T345">in</text:span> 1<text:alphabetical-index-mark-start text:id="IMark94624096162216" text:key1="Operatori"/>..<text:alphabetical-index-mark-end text:id="IMark94624096162216"/>10:<text:tab/><text:tab/><text:tab/>→ <text:span text:style-name="T510">grazie all’operatore “..” for itera da 1 a 10.</text:span></text:p>
      <text:p text:style-name="P435"><text:alphabetical-index-mark-start text:id="IMark94624096161784"/><text:span text:style-name="T437"><text:s text:c="4"/>stdout.write</text:span><text:alphabetical-index-mark-end text:id="IMark94624096161784"/><text:span text:style-name="T437">(x, "-")<text:tab/><text:tab/></text:span><text:span text:style-name="T298">→ </text:span><text:span text:style-name="T300">1-2-3-4-5-6-7-8-9-10</text:span><text:span text:style-name="T712"><text:line-break/></text:span></text:p>
      <text:p text:style-name="P347"><text:s text:c="4"/></text:p>
      <text:p text:style-name="P347"><text:span text:style-name="T345">for</text:span> x <text:span text:style-name="T345">in</text:span> @[40, 50, 55, 3]:<text:tab/><text:tab/>→ <text:span text:style-name="T707">for </text:span><text:span text:style-name="T511">può iterare su una sequenza, un array, un set.</text:span></text:p>
      <text:p text:style-name="P435"><text:span text:style-name="T437"><text:s text:c="4"/>stdout.write(x, "-")<text:tab/><text:tab/></text:span><text:span text:style-name="T298">→ </text:span><text:span text:style-name="T300">40-50-55-3</text:span></text:p>
      <text:p text:style-name="P342"><text:s text:c="3"/></text:p>
      <text:p text:style-name="P342"><text:span text:style-name="T345">for</text:span> x <text:span text:style-name="T345">in</text:span> "ciao":<text:tab/><text:tab/><text:tab/>→ <text:span text:style-name="T707">for</text:span><text:span text:style-name="T511"> puo iterare su una stringa.</text:span></text:p>
      <text:p text:style-name="P435"><text:span text:style-name="T437"><text:s text:c="4"/>stdout.write(x, "-")<text:tab/><text:tab/></text:span><text:span text:style-name="T298">→ </text:span><text:span text:style-name="T300">c-i-a-o</text:span></text:p>
      <text:p text:style-name="P342"><text:s text:c="4"/></text:p>
      <text:p text:style-name="P347"><text:span text:style-name="T345">for</text:span> x <text:span text:style-name="T345">in </text:span><text:alphabetical-index-mark-start text:id="IMark94624096161784" text:key1="Operatori"/><text:span text:style-name="T345">countup</text:span><text:alphabetical-index-mark-end text:id="IMark94624096161784"/>(1, 10, 2):<text:tab/><text:tab/>→ <text:span text:style-name="T708">co</text:span><text:span text:style-name="T709">untup</text:span><text:span text:style-name="T512"> dice a </text:span><text:span text:style-name="T709">for</text:span><text:span text:style-name="T512"> di iterarare dal primo parametro al secondo (salendo), con il passo </text:span></text:p>
      <text:p text:style-name="P437"><text:span text:style-name="T438"><text:s text:c="4"/>stdout.write(x, “-”)</text:span><text:span text:style-name="T439"> <text:s text:c="34"/>indicato dal terzo parametro. </text:span><text:span text:style-name="T299">→ </text:span><text:span text:style-name="T300">1-3-5-7-9</text:span><text:span text:style-name="T299"> <text:s text:c="10"/></text:span><text:span text:style-name="T439"><text:s text:c="60"/></text:span></text:p>
      <text:p text:style-name="P342"/>
      <text:p text:style-name="P347"><text:span text:style-name="T345">for</text:span> x <text:span text:style-name="T345">in </text:span><text:alphabetical-index-mark-start text:id="IMark94624031195432" text:key1="Operatori"/><text:span text:style-name="T345">countdown</text:span><text:alphabetical-index-mark-end text:id="IMark94624031195432"/>(20, 10, 2):<text:tab/><text:tab/>→ <text:span text:style-name="T710">countdown</text:span><text:span text:style-name="T513"> </text:span><text:span text:style-name="T512">dice a </text:span><text:span text:style-name="T709">for</text:span><text:span text:style-name="T512"> di iterarare dal primo parametro al secondo (</text:span><text:span text:style-name="T513">scendendo</text:span><text:span text:style-name="T512">), con il</text:span></text:p>
      <text:p text:style-name="P437"><text:span text:style-name="T439"><text:s text:c="4"/></text:span><text:span text:style-name="T438">stdout.write(x, “-”)<text:tab/><text:tab/> <text:s text:c="4"/></text:span><text:span text:style-name="T439"><text:s/>passo indicato dal terzo parametro.</text:span><text:span text:style-name="T299"> → </text:span><text:span text:style-name="T300">20-18-16-14-12-10</text:span><text:span text:style-name="T299"><text:tab/></text:span><text:span text:style-name="T439"> <text:s text:c="2"/><text:tab/></text:span></text:p>
      <text:p text:style-name="P243"/>
      <text:p text:style-name="P163">Il <text:span text:style-name="T62">for</text:span> ha veramente molti caso d’uso e che ti torneranno sempre molto utili, ma il suo uso è davvero molto semplice e non mi dilungherei di più sulla descrizione perché mi sembra molto auto <text:span text:style-name="T514">esplicativo</text:span>.</text:p>
      <text:p text:style-name="P163"/>
      <text:p text:style-name="P163"/>
      <text:p text:style-name="P163"/>
      <text:p text:style-name="P133"/>
      <text:p text:style-name="P133"/>
      <text:p text:style-name="P133"/>
      <text:p text:style-name="P133"/>
      <text:p text:style-name="P133"><text:soft-page-break/>4.6 – Try/Except.</text:p>
      <text:p text:style-name="P164">Gli operatori <text:alphabetical-index-mark-start text:id="IMark94624031195432" text:key1="Operatori"/><text:span text:style-name="T62">t</text:span><text:span text:style-name="T75">r</text:span><text:span text:style-name="T62">y</text:span><text:alphabetical-index-mark-end text:id="IMark94624031195432"/><text:span text:style-name="T62"> </text:span>/<text:span text:style-name="T62"> </text:span><text:alphabetical-index-mark-start text:id="IMark94624096162216" text:key1="Operatori"/><text:span text:style-name="T62">except</text:span><text:alphabetical-index-mark-end text:id="IMark94624096162216"/><text:span text:style-name="T62"> </text:span>ti consentono di “catturare” un errore in fase di <text:span text:style-name="T515">esecuzione </text:span><text:span text:style-name="T516">evitando cosi la chiusura <text:s/>brutale del tuo programma</text:span>. <text:span text:style-name="T753">Faccio</text:span> subito un esempio e <text:span text:style-name="T753">cerco di chiarirti</text:span> il concetto:</text:p>
      <text:p text:style-name="P279"/>
      <text:p text:style-name="P326">import strutils</text:p>
      <text:p text:style-name="P341"/>
      <text:p text:style-name="P342">let a = stdin.readLine()</text:p>
      <text:p text:style-name="P341"/>
      <text:p text:style-name="P342"><text:span text:style-name="T617">try</text:span>:</text:p>
      <text:p text:style-name="P342"><text:s text:c="4"/>var v = parseInt(a)</text:p>
      <text:p text:style-name="P346"><text:s text:c="4"/>echo v</text:p>
      <text:p text:style-name="P346"><text:span text:style-name="T617">except</text:span> <text:span text:style-name="T701">ValueError</text:span>:</text:p>
      <text:p text:style-name="P342"><text:s text:c="4"/>echo ("non converto!!")</text:p>
      <text:p text:style-name="P279"/>
      <text:p text:style-name="P175">Questo va spiegato; se non usassimo la struttura <text:span text:style-name="T62">try</text:span>/<text:span text:style-name="T62">except</text:span> e all’input invece di dare un “numero-stringa” tipo “<text:span text:style-name="T13">123</text:span>” <text:span text:style-name="T753">dai </text:span>qualcosa tipo “<text:span text:style-name="T13">123x</text:span>” <text:s/>il programma andrebbe in errore e terminerebbe anomalamente scrivendo “<text:span text:style-name="T13">Error: unhandled exception: invalid integer: 123x [</text:span><text:span text:style-name="T702">ValueError</text:span><text:span text:style-name="T13">]</text:span>“ <text:span text:style-name="T517">ma per fortuna l’eccezione sollevata (in </text:span><text:span text:style-name="T713">indaco</text:span><text:span text:style-name="T517">) può essere catturata da </text:span><text:span text:style-name="T76"><text:s/>try</text:span><text:span text:style-name="T517"> e gestita da </text:span><text:span text:style-name="T76"><text:s/>except</text:span><text:span text:style-name="T517"> in un qualche modo, nel nostro caso scrivendo la non avvenuta conversione. Inutile dirti che questa cosa potrebbe </text:span><text:span text:style-name="T518">gestire</text:span><text:span text:style-name="T517"> una mancata lettura di un file, una mancata connessione o altro </text:span><text:span text:style-name="T518">che porti ad un errore fatale. </text:span><text:span text:style-name="T519">Arriverà un giorno però, in cui tu stesso scriverai delle funzioni che potrebbero provocare degli errori, e sarebbe cosa giusta creare le proprie eccezioni vist</text:span><text:span text:style-name="T713">o</text:span><text:span text:style-name="T519"> <text:s/>e considerato che possono poi tornare assai utili. </text:span><text:span text:style-name="T520">Queste eccezioni si possono sollevare utilizzando l’operatore </text:span><text:span text:style-name="T77"><text:s/></text:span><text:alphabetical-index-mark-start text:id="IMark94624031195432" text:key1="Operatori"/><text:span text:style-name="T77">raise</text:span><text:alphabetical-index-mark-end text:id="IMark94624031195432"/><text:span text:style-name="T520"> </text:span><text:span text:style-name="T521">e le nuove eccezioni si crea con </text:span><text:span text:style-name="T78">newExceptio</text:span><text:span text:style-name="T79">n</text:span><text:span text:style-name="T521"> </text:span><text:span text:style-name="T522">vediamo un esempio:</text:span></text:p>
      <text:p text:style-name="P175"/>
      <text:p text:style-name="P331">proc provaEccezione(a, b: int) =</text:p>
      <text:p text:style-name="P342"><text:s text:c="4"/>if a &lt; b:</text:p>
      <text:p text:style-name="P342"><text:s text:c="8"/><text:span text:style-name="T345">raise newException</text:span>(IOError, "errore a&lt;b")</text:p>
      <text:p text:style-name="P342"><text:s text:c="4"/>else:</text:p>
      <text:p text:style-name="P342"><text:s text:c="8"/>echo("<text:span text:style-name="T524">T</text:span>utto <text:span text:style-name="T524">B</text:span>ene!")</text:p>
      <text:p text:style-name="P341"/>
      <text:p text:style-name="P342"><text:span text:style-name="T523">var</text:span> a = 3</text:p>
      <text:p text:style-name="P342"><text:span text:style-name="T523">var</text:span> b = 7</text:p>
      <text:p text:style-name="P342">provaEccezione(a, b)</text:p>
      <text:p text:style-name="P280"/>
      <text:p text:style-name="P172">Qui se <text:span text:style-name="T13">a</text:span> è minore di <text:span text:style-name="T13">b</text:span> solleverà un eccezione che si potrà poi catturare con il <text:span text:style-name="T62">try</text:span> ed eventualmente intervenire, magari cambiando il valore ad una delle due variabili. <text:span text:style-name="T737">Ti propongo qui di seguito, un esempio di come si può gestire un errore e risolverlo con </text:span><text:span text:style-name="T88">try/except</text:span><text:span text:style-name="T737">:</text:span></text:p>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text:soft-page-break/>proc provaEcc(a, b: int) =</text:p>
      <text:p text:style-name="P312"><text:s text:c="4"/>if a &lt; b:</text:p>
      <text:p text:style-name="P312"><text:s text:c="8"/>raise newException(IOError,"errore a &lt; b")</text:p>
      <text:p text:style-name="P312"><text:s text:c="4"/>else:</text:p>
      <text:p text:style-name="P312"><text:s text:c="8"/>echo("Tutto Ok nella funzione!")</text:p>
      <text:p text:style-name="P312"><text:s text:c="8"/></text:p>
      <text:p text:style-name="P312">var a = 3</text:p>
      <text:p text:style-name="P312">var b = 7</text:p>
      <text:p text:style-name="P312"/>
      <text:p text:style-name="P312">try:</text:p>
      <text:p text:style-name="P312"><text:s text:c="4"/>provaEcc(a, b)</text:p>
      <text:p text:style-name="P312">except IOError:</text:p>
      <text:p text:style-name="P312"><text:s text:c="4"/>a = 10</text:p>
      <text:p text:style-name="P312"><text:s text:c="4"/>echo("Problema Risolto con except")</text:p>
      <text:p text:style-name="P312"/>
      <text:p text:style-name="P312">provaEcc(a, b)</text:p>
      <text:p text:style-name="P312"/>
      <text:p text:style-name="P213">In questo esempio, la procedura <text:span text:style-name="T13">provaEcc()</text:span> accetta due valori (a e b) e per qualche ragione se “b” è maggiore di “a”, solleva un eccezione, che potrebbe essere un grave errore che manderebbe in crah il programma. Mettendo la chiamata alla funzione dentro <text:span text:style-name="T62">try</text:span>, se viene sollevata un eccezione, non fa chiudere il programma in malomodo, ma come in questo caso ci da la possibilità di gestire ed eventualmente correggere la causa che ha provocato il problema. Sadicamente provoco il problema imponendo “a” minore di “b”, ma grazie a questo costrutto, dentro al blocco <text:span text:style-name="T62">except</text:span> lo puoi correggere imponendo “ a = 10” che ora è maggiore di “b” e la procedura può lavorare correttamente.</text:p>
      <text:p text:style-name="P122"/>
      <text:p text:style-name="P122"/>
      <text:p text:style-name="P122"/>
      <text:p text:style-name="P122"/>
      <text:p text:style-name="P122"/>
      <text:p text:style-name="P122"/>
      <text:p text:style-name="P122"/>
      <text:p text:style-name="P122"/>
      <text:p text:style-name="P122"/>
      <text:p text:style-name="P246"/>
      <text:p text:style-name="P246"/>
      <text:p text:style-name="P246"/>
      <text:p text:style-name="P246"/>
      <text:p text:style-name="P246"/>
      <text:p text:style-name="P246"/>
      <text:p text:style-name="P246"/>
      <text:p text:style-name="P246"/>
      <text:p text:style-name="P246"/>
      <text:p text:style-name="P246"/>
      <text:p text:style-name="P246"><text:soft-page-break/>5 – Le <text:span text:style-name="T576">Procedure (Funzioni)</text:span>.</text:p>
      <text:p text:style-name="P181">Una ruolo molto importante nella programmazione, è svolto dalle <text:span text:style-name="T576">procedure (dette anche funzioni)</text:span> in Nim in particolar modo perché come linguaggio, pur essendo molto elastico, di suo preferisce il modo procedurale, cioè con uso intensivo appunto di <text:span text:style-name="T576">procedure</text:span>. Ma perché le <text:span text:style-name="T576">procedure</text:span> sono cosi importanti? Principalmente perché consente di suddividere il codice in piccole porzioni che si occupano solo di una cosa, ed è quindi più semplice scriverle e mantenerle e direi a debug-arle (i romani dicevano “divide et impera”), cosi un problema si divide in tanti piccoli sotto problemi molto più facili da risolvere, <text:span text:style-name="T574">in più se un giorno </text:span><text:span text:style-name="T738">t</text:span><text:span text:style-name="T574">i dovesse servire la stessa </text:span><text:span text:style-name="T576">procedura</text:span><text:span text:style-name="T574"> per altri programmi, ecco che si può o banalmente copiarla oppure creare un modulo ed importarla nel nuovo programma in maniera semplice e pulita </text:span><text:span text:style-name="T575">(vedremo in questa sezione come). Un modo per immaginare le </text:span><text:span text:style-name="T576">procedure</text:span><text:span text:style-name="T575">, è pensarle come a delle scatole chiuse e che fanno “qualcosa” al loro interno, ma dove per comunicare con esse si può farlo soltanto inviando dei dati nel momento della loro chiamata (</text:span><text:span text:style-name="T21">argomenti</text:span><text:span text:style-name="T575">) e ricevere il loro risultato alla fine del loro compito (con </text:span><text:span text:style-name="T34">result</text:span><text:span text:style-name="T575"> o </text:span><text:span text:style-name="T34">return</text:span><text:span text:style-name="T575">).</text:span></text:p>
      <text:p text:style-name="P181"/>
      <text:p text:style-name="P181"/>
      <text:p text:style-name="P181"/>
      <text:p text:style-name="P135">5.1 – Dichiarazione Di Una procedura.</text:p>
      <text:p text:style-name="P182">Il primo passo da fare, è capire come si dichiarano le procedure in Nim, di seguito <text:span text:style-name="T593">vedrai</text:span> alcuni esempi e spero cose utili da sapere:</text:p>
      <text:p text:style-name="P287"/>
      <text:p text:style-name="P248"><text:alphabetical-index-mark-start text:id="IMark94624031195432"/><text:span text:style-name="T367">proc</text:span><text:alphabetical-index-mark-end text:id="IMark94624031195432"/><text:span text:style-name="T367"> </text:span><text:span text:style-name="T577">nomeProcedura(a: int, b: string): char =</text:span></text:p>
      <text:p text:style-name="P248"><text:span text:style-name="T577"><text:s text:c="4"/></text:span><text:alphabetical-index-mark-start text:id="IMark94624096162216" text:key1="Operatori"/><text:span text:style-name="T368">discard</text:span><text:alphabetical-index-mark-end text:id="IMark94624096162216"/></text:p>
      <text:p text:style-name="P284"/>
      <text:p text:style-name="P176">In questa breve dichiarazione gi<text:span text:style-name="T581">à</text:span> <text:span text:style-name="T753">puoi</text:span> vedere <text:span text:style-name="T581">parecchie cose interessanti:</text:span></text:p>
      <text:list xml:id="list3358751697" text:style-name="L25">
        <text:list-item>
          <text:p text:style-name="P537">Un procedura viene dichiarata con la parola chiave <text:span text:style-name="T62">proc</text:span>.</text:p>
        </text:list-item>
        <text:list-item>
          <text:p text:style-name="P537"><text:span text:style-name="T615">Il</text:span> nome deve iniziare con lettera minuscola e non con numeri <text:span text:style-name="T753">o caratteri strani</text:span>.</text:p>
        </text:list-item>
        <text:list-item>
          <text:p text:style-name="P537">Gli argomenti son<text:span text:style-name="T615">o</text:span> scritti tra parentesi e dichiarato il <text:span text:style-name="T753">loro </text:span><text:span text:style-name="T13">tipo</text:span> (oppure a = 3, b = “ciao” ed il compilatore deduce da solo il tipo usato).</text:p>
        </text:list-item>
        <text:list-item>
          <text:p text:style-name="P537">Dopo “:” viene indicato il t<text:span text:style-name="T753">i</text:span>po di valore che la procedura ritorna in questo caso un “char”.</text:p>
        </text:list-item>
        <text:list-item>
          <text:p text:style-name="P537">L’operatore “<text:span text:style-name="T62">discard</text:span>” in questo caso viene usato come il “pass” di python, ovvero dice al compilatore che la funzione esiste, ma per ora è vuota (senza darebbe errore).</text:p>
        </text:list-item>
        <text:list-item>
          <text:p text:style-name="P537">Dopo il simbolo “=” si scrive il corpo della funzione, che se a capo va identato di due spazzi.</text:p>
        </text:list-item>
      </text:list>
      <text:p text:style-name="P177"/>
      <text:p text:style-name="P178">Le procedure, almeno per ora, devono essere scritte prima del corpo principale del programma, altrimenti il nome della funzione non viene trovato, cosi come se la procedura <text:span text:style-name="T13">fx2</text:span> dovesse chiamare la procedura <text:span text:style-name="T13">fx1</text:span>, la procedura chiamante ovvero <text:span text:style-name="T13">fx2</text:span> deve essere dichiarata dopo la funzione chiamata <text:span text:style-name="T13">fx1</text:span>. Per evitare problemi che potrebbero presentarsi quando hai molte funzioni, <text:span text:style-name="T738">una soluzione </text:span>è quella di dichiararne i “prototipi”, e lo si fa (all’inizio del programma) scrivendo solo la dichiarazione della funzione omettendo “=”.</text:p>
      <text:p text:style-name="P281"/>
      <text:p text:style-name="P249"><text:alphabetical-index-mark-start text:id="IMark94624096162216"/><text:span text:style-name="T577">proc</text:span><text:alphabetical-index-mark-end text:id="IMark94624096162216"/><text:span text:style-name="T577"> nomeProcedura(a: int, b: string): char <text:tab/><text:tab/>→ </text:span><text:span text:style-name="T578">senza “=” e posta all’inizio è un prototipo di funzione.</text:span></text:p>
      <text:p text:style-name="P282"/>
      <text:p text:style-name="P179">Ora la funzione reale puoi davvero metterla dove vuoi, e in qualsiasi ordine, perché verrà sempre rit<text:span text:style-name="T582">r</text:span>ovata (cosa che come dicevo semplifica molto la vita quando hai molte funzioni). <text:span text:style-name="T753">U</text:span><text:span text:style-name="T582">n esempio pratico:</text:span></text:p>
      <text:p text:style-name="P282"/>
      <text:p text:style-name="P282"/>
      <text:p text:style-name="P282"/>
      <text:p text:style-name="P282"/>
      <text:p text:style-name="P282"/>
      <text:p text:style-name="P282"/>
      <text:p text:style-name="P282"><text:soft-page-break/>import <text:alphabetical-index-mark-start text:id="IMark94624031195432" text:key1="Moduli"/>sequtils<text:alphabetical-index-mark-end text:id="IMark94624031195432"/></text:p>
      <text:p text:style-name="P282"><text:span text:style-name="T677">proc estraiCarattere(stringa: string, indice: int): char</text:span><text:tab/>→ <text:span text:style-name="T583">prototipo della funzione </text:span><text:span text:style-name="T585">(senza “=”)</text:span><text:span text:style-name="T583">.</text:span></text:p>
      <text:p text:style-name="P282"/>
      <text:p text:style-name="P282">echo("Ho estratto: ", estraiCarattere("ciao", 2))<text:tab/><text:tab/><text:span text:style-name="T252">→ </text:span><text:span text:style-name="T327">Ho estratto: a</text:span></text:p>
      <text:p text:style-name="P282"><text:alphabetical-index-mark-start text:id="IMark94624031195432" text:key1="Operatori"/><text:span text:style-name="T345">discard</text:span><text:alphabetical-index-mark-end text:id="IMark94624031195432"/> estraiCarattere("albero", 3)<text:tab/><text:tab/><text:tab/>→ <text:span text:style-name="T584">senza “discard” darebbe errore.</text:span></text:p>
      <text:p text:style-name="P282"/>
      <text:p text:style-name="P282"><text:span text:style-name="T345">proc</text:span> estraiCarattere(stringa: string, indice: int): char =<text:tab/>→ <text:span text:style-name="T583">funzione reale.</text:span></text:p>
      <text:p text:style-name="P282"><text:s text:c="2"/>let sequenza = <text:alphabetical-index-mark-start text:id="IMark94624031195432" text:key1="Procedure"/>toSeq<text:alphabetical-index-mark-end text:id="IMark94624031195432"/>(stringa)</text:p>
      <text:p text:style-name="P282"><text:s text:c="2"/><text:alphabetical-index-mark-start text:id="IMark94624096161784" text:key1="Operatori"/><text:span text:style-name="T345">result</text:span><text:alphabetical-index-mark-end text:id="IMark94624096161784"/> = sequenza[indice]<text:tab/><text:tab/><text:tab/><text:tab/>→ “<text:span text:style-name="T584">result” ritorna un valore ed è </text:span><text:span text:style-name="T585">au</text:span><text:span text:style-name="T584">to dichiarato.</text:span></text:p>
      <text:p text:style-name="P179"/>
      <text:p text:style-name="P180">Anche in questo esempio, puoi vedere altre cose interessanti. Ovviamente la prima è l’uso della dichiarazione del prototipo della funzione all’inizio del programma <text:span text:style-name="T586">e come si usa </text:span><text:span text:style-name="T753">(in </text:span><text:span text:style-name="T678">verde</text:span><text:span text:style-name="T753">)</text:span><text:span text:style-name="T586">; ma la cosa più importante è la parola chiave “</text:span><text:alphabetical-index-mark-start text:id="IMark94624096161784" text:key1="Operatori"/><text:span text:style-name="T22">result</text:span><text:alphabetical-index-mark-end text:id="IMark94624096161784"/><text:span text:style-name="T586">” che è una variabile riservata, e viene automaticamente associata al tipo dichiarato di ritorno della procedura </text:span><text:span text:style-name="T590">e va messa come ultima istruzione</text:span><text:span text:style-name="T586">. </text:span><text:span text:style-name="T587">Puoi anche usare “</text:span><text:alphabetical-index-mark-start text:id="IMark94624096162216" text:key1="Operatori"/><text:span text:style-name="T23">return</text:span><text:alphabetical-index-mark-end text:id="IMark94624096162216"/><text:span text:style-name="T587">” ma l’uso di questo operatore è consigliato solo nel caso in cui la procedura debba ritornare un risultato prima dell’effettiva conclusione della procedura stessa (ad esempio dentro ad un “</text:span><text:span text:style-name="T23">while true</text:span><text:span text:style-name="T587">”</text:span><text:span text:style-name="T590">)</text:span><text:span text:style-name="T587">. </text:span><text:span text:style-name="T588">La funzione potrebbe anche non avere un valore di ritorno, in qual caso </text:span><text:span text:style-name="T589">non ci vanno i “:” ma solo “=”</text:span><text:span text:style-name="T588">. Altra cosa che puoi notare è “</text:span><text:span text:style-name="T24">discard</text:span><text:span text:style-name="T588">” nella chiamata della funzione; quando si chiama una funzione che ha un qualsiasi ritorno, ma a te non interessa questo valore, devi dirlo esplicitamente al compilatore cosi non ti creerà problemi sul fatto che lo stai ignorando.</text:span></text:p>
      <text:p text:style-name="P283"/>
      <text:p text:style-name="P285"><text:span text:style-name="T590">p</text:span>roc nome<text:span text:style-name="T590">P</text:span>rocedura() =<text:tab/><text:tab/>→ procedura che non ritorna nulla (void).</text:p>
      <text:p text:style-name="P285"/>
      <text:p text:style-name="P286">proc ritorno(): int =<text:tab/><text:tab/>→ grazie a return la procedura può uscire dal ciclo while infinito.</text:p>
      <text:p text:style-name="P286"><text:s text:c="2"/>var a: int = 0</text:p>
      <text:p text:style-name="P286"><text:s text:c="2"/>while true:</text:p>
      <text:p text:style-name="P286"><text:s text:c="6"/>if a &gt; 10:</text:p>
      <text:p text:style-name="P286"><text:s text:c="10"/>return a<text:tab/><text:tab/><text:tab/>→ <text:span text:style-name="T591">prova a scrivere result = a, e vedi cosa succede!!</text:span></text:p>
      <text:p text:style-name="P286"><text:s text:c="6"/>a.inc()</text:p>
      <text:p text:style-name="P286"><text:s text:c="2"/></text:p>
      <text:p text:style-name="P286">echo(ritorno())</text:p>
      <text:p text:style-name="P286"/>
      <text:p text:style-name="P183">La prima procedura non ritorna nulla (quindi non si usa nemmeno <text:span text:style-name="T13">discard</text:span>) nella seconda invece, puoi vedere l’uso di <text:alphabetical-index-mark-start text:id="IMark94624096161784" text:key1="Operatori"/><text:span text:style-name="T13">return</text:span><text:alphabetical-index-mark-end text:id="IMark94624096161784"/> in questo caso <text:span text:style-name="T13">result</text:span> non <text:span text:style-name="T592">funziona</text:span>, in quanto non è l’ultima istruzione della procedura, quindi va usato<text:span text:style-name="T13"> return.</text:span></text:p>
      <text:p text:style-name="P237"/>
      <text:p text:style-name="P251"/>
      <text:p text:style-name="P237"/>
      <text:p text:style-name="P141"/>
      <text:p text:style-name="P141"/>
      <text:p text:style-name="P141"/>
      <text:p text:style-name="P141"/>
      <text:p text:style-name="P141"/>
      <text:p text:style-name="P141"/>
      <text:p text:style-name="P141"/>
      <text:p text:style-name="P141"/>
      <text:p text:style-name="P141"/>
      <text:p text:style-name="P141"><text:soft-page-break/>5.2 – Passaggio di Array e Sequenze come Argomento.</text:p>
      <text:p text:style-name="P211">Ad una procedura si può passare anche un intero array o una sequenza, e vedrai in questo paragrafo come si procede, ma <text:span text:style-name="T753">faccio</text:span> subito con un esempio pratico, e passiamo ad una <text:span text:style-name="T715">procedura</text:span> un <text:alphabetical-index-mark-start text:id="IMark94624096161784"/>array<text:alphabetical-index-mark-end text:id="IMark94624096161784"/>:</text:p>
      <text:p text:style-name="P211"/>
      <text:p text:style-name="P310">proc somma<text:span text:style-name="T715">Ad</text:span>Array(arry: <text:span text:style-name="T617">array[4, int]</text:span>): <text:span text:style-name="T617">array[4, int</text:span>] =</text:p>
      <text:p text:style-name="P310"><text:s text:c="4"/>var arry_copia = arry</text:p>
      <text:p text:style-name="P310"><text:s text:c="4"/>for indice in <text:span text:style-name="T621">arry.low..arry.high</text:span>:</text:p>
      <text:p text:style-name="P310"><text:s text:c="8"/>arry_copia[indice] = arry[indice] + 10</text:p>
      <text:p text:style-name="P310"><text:s text:c="4"/>result = arry_copia</text:p>
      <text:p text:style-name="P310"><text:s text:c="8"/></text:p>
      <text:p text:style-name="P310"/>
      <text:p text:style-name="P310">let array1 = [1, 2, 3, 4]</text:p>
      <text:p text:style-name="P310">let array2 = [10, 20, 30, 40, 50]<text:tab/><text:tab/><text:span text:style-name="T639">→ </text:span><text:span text:style-name="T644">troppi elementi da passare alla funzione!!!</text:span></text:p>
      <text:p text:style-name="P310"/>
      <text:p text:style-name="P310">echo somma<text:span text:style-name="T715">Ad</text:span>Array(array1)<text:tab/><text:tab/><text:tab/><text:span text:style-name="T252">→ </text:span><text:span text:style-name="T328">[11, 12, 13, 14]</text:span></text:p>
      <text:p text:style-name="P310">echo somma<text:span text:style-name="T715">Ad</text:span>Array(array2)<text:tab/><text:tab/><text:span text:style-name="T639">→ </text:span><text:span text:style-name="T644">Error: type mismatch: got &lt;array[0..4, int]&gt;</text:span></text:p>
      <text:p text:style-name="P211"/>
      <text:p text:style-name="P212">Quando passi un array ad una procedura, <text:span text:style-name="T123">devi</text:span> specificare obbligatoriamente quanti elementi contiene e di che tipo, allo stesso modo devi farlo quando intendi passare dalla procedura al chiamante un array. Se come nel caso di <text:span text:style-name="T13">array2</text:span> passi cinque elementi anziché i quattro dichiarati, riceverai un errore in fase di compilazione in altre parole u<text:span text:style-name="T716">na</text:span> volta stabiliti quanti elementi dov<text:span text:style-name="T716">ra</text:span>i passare <text:span text:style-name="T716">alla procedura quelli dovranno sempre essere</text:span> . Nota che per poter fare delle modifiche al array <text:span text:style-name="T738">all’interno della funzione</text:span>, prima abbiamo dovuto copiarlo, ma questo lo vedrai meglio nel paragrafo 5.3. <text:span text:style-name="T717">In modo molto simile, si può passare alla procedura una sequenza, ecco un esempio:</text:span></text:p>
      <text:p text:style-name="P212"/>
      <text:p text:style-name="P311">proc sommaSeq(sec: <text:span text:style-name="T617">seq[int]</text:span>): <text:alphabetical-index-mark-start text:id="IMark94624096161784" text:key1="Operatori"/><text:span text:style-name="T617">seq</text:span><text:alphabetical-index-mark-end text:id="IMark94624096161784"/><text:span text:style-name="T617">[int] </text:span>=</text:p>
      <text:p text:style-name="P311"><text:s text:c="4"/>var sec_copia = sec</text:p>
      <text:p text:style-name="P311"><text:s text:c="4"/>for indice in <text:span text:style-name="T738">0</text:span><text:alphabetical-index-mark-start text:id="IMark94624096162216" text:key1="Operatori"/><text:span text:style-name="T617">.</text:span><text:alphabetical-index-mark-end text:id="IMark94624096162216"/><text:span text:style-name="T617">.&lt;</text:span><text:span text:style-name="T621">len(sec)</text:span>:</text:p>
      <text:p text:style-name="P311"><text:s text:c="8"/>sec_copia[indice] = sec[indice] + 10</text:p>
      <text:p text:style-name="P311"><text:s text:c="4"/>result = sec_copia</text:p>
      <text:p text:style-name="P311"/>
      <text:p text:style-name="P311">let sec1 = @[1, 2, 3 ,4]</text:p>
      <text:p text:style-name="P311">let sec2 = @[10, 20, 30, 30, 40, 50, 60]</text:p>
      <text:p text:style-name="P311"/>
      <text:p text:style-name="P311">echo somma_<text:span text:style-name="T719">s</text:span>eq(sec1)<text:tab/><text:tab/><text:tab/><text:span text:style-name="T252">→ </text:span><text:span text:style-name="T329">@[11, 12, 13, 14]</text:span></text:p>
      <text:p text:style-name="P311">echo somma_<text:span text:style-name="T719">s</text:span>eq(sec2)<text:tab/><text:tab/><text:tab/><text:span text:style-name="T252">→ </text:span><text:span text:style-name="T329">@[20, 30, 40, 50, 60, 70]</text:span></text:p>
      <text:p text:style-name="P458"/>
      <text:p text:style-name="P171"><text:span text:style-name="T718">L</text:span>a prima cosa che puoi notare, è che con la sequenza <text:span text:style-name="T738">puoi</text:span> variare a piacere gli elementi passati senza causare errori (in realtà vedrai nel paragrafo 5.4 che puoi farlo anche con gli array) cosa decisamente comoda. La seconda è che con al sequenza nel ciclo <text:span text:style-name="T13">for</text:span> ho usato <text:span text:style-name="T13">&lt;</text:span><text:span text:style-name="T36">len()</text:span> perché come gai detto è più idoneo allo scopo di <text:span text:style-name="T36">low </text:span><text:span text:style-name="T738">e</text:span><text:span text:style-name="T36"> high</text:span> usato sull’array. Non mi soffermo sulla dichiarazione, perchè mi sembra molto chiara. Piccola variazione, questa volta ho usato il <text:span text:style-name="T13">camel_case</text:span> per ricordarti che anche questo stile è ammesso.</text:p>
      <text:p text:style-name="P170"/>
      <text:p text:style-name="P136"/>
      <text:p text:style-name="P136"/>
      <text:p text:style-name="P136"/>
      <text:p text:style-name="P136"/>
      <text:p text:style-name="P136"><text:soft-page-break/>5.<text:span text:style-name="T714">3</text:span> – Pas<text:span text:style-name="T594">s</text:span>aggio <text:span text:style-name="T759">di </text:span>Argom<text:span text:style-name="T594">e</text:span>nti per Valore / Riferimento.</text:p>
      <text:p text:style-name="P184">Qui si entra in un discorso un po' più delicato, ovvero come si passano gli argomenti ad una procedura; generalmente lo si può fare in due modi:</text:p>
      <text:p text:style-name="P184"/>
      <text:list xml:id="list2844930954" text:style-name="L26">
        <text:list-item>
          <text:p text:style-name="P538"><text:span text:style-name="T62">Per valore</text:span>, e qui se vuoi modificare questo valore <text:span text:style-name="T123">devi</text:span> farne una copia all’interno della procedura e solo dopo puoi modificarlo generalmente più lenta (specie su grosse mole di dati) ma che crea meno problemi.</text:p>
        </text:list-item>
        <text:list-item>
          <text:p text:style-name="P538"><text:span text:style-name="T62">Per riferimento</text:span>, dove viene praticamente passato un puntatore al valore, pratica molto più veloce in fase esecutivo ma pericolosa perché quel valore sarà modificato per chiunque lo richieda.</text:p>
        </text:list-item>
      </text:list>
      <text:p text:style-name="P186"/>
      <text:p text:style-name="P185">Come di consueto farò un paio di esempi per illustrare le diverse modalità di chiamata:</text:p>
      <text:p text:style-name="P352"/>
      <text:p text:style-name="P352">proc perVal(<text:span text:style-name="T721">valore: int</text:span>): int =<text:tab/><text:tab/><text:tab/>→ <text:span text:style-name="T754">p</text:span><text:span text:style-name="T595">assaggio per valore.</text:span></text:p>
      <text:p text:style-name="P352"><text:s text:c="4"/>var copia = valore<text:tab/><text:tab/><text:tab/>→ <text:span text:style-name="T754">v</text:span><text:span text:style-name="T595">iene fatta una copia del dato da modificare.</text:span></text:p>
      <text:p text:style-name="P352"><text:s text:c="4"/>copia = copia * 100<text:tab/><text:tab/><text:tab/>→ “<text:span text:style-name="T754">copia” ora può essere modificata a piacere.</text:span></text:p>
      <text:p text:style-name="P352"><text:s text:c="4"/>result = copia</text:p>
      <text:p text:style-name="P352"/>
      <text:p text:style-name="P352">proc perRef(<text:span text:style-name="T721">valore:</text:span><text:span text:style-name="T345"> var </text:span><text:span text:style-name="T721">int</text:span>): int =<text:tab/><text:tab/>→ <text:span text:style-name="T754">p</text:span><text:span text:style-name="T595">assaggio per riferimento.</text:span></text:p>
      <text:p text:style-name="P352"><text:s text:c="4"/>valore = valore * 100<text:tab/><text:tab/><text:tab/>→ <text:span text:style-name="T754">nessuna copia fatta, ma modificabile direttamente.</text:span></text:p>
      <text:p text:style-name="P352"><text:s text:c="4"/>result = valore</text:p>
      <text:p text:style-name="P352"><text:s text:c="4"/></text:p>
      <text:p text:style-name="P352">var vA = 2</text:p>
      <text:p text:style-name="P352">var vB = 4</text:p>
      <text:p text:style-name="P352"/>
      <text:p text:style-name="P460"><text:span text:style-name="T434">echo ("vA= ",vA, "vA fx= ", perVal(vA),"vA vale ora= ", vA)<text:tab/>→</text:span><text:span text:style-name="T436"> </text:span><text:span text:style-name="T261">vA= 2 <text:s/>fx= 200 <text:s/>vA vale ora= 2</text:span><text:span text:style-name="T436"><text:line-break/></text:span><text:span text:style-name="T434">echo ("vB= ",vA, "vB fx= ", perRef(vB),"vB vale ora= ", vB)<text:tab/>→ </text:span><text:span text:style-name="T265">vB= 2 <text:s text:c="2"/>fx= 400 <text:s/>vB vale ora= 400</text:span><text:span text:style-name="T441"><text:line-break/></text:span></text:p>
      <text:p text:style-name="P244"><text:span text:style-name="T226">N</text:span><text:span text:style-name="T225">ell’esempio qui sopra, risulta molto evidente quanto detto finora, infatti la procedura </text:span><text:span text:style-name="T61">perVal</text:span><text:span text:style-name="T225"> non va a modificare la valore </text:span><text:span text:style-name="T61">vA</text:span><text:span text:style-name="T225">, mentre la procedura </text:span><text:span text:style-name="T61">perRif</text:span><text:span text:style-name="T225"> va a modificare il dato originario, cambiandolo per sempre; ho evidenziato la caratteristica che rende una procedura per “valore” e l’altra per “riferimento”, ovvero l’aggiunta del operatore </text:span><text:span text:style-name="T99">var</text:span><text:span text:style-name="T225"> subito prima della dichiarazione del tipo dell’argomento, in pratica gli dice che “</text:span><text:span text:style-name="T61">valore</text:span><text:span text:style-name="T225"> è un puntatore a </text:span><text:span text:style-name="T61">int</text:span><text:span text:style-name="T225">”, puntatore sicuro tracciato dal GC.</text:span></text:p>
      <text:p text:style-name="P187"/>
      <text:p text:style-name="P187"/>
      <text:p text:style-name="P187"/>
      <text:p text:style-name="P138">5.<text:span text:style-name="T719">4</text:span> – OpenArray &amp; Varargs.</text:p>
      <text:p text:style-name="P199">D<text:span text:style-name="T754">ue</text:span> metodi alternativi per passare argomenti ad una funzione, e meritano un capitoletto tutto loro, sono gli <text:alphabetical-index-mark-start text:id="IMark94624031195432"/><text:span text:style-name="T13">openarra</text:span><text:span text:style-name="T29">y</text:span><text:alphabetical-index-mark-end text:id="IMark94624031195432"/><text:span text:style-name="T29"> </text:span><text:span text:style-name="T652"><text:s/>e le </text:span><text:alphabetical-index-mark-start text:id="IMark94624096162216"/><text:span text:style-name="T29">varargs</text:span><text:alphabetical-index-mark-end text:id="IMark94624096162216"/><text:span text:style-name="T652">. </text:span><text:span text:style-name="T653">A volte, non possiamo sapere a priori quanti elementi contiene un array e come hai visto, se vuoi passarlo ad una procedura, devi dichiarare esplicitamente quanti ne contiene e di che </text:span><text:span text:style-name="T30">tipo</text:span><text:span text:style-name="T653">. Con gli </text:span><text:span text:style-name="T30">openarray</text:span><text:span text:style-name="T653"> risolviamo questo problema (immagino ci sarà un costo in prestazioni da pagare) infatti basta solo dichiarare di che </text:span><text:span text:style-name="T30">tipo</text:span><text:span text:style-name="T653"> sono senza specificarne la grandezza, quindi potremo passare di volta in volta array, </text:span><text:span text:style-name="T754">(</text:span><text:span text:style-name="T720">o</text:span><text:span text:style-name="T653"> </text:span><text:span text:style-name="T754">anche </text:span><text:span text:style-name="T653">sequenze </text:span><text:span text:style-name="T754">se dovesse occorrere!)</text:span><text:span text:style-name="T653">, di capacita diverse:</text:span></text:p>
      <text:p text:style-name="P297"/>
      <text:p text:style-name="P297"/>
      <text:p text:style-name="P297"/>
      <text:p text:style-name="P297"/>
      <text:p text:style-name="P297"/>
      <text:p text:style-name="P297"/>
      <text:p text:style-name="P297"><text:soft-page-break/>proc contaElementi(arr:<text:span text:style-name="T617"> </text:span><text:span text:style-name="T345">openArray[int]</text:span>): int =</text:p>
      <text:p text:style-name="P297"><text:s text:c="4"/>for t in arr:</text:p>
      <text:p text:style-name="P297"><text:s text:c="8"/>result.inc()</text:p>
      <text:p text:style-name="P297"/>
      <text:p text:style-name="P297">let array1 = [1, 2, 3, 4]<text:tab/></text:p>
      <text:p text:style-name="P297">let array2 = [1, 2, 3 ,4, 5, 6, 7]</text:p>
      <text:p text:style-name="P297">let <text:span text:style-name="T654">seq1</text:span> = <text:span text:style-name="T654">@</text:span>[1, 2]</text:p>
      <text:p text:style-name="P297"/>
      <text:p text:style-name="P297">echo contaElementi(array1)<text:tab/><text:tab/><text:tab/><text:span text:style-name="T252">→ </text:span><text:span text:style-name="T309">4</text:span></text:p>
      <text:p text:style-name="P297">echo contaElementi(array2)<text:tab/><text:tab/><text:tab/><text:span text:style-name="T252">→ </text:span><text:span text:style-name="T309">7</text:span></text:p>
      <text:p text:style-name="P297">echo contaElementi(<text:span text:style-name="T654">seq1</text:span>)<text:tab/><text:tab/><text:tab/><text:span text:style-name="T252">→ </text:span><text:span text:style-name="T309">2</text:span></text:p>
      <text:p text:style-name="P298"/>
      <text:p text:style-name="P200"><text:span text:style-name="T739">N</text:span>el esempio sopra, passi alla procedura ogni volta un array <text:span text:style-name="T654">(o una sequenza) </text:span>di dimensioni <text:span text:style-name="T654">diverse ed il compilatore non avrà nulla da ridire, cosa che non potresti fare con un array “normale”. </text:span><text:span text:style-name="T655">Le </text:span><text:span text:style-name="T31">varargs</text:span><text:span text:style-name="T655"> come in Python, in vece, ti permett</text:span><text:span text:style-name="T656">ono</text:span><text:span text:style-name="T655"> di passare alla tua procedura un numero di argomenti non noti a priori </text:span><text:span text:style-name="T656">e questi valori, saranno automaticamente inseriti in un array </text:span><text:span text:style-name="T754">(dentro alla procedura)</text:span><text:span text:style-name="T656">, da dove li puoi facilmente recuperare:</text:span></text:p>
      <text:p text:style-name="P299"/>
      <text:p text:style-name="P299">proc argomenti(<text:span text:style-name="T721">a: string</text:span>, <text:span text:style-name="T724">b: int</text:span>, <text:span text:style-name="T345">c: varargs[int]</text:span>) =</text:p>
      <text:p text:style-name="P299"><text:s text:c="4"/><text:span text:style-name="T721">echo("Argomento 1: ", a)</text:span><text:tab/><text:tab/><text:tab/><text:span text:style-name="T252">→ </text:span><text:span text:style-name="T310">Nim</text:span></text:p>
      <text:p text:style-name="P299"><text:s text:c="4"/><text:span text:style-name="T724">echo("Argomento 2: ", b)<text:tab/></text:span><text:tab/><text:tab/><text:span text:style-name="T252">→ </text:span><text:span text:style-name="T310">1</text:span></text:p>
      <text:p text:style-name="P299"><text:s text:c="4"/><text:span text:style-name="T345">echo("Argomento 3: ", c)</text:span><text:tab/><text:tab/><text:tab/><text:span text:style-name="T252">→ </text:span><text:span text:style-name="T310">[10, 20, 30]</text:span></text:p>
      <text:p text:style-name="P299"/>
      <text:p text:style-name="P299">argomenti("Nim", 1, 10,20 ,30)</text:p>
      <text:p text:style-name="P299"/>
      <text:p text:style-name="P201">Anche con gli <text:span text:style-name="T13">openarray</text:span> e le <text:span text:style-name="T13">varargs</text:span> si potranno usare i <text:span text:style-name="T13">generici</text:span> come <text:span text:style-name="T13">tipo</text:span> e quindi renderli ancora più flessibili, generici che vedrai nel prossimo capitoletto.</text:p>
      <text:p text:style-name="P201"/>
      <text:p text:style-name="P201"/>
      <text:p text:style-name="P201"/>
      <text:p text:style-name="P142">5.<text:span text:style-name="T794">5</text:span> – Ritorno Dati dalle Procedure.</text:p>
      <text:p text:style-name="P214">Fino ad ora hai visto come dare in pasto i dati alla procedura, ma spesso, avrai bisogno di recuperare il risultato <text:span text:style-name="T781">prodotto per usarlo nel programma chiamante</text:span>. <text:span text:style-name="T764">Hai gi</text:span><text:span text:style-name="T765">à</text:span><text:span text:style-name="T764"> visto molti esempi di ritorno di valori, ma ho pensato di aggiungere un capitoletto apposito per cercare di trattare in modo più specifico e concentrato </text:span><text:span text:style-name="T765">l’argomento</text:span><text:span text:style-name="T764">. </text:span></text:p>
      <text:p text:style-name="P317"/>
      <text:p text:style-name="P214"><text:span text:style-name="T580">proc somma(a, b: int)</text:span><text:span text:style-name="T369">: int</text:span><text:span text:style-name="T580"> =</text:span><text:span text:style-name="T764"> </text:span></text:p>
      <text:p text:style-name="P317"><text:s text:c="4"/><text:alphabetical-index-mark-start text:id="IMark94624096208088"/><text:span text:style-name="T765">result</text:span><text:alphabetical-index-mark-end text:id="IMark94624096208088"/><text:span text:style-name="T765"> = a + b</text:span></text:p>
      <text:p text:style-name="P317"/>
      <text:p text:style-name="P216">Il valore di ritorno dichiarato in rosso, viene posto dopo gli argomenti di ingresso della funzione, preceduto dai due punti “<text:span text:style-name="T345">:</text:span>” e seguito dal segno “=”, questo vuole dire che la procedura <text:span text:style-name="T766">in questo caso </text:span>può solo ritornare valori di <text:span text:style-name="T13">tipo</text:span> intero e null’altro, <text:span text:style-name="T767">è chiaro che una procedura può ritornare tutti i </text:span><text:span text:style-name="T41">tipi</text:span><text:span text:style-name="T767"> supportati da Nim anche quelli personalizzati che vedremo in seguito (Cap.6) </text:span><text:span text:style-name="T781">oppure potrebbe non ritornare nella, in quel caso si omette il </text:span><text:span text:style-name="T44">tipo</text:span><text:span text:style-name="T781"> e si mette subito “=” (equivale a void di C)</text:span><text:span text:style-name="T767">. Nim accetta tre strade per restituire il valore:</text:span></text:p>
      <text:p text:style-name="P216"/>
      <text:list xml:id="list1141767201" text:style-name="L27">
        <text:list-item>
          <text:p text:style-name="P539"><text:span text:style-name="T62">La prima</text:span> è il valore ricavato dall’ultima riga della funzione sarà inviato al chiamante, in questo caso si poteva scrivere solo : <text:span text:style-name="T769">a + b </text:span><text:span text:style-name="T768">ed il valore di questa somma sarebbe stato automaticamente ritornato.</text:span></text:p>
        </text:list-item>
        <text:list-item>
          <text:p text:style-name="P539"><text:soft-page-break/><text:span text:style-name="T101">La seconda</text:span><text:span text:style-name="T768"> è l’ uso di </text:span><text:alphabetical-index-mark-start text:id="IMark94624096162216"/><text:span text:style-name="T101">return</text:span><text:alphabetical-index-mark-end text:id="IMark94624096162216"/><text:span text:style-name="T101"> </text:span><text:span text:style-name="T768">che va usato solo in quei casi dove </text:span><text:span text:style-name="T770">la riga o il risultato in questione non sia l’ultima della funzione, per esempio dentro un ciclo </text:span><text:span text:style-name="T115">while</text:span><text:span text:style-name="T770">.</text:span></text:p>
        </text:list-item>
        <text:list-item>
          <text:p text:style-name="P540"><text:span text:style-name="T101">La terza</text:span><text:span text:style-name="T768"> è l’uso di </text:span><text:span text:style-name="T101">result</text:span><text:span text:style-name="T768"> che deve essere la via preferenziale, da usare il più possibile. La variabile </text:span><text:span text:style-name="T114">result</text:span><text:span text:style-name="T768"> sarà inizializzato automaticamente al</text:span><text:span text:style-name="T114"> tipo </text:span><text:span text:style-name="T768">dichiarato di ritorno della procedura. </text:span><text:span text:style-name="T771">Dentro ad un </text:span><text:span text:style-name="T116">if</text:span><text:span text:style-name="T771"> ad esempio usa </text:span><text:span text:style-name="T116">result</text:span><text:span text:style-name="T771"> perchè li finisce il blocco (se ci entra).</text:span></text:p>
        </text:list-item>
      </text:list>
      <text:p text:style-name="P173"/>
      <text:p text:style-name="P217"><text:span text:style-name="T768">Non sempre però sarai in grado di terminare che </text:span><text:span text:style-name="T114">tipo</text:span><text:span text:style-name="T768"> la funzione ritorna, quando avrai queste incertezze, si può usare </text:span><text:alphabetical-index-mark-start text:id="IMark94624096162216"/><text:span text:style-name="T101">auto</text:span><text:alphabetical-index-mark-end text:id="IMark94624096162216"/><text:span text:style-name="T768">, e sarà il compilatore a decidere quale usare; certo se puoi evitarne l’uso è meglio sopratutto per la leggibilità del codice ecco un esempio:</text:span></text:p>
      <text:p text:style-name="P318"/>
      <text:p text:style-name="P318">proc secondoGrado(a, b, c: float): <text:span text:style-name="T345">auto</text:span> =</text:p>
      <text:p text:style-name="P214"/>
      <text:p text:style-name="P215">Ora <text:span text:style-name="T781">puoi</text:span> ritornare, <text:span text:style-name="T13">float</text:span>, <text:span text:style-name="T13">int</text:span>, <text:span text:style-name="T13">sting</text:span>, a seconda di come <text:span text:style-name="T781">implementerai</text:span> la <text:span text:style-name="T781">tua</text:span> procedura, ma chi leggerà l’intestazione di questa procedura avrà qualche problema a capire cosa aspettarsi di ritorno<text:span text:style-name="T772">. </text:span><text:span text:style-name="T476">Un sistema interessante per ritornare più valori contemporaneamente anche non omogenei è quello di usare le </text:span><text:alphabetical-index-mark-start text:id="IMark94624096208088"/><text:span text:style-name="T106">tuple</text:span><text:alphabetical-index-mark-end text:id="IMark94624096208088"/><text:span text:style-name="T476"> o ancora meglio le </text:span><text:alphabetical-index-mark-start text:id="IMark94624096162216"/><text:span text:style-name="T106">nameTule</text:span><text:alphabetical-index-mark-end text:id="IMark94624096162216"/><text:span text:style-name="T773"> (son delle tuple con i nomi assegnati). L’esempio che ora ti propongo di certo potrebbe essere fatto meglio, ma ti da l’occasione di vedere delle cose nuove:</text:span></text:p>
      <text:p text:style-name="P319"/>
      <text:p text:style-name="P319">import std/[<text:alphabetical-index-mark-start text:id="IMark94624096162216" text:key1="Moduli"/>math<text:alphabetical-index-mark-end text:id="IMark94624096162216"/>, <text:alphabetical-index-mark-start text:id="IMark94624096208088" text:key1="Moduli"/>strutils<text:alphabetical-index-mark-end text:id="IMark94624096208088"/>]</text:p>
      <text:p text:style-name="P319">proc secondoGrado(a, b, c: float): <text:span text:style-name="T345">tuple[r1: string, r2: string]</text:span> =</text:p>
      <text:p text:style-name="P319"><text:s text:c="4"/>let discriminante = (pow(b, 2.0) - (4 * a * c))</text:p>
      <text:p text:style-name="P319"><text:s text:c="4"/>if discriminante &lt; 0:</text:p>
      <text:p text:style-name="P319"><text:s text:c="8"/>echo("Numeri complessi")</text:p>
      <text:p text:style-name="P319"><text:s text:c="8"/>result = ("Numero Complesso","")</text:p>
      <text:p text:style-name="P319"><text:s text:c="4"/>elif discriminante == 0:</text:p>
      <text:p text:style-name="P319"><text:s text:c="8"/>echo("una soluzione reale")</text:p>
      <text:p text:style-name="P319"><text:s text:c="8"/>let sol1 = (-b / (2 * a))</text:p>
      <text:p text:style-name="P319"><text:s text:c="8"/>echo sol1</text:p>
      <text:p text:style-name="P319"><text:s text:c="8"/>result = <text:s/>(sol1.<text:alphabetical-index-mark-start text:id="IMark94624096162216"/><text:span text:style-name="T345">formatFloat</text:span><text:alphabetical-index-mark-end text:id="IMark94624096162216"/>(ffDecimal, 3),"")</text:p>
      <text:p text:style-name="P319"><text:s text:c="4"/>else:</text:p>
      <text:p text:style-name="P319"><text:s text:c="8"/>echo("due soluzioni reali")</text:p>
      <text:p text:style-name="P319"><text:s text:c="8"/>let sol1 = (-b + sqrt(discriminante)) / (2 * a)</text:p>
      <text:p text:style-name="P319"><text:s text:c="8"/>let sol2 = (-b - sqrt(discriminante)) / (2 * a)</text:p>
      <text:p text:style-name="P319"><text:s text:c="8"/>result = <text:s/>(sol1.<text:span text:style-name="T345">formatFloat</text:span>(<text:span text:style-name="T252">ffDecimal</text:span>, 3), sol2.<text:span text:style-name="T345">formatFloat</text:span>(<text:alphabetical-index-mark-start text:id="IMark94624096161784" text:key1="Operatori"/><text:span text:style-name="T252">ffDecimal</text:span>,<text:alphabetical-index-mark-end text:id="IMark94624096161784"/> 3))</text:p>
      <text:p text:style-name="P319"><text:s text:c="8"/></text:p>
      <text:p text:style-name="P319">let equaz = secondoGrado(1, -22, 1)</text:p>
      <text:p text:style-name="P319">echo(equaz)<text:tab/><text:tab/><text:tab/><text:tab/><text:span text:style-name="T252">→ </text:span><text:span text:style-name="T332">(r1: “21.954), r2: “0.046”)</text:span></text:p>
      <text:p text:style-name="P319">echo(<text:span text:style-name="T345">equaz.r1</text:span>)<text:tab/><text:tab/><text:tab/><text:tab/><text:span text:style-name="T252">→ </text:span><text:span text:style-name="T332">21.954 (stringa)</text:span></text:p>
      <text:p text:style-name="P215"/>
      <text:p text:style-name="P218"><text:span text:style-name="T773">C</text:span>ome in tutte le equazioni di secondo grado che si rispettino, possiamo avere tre tipi di soluzioni: reali e distinte, reali coincidenti, oppure impossibili (se non usi i numeri complessi) quindi il tipo di risposta che la procedura ci ritorna è inevitabilmente diverso ed a priori non sappiamo quali sia, in questo modo usando la tupla e convertendo i numeri float in stringhe, possiamo ritornare al chiamante o due numeri, o uno solo, oppure un avviso che hai ottenuto un numero complesso. <text:span text:style-name="T774">In questo caso la tupla è composta da due stringhe ma puoi metterci qualsiasi tipo anche diversi tra loro. L’operatore </text:span><text:span text:style-name="T93">formatFloat</text:span><text:span text:style-name="T774"> converte da float a stringa e se usi come argomento </text:span><text:span text:style-name="T93">ffDecimal</text:span><text:span text:style-name="T774"> puoi stabilire quante cifre significative usare.</text:span></text:p>
      <text:p text:style-name="P215"/>
      <text:p text:style-name="P144"/>
      <text:p text:style-name="P144"><text:soft-page-break/>5.<text:span text:style-name="T794">6</text:span> – Optio<text:span text:style-name="T788">n</text:span>s.</text:p>
      <text:p text:style-name="P220">Può capitare a volte, che una procedura, per diversi motivi, non sia in grado di ritornare il <text:span text:style-name="T13">tipo</text:span> di dato che le abbiamo imposto e questo potrebbe <text:span text:style-name="T794">o dare un errore in compilazione</text:span>, o peggio, ritornare un dato errato che potrebbe avere serie conseguenze; <text:span text:style-name="T790">pensa </text:span><text:span text:style-name="T794">ad esempio </text:span><text:span text:style-name="T790">se durante una </text:span><text:span text:style-name="T794">media</text:span><text:span text:style-name="T790"> un dato inserito male venisse interpretato come “0.0” </text:span><text:span text:style-name="T794">anziché con il suo reale valore</text:span>. <text:span text:style-name="T788">Come risolvere questo problema e far si che la procedura ritorni qualcosa come “</text:span><text:span text:style-name="T45">niente/</text:span><text:span text:style-name="T47">none</text:span><text:span text:style-name="T788">”? La soluzione migliore sono gli </text:span><text:alphabetical-index-mark-start text:id="IMark94624096162216"/><text:span text:style-name="T45">options</text:span><text:alphabetical-index-mark-end text:id="IMark94624096162216"/><text:span text:style-name="T788">. Ecco un esempio:</text:span></text:p>
      <text:p text:style-name="P324"/>
      <text:p text:style-name="P324">import std/[<text:alphabetical-index-mark-start text:id="IMark94624096162216" text:key1="Moduli"/><text:span text:style-name="T345">options</text:span><text:alphabetical-index-mark-end text:id="IMark94624096162216"/>, strutils]</text:p>
      <text:p text:style-name="P324"/>
      <text:p text:style-name="P324">proc inputNumero(): Option[float] =</text:p>
      <text:p text:style-name="P324"><text:s text:c="4"/>stdout.write("Inserisci Un Numero: "); let strNum = stdin.readLine()</text:p>
      <text:p text:style-name="P324"><text:s text:c="4"/>try: result = <text:alphabetical-index-mark-start text:id="IMark94624096162216" text:key1="Operatori"/><text:span text:style-name="T345">some</text:span><text:alphabetical-index-mark-end text:id="IMark94624096162216"/>(parseFloat(strNum))</text:p>
      <text:p text:style-name="P324"><text:s text:c="4"/>except(ValueError): result = <text:alphabetical-index-mark-start text:id="IMark94624096161784" text:key1="Operatori"/><text:span text:style-name="T345">none</text:span><text:alphabetical-index-mark-end text:id="IMark94624096161784"/>(float)</text:p>
      <text:p text:style-name="P324"/>
      <text:p text:style-name="P324">let risultato = inputNumero()</text:p>
      <text:p text:style-name="P324">if <text:alphabetical-index-mark-start text:id="IMark94624096208088"/><text:span text:style-name="T345">isNone</text:span><text:alphabetical-index-mark-end text:id="IMark94624096208088"/>(risultato): echo("Hai Sbagliato a Digitare il Numero")</text:p>
      <text:p text:style-name="P324">if <text:alphabetical-index-mark-start text:id="IMark94624096162216"/><text:span text:style-name="T345">isSome</text:span><text:alphabetical-index-mark-end text:id="IMark94624096162216"/>(risultato): echo("Il Valore Digitato è: ", risultato.<text:alphabetical-index-mark-start text:id="IMark94624096208088" text:key1="Operatori"/><text:span text:style-name="T345">get</text:span><text:alphabetical-index-mark-end text:id="IMark94624096208088"/><text:span text:style-name="T345">()</text:span>)</text:p>
      <text:p text:style-name="P324"/>
      <text:p text:style-name="P223">In questo piccolo programma ho cambiato sensibilmente lo stile scrivendo le istruzioni sulla stessa riga, cosa che puoi fare se ad esempio ci son i “:” oppure se metti “;” alla fine di un istruzione <text:span text:style-name="T794">oppure dopo la “,” negli argomenti</text:span>. <text:span text:style-name="T789">Ora la procedura ritorna un </text:span><text:span text:style-name="T46">option[float]</text:span><text:span text:style-name="T789"> che può essere facilmente gestito, per controllare se ti è stato ritornato correttamente </text:span><text:span text:style-name="T791">il</text:span><text:span text:style-name="T48"> tipo</text:span><text:span text:style-name="T791"> che ti aspetti</text:span><text:span text:style-name="T46"> </text:span><text:span text:style-name="T789">oppure un </text:span><text:span text:style-name="T46">none, </text:span><text:span text:style-name="T789">se ritorna </text:span><text:span text:style-name="T46">none</text:span><text:span text:style-name="T789"> qualcosa è andato </text:span><text:span text:style-name="T794">storto</text:span><text:span text:style-name="T789"> </text:span><text:span text:style-name="T791">ma ora non sarà più un problema</text:span><text:span text:style-name="T789">. Se ritorna il valore corretto, la sua estrazione avviene con la procedura </text:span><text:span text:style-name="T46">get()</text:span><text:span text:style-name="T789">. Come di consueto ecco alcune delle procedure:</text:span></text:p>
      <text:p text:style-name="P223"/>
      <text:list xml:id="list176571258" text:style-name="L28">
        <text:list-item>
          <text:p text:style-name="P541"><text:span text:style-name="T363">get</text:span>: ritorna il contenuto dell’<text:span text:style-name="T13">option[]</text:span>, se non contiene valori si solleva l’eccezione <text:span text:style-name="T13">UnpackDefect</text:span>.</text:p>
        </text:list-item>
        <text:list-item>
          <text:p text:style-name="P541"><text:span text:style-name="T363">IsNone</text:span>: Controlla se l’<text:span text:style-name="T13">option[]</text:span> è “none”.</text:p>
        </text:list-item>
        <text:list-item>
          <text:p text:style-name="P541"><text:span text:style-name="T363">IsSome</text:span>: Controlla se l’<text:span text:style-name="T13">option[]</text:span> contiene un valore valido.</text:p>
        </text:list-item>
        <text:list-item>
          <text:p text:style-name="P541"><text:span text:style-name="T363">none</text:span>: Ritorna un <text:span text:style-name="T13">option[]</text:span> senza nessun valore (un “none” in pratica).</text:p>
        </text:list-item>
        <text:list-item>
          <text:p text:style-name="P541"><text:span text:style-name="T363">some</text:span>: Ritorna un <text:span text:style-name="T13">optin[]</text:span> con un valore (del <text:span text:style-name="T13">tipo</text:span> dichiarato tra le quadre).</text:p>
        </text:list-item>
      </text:list>
      <text:p text:style-name="P224"/>
      <text:p text:style-name="P546">Si potrebbe usare anche “<text:alphabetical-index-mark-start text:id="IMark139954126638344"/>Nan<text:alphabetical-index-mark-end text:id="IMark139954126638344"/>” ma poi la sua gestione diventa complicata, quindi ad ora le <text:span text:style-name="T13">option</text:span> sono la soluzione migliore da usare. <text:span text:style-name="T799">Si può anche passare ad procedura </text:span><text:span text:style-name="T49">none</text:span><text:span text:style-name="T799">, cosa che a volte potrebbe servire, nel seguente modo:</text:span></text:p>
      <text:p text:style-name="P553"/>
      <text:p text:style-name="P553">import options</text:p>
      <text:p text:style-name="P553"/>
      <text:p text:style-name="P553">proc passaNone(a: int, <text:span text:style-name="T617">b = <text:s/>none(int)</text:span>) =</text:p>
      <text:p text:style-name="P553"><text:s text:c="4"/>if <text:span text:style-name="T337">isNone</text:span>(b):</text:p>
      <text:p text:style-name="P553"><text:s text:c="8"/>echo "b <text:s/><text:span text:style-name="T800">vale </text:span>", <text:span text:style-name="T800">b</text:span></text:p>
      <text:p text:style-name="P553"><text:s text:c="4"/>elif <text:span text:style-name="T252">isSome</text:span>(b):</text:p>
      <text:p text:style-name="P553"><text:s text:c="8"/>echo "b vale ", b.<text:span text:style-name="T252">get</text:span>()</text:p>
      <text:p text:style-name="P553"/>
      <text:p text:style-name="P553">passaNone(8<text:span text:style-name="T799">)</text:span>, <text:span text:style-name="T617">some(7)</text:span>)<text:tab/><text:tab/><text:tab/><text:span text:style-name="T252">→ </text:span><text:span text:style-name="T338">b vale 7</text:span><text:span text:style-name="T800">, come ci si aspettava in qaunto passato l’intero 7.</text:span></text:p>
      <text:p text:style-name="P553">passaNone(6)<text:tab/><text:tab/><text:tab/><text:tab/><text:span text:style-name="T252">→ </text:span><text:span text:style-name="T338">b vale none(int)</text:span><text:span text:style-name="T800">, ora b vale correttamente none.</text:span></text:p>
      <text:p text:style-name="P553"/>
      <text:p text:style-name="P554">nella dichiarazione della procedura basta dichiarare il parametro come <text:span text:style-name="T13">none(tipo)</text:span>, e nella chiama<text:span text:style-name="T800">nte</text:span> o non si mette nulla (<text:span text:style-name="T13">= none</text:span>) oppure quel parametro lo si dichiara come <text:span text:style-name="T13">some(tipo)</text:span>.</text:p>
      <text:p text:style-name="P555"><text:soft-page-break/><text:span text:style-name="T238">5.</text:span><text:span text:style-name="T239">7</text:span><text:span text:style-name="T238"> – Generici.</text:span></text:p>
      <text:p text:style-name="P225"><text:span text:style-name="T596">Nel capitolo 5.1 ho detto che gli eventuali argomenti di una funzione, devono essere dichiarati esplicitamente (</text:span><text:span text:style-name="T107">arg1: int, arg2: string</text:span><text:span text:style-name="T596">) oppure implicitamente (</text:span><text:span text:style-name="T107">arg1 = 75, arg2 =”Nim”</text:span><text:span text:style-name="T596">) ma questo non sempre è possibile. </text:span><text:span text:style-name="T597">Ci sono casi in cui a priori non è possibile sapere il tipo di dato che invierai alla tua funzione, oppure casi in cui la funzione potrebbe lavorare tranquillamente con tipi simili (ad esempio </text:span><text:span text:style-name="T108">int </text:span><text:span text:style-name="T597">e </text:span><text:span text:style-name="T108">float</text:span><text:span text:style-name="T597">) e si vuole evitare inutili e pesanti duplicazioni del codice, ovvero riscrivere praticamente la stessa cosa per i due tipi. </text:span><text:span text:style-name="T598">Per risolvere questo problema ci vengono in aiuto i </text:span><text:alphabetical-index-mark-start text:id="IMark94624096208088"/><text:span text:style-name="T598">generici</text:span><text:alphabetical-index-mark-end text:id="IMark94624096208088"/><text:span text:style-name="T598">. </text:span><text:span text:style-name="T599">Con i generici </text:span><text:span text:style-name="T614">puoi </text:span><text:span text:style-name="T599">passare (in teoria) qualsiasi tipo alla nostra funzione, a patto che siano compatibili con ciò che la funzione stessa fa. Ma faccio un esempio:</text:span></text:p>
      <text:p text:style-name="P288"/>
      <text:p text:style-name="P260"><text:span text:style-name="T599">proc somma</text:span><text:alphabetical-index-mark-start text:id="IMark94624096208088" text:key1="Operatori"/><text:span text:style-name="T355">[T]</text:span><text:alphabetical-index-mark-end text:id="IMark94624096208088"/><text:span text:style-name="T599">(num1: T, num2: T): T =</text:span></text:p>
      <text:p text:style-name="P288"><text:s text:c="4"/>result = num1 + num2</text:p>
      <text:p text:style-name="P288"><text:s text:c="3"/></text:p>
      <text:p text:style-name="P260"><text:span text:style-name="T599">echo(somma(3, 5))<text:tab/><text:tab/><text:tab/><text:tab/></text:span><text:span text:style-name="T304">→ </text:span><text:span text:style-name="T303">8</text:span></text:p>
      <text:p text:style-name="P260"><text:span text:style-name="T599">echo(somma(3.14 , 10.1))<text:tab/><text:tab/><text:tab/></text:span><text:span text:style-name="T304">→ </text:span><text:span text:style-name="T303">13.24</text:span></text:p>
      <text:p text:style-name="P438"><text:span text:style-name="T599">echo(somma('N', 'i'))<text:tab/><text:tab/><text:tab/>→ </text:span><text:span text:style-name="T600">Errore! ‘</text:span><text:span text:style-name="T601">N’ e ‘i’ non possono essere sommati!</text:span></text:p>
      <text:p text:style-name="P438"><text:span text:style-name="T600">echo(somma(3, 5.4))<text:tab/><text:tab/><text:tab/>→ </text:span><text:span text:style-name="T601">Errore! 3 e 5.4 sono tipi diversi e T non può assumere due tipologie!</text:span></text:p>
      <text:p text:style-name="P288"/>
      <text:p text:style-name="P226"><text:span text:style-name="T613">U</text:span><text:span text:style-name="T596">n generico lo si dichiara con </text:span><text:span text:style-name="T132">[T]</text:span><text:span text:style-name="T596"> prima degli argomenti stessi, esso assumerà il tipo a seconda di cosa la chiamata manderà alla procedura, </text:span><text:span text:style-name="T601">ovviamente </text:span><text:span text:style-name="T467">può assumere un solo tipo </text:span><text:span text:style-name="T475">alla volta</text:span><text:span text:style-name="T601">, infatti nel quarto esempio che forziamo a due tipi diversi ritorna errore in compilazione</text:span><text:span text:style-name="T596">. </text:span><text:span text:style-name="T601">Nel primo caso </text:span><text:span text:style-name="T133">T</text:span><text:span text:style-name="T601"> sarà di tipo </text:span><text:span text:style-name="T109">int</text:span><text:span text:style-name="T601"> nel secondo caso sarà </text:span><text:span text:style-name="T109">float</text:span><text:span text:style-name="T601">. Da notare che anche il dato ritornato dalla procedura essendo di tipo </text:span><text:span text:style-name="T133">T</text:span><text:span text:style-name="T601"> dovrà ritornare lo stesso tipo di quelli mandati. </text:span><text:span text:style-name="T602">Il terzo caso </text:span><text:span text:style-name="T614">pur avendo gli argomenti dello stesso </text:span><text:span text:style-name="T112">tipo</text:span><text:span text:style-name="T614">, </text:span><text:span text:style-name="T602">darà errore in compilazione, perché i caratteri non si possono sommare tra loro. Potremo anche avere l’esigenza di limitare i tipi che un generico può ricevere magari per evitare spiacevoli sorprese in fase di esecuzione, Nim ti permette di fare questo, semplicemente dichiarando la </text:span><text:span text:style-name="T612">procedura</text:span><text:span text:style-name="T602"> come:</text:span></text:p>
      <text:p text:style-name="P289"/>
      <text:p text:style-name="P261"><text:span text:style-name="T602">proc somma</text:span><text:span text:style-name="T354">[T: int </text:span><text:alphabetical-index-mark-start text:id="IMark94624096208088" text:key1="Operatori"/><text:span text:style-name="T354">|</text:span><text:alphabetical-index-mark-end text:id="IMark94624096208088"/><text:span text:style-name="T354"> float]</text:span><text:span text:style-name="T602">(num1: T, num2: T): T =</text:span></text:p>
      <text:p text:style-name="P289"/>
      <text:p text:style-name="P227"><text:span text:style-name="T602">I</text:span><text:span text:style-name="T596">n questo modo il generico può accettare soltanto numeri </text:span><text:span text:style-name="T107">int</text:span><text:span text:style-name="T596"> oppure </text:span><text:span text:style-name="T107">float</text:span><text:span text:style-name="T596"> tutte le altre cose solleveranno un errore </text:span><text:span text:style-name="T613">(</text:span><text:span text:style-name="T596">in compilazione</text:span><text:span text:style-name="T613">)</text:span><text:span text:style-name="T596">. </text:span><text:span text:style-name="T603">E se avessi più argomenti che però potrebbero (</text:span><text:span text:style-name="T604">o </text:span><text:span text:style-name="T603">no!) essere di tipo diverso, come si potrebbe fare, vediamo un esempio:</text:span></text:p>
      <text:p text:style-name="P290"/>
      <text:p text:style-name="P262"><text:span text:style-name="T603"><text:s/>proc cerca</text:span><text:span text:style-name="T356">[T, S]</text:span><text:span text:style-name="T603">(chiave: T, lista: S): bool =</text:span></text:p>
      <text:p text:style-name="P290"><text:s text:c="4"/>if chiave in lista:</text:p>
      <text:p text:style-name="P290"><text:s text:c="6"/>result = true</text:p>
      <text:p text:style-name="P290"><text:s text:c="4"/>else:</text:p>
      <text:p text:style-name="P290"><text:s text:c="6"/>result = false</text:p>
      <text:p text:style-name="P290"><text:s text:c="7"/></text:p>
      <text:p text:style-name="P262"><text:span text:style-name="T603">echo(cerca('f', ['b' ,'j', 'a', 'z']))<text:tab/><text:tab/><text:tab/></text:span><text:span text:style-name="T305">→ false</text:span></text:p>
      <text:p text:style-name="P262"><text:span text:style-name="T603">echo(cerca(3, [1, 5, 3, 9, 0]))<text:tab/><text:tab/><text:tab/></text:span><text:span text:style-name="T305">→ true</text:span></text:p>
      <text:p text:style-name="P262"><text:span text:style-name="T603">echo(cerca(1.5, [1.0, 5.7, 1.5, 9.3]))<text:tab/><text:tab/></text:span><text:span text:style-name="T305">→ true</text:span></text:p>
      <text:p text:style-name="P290"/>
      <text:p text:style-name="P228"><text:span text:style-name="T596">In questo semplice esempio, passi alla procedura due argomenti, il primo </text:span><text:span text:style-name="T612">fa</text:span><text:span text:style-name="T596"> da chiave, il secondo come un elenco di varie cose. In questo caso due generici, </text:span><text:span text:style-name="T132">T</text:span><text:span text:style-name="T596"> varrà </text:span><text:span text:style-name="T107">char</text:span><text:span text:style-name="T596"> o </text:span><text:span text:style-name="T107">int</text:span><text:span text:style-name="T596"> o </text:span><text:span text:style-name="T107">float</text:span><text:span text:style-name="T596">, mentre </text:span><text:span text:style-name="T132">S</text:span><text:span text:style-name="T596"> sarà di tipo </text:span><text:span text:style-name="T107">array[char]</text:span><text:span text:style-name="T596"> o </text:span><text:span text:style-name="T107">array[int</text:span><text:span text:style-name="T596">] oppure </text:span><text:span text:style-name="T107">array[float]</text:span><text:span text:style-name="T596"> ecco dunque che alla procedura ora </text:span><text:span text:style-name="T614">si passano</text:span><text:span text:style-name="T596"> due </text:span><text:span text:style-name="T107">tipi</text:span><text:span text:style-name="T596"> diversi. </text:span></text:p>
      <text:p text:style-name="P188"/>
      <text:p text:style-name="P188"/>
      <text:p text:style-name="P188"/>
      <text:p text:style-name="P145"><text:soft-page-break/>5.<text:span text:style-name="T795">8</text:span> – Proc vs Func.</text:p>
      <text:p text:style-name="P229"><text:span text:style-name="T596">In Nim ci son due modi per dichiarare un procedura, ovvero </text:span><text:span text:style-name="T132">proc</text:span><text:span text:style-name="T596"> e </text:span><text:alphabetical-index-mark-start text:id="IMark139954126638344"/><text:span text:style-name="T132">func</text:span><text:alphabetical-index-mark-end text:id="IMark139954126638344"/><text:span text:style-name="T596">, ma in cosa differiscono le due modalità? </text:span><text:span text:style-name="T605">La differenza è sottile, ma importante. Come prima ap</text:span><text:span text:style-name="T606">p</text:span><text:span text:style-name="T605">rossimazione, </text:span><text:span text:style-name="T606">puoi immaginare questa differenza come quella tra </text:span><text:span text:style-name="T110">var </text:span><text:span text:style-name="T606">(</text:span><text:span text:style-name="T100">proc</text:span><text:span text:style-name="T606">) e </text:span><text:span text:style-name="T110">let </text:span><text:span text:style-name="T606">(</text:span><text:span text:style-name="T100">func</text:span><text:span text:style-name="T606">), </text:span><text:span text:style-name="T607">func è molto più restrittiva rispetto a proc, questo vu</text:span><text:span text:style-name="T608">o</text:span><text:span text:style-name="T607">l</text:span><text:span text:style-name="T608">e</text:span><text:span text:style-name="T607"> dire che func non può arrecare nessun tipo di modifica a qualcosa esterno a se stessa (gli argomenti passati son interni!!), mentre </text:span><text:span text:style-name="T111">proc</text:span><text:span text:style-name="T607"> lo può serenamente fare </text:span><text:span text:style-name="T612">(grazie per i chiarimenti Pietro Peterlongo)</text:span><text:span text:style-name="T607">. </text:span><text:span text:style-name="T608">Due esempi classici di modifiche esterne sono:</text:span></text:p>
      <text:p text:style-name="P189"/>
      <text:list xml:id="list1746055008" text:style-name="L29">
        <text:list-item>
          <text:p text:style-name="P535"><text:span text:style-name="T596">Stampare a video con “echo” questo semplice comando viene interpretato come una modifica al </text:span><text:span text:style-name="T609">terminale</text:span><text:span text:style-name="T596">, quindi una modifica esterna alla procedura </text:span><text:span text:style-name="T99">func</text:span><text:span text:style-name="T596">.</text:span></text:p>
        </text:list-item>
        <text:list-item>
          <text:p text:style-name="P535"><text:span text:style-name="T596">La modifica/</text:span><text:span text:style-name="T610">lettura</text:span><text:span text:style-name="T596"> di una variabile globale, questa variabile essendo dichiarata al di fuori di </text:span><text:span text:style-name="T99">func</text:span><text:span text:style-name="T596"> non può essere modificata </text:span><text:span text:style-name="T610">ne usata internamente</text:span><text:span text:style-name="T596">.</text:span></text:p>
        </text:list-item>
      </text:list>
      <text:p text:style-name="P222"/>
      <text:p text:style-name="P221">Ecco un esempio con i relativi risultati:</text:p>
      <text:p text:style-name="P221"/>
      <text:p text:style-name="P291">let globale = 20</text:p>
      <text:p text:style-name="P291"/>
      <text:p text:style-name="P291"><text:span text:style-name="T345">proc</text:span> somma(a: int): int =</text:p>
      <text:p text:style-name="P291"><text:s text:c="4"/>result = globale + a</text:p>
      <text:p text:style-name="P291"><text:s text:c="5"/></text:p>
      <text:p text:style-name="P291"><text:span text:style-name="T345">func</text:span> diff(a: int): int =</text:p>
      <text:p text:style-name="P291"><text:s text:c="4"/>result = globale - a</text:p>
      <text:p text:style-name="P291"><text:s text:c="4"/></text:p>
      <text:p text:style-name="P263"><text:span text:style-name="T596">echo(somma(10))<text:tab/><text:tab/><text:tab/><text:tab/></text:span><text:span text:style-name="T302">→ 30</text:span></text:p>
      <text:p text:style-name="P436"><text:span text:style-name="T435">echo(diff(10))<text:tab/><text:tab/><text:tab/><text:tab/></text:span><text:span text:style-name="T645">→ Errore! ‘</text:span><text:span text:style-name="T646">diff’ can have side effects</text:span></text:p>
      <text:p text:style-name="P442"/>
      <text:p text:style-name="P461"><text:span text:style-name="T415">M</text:span><text:span text:style-name="T414">entre in </text:span><text:span text:style-name="T420">somma()</text:span><text:span text:style-name="T414"> </text:span><text:span text:style-name="T415">che </text:span><text:span text:style-name="T414">usa una variabile globale </text:span><text:span text:style-name="T416">(</text:span><text:span text:style-name="T419">è sempre sconsigliato l’uso di variabili globali!!</text:span><text:span text:style-name="T416">) </text:span><text:span text:style-name="T414">è ammesso, in </text:span><text:span text:style-name="T421">func()</text:span><text:span text:style-name="T414"> non </text:span><text:span text:style-name="T415">lo </text:span><text:span text:style-name="T414">è e questo vale per qualsiasi cosa che ti venga in mente che vada ad avere effetti fuori di essa. In pratica </text:span><text:span text:style-name="T421">func</text:span><text:span text:style-name="T414"> è un alias per </text:span><text:span text:style-name="T421">proc() </text:span><text:span text:style-name="T422">{.</text:span><text:span text:style-name="Source_20_Text"><text:span text:style-name="T243">noSideEffect</text:span></text:span><text:span text:style-name="T422">.}</text:span><text:span text:style-name="T417">. </text:span><text:span text:style-name="T418">In altre parole </text:span><text:span text:style-name="T423">func</text:span><text:span text:style-name="T418"> garantisce che non si siano effetti indesiderati come modifiche involontarie nel tuo codice.</text:span></text:p>
      <text:p text:style-name="P167"/>
      <text:p text:style-name="P167"/>
      <text:p text:style-name="P167"/>
      <text:p text:style-name="P478"><text:span text:style-name="T405">5.</text:span><text:span text:style-name="T411">9</text:span><text:span text:style-name="T403"> – Proc vs Metho</text:span><text:span text:style-name="T406">d</text:span><text:span text:style-name="T403">.</text:span></text:p>
      <text:p text:style-name="P356"><text:span text:style-name="T403">In Nim ce un altro modo ancora per dichiarare un funzione, ovvero </text:span><text:alphabetical-index-mark-start text:id="IMark94624096208088"/><text:span text:style-name="T429">method</text:span><text:alphabetical-index-mark-end text:id="IMark94624096208088"/><text:span text:style-name="T403"> che va un po' oltre allo scopo di questo manuale, </text:span><text:span text:style-name="T406">ma </text:span><text:span text:style-name="T410">lo</text:span><text:span text:style-name="T406"> </text:span><text:span text:style-name="T409">menzion</text:span><text:span text:style-name="T410">o</text:span><text:span text:style-name="T406"> perché tornerà utile nella programmazione ad oggetti. Per ora ci basti sapere che </text:span><text:alphabetical-index-mark-start text:id="IMark139954126638344"/><text:span text:style-name="T430">proc</text:span><text:alphabetical-index-mark-end text:id="IMark139954126638344"/><text:span text:style-name="T406"> è una procedura statica, mentre </text:span><text:span text:style-name="T430">method</text:span><text:span text:style-name="T406"> è dinamica, </text:span><text:span text:style-name="T409">ricordatelo</text:span><text:span text:style-name="T408"> quando vedrai la programmazione ad oggetti, in modo particolare quando ci saranno di mezzo le “ereditarietà” che a volte potrebbero dare problemi se si usasse </text:span><text:span text:style-name="T431">proc</text:span><text:span text:style-name="T406">. Questo vantaggio però, lo si paga in prestazioni, perché il ritorno di </text:span><text:span text:style-name="T430">methd</text:span><text:span text:style-name="T406"> sarà valutato in fase di esecuzione, invece che, come nel caso di </text:span><text:span text:style-name="T430"><text:s/>proc </text:span><text:span text:style-name="T406">in fase di compilazione.</text:span><text:span text:style-name="T407"> La dichiarazione è praticamente uguale a quanto sai già:</text:span></text:p>
      <text:p text:style-name="P302"/>
      <text:p text:style-name="P404"><text:span text:style-name="T353">method</text:span><text:span text:style-name="T389"> (argomento: int): int =</text:span></text:p>
      <text:p text:style-name="P203"/>
      <text:p text:style-name="P188"/>
      <text:p text:style-name="P148"/>
      <text:p text:style-name="P146"/>
      <text:p text:style-name="P146"/>
      <text:p text:style-name="P146"><text:soft-page-break/>5.<text:span text:style-name="T795">10</text:span> – Procedure <text:span text:style-name="T651">P</text:span>u<text:span text:style-name="T651">bb</text:span>liche e Private.</text:p>
      <text:p text:style-name="P190">Il concetto di procedure pubbliche e private, non è molto importante quando si lavora su di un singolo file, ma diventa cruciale quando si creano librerie <text:span text:style-name="T754">che</text:span> poi v<text:span text:style-name="T739">engono</text:span> importat<text:span text:style-name="T739">e</text:span> in un’ altro progetto <text:span text:style-name="T616">specie se si usa un ap</text:span><text:span text:style-name="T660">p</text:span><text:span text:style-name="T616">roccio “ad oggetti” (capitolo 6)</text:span>, <text:span text:style-name="T616">perché alcune procedure potrebbero essere “pericolose” da usare liberamente o perchè richiedono prima che delle altre procedure impostia</text:span><text:span text:style-name="T651">m</text:span><text:span text:style-name="T616">o dei valori. </text:span><text:span text:style-name="T468">Qualsiasi procedura in Nim di default è privata (non visibile al di fuori del file </text:span><text:span text:style-name="T473">di </text:span><text:span text:style-name="T468">dove è dichiarata), per renderla pubb</text:span><text:span text:style-name="T471">li</text:span><text:span text:style-name="T468">ca bisogna dirlo esplicitamente</text:span><text:span text:style-name="T616">. Rendere pubblica una funzione è estremamente facile, basta mettere </text:span><text:span text:style-name="T125">“*”</text:span><text:span text:style-name="T616"> dopo il nome della procedura stessa. </text:span><text:span text:style-name="T754">Guarda</text:span><text:span text:style-name="T616"> come:</text:span></text:p>
      <text:p text:style-name="P292"/>
      <text:p text:style-name="P292">proc privata() =<text:tab/><text:tab/><text:tab/><text:tab/>→ <text:span text:style-name="T616">Questa funzione </text:span><text:span text:style-name="T728">NON </text:span><text:span text:style-name="T616">sarà visibile (importato il file che la contiene).</text:span></text:p>
      <text:p text:style-name="P292"><text:s text:c="4"/>discard</text:p>
      <text:p text:style-name="P292"><text:s text:c="4"/></text:p>
      <text:p text:style-name="P292">proc pubblica<text:span text:style-name="T617">*</text:span>() =<text:tab/><text:tab/><text:tab/><text:tab/>→ <text:span text:style-name="T616">Questa funzione sarà visibile (importato il file che la contiene).</text:span></text:p>
      <text:p text:style-name="P292"><text:s text:c="4"/>discard</text:p>
      <text:p text:style-name="P188"/>
      <text:p text:style-name="P191">Questo concetto che per ora può sembrare un po' strano, nel prossimo capitolo sarà spero più chiaro e potr<text:span text:style-name="T728">ai</text:span> capire perché è cosi importante la distinzione tra pubblico e privato.</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text:soft-page-break/>6.0 – Programmazione ad Oggetti.</text:p>
      <text:p text:style-name="P190">Ormai sai che Nim preferisce una programmazione procedurale, ma questo non ci impedisce di usare un’ altro stile molto usato, ovvero la programmazione ad aggetti <text:span text:style-name="T629">che a volte può essere molto utile</text:span>. In altri linguaggi come per esempio Python, ce u<text:span text:style-name="T660">na</text:span> parola chiave riservata che ci permette di creare una classe, ovvero <text:span text:style-name="T13">class</text:span>, <text:span text:style-name="T668">in Nim non esiste nulla del genere </text:span><text:span text:style-name="T669">ma in qualche maniera </text:span><text:span text:style-name="T670">la si può simulare</text:span>, in questo capitolo vedrai comunque come risolvere questo “problema” e creare qualcosa di molto simile ad un oggetto. <text:span text:style-name="T627">Per fare questo, per prima cosa dovrai studiare </text:span><text:span text:style-name="T80">type</text:span><text:span text:style-name="T627"> che finora lo abbiamo solo intravis</text:span><text:span text:style-name="T628">t</text:span><text:span text:style-name="T627">o, ma senza soffermarci troppo su di esso al capitolo 3. </text:span></text:p>
      <text:p text:style-name="P190"/>
      <text:p text:style-name="P190"/>
      <text:p text:style-name="P190"/>
      <text:p text:style-name="P137">6.1 – Type.</text:p>
      <text:p text:style-name="P192">Siediti comodo, perché questo operatore <text:alphabetical-index-mark-start text:id="IMark94624096208088"/><text:span text:style-name="T13">type</text:span><text:alphabetical-index-mark-end text:id="IMark94624096208088"/> dall’aria cosi mansueta, in realtà ci riserverà parecchie sorprese. <text:span text:style-name="T469">Lo scopo principale di </text:span><text:span text:style-name="T105">type</text:span><text:span text:style-name="T469"> è quello di creare delle strutture dati personalizzate dall’utente</text:span><text:span text:style-name="T630">, in altre parole oltre ai tipi standard come </text:span><text:span text:style-name="T25">int</text:span><text:span text:style-name="T630">, </text:span><text:span text:style-name="T25">char</text:span><text:span text:style-name="T630">, </text:span><text:span text:style-name="T25">ecc</text:span><text:span text:style-name="T630"> possiamo creare dei </text:span><text:span text:style-name="T25">tipi</text:span><text:span text:style-name="T630"> che contengo combinazione dei precedenti e molto, molto altro. </text:span><text:span text:style-name="T631">Cominciamo subito con un esempio perché ci sarà gi</text:span><text:span text:style-name="T660">à</text:span><text:span text:style-name="T631"> molto da dire:</text:span></text:p>
      <text:p text:style-name="P295"/>
      <text:p text:style-name="P295">type</text:p>
      <text:p text:style-name="P293"><text:span text:style-name="T631"><text:s text:c="4"/></text:span><text:span text:style-name="T357">F</text:span><text:span text:style-name="T631">rutta = </text:span><text:span text:style-name="T357">object</text:span></text:p>
      <text:p text:style-name="P295"><text:s text:c="8"/>nome: string</text:p>
      <text:p text:style-name="P295"><text:s text:c="8"/>colore: string</text:p>
      <text:p text:style-name="P295"><text:s text:c="8"/>peso: int</text:p>
      <text:p text:style-name="P295"><text:s text:c="8"/></text:p>
      <text:p text:style-name="P295">var frutto1 = Frutta(nome: "Arancia", colore: "arancione", peso: 100)</text:p>
      <text:p text:style-name="P293"><text:span text:style-name="T631">echo frutto1.nome<text:tab/><text:tab/><text:tab/><text:tab/></text:span><text:span text:style-name="T306">→ </text:span><text:span text:style-name="T307">Arancia</text:span></text:p>
      <text:p text:style-name="P314"><text:span text:style-name="T632">e</text:span>cho frutto1<text:tab/><text:tab/><text:tab/><text:span text:style-name="T252"><text:tab/>→ Visualizza tutto il contenuto della variabile.</text:span></text:p>
      <text:p text:style-name="P450"><text:tab/><text:tab/><text:tab/><text:tab/><text:tab/> <text:s text:c="4"/>(nome: “Arancia”, colore: “arancione”, peso: 100)</text:p>
      <text:p text:style-name="P295"/>
      <text:p text:style-name="P195"><text:span text:style-name="T631">N</text:span>ella prima riga, ce <text:span text:style-name="T13">type</text:span> e di seguito identato (come di consueto ho usato 4 spazi anzich<text:span text:style-name="T660">è</text:span> 2 per maggior visibilità<text:span text:style-name="T729">) </text:span>il nome di questo nuovo <text:span text:style-name="T13">tipo</text:span> <text:span text:style-name="T755">(Frutta)</text:span>, se osservi, inizia con u<text:span text:style-name="T660">na</text:span> lettere maius<text:span text:style-name="T660">c</text:span>ola, questo perché in Nim per convenzione, i <text:span text:style-name="T13">tipi</text:span> definiti dall’utente e solo essi <text:span text:style-name="T755">dovrebbero</text:span> iniziare in questo modo. <text:span text:style-name="T633">Dopo il nome possiamo osservare un’altra istruzione, ovvero </text:span><text:span text:style-name="T26">object</text:span><text:span text:style-name="T633"> e qui mi tocca aprire una parentesi, perché i </text:span><text:span text:style-name="T26">type</text:span><text:span text:style-name="T633"> possono essere di tre tipologie:</text:span></text:p>
      <text:p text:style-name="P198"/>
      <text:list xml:id="list3479976410" text:style-name="L30">
        <text:list-header>
          <text:p text:style-name="P545"><draw:frame draw:style-name="fr2" draw:name="Cornice6" text:anchor-type="paragraph" svg:width="16cm" draw:z-index="5"><draw:text-box fo:min-height="0.499cm"><text:list xml:id="list125522850530864" text:continue-numbering="true" text:style-name="L30"><text:list-item><text:p text:style-name="P542">Gli <text:alphabetical-index-mark-start text:id="IMark94624062862216"/><text:span text:style-name="T62">object</text:span><text:alphabetical-index-mark-end text:id="IMark94624062862216"/>: sono grosso modo le strutture di C, dove all’interno ci sono tutte le variabili <text:span text:style-name="T740">o campi </text:span>richiest<text:span text:style-name="T740">i</text:span>. <text:span text:style-name="T740">Nel caso degli </text:span><text:span text:style-name="T89">object</text:span><text:span text:style-name="T740"> due </text:span><text:span text:style-name="T37">type</text:span><text:span text:style-name="T740"> che son strutturalmente uguali, cioè che contengono gli stessi campi, con gli stessi nomi sono entità </text:span><text:span text:style-name="T127">diverse</text:span><text:span text:style-name="T740"> </text:span><text:span text:style-name="T745">(vedi esempio sotto)</text:span><text:span text:style-name="T740">.</text:span></text:p></text:list-item><text:list-item><text:p text:style-name="P543">Le <text:alphabetical-index-mark-start text:id="IMark94624096208088"/><text:span text:style-name="T62">tuple</text:span><text:alphabetical-index-mark-end text:id="IMark94624096208088"/>: assomigliano molto agli <text:span text:style-name="T13">object</text:span>, <text:span text:style-name="T634">anche esse son delle strutture dati. </text:span><text:span text:style-name="T740">Nel caso delle </text:span><text:span text:style-name="T89">tuple</text:span><text:span text:style-name="T740"> due </text:span><text:span text:style-name="T37">type</text:span><text:span text:style-name="T740"> che son strutturalmente uguali, cioè che contengono gli stessi campi, con gli stessi nomi sono entità </text:span><text:span text:style-name="T127">uguali</text:span><text:span text:style-name="T740"> </text:span><text:span text:style-name="T745">(vedi esempio sotto)</text:span><text:span text:style-name="T740">.</text:span></text:p></text:list-item><text:list-item><text:p text:style-name="P544"><text:span text:style-name="T634">G</text:span>li <text:alphabetical-index-mark-start text:id="IMark94624062862216"/><text:span text:style-name="T62">enum</text:span><text:alphabetical-index-mark-end text:id="IMark94624062862216"/>: è simile alle numerazioni di C. definisce una raccolta di identificatori, a cui è associato significato.</text:p></text:list-item></text:list><text:p text:style-name="P313">type </text:p><text:p text:style-name="P313"><text:s text:c="4"/>AgenteCiaObj = object </text:p><text:p text:style-name="P313"><text:s text:c="6"/>nome: string</text:p><text:p text:style-name="P313"><text:s text:c="6"/>eta: int</text:p><text:p text:style-name="P313"><text:s text:c="4"/>AgenteMi6Obj = object </text:p><text:p text:style-name="P313"><text:s text:c="6"/>nome: string</text:p><text:p text:style-name="P313"><text:s text:c="6"/>eta: int</text:p><text:p text:style-name="P313"><text:s text:c="6"/></text:p><text:p text:style-name="P313">let agente1 = AgenteCiaObj(nome: "Nim", eta: 33)</text:p><text:p text:style-name="P313">let agente2 = AgenteMi6Obj(nome: "Nim", eta: 33)</text:p><text:p text:style-name="P313"/><text:p text:style-name="P313"><text:s text:c="4"/>echo(agente1 == agente2)<text:tab/><text:tab/><text:span text:style-name="T639">→ </text:span><text:span text:style-name="T648">qui riceverai un errore in compilazione, perché </text:span><text:span text:style-name="T649">A</text:span><text:span text:style-name="T648">genteCiaObg ed <text:tab/><text:tab/><text:tab/><text:tab/><text:tab/> <text:s text:c="4"/>AganteMi6Obj, son cose diverse per avendo gli stessi campi con gli <text:tab/><text:tab/><text:tab/><text:tab/><text:tab/> <text:s text:c="4"/>stessi valori.</text:span></text:p><text:p text:style-name="P313"/><text:p text:style-name="P313">type </text:p><text:p text:style-name="P313"><text:s text:c="4"/>AgenteCia = tuple</text:p><text:p text:style-name="P313"><text:s text:c="6"/>nome: string</text:p><text:p text:style-name="P313"><text:s text:c="6"/>eta: int</text:p><text:p text:style-name="P313"><text:s text:c="4"/>AgenteMi6 = tuple</text:p><text:p text:style-name="P313"><text:s text:c="6"/>nome: string</text:p><text:p text:style-name="P313"><text:s text:c="6"/>eta: int</text:p><text:p text:style-name="P313"><text:s text:c="6"/></text:p><text:p text:style-name="P313">let agente3: AgenteCia = (nome: "Nim", eta: 33)</text:p><text:p text:style-name="P313">let agente4: AgenteMi6 = (nome: "Nim", eta: 33)</text:p><text:p text:style-name="P313"/><text:p text:style-name="P313">echo(agente3 == agente4)<text:tab/><text:tab/><text:tab/><text:span text:style-name="T252">→ </text:span><text:span text:style-name="T330">qui la risposta è “true” e non genera errori, perch</text:span><text:span text:style-name="T331">è</text:span><text:span text:style-name="T330"> la struttu</text:span><text:span text:style-name="T331">r</text:span><text:span text:style-name="T330">a <text:tab/><text:tab/><text:tab/><text:tab/><text:tab/><text:tab/> <text:s text:c="4"/>interna ed i campi hanno lo stesso medesimo valore!!</text:span></text:p><text:p text:style-name="P196"/></draw:text-box></draw:frame><text:soft-page-break/></text:p>
        </text:list-header>
      </text:list>
      <text:p text:style-name="P196">Le restanti <text:span text:style-name="T635">tre </text:span>linee vanno a definire il “contenuto” del nostro nuovo <text:span text:style-name="T13">tipo</text:span> e vanno dichiarati semplicemente specificando a loro volta di che <text:span text:style-name="T13">tipo</text:span> sono. <text:span text:style-name="T470">Una volta descritta la struttura che volgiamo usare, va sempre posta all’inizio o per lo meno prima di usare il nuovo tipo</text:span><text:span text:style-name="T635"> come per le procedure, andrai ad usarla come fosse un qualsiasi </text:span><text:span text:style-name="T27">tipo</text:span><text:span text:style-name="T635"> di sistema (come nell’esempio) ora qui </text:span><text:span text:style-name="T636">potrai</text:span><text:span text:style-name="T635"> inizializzare tutti o solo alcuni dei suoi valori. </text:span><text:span text:style-name="T636">Nell’ultima linea ti mostro come richiamare un solo valore della variabile </text:span><text:span text:style-name="T126">frutto</text:span><text:span text:style-name="T636"> in questo caso </text:span><text:span text:style-name="T126">nome</text:span><text:span text:style-name="T636"> che è uguale ad “Arancia”, puoi anche vedere tutto il contenuto </text:span><text:span text:style-name="T638">dei campi</text:span><text:span text:style-name="T636"> semplicemente </text:span><text:span text:style-name="T637">usando solo il suo nome, e si può modificarne il cont</text:span><text:span text:style-name="T660">e</text:span><text:span text:style-name="T637">nuto scrivendo:</text:span></text:p>
      <text:p text:style-name="P296"/>
      <text:p text:style-name="P296"/>
      <text:p text:style-name="P296"><text:soft-page-break/>frutto1.nome = "Mandarino”</text:p>
      <text:p text:style-name="P296">frutto1 = Frutta(nome: "<text:span text:style-name="T756">P</text:span>esca", colore: "Giallo", peso = 123)</text:p>
      <text:p text:style-name="P315">echo(frutto1)<text:tab/><text:tab/><text:tab/><text:tab/><text:span text:style-name="T252">→ </text:span><text:span text:style-name="T301">(nome: “</text:span><text:span text:style-name="T264">Pesca</text:span><text:span text:style-name="T301">”, colore: “</text:span><text:span text:style-name="T264">Giallo</text:span><text:span text:style-name="T301">”, peso: 1</text:span><text:span text:style-name="T264">23</text:span><text:span text:style-name="T301">)</text:span></text:p>
      <text:p text:style-name="P296"/>
      <text:p text:style-name="P197"><text:span text:style-name="T637">N</text:span>on sempre però <text:span text:style-name="T660">potrai</text:span> modificare i valori di questo <text:span text:style-name="T13">tipo</text:span> (e qui ci avviciniamo alla programmazione ad oggetti) e questo avviene quando dovrai modificare una o più voci di esso, tramite una procedura, questo perché se ti ricordi dal capitolo precedente, normalmente gli argomenti vengono passati per valore quindi lei potrebbe agire al più su una copia del valore ma non sul valore originale. Ma ce una via d’uscita, usare<text:span text:style-name="T62"> ref</text:span> nella definizione del tuo<text:span text:style-name="T13"> tipo</text:span>. Ecco subito un esempio che ti chiarirà il concetto:</text:p>
      <text:p text:style-name="P292"/>
      <text:p text:style-name="P292">type</text:p>
      <text:p text:style-name="P292"><text:s text:c="4"/>PerValore = object<text:tab/><text:tab/><text:tab/><text:span text:style-name="T639">→ </text:span><text:span text:style-name="T640">I </text:span><text:span text:style-name="T641">tipo</text:span><text:span text:style-name="T640"> verrà passato per valore, quindi il co</text:span><text:span text:style-name="T642">m</text:span><text:span text:style-name="T640">pilatore darà errore perch</text:span><text:span text:style-name="T642">è</text:span><text:span text:style-name="T640"> la </text:span></text:p>
      <text:p text:style-name="P292"><text:s text:c="8"/>valore: int<text:tab/><text:tab/><text:tab/><text:tab/> <text:s text:c="4"/><text:span text:style-name="T640">procedura non potrà andare <text:s/>a variare quanto passato.</text:span></text:p>
      <text:p text:style-name="P292"><text:s text:c="8"/></text:p>
      <text:p text:style-name="P292">proc cambio(a: PerValore) =</text:p>
      <text:p text:style-name="P292"><text:s text:c="4"/>a.valore = <text:s/>100<text:tab/><text:tab/><text:tab/><text:tab/><text:span text:style-name="T639">→ </text:span><text:span text:style-name="T647">errore!! non può essere variato!!</text:span></text:p>
      <text:p text:style-name="P292"><text:s text:c="4"/>echo(a.valore)</text:p>
      <text:p text:style-name="P292"/>
      <text:p text:style-name="P292">var x = PerValore(valore: 50)</text:p>
      <text:p text:style-name="P292">cambio(x)</text:p>
      <text:p text:style-name="P292">echo(x.valore)</text:p>
      <text:p text:style-name="P190"/>
      <text:p text:style-name="P204">Se provi a compilare questo codice, il compilatore dar<text:span text:style-name="T660">à</text:span> errore dicendo che <text:span text:style-name="T62">a.valore</text:span> non può essere riassegnata in questo modo, ma se riscrivi il programma nel modo proposto qui sotto le cose cambieranno:</text:p>
      <text:p text:style-name="P250"/>
      <text:p text:style-name="P294">type</text:p>
      <text:p text:style-name="P294"><text:s text:c="4"/>Per<text:span text:style-name="T666">Rif</text:span><text:span text:style-name="T667">erimento</text:span><text:span text:style-name="T729">Obj</text:span> = <text:alphabetical-index-mark-start text:id="IMark94624062862216"/><text:span text:style-name="T345">ref</text:span> <text:alphabetical-index-mark-end text:id="IMark94624062862216"/>object<text:tab/><text:tab/>→ Ora si che può variare il valore passato, in quanto passato per riferimento!</text:p>
      <text:p text:style-name="P294"><text:s text:c="8"/>valore: int</text:p>
      <text:p text:style-name="P294"><text:s text:c="8"/></text:p>
      <text:p text:style-name="P294">proc cambio(a: Per<text:span text:style-name="T666">Rif</text:span><text:span text:style-name="T667">erimento</text:span><text:span text:style-name="T729">Obj</text:span>) =</text:p>
      <text:p text:style-name="P294"><text:s text:c="4"/>a.valore = <text:s/>100</text:p>
      <text:p text:style-name="P294"><text:s text:c="4"/>echo(a.valore)<text:tab/><text:tab/><text:tab/><text:tab/><text:span text:style-name="T252">→ </text:span><text:span text:style-name="T308">100</text:span></text:p>
      <text:p text:style-name="P294"/>
      <text:p text:style-name="P294">var x = Per<text:span text:style-name="T666">Rif</text:span><text:span text:style-name="T667">erimento</text:span><text:span text:style-name="T729">Obj</text:span>(valore: 50)</text:p>
      <text:p text:style-name="P294">cambio(x)</text:p>
      <text:p text:style-name="P294">echo(x.valore)<text:tab/><text:tab/><text:tab/><text:tab/><text:span text:style-name="T252">→ </text:span><text:span text:style-name="T308">100</text:span></text:p>
      <text:p text:style-name="P294"/>
      <text:p text:style-name="P193">Con questa piccola modifica, ovvero aggiunge<text:span text:style-name="T659">n</text:span>do <text:span text:style-name="T62">ref</text:span> prima di <text:span text:style-name="T13">object</text:span> il tuo nuovo tipo sarà sempre passato per riferimento (un puntatore tracciato e sicuro) e quindi sempre modificabile dalle procedure.</text:p>
      <text:p text:style-name="P193"/>
      <text:p text:style-name="P193"/>
      <text:p text:style-name="P193"/>
      <text:p text:style-name="P147"/>
      <text:p text:style-name="P147"/>
      <text:p text:style-name="P147"/>
      <text:p text:style-name="P147"/>
      <text:p text:style-name="P147"/>
      <text:p text:style-name="P147"><text:soft-page-break/>6.2 – Programmazione ad Oggetti.</text:p>
      <text:p text:style-name="P194">Ci siamo, adesso <text:span text:style-name="T671">hai</text:span> tutto ciò che <text:span text:style-name="T671">ti può</text:span> serve per scrivere un programmino in stile ad oggetti. Come <text:span text:style-name="T672">accennavo</text:span> prima, in Nim non esiste la parola chiave <text:span text:style-name="T13">class</text:span> che <text:span text:style-name="T657">rag</text:span><text:span text:style-name="T661">g</text:span><text:span text:style-name="T657">ruppa</text:span> al suo interno tutti i metodi che servono per gestire la classe stessa, <text:span text:style-name="T756">p</text:span>erò possiamo creare un file che come ved<text:span text:style-name="T741">rai</text:span> <text:span text:style-name="T741">farà</text:span> qualcosa di simile ad una classe, e u<text:span text:style-name="T658">na</text:span> volta importato (in un secondo programma) sembrerà di lavorare con una vera e <text:span text:style-name="T658">propria</text:span> classe. <text:span text:style-name="T650">In questo </text:span><text:span text:style-name="T28">import</text:span><text:span text:style-name="T650">, </text:span><text:span text:style-name="T28">type</text:span><text:span text:style-name="T650"> e </text:span><text:span text:style-name="T28">*</text:span><text:span text:style-name="T650">, ci saranno davvero molto utili. Il prossimo esempio sarà il primo file dove scriveremo la nostra “classe” che poi importeremo, ecco come fare </text:span><text:span text:style-name="T662">(chiamalo </text:span><text:span text:style-name="T81">persone.nim</text:span><text:span text:style-name="T662">)</text:span><text:span text:style-name="T650">:</text:span></text:p>
      <text:p text:style-name="P339">persone.nim:</text:p>
      <text:p text:style-name="P300"/>
      <text:p text:style-name="P300">type</text:p>
      <text:p text:style-name="P300"><text:s text:c="4"/>Persona<text:span text:style-name="T729">Obj</text:span><text:span text:style-name="T252">* </text:span>= <text:span text:style-name="T252">ref</text:span> object</text:p>
      <text:p text:style-name="P300"><text:s text:c="8"/>nome: string</text:p>
      <text:p text:style-name="P300"><text:s text:c="8"/>anni: int</text:p>
      <text:p text:style-name="P300"><text:s text:c="8"/></text:p>
      <text:p text:style-name="P300">proc <text:span text:style-name="T674">new</text:span>Persona<text:span text:style-name="T729">Obj</text:span><text:span text:style-name="T252">*</text:span>(nome: string, anni: int): Persona =</text:p>
      <text:p text:style-name="P300"><text:s text:c="4"/>result = Persona(nome: nome, anni: anni)</text:p>
      <text:p text:style-name="P300">proc cambiaNome<text:span text:style-name="T252">*</text:span>(<text:span text:style-name="T345">self: Persona</text:span>, nome: string) =</text:p>
      <text:p text:style-name="P300"><text:s text:c="4"/>self.nome = nome</text:p>
      <text:p text:style-name="P300">proc cambiaAnni<text:span text:style-name="T252">*</text:span>(<text:span text:style-name="T345">self: Persona,</text:span> anni: int) =</text:p>
      <text:p text:style-name="P300"><text:s text:c="4"/>self.anni = anni</text:p>
      <text:p text:style-name="P300">proc stampa<text:span text:style-name="T252">*</text:span>(<text:span text:style-name="T345">self: Persona</text:span>) =</text:p>
      <text:p text:style-name="P300"><text:s text:c="4"/>echo(self.nome," Ha ", self.anni," anni")</text:p>
      <text:p text:style-name="P300"/>
      <text:p text:style-name="P205">Le cose già viste prima, ma importanti, le ho scritte in blù ovvero <text:span text:style-name="T13">ref</text:span> e “<text:alphabetical-index-mark-start text:id="IMark94624096162216" text:key1="Operatori"/><text:alphabetical-index-mark-start text:id="IMark94624062862216" text:key1="Operatori"/><text:span text:style-name="T13">*</text:span><text:alphabetical-index-mark-end text:id="IMark94624062862216"/><text:alphabetical-index-mark-end text:id="IMark94624096162216"/>”.<text:span text:style-name="T62"> </text:span><text:span text:style-name="T90">ref</text:span> fa si che il <text:span text:style-name="T13">tipo Persona</text:span> venga passato per riferimento (quindi modificabile dentro le proced<text:span text:style-name="T665">u</text:span>re),<text:span text:style-name="T62"> * </text:span>fa si che le cose marchiate con esso siano visibili al di fuori del file <text:span text:style-name="T62">persone.nim</text:span>. La novità, scritta in rosso, è <text:span text:style-name="T62">self</text:span> a cui si assegna il <text:span text:style-name="T13">tipo Persona</text:span>. <text:span text:style-name="T668">Self non è una parola riservata, quindi si potrebbe mettere qualsiasi cosa</text:span>, ma ho rispettato la convenzione di Python, ad ogni modo sta a significare che il primo parametro <text:span text:style-name="T741">accettato dalla</text:span> procedura è di tipo <text:span text:style-name="T13">Persona</text:span> dove saranno memorizzati i dati <text:span text:style-name="T663">e potrai modificarli. </text:span><text:span text:style-name="T472">Nella programmazione ad oggetti, per inizializzare, cambiare o altre operazioni sull’oggetto stesso, devono sempre essere effettuate tramite le apposite procedure che si occupano di prevenire o correggere eventuali errori che potrebbero mandare in errore il programma </text:span><text:span text:style-name="T474">e non con l’accesso/modifica diretta dei parametri</text:span><text:span text:style-name="T663">. Nulla ci vieta ovviamente di usare quanto sopra direttamente magari con l’uso di “</text:span><text:span text:style-name="T32">when isMainModule</text:span><text:span text:style-name="T663">” ma in questo caso avremo accesso a tutto senza distinzione tra pubblico e privato “</text:span><text:span text:style-name="T757">nome” e “anni” non saranna acessibili dall’esterno in quanto sono privati!)</text:span><text:span text:style-name="T663">. Ora crea un altro file (che chiamerai ad esempio </text:span><text:span text:style-name="T82">organico.nim</text:span><text:span text:style-name="T663">) e scrivi:</text:span></text:p>
      <text:p text:style-name="P205"/>
      <text:p text:style-name="P206"><draw:frame draw:style-name="fr1" draw:name="Cornice1" text:anchor-type="paragraph" svg:y="0.49cm" svg:width="16cm" draw:z-index="0"><draw:text-box fo:min-height="3.35cm"><text:p text:style-name="P51">Quando istanzi un oggetto, lo puoi fare in due modi, o come <text:span text:style-name="T675">vedrai nel prossimo esempio</text:span> <text:span text:style-name="T675">e che mi sento di consigli</text:span><text:span text:style-name="T756">artelo </text:span><text:span text:style-name="T675">sempre,</text:span> ovvero creando una procedura che lo faccia, e questa va fatta quando il file è importato e non ce <text:span text:style-name="T675">accesso ai campi del tipo! </text:span><text:span text:style-name="T756">Mentre</text:span><text:span text:style-name="T675"> se sei nello stesso file della classe puoi </text:span><text:span text:style-name="T756">anche </text:span><text:span text:style-name="T675">fare:</text:span></text:p><text:p text:style-name="P108"/><text:p text:style-name="P417">let uomo = Persona<text:span text:style-name="T729">Obj</text:span>(nome: “Nim”, anni: 33)</text:p><text:p text:style-name="P52"/><text:p text:style-name="P107">Che poi è vero che fa esattamente la stessa cosa che fa la procedura <text:span text:style-name="T62">newPersona</text:span><text:span text:style-name="T91">Obj</text:span><text:span text:style-name="T62">()</text:span><text:span text:style-name="T187"> ma questo ti consente di avere sempre ac</text:span><text:span text:style-name="T220">c</text:span><text:span text:style-name="T187">esso a quei campi anche se un domani questa classe la importerai, ma avrai già pronto all’uso il suo bel costruttore.</text:span></text:p></draw:text-box></draw:frame></text:p>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340"><text:soft-page-break/>organico.nim</text:p>
      <text:p text:style-name="P340"/>
      <text:p text:style-name="P443">import persone</text:p>
      <text:p text:style-name="P301"/>
      <text:p text:style-name="P301">let uomo1 = <text:span text:style-name="T674">new</text:span>Persona(nome = "Nimroid", anni = 45)</text:p>
      <text:p text:style-name="P301">let donna1 = <text:span text:style-name="T674">new</text:span>Persona(nome = "Athena", anni = 23)</text:p>
      <text:p text:style-name="P301"/>
      <text:p text:style-name="P301">stampa(uomo1)<text:tab/><text:tab/><text:tab/><text:tab/>→ <text:span text:style-name="T311">Nimroid Ha 45 anni</text:span></text:p>
      <text:p text:style-name="P301">stampa(donna1)<text:tab/><text:tab/><text:tab/><text:tab/>→ <text:span text:style-name="T311">Athena Ha 23 anni</text:span></text:p>
      <text:p text:style-name="P301"/>
      <text:p text:style-name="P301"><text:span text:style-name="T345">uomo1.cambianome</text:span>("<text:span text:style-name="T664">Nim</text:span>")</text:p>
      <text:p text:style-name="P301"><text:span text:style-name="T345">donna1.cambiaAnni</text:span>(20)</text:p>
      <text:p text:style-name="P301"/>
      <text:p text:style-name="P301"><text:span text:style-name="T345">stampa</text:span>(uomo1)<text:tab/><text:tab/><text:tab/><text:tab/>→ <text:span text:style-name="T311">Nim Ha 45 anni</text:span></text:p>
      <text:p text:style-name="P301">stampa(donna1)<text:tab/><text:tab/><text:tab/><text:tab/>→ <text:span text:style-name="T311">Athena Ha 20 anni</text:span></text:p>
      <text:p text:style-name="P301"/>
      <text:p text:style-name="P202">In questo semplice programma abbiamo istanziato due oggetti (<text:span text:style-name="T13">uomo1</text:span> e <text:span text:style-name="T13">donna1</text:span>) con una procedura di <text:span text:style-name="T757">inizializzazione (</text:span><text:span text:style-name="T40">newPersona()</text:span><text:span text:style-name="T757">)</text:span> ma la cosa più importante è che ogni operazione, fin anche la stampa, ha una sua specifica procedura. Prova ora ad esempio nel file <text:span text:style-name="T62">persone.nim</text:span> a levare “*” <text:s/>nella procedura <text:span text:style-name="T13">stampa() </text:span>oppure nel file <text:span text:style-name="T62">organico.nim</text:span> a scrivere “<text:span text:style-name="T13">echo(“uomo1.nome)</text:span>” e vedere cosa accade.. non funzionerà perché entrambi ora sono privati e quindi non accessibili! <text:span text:style-name="T673">Ovviamente nessuno ci vieta di scrivere la nostra “classe” nello stesso file dove risiede il programma principale, cosi però il concetto di privato e pubblico perde di significato, perché tutte le procedure ed il resto sarà a</text:span><text:span text:style-name="T757">c</text:span><text:span text:style-name="T673">cessibile.</text:span></text:p>
      <text:p text:style-name="P194"/>
      <text:p text:style-name="P194"/>
      <text:p text:style-name="P194"/>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text:soft-page-break/>6.3 – Ereditarietà.</text:p>
      <text:p text:style-name="P207">Nella programmazione ad oggetti non può mancare il concetto di <text:alphabetical-index-mark-start text:id="IMark94624096162216"/>ereditarietà<text:alphabetical-index-mark-end text:id="IMark94624096162216"/>, che in parole molto povere è quando una classe eredita procedure, variabili, ecc da <text:span text:style-name="T742">una</text:span> classe superiore (classe radice <text:s/>o madre). Questo è un bel vantaggio, perche ti permette di prendere una classe gi<text:span text:style-name="T742">à</text:span> esistente e non solo sfruttare quello che ha da offrirci, ma di aggiungere cose specifiche di cui hai bisogno, ma anche qui ti propongo un esempio che trovo molto lampante (per semplicità faremo tutto in un unico file, quindi senza procedure private e pubbliche<text:span text:style-name="T676">):</text:span> </text:p>
      <text:p text:style-name="P303"/>
      <text:p text:style-name="P303">type</text:p>
      <text:p text:style-name="P303"><text:s text:c="4"/><text:span text:style-name="T743">Cibo</text:span><text:span text:style-name="T744">Ref</text:span> = ref object <text:span text:style-name="T345">of RootObj</text:span></text:p>
      <text:p text:style-name="P303"><text:s text:c="8"/>proteine: int</text:p>
      <text:p text:style-name="P303"><text:s text:c="8"/>carboidrati: int</text:p>
      <text:p text:style-name="P303"><text:s text:c="8"/>grassi: int</text:p>
      <text:p text:style-name="P303"/>
      <text:p text:style-name="P303">proc <text:span text:style-name="T743">newCibo</text:span>(prot, carb, garss: int): Cibo =</text:p>
      <text:p text:style-name="P303"><text:s text:c="4"/>Cibo<text:span text:style-name="T730">Ref</text:span>(proteine: prot, carboidrati: carb, grassi: garss)</text:p>
      <text:p text:style-name="P303"/>
      <text:p text:style-name="P303">proc <text:span text:style-name="T743">calcolacalorie</text:span>(self: Cibo): int =</text:p>
      <text:p text:style-name="P303"><text:s text:c="4"/>result = (self.proteine * 4 + self.carboidrati * 4 + self.grassi * 9)</text:p>
      <text:p text:style-name="P303"/>
      <text:p text:style-name="P304">type</text:p>
      <text:p text:style-name="P304"><text:s text:c="4"/><text:span text:style-name="T725">Verdura</text:span><text:span text:style-name="T726">Ref</text:span><text:span text:style-name="T681"> = ref object </text:span><text:span text:style-name="T373">of Cibo</text:span></text:p>
      <text:p text:style-name="P303"/>
      <text:p text:style-name="P303">proc <text:span text:style-name="T724">newVerdura</text:span>(prot, carb: int, grass = 0): Verdura =</text:p>
      <text:p text:style-name="P303"><text:s text:c="4"/>Verdura<text:span text:style-name="T730">Ref</text:span>(proteine: prot, carboidrati: carb, grassi: grass)</text:p>
      <text:p text:style-name="P303"/>
      <text:p text:style-name="P303">when isMainModule:</text:p>
      <text:p text:style-name="P303"/>
      <text:p text:style-name="P303"><text:s text:c="4"/>var pasta = <text:span text:style-name="T743">newCibo</text:span>(prot = 12, carb = 72, garss = 1)</text:p>
      <text:p text:style-name="P303"><text:s text:c="4"/>echo pasta.<text:span text:style-name="T743">calcolacalorie</text:span><text:span text:style-name="T252"><text:tab/></text:span><text:tab/><text:tab/><text:span text:style-name="T252">→ </text:span><text:span text:style-name="T312">345</text:span></text:p>
      <text:p text:style-name="P303"/>
      <text:p text:style-name="P303"><text:s text:c="4"/>var melanzana = <text:span text:style-name="T724">newVerdura</text:span>(prot = 2, carb = 3)</text:p>
      <text:p text:style-name="P303"><text:s text:c="4"/>echo melanzana.<text:span text:style-name="T743">calcolacalorie</text:span><text:tab/><text:tab/><text:span text:style-name="T252">→ </text:span><text:span text:style-name="T312">20</text:span></text:p>
      <text:p text:style-name="P190"/>
      <text:p text:style-name="P208">Si lo so, i due tipi <text:span text:style-name="T722">Cibo</text:span> e <text:span text:style-name="T679">Verdura</text:span> andrebbero scritti di seguito sotto allo stesso <text:span text:style-name="T13">type</text:span>, ma cosi facendo ho voluto evidenziare le due <text:s/>“classi” con le proprie procedure. I diversi colori stanno ad indicare a quale delle due classi appartengono le procedure oppure quale chiam<text:span text:style-name="T684">a</text:span> il costruttore. <text:span text:style-name="T682">Ma veniamo alle cose importanti (quelle in rosso), la prima cosa è </text:span><text:alphabetical-index-mark-start text:id="IMark94624096162216"/><text:span text:style-name="T83">of RootObj</text:span><text:alphabetical-index-mark-end text:id="IMark94624096162216"/><text:span text:style-name="T682"> che indica che è l’oggetto base da cui poi gli altri oggetti erediteranno, poi chi eredita, nel nostro caso </text:span><text:span text:style-name="T680">Verdura</text:span><text:span text:style-name="T682"> sarà indicato come </text:span><text:span text:style-name="T83">of Cibo</text:span><text:span text:style-name="T682">, che come si può intuire, eredita da </text:span><text:span text:style-name="T723">Cibo</text:span><text:span text:style-name="T682">. </text:span><text:span text:style-name="T683">In questo semplice caso, le due classi </text:span><text:span text:style-name="T742">s</text:span><text:span text:style-name="T683">i differenziano per il fatto che una (</text:span><text:span text:style-name="T727">Verdura</text:span><text:span text:style-name="T683">) ha sempre grasso = 0 mentre in cibo più generica lo si può variare. Infine la procedura </text:span><text:span text:style-name="T84">calcolacalorie()</text:span><text:span text:style-name="T683"> la si può usare anche con </text:span><text:span text:style-name="T33">verdura,</text:span><text:span text:style-name="T683"> in quanto come gi</text:span><text:span text:style-name="T684">à</text:span><text:span text:style-name="T683"> detto, viene ereditata dalla classe madre. </text:span><text:span text:style-name="T685">Vediamo ora un caso particolare, hai visto nel capitolo 5.6 l’esistenza di </text:span><text:span text:style-name="T85">method</text:span><text:span text:style-name="T685"> e sai che lo si deve usare solo dove non ci son alternative, in quanto è poco performante, </text:span><text:span text:style-name="T686">ma nel seguente caso sarà obbligatorio usarlo (grazie Andrea Manzoni): </text:span></text:p>
      <text:p text:style-name="P308"/>
      <text:p text:style-name="P308"/>
      <text:p text:style-name="P308"/>
      <text:p text:style-name="P308"/>
      <text:p text:style-name="P308"><text:soft-page-break/>type</text:p>
      <text:p text:style-name="P308"><text:s text:c="4"/>Frutto = ref object of RootObj</text:p>
      <text:p text:style-name="P308"><text:s text:c="9"/>nome*: string</text:p>
      <text:p text:style-name="P308"><text:s text:c="4"/>Mela = ref object of Frutto</text:p>
      <text:p text:style-name="P308"><text:s text:c="4"/>Pera = ref object of Frutto</text:p>
      <text:p text:style-name="P308"/>
      <text:p text:style-name="P308"><text:alphabetical-index-mark-start text:id="IMark94624062862216"/><text:span text:style-name="T345">method</text:span><text:alphabetical-index-mark-end text:id="IMark94624062862216"/><text:span text:style-name="T345"> </text:span><text:span text:style-name="T721">eat</text:span>(f: Frutto) {.base.} =</text:p>
      <text:p text:style-name="P308"><text:s text:c="4"/>echo "Sono un Frutto Generico"</text:p>
      <text:p text:style-name="P308"/>
      <text:p text:style-name="P308"><text:span text:style-name="T345">method</text:span><text:span text:style-name="T617"> </text:span><text:span text:style-name="T721">eat</text:span>(f: Mela) =</text:p>
      <text:p text:style-name="P308"><text:s text:c="4"/>echo "Sono un Mela"</text:p>
      <text:p text:style-name="P308"/>
      <text:p text:style-name="P308"><text:span text:style-name="T345">method</text:span><text:span text:style-name="T617"> </text:span><text:span text:style-name="T721">eat</text:span>(f: Pera) =</text:p>
      <text:p text:style-name="P308"><text:s text:c="4"/>echo "Sono un Pera"</text:p>
      <text:p text:style-name="P308"/>
      <text:p text:style-name="P308">let cesto = @[Mela(nome:"a"), Pera(nome:"b")]</text:p>
      <text:p text:style-name="P308"/>
      <text:p text:style-name="P309">for frutto in <text:span text:style-name="T687">cesto:</text:span></text:p>
      <text:p text:style-name="P309"><text:s text:c="4"/>frutto.eat<text:span text:style-name="T687">()<text:tab/><text:tab/><text:tab/><text:tab/></text:span><text:span text:style-name="T313">→ Sono una Mela <text:s text:c="2"/>Sono una Pera</text:span></text:p>
      <text:p text:style-name="P449"/>
      <text:p text:style-name="P209">In questo caso, se provi a sostituire <text:span text:style-name="T13">method</text:span> con <text:span text:style-name="T13">proc</text:span> vedrai che il programma non funziona, perché la variabile nel <text:span text:style-name="T13">for</text:span> cioè cesto, è come se diventasse dinamicamente (in fase quindi di esecuzione) un tipo ogni volta diverso, questo <text:span text:style-name="T13">proc</text:span> non lo accetterebbe in quanto il suo tipo viene fissato in fase di compilazione. <text:span text:style-name="T466">Ripeto, </text:span><text:span text:style-name="T104">method</text:span><text:span text:style-name="T466"> è da evitare ed usare solo dove non se ne può fare a meno, più comodo si, ma meno performante</text:span>.</text:p>
      <text:p text:style-name="P209"/>
      <text:p text:style-name="P209"/>
      <text:p text:style-name="P209"/>
      <text:p text:style-name="P140">7.0 – <text:span text:style-name="T693">Uno Sguardo alle Librerie di Base</text:span><text:span text:style-name="T688">.</text:span></text:p>
      <text:p text:style-name="P210">Questo capitolo vuole essere una rapida carrellata su alcuni moduli e procedure di Nim, che mi sembrano molto utili e da tenere sempre sotto mano in caso di dubbi o difficoltà, o comunque un promemoria rapido per vedere se esiste quello che ci potrebbe servire o meno, anche qui si vedranno solo cose per operare a livello base, <text:span text:style-name="T689">ci saranno sicuramente alcune ripetizioni di quanto hai visto finora, ma anche cose nuove. </text:span><text:span text:style-name="T691">Ovviamente </text:span><text:span text:style-name="T742">ti rimando</text:span><text:span text:style-name="T691"> a </text:span><text:a xlink:type="simple" xlink:href="https://nim-lang.org/1.6.0/lib.html" text:style-name="Internet_20_link" text:visited-style-name="Visited_20_Internet_20_Link"><text:span text:style-name="T691">https://nim-lang.org/1.6.0/lib.html</text:span></text:a><text:span text:style-name="T691"> per la lista completa, </text:span><text:span text:style-name="T742">perché qui per ovvi motivi la lista dei metodi non può essere completa.</text:span></text:p>
      <text:p text:style-name="P210"/>
      <text:p text:style-name="P254">Importazione dei moduli:</text:p>
      <text:p text:style-name="P335"><text:alphabetical-index-mark-start text:id="IMark94624062862216"/>import<text:alphabetical-index-mark-end text:id="IMark94624062862216"/> std/[math, random]<text:tab/><text:tab/><text:tab/><text:span text:style-name="T252">→ con import unisci al tuo spazio nuove definizioni.</text:span></text:p>
      <text:p text:style-name="P335"><text:alphabetical-index-mark-start text:id="IMark94624062862216"/>from<text:alphabetical-index-mark-end text:id="IMark94624062862216"/> math import cos, log<text:tab/><text:tab/><text:tab/><text:span text:style-name="T252">→ con from importi dal modulo indicato solo la/e funzione/i indicate.</text:span></text:p>
      <text:p text:style-name="P210"/>
      <text:p text:style-name="P257"><text:span text:style-name="T62">std/</text:span><text:alphabetical-index-mark-start text:id="IMark94624096208088" text:key1="Moduli"/><text:span text:style-name="T62">strutils</text:span><text:alphabetical-index-mark-end text:id="IMark94624096208088"/><text:span text:style-name="T62">:</text:span></text:p>
      <text:p text:style-name="P333"><text:alphabetical-index-mark-start text:id="IMark94624062862216" text:key1="Procedure"/>count<text:alphabetical-index-mark-end text:id="IMark94624062862216"/>(s: string; sub: char): int <text:tab/><text:tab/><text:span text:style-name="T252">→ conta quante volte il carattere/strin</text:span><text:span text:style-name="T315">g</text:span><text:span text:style-name="T252">a “b” compare nella stringa “a”.</text:span></text:p>
      <text:p text:style-name="P334"><text:alphabetical-index-mark-start text:id="IMark94624096208088" text:key1="Procedure"/>countLines<text:alphabetical-index-mark-end text:id="IMark94624096208088"/>(s: string): int <text:tab/><text:tab/><text:tab/><text:span text:style-name="T252">→ conta quante linee ci sono in “</text:span><text:span text:style-name="T316">s</text:span><text:span text:style-name="T252">”.</text:span></text:p>
      <text:p text:style-name="P462"><text:alphabetical-index-mark-start text:id="IMark94624062862216" text:key1="Procedure"/><text:span text:style-name="T459">delete</text:span><text:alphabetical-index-mark-end text:id="IMark94624062862216"/><text:span text:style-name="T459">(s: var string; first, last: int)<text:tab/></text:span><text:span text:style-name="T267"><text:tab/>→ cancella dalla stringa i caratteri indicati dallo slice.</text:span></text:p>
      <text:p text:style-name="P332"><text:alphabetical-index-mark-start text:id="IMark94624062862216" text:key1="Procedure"/>fromHex<text:alphabetical-index-mark-end text:id="IMark94624062862216"/>[T: SomeInteger](s: string): T<text:tab/><text:tab/><text:span text:style-name="T252">→ trasforma una stringa esadecimale in un intero (da indicare).</text:span><text:span text:style-name="T690"><text:tab/><text:tab/></text:span></text:p>
      <text:p text:style-name="P462"><text:alphabetical-index-mark-start text:id="IMark94624062862216" text:key1="Procedure"/><text:span text:style-name="T459">intToStr</text:span><text:alphabetical-index-mark-end text:id="IMark94624062862216"/><text:span text:style-name="T459">(x: int; minchars: Positive = 1): string<text:tab/></text:span><text:span text:style-name="T267">→ converte un intero in stringa.</text:span></text:p>
      <text:p text:style-name="P469"><text:alphabetical-index-mark-start text:id="IMark94624096162216" text:key1="Procedure"/><text:span text:style-name="T460">join</text:span><text:alphabetical-index-mark-end text:id="IMark94624096162216"/><text:span text:style-name="T460">(a: openArray[string]; sep: string = ""): string</text:span><text:span text:style-name="T268"><text:tab/>→ unisce gli elementi del contenitore separati da un separatore indicato.</text:span></text:p>
      <text:p text:style-name="P463"><text:alphabetical-index-mark-start text:id="IMark94624062862216" text:key1="Procedure"/><text:span text:style-name="T442">parseFloat</text:span><text:alphabetical-index-mark-end text:id="IMark94624062862216"/><text:span text:style-name="T442">(s: string): float {.....}<text:tab/><text:tab/></text:span><text:span text:style-name="T270">→ trasforma una stringa in un numero float.</text:span></text:p>
      <text:p text:style-name="P464"><text:soft-page-break/><text:alphabetical-index-mark-start text:id="IMark94624096162216" text:key1="Procedure"/><text:span text:style-name="T443">parseInt</text:span><text:alphabetical-index-mark-end text:id="IMark94624096162216"/><text:span text:style-name="T443">(s: string): int<text:tab/><text:tab/><text:tab/></text:span><text:span text:style-name="T271">→ trasforma una stringa in un numero intero.</text:span><text:span text:style-name="T443"><text:tab/></text:span></text:p>
      <text:p text:style-name="P465"><text:alphabetical-index-mark-start text:id="IMark94624062862216" text:key1="Procedure"/><text:span text:style-name="T443">repeat</text:span><text:alphabetical-index-mark-end text:id="IMark94624062862216"/><text:span text:style-name="T443">(c: char; count: Natural): string</text:span><text:span text:style-name="T444"><text:tab/><text:tab/></text:span><text:span text:style-name="T272">→ ripete “x” volte il carattere indicato.</text:span><text:span text:style-name="T443"><text:tab/></text:span></text:p>
      <text:p text:style-name="P305"><text:alphabetical-index-mark-start text:id="IMark94624096162216" text:key1="Procedure"/>split<text:alphabetical-index-mark-end text:id="IMark94624096162216"/>(s: string; sep: char; <text:tab/><text:tab/><text:tab/><text:span text:style-name="T314">→ separa la stringa indicata dove ce il carattere indicato e mette in un </text:span></text:p>
      <text:p text:style-name="P466"><text:span text:style-name="T443"><text:s text:c="11"/><text:tab/>maxsplit: int = -1): seq[string]<text:tab/> <text:s text:c="4"/></text:span><text:span text:style-name="T273">cont</text:span><text:span text:style-name="T275">enitore</text:span><text:span text:style-name="T273">.</text:span></text:p>
      <text:p text:style-name="P306"><text:alphabetical-index-mark-start text:id="IMark94624096162216" text:key1="Procedure"/><text:span text:style-name="T692">strip</text:span><text:alphabetical-index-mark-end text:id="IMark94624096162216"/><text:span text:style-name="T692">(s: string; leading = true; trailing = true;<text:tab/> </text:span><text:span text:style-name="T252">→ </text:span><text:span text:style-name="T315">rimuove gli spazi all’inizio o alla fine o entrambe in u</text:span><text:span text:style-name="T317">na</text:span><text:span text:style-name="T315"> stringa.</text:span></text:p>
      <text:p text:style-name="P350"><text:s text:c="11"/><text:tab/>chars: set[char] = Whitespace): string</text:p>
      <text:p text:style-name="P467"><text:alphabetical-index-mark-start text:id="IMark94624062862216" text:key1="Procedure"/><text:span text:style-name="T445">trimZeros</text:span><text:alphabetical-index-mark-end text:id="IMark94624062862216"/><text:span text:style-name="T445">(x: var string; decimalSep = '.')<text:tab/></text:span><text:span text:style-name="T274">→ elimina gli zeri finali (in virgola mobile) </text:span></text:p>
      <text:p text:style-name="P219"/>
      <text:p text:style-name="P219"/>
      <text:p text:style-name="P252">std/<text:alphabetical-index-mark-start text:id="IMark94624096162216" text:key1="Moduli"/>algorithm<text:alphabetical-index-mark-end text:id="IMark94624096162216"/>:</text:p>
      <text:p text:style-name="P307"><text:alphabetical-index-mark-start text:id="IMark94624062862216"/>isSorted<text:alphabetical-index-mark-end text:id="IMark94624062862216"/>[T](a: openArray[T]; <text:tab/><text:tab/><text:span text:style-name="T252">→ </text:span><text:span text:style-name="T318">controlla se un contenitore è ordinato oppure no.</text:span></text:p>
      <text:p text:style-name="P307"><text:tab/>order = SortOrder.Ascending): bool</text:p>
      <text:p text:style-name="P468"><text:alphabetical-index-mark-start text:id="IMark94624096162216" text:key1="Operatori"/><text:span text:style-name="T446">merge</text:span><text:alphabetical-index-mark-end text:id="IMark94624096162216"/><text:span text:style-name="T446">[T](result: var seq[T]; x, y: openArray[T])<text:tab/></text:span><text:span text:style-name="T276">→ </text:span><text:span text:style-name="T277">unisce due contenitori (presunti ordinati).</text:span></text:p>
      <text:p text:style-name="P353"><text:alphabetical-index-mark-start text:id="IMark94624062862216" text:key1="Operatori"/><text:span text:style-name="T579">reverse</text:span><text:alphabetical-index-mark-end text:id="IMark94624062862216"/><text:span text:style-name="T579">[T](a: var openArray[T])<text:tab/><text:tab/></text:span><text:span text:style-name="T277">→ inverte (gira) il contenuto del contenitore passato.</text:span></text:p>
      <text:p text:style-name="P470"><text:alphabetical-index-mark-start text:id="IMark94624096162216" text:key1="Operatori"/><text:span text:style-name="T447">reversed</text:span><text:alphabetical-index-mark-end text:id="IMark94624096162216"/><text:span text:style-name="T447">[T](a: openArray[T]): seq[T] {.inline.} <text:s/></text:span><text:span text:style-name="T277"><text:tab/>→ inverte (gira) il contenuto del contenitore passato e ritorna una nuova <text:tab/><text:tab/><text:tab/><text:tab/><text:tab/><text:tab/> <text:s text:c="4"/>sequenza.</text:span></text:p>
      <text:p text:style-name="P470"><text:alphabetical-index-mark-start text:id="IMark94624062862216" text:key1="Operatori"/><text:span text:style-name="T447">sort</text:span><text:alphabetical-index-mark-end text:id="IMark94624062862216"/><text:span text:style-name="T447">[T](a: var openArray[T]; order = SortOrder.Ascending)<text:tab/></text:span><text:span text:style-name="T277">→ </text:span><text:span text:style-name="T278">ordina il contenitore in modo <text:s/>Descending o <text:s/></text:span><text:span text:style-name="T277">Ascending.</text:span></text:p>
      <text:p text:style-name="P477"><text:alphabetical-index-mark-start text:id="IMark94624096162216" text:key1="Operatori"/><text:span text:style-name="T447">sorted</text:span><text:alphabetical-index-mark-end text:id="IMark94624096162216"/><text:span text:style-name="T447">[T](a: openArray[T]; order = SortOrder.Ascending): seq[T]</text:span><text:span text:style-name="T277"><text:tab/>→ </text:span><text:span text:style-name="T278">ordina il contenitore in modo <text:s/>Descending o <text:s/></text:span><text:span text:style-name="T277">Ascending </text:span><text:span text:style-name="T279">e </text:span></text:p>
      <text:p text:style-name="P453"/>
      <text:p text:style-name="P453"><text:tab/><text:tab/><text:tab/><text:tab/><text:tab/><text:tab/><text:tab/> <text:s text:c="4"/>ritorna una nuova sequenza.</text:p>
      <text:p text:style-name="P253">std/<text:alphabetical-index-mark-start text:id="IMark94624062862216" text:key1="Moduli"/>sequtils<text:alphabetical-index-mark-end text:id="IMark94624062862216"/>:</text:p>
      <text:p text:style-name="P471"><text:alphabetical-index-mark-start text:id="IMark94624096162216" text:key1="Operatori"/><text:span text:style-name="T448">count</text:span><text:alphabetical-index-mark-end text:id="IMark94624096162216"/><text:span text:style-name="T448">[T](s: openArray[T]; x: T): int<text:tab/><text:tab/></text:span><text:span text:style-name="T280">→ </text:span><text:span text:style-name="T281">ritorna il numero di occorrenze di “x” nel contenitore “s”.</text:span></text:p>
      <text:p text:style-name="P472"><text:alphabetical-index-mark-start text:id="IMark94624062862216" text:key1="Operatori"/><text:span text:style-name="T449">delete</text:span><text:alphabetical-index-mark-end text:id="IMark94624062862216"/><text:span text:style-name="T449">[T](s: var seq[T]; slice: Slice[int])</text:span><text:span text:style-name="T281"><text:tab/>→ cancella tutti gli elementi indicati nello slice (se fuori indici solleva <text:tab/><text:tab/><text:tab/><text:tab/><text:tab/><text:tab/> <text:s text:c="4"/></text:span><text:span text:style-name="T266">RangeDe</text:span><text:span text:style-name="T281">fect).</text:span></text:p>
      <text:p text:style-name="P472"><text:alphabetical-index-mark-start text:id="IMark94624096162216" text:key1="Operatori"/><text:span text:style-name="T449">insert</text:span><text:alphabetical-index-mark-end text:id="IMark94624096162216"/><text:span text:style-name="T449">[T](dest: var seq[T]; src: openArray[T]; pos = 0)</text:span><text:span text:style-name="T281"><text:tab/>→ </text:span><text:span text:style-name="T282">inserisce gli elementi di “scr” in in “dest” dalla posizione “pos”.</text:span></text:p>
      <text:p text:style-name="P472"><text:alphabetical-index-mark-start text:id="IMark94624062862216" text:key1="Operatori"/><text:span text:style-name="T449">map</text:span><text:alphabetical-index-mark-end text:id="IMark94624062862216"/><text:span text:style-name="T449">[T, S](s: openArray[T]; op: proc (x: T): S {.closure.}): seq[S]</text:span><text:span text:style-name="T281"><text:tab/>→ </text:span><text:span text:style-name="T282">ritorna una sequenza con il risultato ottenuto da</text:span><text:span text:style-name="T286">lla <text:tab/><text:tab/><text:tab/><text:tab/><text:tab/><text:tab/><text:tab/><text:tab/> <text:s text:c="5"/>procedura</text:span><text:span text:style-name="T282"> “op” applicato ad ogni elemento di “s”.</text:span></text:p>
      <text:p text:style-name="P472"><text:alphabetical-index-mark-start text:id="IMark94624096162216" text:key1="Operatori"/><text:span text:style-name="T450">maxIndex</text:span><text:alphabetical-index-mark-end text:id="IMark94624096162216"/><text:span text:style-name="T450">[T](s: openArray[T]): int<text:tab/></text:span><text:span text:style-name="T282"><text:tab/>→ ritorna la posizione del elemento più grande nel contenitore.</text:span></text:p>
      <text:p text:style-name="P473"><text:alphabetical-index-mark-start text:id="IMark94624062862216" text:key1="Operatori"/><text:span text:style-name="T450">minIndex</text:span><text:alphabetical-index-mark-end text:id="IMark94624062862216"/><text:span text:style-name="T450">[T](s: openArray[T]): int</text:span><text:span text:style-name="T282"><text:tab/><text:tab/>→ ritorna la posizione del elemento più piccolo nel contenitore.</text:span></text:p>
      <text:p text:style-name="P473"><text:alphabetical-index-mark-start text:id="IMark94624096162216" text:key1="Operatori"/><text:span text:style-name="T450">repeat</text:span><text:alphabetical-index-mark-end text:id="IMark94624096162216"/><text:span text:style-name="T450">[T](x: T; n: Natural): seq[T]</text:span><text:span text:style-name="T282"><text:tab/><text:tab/>→ ritorna una sequenza dove “x” è ripetuto per “n” volte.</text:span></text:p>
      <text:p text:style-name="P473"><text:alphabetical-index-mark-start text:id="IMark94624062862216" text:key1="Operatori"/><text:span text:style-name="T450">unzip</text:span><text:alphabetical-index-mark-end text:id="IMark94624062862216"/><text:span text:style-name="T450">[S, T](s: openArray[(S, T)]): (seq[S], seq[T])</text:span><text:span text:style-name="T282"><text:tab/>→ </text:span><text:span text:style-name="T283">ritorna due sequenze dove scompatta i due campi di una tupla a due <text:tab/><text:tab/><text:tab/><text:tab/><text:tab/><text:tab/> <text:s text:c="4"/>elementi: @[(1, ‘a’), (2, ‘b’)] → @[1, 2] e @[‘a’, ‘b’]</text:span></text:p>
      <text:p text:style-name="P448"/>
      <text:p text:style-name="P472"><text:alphabetical-index-mark-start text:id="IMark94624062862216" text:key1="Operatori"/><text:span text:style-name="T450">zip</text:span><text:alphabetical-index-mark-end text:id="IMark94624062862216"/><text:span text:style-name="T450">[S, T](s1: openArray[S]; s2: openArray[T]): seq[(S, T)]</text:span><text:span text:style-name="T282"><text:tab/>→ </text:span><text:span text:style-name="T284">ritorna una nuova sequenza di tuple accostando elemento per <text:tab/><text:tab/><text:tab/><text:tab/><text:tab/><text:tab/><text:tab/> <text:s text:c="4"/>elemento il contenuto di due sequenza (contrario un unzip): @[6, 7] e <text:tab/><text:tab/><text:tab/><text:tab/><text:tab/><text:tab/> <text:s text:c="5"/>@[‘v’, ‘j’] → @[(6, ‘v’), (7, ‘j’)].</text:span></text:p>
      <text:p text:style-name="P472"><text:alphabetical-index-mark-start text:id="IMark94624096162216"/><text:span text:style-name="T451">toSeq</text:span><text:alphabetical-index-mark-end text:id="IMark94624096162216"/><text:span text:style-name="T451">(iter: untyped): untyped</text:span><text:span text:style-name="T285"><text:tab/><text:tab/>→ trasforma ogni cosa iterabile in una sequenza.</text:span></text:p>
      <text:p text:style-name="P477"><text:alphabetical-index-mark-start text:id="IMark94624062862216" text:key1="Operatori"/><text:span text:style-name="T451">mapIt</text:span><text:alphabetical-index-mark-end text:id="IMark94624062862216"/><text:span text:style-name="T451">(s: typed; op: untyped): untyped</text:span><text:span text:style-name="T285"><text:tab/>→ </text:span><text:span text:style-name="T287">torna una nova sequenza dove i valori ottenuti da “op” son ricavati dal <text:tab/></text:span></text:p>
      <text:p text:style-name="P454"/>
      <text:p text:style-name="P477"><text:span text:style-name="T287"><text:tab/><text:tab/><text:tab/><text:tab/><text:tab/> <text:s text:c="4"/>conteiner “s” di ingresso (è </text:span><text:span text:style-name="T293">una</text:span><text:span text:style-name="T287"> </text:span><text:span text:style-name="T293">ma</text:span><text:span text:style-name="T287">cro.)</text:span></text:p>
      <text:p text:style-name="P474"><text:span text:style-name="T432">std/</text:span><text:alphabetical-index-mark-start text:id="IMark94624096162216" text:key1="Moduli"/><text:span text:style-name="T433">random</text:span><text:alphabetical-index-mark-end text:id="IMark94624096162216"/><text:span text:style-name="T432">:</text:span></text:p>
      <text:p text:style-name="P474"><text:alphabetical-index-mark-start text:id="IMark94624062862216"/><text:span text:style-name="T449">initRand</text:span><text:alphabetical-index-mark-end text:id="IMark94624062862216"/><text:span text:style-name="T449">(seed: int64): Rand</text:span><text:span text:style-name="T281"><text:tab/><text:tab/><text:tab/>→ </text:span><text:span text:style-name="T288">inizializza random per fornire numeri casuali con un seme indicato se non <text:tab/><text:tab/><text:tab/><text:tab/><text:tab/><text:tab/> <text:s text:c="4"/>indicato viene posto uguale a 0.</text:span></text:p>
      <text:p text:style-name="P474"><text:alphabetical-index-mark-start text:id="IMark94624096162216" text:key1="Operatori"/><text:span text:style-name="T452">randomize</text:span><text:alphabetical-index-mark-end text:id="IMark94624096162216"/><text:span text:style-name="T452">()<text:tab/></text:span><text:span text:style-name="T288"><text:tab/><text:tab/><text:tab/>→ </text:span><text:span text:style-name="T289">inizializza una nuova sequenza di numeri casuali.</text:span></text:p>
      <text:p text:style-name="P474"><text:alphabetical-index-mark-start text:id="IMark94624062862216" text:key1="Operatori"/><text:span text:style-name="T453">shuffle</text:span><text:alphabetical-index-mark-end text:id="IMark94624062862216"/><text:span text:style-name="T453">[T](r: var Rand; x: var openArray[T])</text:span><text:span text:style-name="T289"><text:tab/>→ mescola gli elementi di un array in modo casuale.</text:span></text:p>
      <text:p text:style-name="P474"><text:alphabetical-index-mark-start text:id="IMark94624096162216" text:key1="Operatori"/><text:span text:style-name="T453">rand</text:span><text:alphabetical-index-mark-end text:id="IMark94624096162216"/><text:span text:style-name="T453">(max: float): float</text:span><text:span text:style-name="T289"><text:tab/><text:tab/><text:tab/>→ ritorna un numero casual da 0 a “max” il tipo tornato, dipende dal tipo dato <text:tab/><text:tab/><text:tab/><text:tab/><text:tab/> <text:s text:c="4"/>come argomento (jn questo caso float, ma potrebbe essere int.</text:span></text:p>
      <text:p text:style-name="P459"/>
      <text:p text:style-name="P256"><text:soft-page-break/><text:span text:style-name="T611">s</text:span><text:span text:style-name="T596">td/</text:span><text:alphabetical-index-mark-start text:id="IMark94624096162216" text:key1="Moduli"/><text:span text:style-name="T596">math</text:span><text:alphabetical-index-mark-end text:id="IMark94624096162216"/><text:span text:style-name="T596">:</text:span></text:p>
      <text:p text:style-name="P475"><text:span text:style-name="T456">cos(x: float32): float32</text:span><text:span text:style-name="T294"><text:tab/><text:tab/><text:tab/>→ </text:span><text:span text:style-name="T290">calcola il coseno di “x”.</text:span></text:p>
      <text:p text:style-name="P474"><text:span text:style-name="T453">exp(x: float32): float32</text:span><text:span text:style-name="T289"><text:tab/><text:tab/><text:tab/>→ </text:span><text:span text:style-name="T290">calcola l’esponente di “x”.</text:span></text:p>
      <text:p text:style-name="P474"><text:span text:style-name="T453">ln(x: float32): float32</text:span><text:span text:style-name="T289"><text:tab/><text:tab/><text:tab/>→ </text:span><text:span text:style-name="T290">calcola il logaritmo naturale di “x”.</text:span></text:p>
      <text:p text:style-name="P474"><text:span text:style-name="T454">log[T: SomeFloat](x, base: T): T</text:span><text:span text:style-name="T290"><text:tab/><text:tab/>→ calcola il logaritmo in base “base” di “x”.</text:span></text:p>
      <text:p text:style-name="P474"><text:span text:style-name="T454">log2(x: float32): float32<text:tab/></text:span><text:span text:style-name="T290"><text:tab/><text:tab/>→ calcola il logaritmo in base 2 di “x”.</text:span></text:p>
      <text:p text:style-name="P474"><text:span text:style-name="T454">log10(x: float32): float32</text:span><text:span text:style-name="T290"><text:tab/><text:tab/><text:tab/>→ calcola il logaritmo in base 10 di “x”.</text:span></text:p>
      <text:p text:style-name="P474"><text:span text:style-name="T454">`mod`(x, y: float64): float64<text:tab/></text:span><text:span text:style-name="T290"><text:tab/><text:tab/>→ calcola il modulo tra due valori float (float 32 o float 64).</text:span></text:p>
      <text:p text:style-name="P474"><text:span text:style-name="T454">pow(x, y: float32): float32 <text:tab/></text:span><text:span text:style-name="T290"><text:tab/><text:tab/>→ calcola la potenza tra due numeri float32 o 64 ( </text:span><text:alphabetical-index-mark-start text:id="IMark94624096162216" text:key1="Operatori"/><text:span text:style-name="T290">^ </text:span><text:alphabetical-index-mark-end text:id="IMark94624096162216"/><text:span text:style-name="T290">per gli interi).</text:span></text:p>
      <text:p text:style-name="P474"><text:span text:style-name="T454">round[T: float32 | float64](x: T; places: int): T</text:span><text:span text:style-name="T290"><text:tab/>→ </text:span><text:span text:style-name="T291">arrotonda il num</text:span><text:span text:style-name="T292">e</text:span><text:span text:style-name="T291">ro float “x” con “places” decimali (per ora usa ---flag)</text:span></text:p>
      <text:p text:style-name="P474"><text:span text:style-name="T455">sin(x: float32): float32</text:span><text:span text:style-name="T291"><text:tab/><text:tab/><text:tab/>→ calcola il seno di “x”.</text:span></text:p>
      <text:p text:style-name="P479"><text:span text:style-name="T440">sqrt(x: float32): float32 </text:span><text:span text:style-name="T269"><text:tab/><text:tab/><text:tab/>→ calcola la radice quadrata di “x”.</text:span></text:p>
      <text:p text:style-name="P479"><text:span text:style-name="T440">sum[T](x: openArray[T]): T<text:tab/></text:span><text:span text:style-name="T269"><text:tab/><text:tab/>→ calcola la somma degli elementi di un array.</text:span></text:p>
      <text:p text:style-name="P479"><text:span text:style-name="T440">tan(x: float32): float32</text:span><text:span text:style-name="T269"><text:tab/><text:tab/><text:tab/>→ calcola la tangente di “x”.</text:span></text:p>
      <text:p text:style-name="P479"><text:span text:style-name="T440">trunc(x: float64): float64</text:span><text:span text:style-name="T269"><text:tab/><text:tab/><text:tab/>→ tronca brutalmente i decimali di “x”.</text:span></text:p>
      <text:p text:style-name="P452"/>
      <text:p text:style-name="P452"/>
      <text:p text:style-name="P255">std/<text:alphabetical-index-mark-start text:id="IMark94624062862216" text:key1="Moduli"/>tables<text:alphabetical-index-mark-end text:id="IMark94624062862216"/>:</text:p>
      <text:p text:style-name="P316">add[A, B](t: TableRef[A, B]; key: A; val: sink B)<text:tab/><text:span text:style-name="T252">→ aggiunge alla tabella un nuovo elemento (chiave-valore).</text:span></text:p>
      <text:p text:style-name="P316">clear[A, B](t: OrderedTableRef[A, B])<text:tab/><text:tab/><text:span text:style-name="T252">→ cancella tutta la tabella dai suoi elementi.</text:span></text:p>
      <text:p text:style-name="P316">contains[A, B](t: OrderedTable[A, B]; key: A): bool<text:tab/><text:span text:style-name="T252">→ se la tabella contiene e la chiave indicata ritorna “true” alias haskey.</text:span></text:p>
      <text:p text:style-name="P316">del[A, B](t: OrderedTableRef[A, B]; key: A)<text:tab/><text:span text:style-name="T252">→ cancella la chiave passata con il suo valore.</text:span></text:p>
      <text:p text:style-name="P476"><text:span text:style-name="T457">getOrDefault[A, B](t: OrderedTable[A, B]; key: A): B<text:tab/></text:span><text:span text:style-name="T297">→ recupera il valore della chiave indicata, </text:span><text:span text:style-name="T295">se non la trova ritorna B.</text:span></text:p>
      <text:p text:style-name="P320">hasKey[A, B](t: OrderedTable[A, B]; key: A): bool<text:tab/><text:tab/><text:span text:style-name="T252">→ ritorna “tue” se la chiave indicata è nella tabella.</text:span></text:p>
      <text:p text:style-name="P476"><text:span text:style-name="T458">hasKeyOrPut[A, B](t: var OrderedTable[A, B]; key: A; val: B): bool<text:tab/></text:span><text:span text:style-name="T295">→ </text:span><text:span text:style-name="T296">ritorna “tue” se la chiave è in tabella altrimenti lo inserisce.</text:span></text:p>
      <text:p text:style-name="P321">inc[A](t: CountTableRef[A]; key: A; val = 1)<text:tab/><text:tab/><text:span text:style-name="T252">→ incrementa il valore (di uno di default) indicato dalla chiave passata.</text:span></text:p>
      <text:p text:style-name="P322">len[A, B](t: OrderedTable[A, B]): int<text:tab/><text:tab/><text:tab/><text:span text:style-name="T252">→ ritorna il numero di elementi (chiave-valore) contenuti nella tabella.</text:span></text:p>
      <text:p text:style-name="P322">mgetOrPut[A, B](t: OrderedTableRef[A, B]; key: A; val: B): var B<text:tab/><text:span text:style-name="T252">→ recupera il valore della chiave se non presente lo aggiunge.</text:span></text:p>
      <text:p text:style-name="P322"/>
      <text:p text:style-name="P322"/>
      <text:p text:style-name="P322"/>
      <text:p text:style-name="P322"><text:tab/><text:tab/><text:tab/></text:p>
      <text:p text:style-name="P321"/>
      <text:p text:style-name="P320"/>
      <text:p text:style-name="P320"/>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alphabetical-index text:style-name="Sect1" text:protected="true" text:name="Indice alfabetico1">
        <text:alphabetical-index-source text:alphabetical-separators="true" text:combine-entries-with-pp="false" text:sort-algorithm="alphanumeric" fo:language="it" fo:country="IT">
          <text:index-title-template text:style-name="Index_20_Heading">Indice Alfabe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Indice alfabetico1_Head">
            <text:p text:style-name="Index_20_Heading"><text:soft-page-break/>Indice Alfabetico</text:p>
          </text:index-title>
          <text:p text:style-name="P486">A</text:p>
          <text:p text:style-name="P483">array<text:tab/>11, 27</text:p>
          <text:p text:style-name="P483">auto<text:tab/>30</text:p>
          <text:p text:style-name="P486">C</text:p>
          <text:p text:style-name="P483">cast<text:tab/>8</text:p>
          <text:p text:style-name="P486">E</text:p>
          <text:p text:style-name="P483">echo<text:tab/>7</text:p>
          <text:p text:style-name="P483">enum<text:tab/>36</text:p>
          <text:p text:style-name="P483">ereditarietà<text:tab/>40</text:p>
          <text:p text:style-name="P486">F</text:p>
          <text:p text:style-name="P483">fmt<text:tab/>11, 19</text:p>
          <text:p text:style-name="P483">formatFloat<text:tab/>30</text:p>
          <text:p text:style-name="P483">from<text:tab/>41</text:p>
          <text:p text:style-name="P483">func<text:tab/>33</text:p>
          <text:p text:style-name="P486">G</text:p>
          <text:p text:style-name="P483">generici<text:tab/>32</text:p>
          <text:p text:style-name="P483">getOrDefault<text:tab/>14</text:p>
          <text:p text:style-name="P486">I</text:p>
          <text:p text:style-name="P483">import<text:tab/>17, 41</text:p>
          <text:p text:style-name="P483">initRand<text:tab/>42</text:p>
          <text:p text:style-name="P483">initTable<text:tab/>13</text:p>
          <text:p text:style-name="P483">isMainModule<text:tab/>21</text:p>
          <text:p text:style-name="P483">isNone<text:tab/>31</text:p>
          <text:p text:style-name="P483">isSome<text:tab/>31</text:p>
          <text:p text:style-name="P483">isSorted<text:tab/>42</text:p>
          <text:p text:style-name="P486">M</text:p>
          <text:p text:style-name="P483">method<text:tab/>33, 41</text:p>
          <text:p text:style-name="P483">Moduli<text:tab/></text:p>
          <text:p text:style-name="P484">algorithm<text:tab/>42</text:p>
          <text:p text:style-name="P484">complex<text:tab/>10</text:p>
          <text:p text:style-name="P484">math<text:tab/>9, 30, 43</text:p>
          <text:p text:style-name="P484">options<text:tab/>31</text:p>
          <text:p text:style-name="P484">random<text:tab/>19, 42</text:p>
          <text:p text:style-name="P484">rationals<text:tab/>10</text:p>
          <text:p text:style-name="P484">sequtils<text:tab/>26, 42</text:p>
          <text:p text:style-name="P484">sets<text:tab/>15, 17</text:p>
          <text:p text:style-name="P484">strformat<text:tab/>11, 17, 19</text:p>
          <text:p text:style-name="P484">strutils<text:tab/>10, 30, 41</text:p>
          <text:p text:style-name="P484">tables<text:tab/>13, 43</text:p>
          <text:p text:style-name="P486">N</text:p>
          <text:p text:style-name="P483">nameTule<text:tab/>30</text:p>
          <text:p text:style-name="P483">nameTuple<text:tab/>12</text:p>
          <text:p text:style-name="P483">Nan<text:tab/>31</text:p>
          <text:p text:style-name="P483">newSeq<text:tab/>12</text:p>
          <text:p text:style-name="P483">newSeqofCap<text:tab/>12</text:p>
          <text:p text:style-name="P486">O</text:p>
          <text:p text:style-name="P483">object<text:tab/>36</text:p>
          <text:p text:style-name="P483">of RootObj<text:tab/>40</text:p>
          <text:p text:style-name="P483">openarray<text:tab/>28</text:p>
          <text:p text:style-name="P483">Operatori<text:tab/></text:p>
          <text:p text:style-name="P484">add<text:tab/>10, 13, 14, 17</text:p>
          <text:p text:style-name="P484">addr<text:tab/>18</text:p>
          <text:p text:style-name="P484">and<text:tab/>9, 18, 20</text:p>
          <text:p text:style-name="P484">chr<text:tab/>10</text:p>
          <text:p text:style-name="P484">clear<text:tab/>14, 15</text:p>
          <text:p text:style-name="P484">contains<text:tab/>14</text:p>
          <text:p text:style-name="P484">count<text:tab/>42</text:p>
          <text:p text:style-name="P484">countdown<text:tab/>22</text:p>
          <text:p text:style-name="P484">countup<text:tab/>22</text:p>
          <text:p text:style-name="P484">dec<text:tab/>16</text:p>
          <text:p text:style-name="P484">del<text:tab/>13, 14</text:p>
          <text:p text:style-name="P484">delete<text:tab/>13, 42</text:p>
          <text:p text:style-name="P484">discard<text:tab/>25, 26</text:p>
          <text:p text:style-name="P484">div<text:tab/>9</text:p>
          <text:p text:style-name="P484">except<text:tab/>23</text:p>
          <text:p text:style-name="P484">ffDecimal,<text:tab/>30</text:p>
          <text:p text:style-name="P484">for<text:tab/>22</text:p>
          <text:p text:style-name="P484">get<text:tab/>31</text:p>
          <text:p text:style-name="P484">hasKey<text:tab/>14</text:p>
          <text:p text:style-name="P484">high<text:tab/>16</text:p>
          <text:p text:style-name="P484">if<text:tab/>19</text:p>
          <text:p text:style-name="P484">in<text:tab/>15, 19</text:p>
          <text:p text:style-name="P484">inc<text:tab/>16</text:p>
          <text:p text:style-name="P484">incl<text:tab/>15</text:p>
          <text:p text:style-name="P484">insert<text:tab/>13, 42</text:p>
          <text:p text:style-name="P484">is<text:tab/>18</text:p>
          <text:p text:style-name="P484">isnot<text:tab/>18</text:p>
          <text:p text:style-name="P484">len<text:tab/>10, 13, 14, 17</text:p>
          <text:p text:style-name="P484">low<text:tab/>16</text:p>
          <text:p text:style-name="P484">map<text:tab/>42</text:p>
          <text:p text:style-name="P484">mapIt<text:tab/>42</text:p>
          <text:p text:style-name="P484">maxIndex<text:tab/>42</text:p>
          <text:p text:style-name="P484">merge<text:tab/>42</text:p>
          <text:p text:style-name="P484">minIndex<text:tab/>42</text:p>
          <text:p text:style-name="P484">mod<text:tab/>9</text:p>
          <text:p text:style-name="P484">none<text:tab/>31</text:p>
          <text:p text:style-name="P484">not<text:tab/>9, 18, 20</text:p>
          <text:p text:style-name="P484">notin<text:tab/>17, 19</text:p>
          <text:p text:style-name="P484">of<text:tab/>21</text:p>
          <text:p text:style-name="P484">or<text:tab/>9, 18, 20</text:p>
          <text:p text:style-name="P484">ord<text:tab/>10, 16</text:p>
          <text:p text:style-name="P484">pop<text:tab/>13, 14</text:p>
          <text:p text:style-name="P484">pred<text:tab/>16</text:p>
          <text:p text:style-name="P484">raise<text:tab/>23</text:p>
          <text:p text:style-name="P484">rand<text:tab/>42</text:p>
          <text:p text:style-name="P484">randomize<text:tab/>42</text:p>
          <text:p text:style-name="P484">repeat<text:tab/>42</text:p>
          <text:p text:style-name="P484">result<text:tab/>26</text:p>
          <text:p text:style-name="P484">return<text:tab/>26</text:p>
          <text:p text:style-name="P484">reverse<text:tab/>42</text:p>
          <text:p text:style-name="P484">reversed<text:tab/>42</text:p>
          <text:p text:style-name="P484">seq<text:tab/>27</text:p>
          <text:p text:style-name="P484">setLen<text:tab/>13</text:p>
          <text:p text:style-name="P484">shl<text:tab/>9</text:p>
          <text:p text:style-name="P484">shr<text:tab/>9</text:p>
          <text:p text:style-name="P484">shuffle<text:tab/>42</text:p>
          <text:p text:style-name="P484">some<text:tab/>31</text:p>
          <text:p text:style-name="P484">sort<text:tab/>42</text:p>
          <text:p text:style-name="P484">sorted<text:tab/>42</text:p>
          <text:p text:style-name="P484">succ<text:tab/>16</text:p>
          <text:p text:style-name="P484">toHasSet<text:tab/>17</text:p>
          <text:p text:style-name="P484">try<text:tab/>23</text:p>
          <text:p text:style-name="P484">unzip<text:tab/>42</text:p>
          <text:p text:style-name="P484">when<text:tab/>20</text:p>
          <text:p text:style-name="P484">while<text:tab/>22</text:p>
          <text:p text:style-name="P484">xor<text:tab/>9, 18, 20</text:p>
          <text:p text:style-name="P484">zip<text:tab/>42</text:p>
          <text:p text:style-name="P484">_<text:tab/>20</text:p>
          <text:p text:style-name="P484">-<text:tab/>9, 15</text:p>
          <text:p text:style-name="P484">.<text:tab/>27</text:p>
          <text:p text:style-name="P484">..<text:tab/>11, 13, 21, 22</text:p>
          <text:p text:style-name="P484">[T]<text:tab/>32</text:p>
          <text:p text:style-name="P484">@<text:tab/>12</text:p>
          <text:p text:style-name="P484">*<text:tab/>9, 15, 38</text:p>
          <text:p text:style-name="P484">/<text:tab/>9</text:p>
          <text:p text:style-name="P484">&amp;<text:tab/>10, 13, 19</text:p>
          <text:p text:style-name="P484">^<text:tab/>11, 13</text:p>
          <text:p text:style-name="P484">^<text:tab/>43</text:p>
          <text:p text:style-name="P484">+<text:tab/>9, 15</text:p>
          <text:p text:style-name="P484">&lt;<text:tab/>13, 15</text:p>
          <text:p text:style-name="P484">|<text:tab/>32</text:p>
          <text:p text:style-name="P484">$<text:tab/>19</text:p>
          <text:p text:style-name="P483">options<text:tab/>31</text:p>
          <text:p text:style-name="P483">ordinali<text:tab/>14</text:p>
          <text:p text:style-name="P486">P</text:p>
          <text:p text:style-name="P483">proc<text:tab/>25, 33</text:p>
          <text:p text:style-name="P483">Procedure<text:tab/></text:p>
          <text:p text:style-name="P484">count<text:tab/>41</text:p>
          <text:p text:style-name="P484">countLines<text:tab/>41</text:p>
          <text:p text:style-name="P484">delete<text:tab/>41</text:p>
          <text:p text:style-name="P484">fromHex<text:tab/>41</text:p>
          <text:p text:style-name="P484">intToStr<text:tab/>10, 41</text:p>
          <text:p text:style-name="P484">isLowerAscii.<text:tab/>10</text:p>
          <text:p text:style-name="P484">isUpperAscii<text:tab/>10</text:p>
          <text:p text:style-name="P484"><text:soft-page-break/>join<text:tab/>41</text:p>
          <text:p text:style-name="P484">parseFloat<text:tab/>41</text:p>
          <text:p text:style-name="P484">parseFloat<text:tab/>11</text:p>
          <text:p text:style-name="P484">parseInt<text:tab/>11, 42</text:p>
          <text:p text:style-name="P484">pow<text:tab/>9</text:p>
          <text:p text:style-name="P484">repeat<text:tab/>42</text:p>
          <text:p text:style-name="P484">round<text:tab/>9</text:p>
          <text:p text:style-name="P484">split<text:tab/>10, 42</text:p>
          <text:p text:style-name="P484">sqrt<text:tab/>9</text:p>
          <text:p text:style-name="P484">strip<text:tab/>10, 42</text:p>
          <text:p text:style-name="P484">toSeq<text:tab/>26</text:p>
          <text:p text:style-name="P484">trimZeros<text:tab/>10, 42</text:p>
          <text:p text:style-name="P486">R</text:p>
          <text:p text:style-name="P483">rand<text:tab/>19</text:p>
          <text:p text:style-name="P483">readLine<text:tab/>7, 11</text:p>
          <text:p text:style-name="P483">ref<text:tab/>37</text:p>
          <text:p text:style-name="P483">result<text:tab/>6, 29</text:p>
          <text:p text:style-name="P483">return<text:tab/>6, 30</text:p>
          <text:p text:style-name="P486">S</text:p>
          <text:p text:style-name="P483">seq<text:tab/>12</text:p>
          <text:p text:style-name="P483">sequenze<text:tab/>12</text:p>
          <text:p text:style-name="P483">set<text:tab/>14</text:p>
          <text:p text:style-name="P483">stdout.write<text:tab/>7</text:p>
          <text:p text:style-name="P483">stropping<text:tab/>17</text:p>
          <text:p text:style-name="P483">system.hostOS<text:tab/>21</text:p>
          <text:p text:style-name="P486">T</text:p>
          <text:p text:style-name="P483">toFloat<text:tab/>9</text:p>
          <text:p text:style-name="P483">toHashSet<text:tab/>15</text:p>
          <text:p text:style-name="P483">toInt<text:tab/>9</text:p>
          <text:p text:style-name="P483">toOrderedTable<text:tab/>14</text:p>
          <text:p text:style-name="P483">toOrderSet<text:tab/>15</text:p>
          <text:p text:style-name="P483">toSeq<text:tab/>42</text:p>
          <text:p text:style-name="P483">toTable<text:tab/>14</text:p>
          <text:p text:style-name="P483">tuple<text:tab/>12, 30, 36</text:p>
          <text:p text:style-name="P483">type<text:tab/>8, 35</text:p>
          <text:p text:style-name="P486">V</text:p>
          <text:p text:style-name="P483">varargs<text:tab/>28</text:p>
          <text:p text:style-name="P483">Variabili<text:tab/></text:p>
          <text:p text:style-name="P484">caratteri<text:tab/>10</text:p>
          <text:p text:style-name="P484">const<text:tab/>7</text:p>
          <text:p text:style-name="P484">let<text:tab/>7</text:p>
          <text:p text:style-name="P484">stringhe<text:tab/>10</text:p>
          <text:p text:style-name="P484">Tipi<text:tab/></text:p>
          <text:p text:style-name="P485">bool<text:tab/>8</text:p>
          <text:p text:style-name="P485">char<text:tab/>8</text:p>
          <text:p text:style-name="P485">float<text:tab/>8</text:p>
          <text:p text:style-name="P485">float32<text:tab/>8</text:p>
          <text:p text:style-name="P485">float64<text:tab/>8</text:p>
          <text:p text:style-name="P485">int<text:tab/>8</text:p>
          <text:p text:style-name="P485">int16<text:tab/>8</text:p>
          <text:p text:style-name="P485">int32<text:tab/>8</text:p>
          <text:p text:style-name="P485">int64<text:tab/>8</text:p>
          <text:p text:style-name="P485">int8<text:tab/>8</text:p>
          <text:p text:style-name="P485">string<text:tab/>8</text:p>
          <text:p text:style-name="P485">uint<text:tab/>8</text:p>
          <text:p text:style-name="P485">uint16<text:tab/>8</text:p>
          <text:p text:style-name="P485">uint32<text:tab/>8</text:p>
          <text:p text:style-name="P485">uint64<text:tab/>8</text:p>
          <text:p text:style-name="P485">uint8<text:tab/>8</text:p>
          <text:p text:style-name="P484">var<text:tab/>7</text:p>
          <text:p text:style-name="P486"/>
          <text:p text:style-name="P483"><text:s/>stdout.write<text:tab/>22</text:p>
        </text:index-body>
      </text:alphabetical-index>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olvetica" svg:font-family="Coolvetica" style:font-pitch="variable"/>
    <style:font-face style:name="Coolvetica1" svg:font-family="Coolvetica" style:font-adornments="Compressed Heavy"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Grand Cru" svg:font-family="'Grand Cru'"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1eb8b9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1T13:45:39.815717881</meta:creation-date>
    <meta:generator>LibreOffice/7.3.1.1$Linux_X86_64 LibreOffice_project/30$Build-1</meta:generator>
    <dc:date>2022-03-03T12:55:21.939714497</dc:date>
    <meta:editing-duration>P2DT7H56M15S</meta:editing-duration>
    <meta:editing-cycles>680</meta:editing-cycles>
    <meta:print-date>2022-02-18T15:20:13.302299023</meta:print-date>
    <meta:document-statistic meta:table-count="0" meta:image-count="0" meta:object-count="0" meta:page-count="45" meta:paragraph-count="1142" meta:word-count="16551" meta:character-count="101649" meta:non-whitespace-character-count="84513"/>
  </office:meta>
</office:document-meta>
</file>